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5F0000014AA976BE2947F8BA27.png" manifest:media-type="image/png"/>
  <manifest:file-entry manifest:full-path="Pictures/100000000000054F000001B925B5F4C103727E67.png" manifest:media-type="image/png"/>
  <manifest:file-entry manifest:full-path="Pictures/10000201000000790000014136E6EE7731C5B2D7.png" manifest:media-type="image/png"/>
  <manifest:file-entry manifest:full-path="Pictures/10000201000003100000016415AEBCE4146685E8.png" manifest:media-type="image/png"/>
  <manifest:file-entry manifest:full-path="Pictures/1000020100000544000002D9CDEAB7FAC0238A6D.png" manifest:media-type="image/png"/>
  <manifest:file-entry manifest:full-path="Pictures/10000201000001E1000000C604FCAB8B8C750A0B.png" manifest:media-type="image/png"/>
  <manifest:file-entry manifest:full-path="Pictures/100002010000014A000000CB04A31A5E5223B930.png" manifest:media-type="image/png"/>
  <manifest:file-entry manifest:full-path="Pictures/10000201000001B500000073888061021EF6C6F7.png" manifest:media-type="image/png"/>
  <manifest:file-entry manifest:full-path="Pictures/1000020100000222000002D137CAFDBBA2B64661.png" manifest:media-type="image/png"/>
  <manifest:file-entry manifest:full-path="Pictures/100002010000031F000000A543CA2FAB035AE7D7.png" manifest:media-type="image/png"/>
  <manifest:file-entry manifest:full-path="Pictures/10000201000000F4000000D662DDA106D708B6DF.png" manifest:media-type="image/png"/>
  <manifest:file-entry manifest:full-path="Pictures/100002010000010F000000BABA9D7EC13DB4C0F9.png" manifest:media-type="image/png"/>
  <manifest:file-entry manifest:full-path="Pictures/100002010000037500000231B3B73E1C2A548B63.png" manifest:media-type="image/png"/>
  <manifest:file-entry manifest:full-path="Pictures/10000201000002290000013BFD7F38793614D779.png" manifest:media-type="image/png"/>
  <manifest:file-entry manifest:full-path="Pictures/10000201000001580000016E5040F611D0E797FD.png" manifest:media-type="image/png"/>
  <manifest:file-entry manifest:full-path="Pictures/100002010000012D0000015EE58E239ED53372BD.png" manifest:media-type="image/png"/>
  <manifest:file-entry manifest:full-path="Pictures/100002010000043C000000E4EF35731F49D80457.png" manifest:media-type="image/png"/>
  <manifest:file-entry manifest:full-path="Pictures/100002010000056D000002EEBEE16105AA549AF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1" svg:font-family="Monospace"/>
    <style:font-face style:name="Monospace3" svg:font-family="Monospace" style:font-adornments="Regular"/>
    <style:font-face style:name="Courier 10 Pitch2" svg:font-family="'Courier 10 Pitch'" style:font-pitch="fixed"/>
    <style:font-face style:name="Courier 10 Pitch1" svg:font-family="'Courier 10 Pitch'" style:font-adornments="Regular" style:font-pitch="fixed"/>
    <style:font-face style:name="Courier New1" svg:font-family="'Courier New'" style:font-pitch="fixed"/>
    <style:font-face style:name="Courier New3" svg:font-family="'Courier New'" style:font-adornments="Regular" style:font-pitch="fixed"/>
    <style:font-face style:name="Nimbus Mono L2" svg:font-family="'Nimbus Mono L'" style:font-pitch="fixed"/>
    <style:font-face style:name="Nimbus Mono L1" svg:font-family="'Nimbus Mono L'" style:font-adornments="Regular" style:font-pitch="fixed"/>
    <style:font-face style:name="Arial4" svg:font-family="Arial" style:font-adornments="Regular" style:font-pitch="variable"/>
    <style:font-face style:name="Courier 10 Pitch" svg:font-family="'Courier 10 Pitch'" style:font-adornments="Regular" style:font-pitch="variable"/>
    <style:font-face style:name="Courier New" svg:font-family="'Courier New'" style:font-pitch="variable"/>
    <style:font-face style:name="Courier New2" svg:font-family="'Courier New'" style:font-adornments="Regular" style:font-pitch="variable"/>
    <style:font-face style:name="FreeSans1" svg:font-family="FreeSans" style:font-pitch="variable"/>
    <style:font-face style:name="Monospace" svg:font-family="Monospace" style:font-pitch="variable"/>
    <style:font-face style:name="Monospace2" svg:font-family="Monospace" style:font-adornments="Regular" style:font-pitch="variable"/>
    <style:font-face style:name="Nimbus Mono L" svg:font-family="'Nimbus Mono L'" style:font-adornments="Regular" style:font-pitch="variable"/>
    <style:font-face style:name="Noto Sans CJK SC Regular1" svg:font-family="'Noto Sans CJK SC Regular'" style:font-pitch="variable"/>
    <style:font-face style:name="Spranq eco sans2" svg:font-family="'Spranq eco sans'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Spranq eco sans" svg:font-family="'Spranq eco sans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Spranq eco sans1" svg:font-family="'Spranq eco sans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8.41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7.97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71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35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60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4.0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3.16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1.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40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9.94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0.40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5.703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svg:stroke-color="#000000" draw:textarea-horizontal-align="justify" draw:textarea-vertical-align="middle" draw:auto-grow-height="false" fo:min-height="5.35cm" fo:min-width="0.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777cm"/>
    </style:style>
    <style:style style:name="gr18" style:family="graphic" style:parent-style-name="standard">
      <style:graphic-properties svg:stroke-color="#000000" draw:textarea-horizontal-align="justify" draw:textarea-vertical-align="middle" draw:auto-grow-height="false" fo:min-height="2.644cm" fo:min-width="2.894cm"/>
    </style:style>
    <style:style style:name="gr19" style:family="graphic" style:parent-style-name="standard">
      <style:graphic-properties svg:stroke-color="#000000" draw:textarea-horizontal-align="justify" draw:textarea-vertical-align="middle" draw:auto-grow-height="false" fo:min-height="3.25cm" fo:min-width="3.501cm"/>
    </style:style>
    <style:style style:name="gr20" style:family="graphic" style:parent-style-name="standard">
      <style:graphic-properties svg:stroke-color="#000000" draw:textarea-horizontal-align="justify" draw:textarea-vertical-align="middle" draw:auto-grow-height="false" fo:min-height="2.55cm" fo:min-width="2.4cm"/>
    </style:style>
    <style:style style:name="gr21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gr22" style:family="graphic" style:parent-style-name="standard">
      <style:graphic-properties draw:stroke="none" draw:fill="none" fo:min-height="19.582cm"/>
    </style:style>
    <style:style style:name="gr23" style:family="graphic" style:parent-style-name="standard">
      <style:graphic-properties draw:stroke="none" draw:fill="none" fo:min-height="12.95cm"/>
    </style:style>
    <style:style style:name="gr24" style:family="graphic" style:parent-style-name="standard">
      <style:graphic-properties draw:stroke="none" draw:fill="none" fo:min-height="15.121cm"/>
    </style:style>
    <style:style style:name="gr25" style:family="graphic" style:parent-style-name="standard">
      <style:graphic-properties draw:stroke="none" draw:fill="none" fo:min-height="16.561cm"/>
    </style:style>
    <style:style style:name="gr26" style:family="graphic" style:parent-style-name="standard">
      <style:graphic-properties draw:stroke="none" draw:fill="none" fo:min-height="11.531cm"/>
    </style:style>
    <style:style style:name="gr27" style:family="graphic" style:parent-style-name="standard">
      <style:graphic-properties draw:stroke="none" draw:fill="none" fo:min-height="17.281cm"/>
    </style:style>
    <style:style style:name="gr28" style:family="graphic" style:parent-style-name="standard">
      <style:graphic-properties draw:stroke="none" draw:fill="none" fo:min-height="17.601cm"/>
    </style:style>
    <style:style style:name="gr29" style:family="graphic" style:parent-style-name="standard">
      <style:graphic-properties draw:stroke="none" draw:fill="none" fo:min-height="15.361cm"/>
    </style:style>
    <style:style style:name="gr30" style:family="graphic" style:parent-style-name="standard">
      <style:graphic-properties draw:stroke="none" draw:fill="none" fo:min-height="16.001cm"/>
    </style:style>
    <style:style style:name="gr31" style:family="graphic" style:parent-style-name="standard">
      <style:graphic-properties draw:stroke="none" draw:fill="none" fo:min-height="15.607cm"/>
    </style:style>
    <style:style style:name="gr32" style:family="graphic" style:parent-style-name="standard">
      <style:graphic-properties draw:stroke="none" draw:fill="none" fo:min-height="13.75cm"/>
    </style:style>
    <style:style style:name="gr33" style:family="graphic" style:parent-style-name="standard">
      <style:graphic-properties draw:stroke="none" draw:fill="none" fo:min-height="14.761cm"/>
    </style:style>
    <style:style style:name="gr34" style:family="graphic" style:parent-style-name="standard">
      <style:graphic-properties draw:stroke="none" draw:fill="none" fo:min-height="11.95cm"/>
    </style:style>
    <style:style style:name="gr35" style:family="graphic" style:parent-style-name="standard">
      <style:graphic-properties draw:stroke="none" draw:fill="none" fo:min-height="11.70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8.232cm"/>
    </style:style>
    <style:style style:name="gr37" style:family="graphic" style:parent-style-name="standard">
      <style:graphic-properties draw:stroke="none" draw:fill="none" fo:min-height="15.35cm"/>
    </style:style>
    <style:style style:name="gr38" style:family="graphic" style:parent-style-name="standard">
      <style:graphic-properties draw:stroke="none" draw:fill="none" fo:min-height="14.95cm"/>
    </style:style>
    <style:style style:name="gr39" style:family="graphic" style:parent-style-name="standard">
      <style:graphic-properties draw:stroke="none" draw:fill="none" fo:min-height="11.512cm"/>
    </style:style>
    <style:style style:name="gr40" style:family="graphic" style:parent-style-name="standard">
      <style:graphic-properties draw:stroke="none" draw:fill="none" fo:min-height="18.401cm"/>
    </style:style>
    <style:style style:name="gr41" style:family="graphic" style:parent-style-name="standard">
      <style:graphic-properties draw:stroke="none" draw:fill="none" fo:min-height="15.577cm"/>
    </style:style>
    <style:style style:name="gr42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12.107cm" fo:min-width="13.8cm" fo:padding-top="0.175cm" fo:padding-bottom="0.175cm" fo:padding-left="0.3cm" fo:padding-right="0.3cm"/>
    </style:style>
    <style:style style:name="gr43" style:family="graphic" style:parent-style-name="standard">
      <style:graphic-properties svg:stroke-color="#000000" draw:textarea-horizontal-align="justify" draw:textarea-vertical-align="middle" draw:auto-grow-height="false" fo:min-height="3.55cm" fo:min-width="4.9cm"/>
    </style:style>
    <style:style style:name="gr44" style:family="graphic" style:parent-style-name="standard">
      <style:graphic-properties svg:stroke-color="#000000" draw:textarea-horizontal-align="justify" draw:textarea-vertical-align="middle" draw:auto-grow-height="false" fo:min-height="2.714cm" fo:min-width="2.888cm"/>
    </style:style>
    <style:style style:name="gr45" style:family="graphic" style:parent-style-name="standard">
      <style:graphic-properties svg:stroke-color="#000000" draw:textarea-horizontal-align="justify" draw:textarea-vertical-align="middle" draw:auto-grow-height="false" fo:min-height="2.266cm" fo:min-width="4.406cm"/>
    </style:style>
    <style:style style:name="gr46" style:family="graphic" style:parent-style-name="standard">
      <style:graphic-properties draw:fill-color="#ff3333" draw:textarea-horizontal-align="justify" draw:textarea-vertical-align="middle" draw:auto-grow-height="false" fo:min-height="5.55cm" fo:min-width="6.5cm" draw:shadow="hidden"/>
    </style:style>
    <style:style style:name="gr47" style:family="graphic" style:parent-style-name="standard">
      <style:graphic-properties svg:stroke-color="#000000" draw:fill-color="#6699cc" draw:textarea-horizontal-align="justify" draw:textarea-vertical-align="middle" draw:auto-grow-height="false" fo:min-height="3.55cm" fo:min-width="4.9cm" draw:shadow="hidden"/>
    </style:style>
    <style:style style:name="gr48" style:family="graphic" style:parent-style-name="standard">
      <style:graphic-properties draw:fill-color="#ff3333" draw:textarea-horizontal-align="justify" draw:textarea-vertical-align="middle" draw:auto-grow-height="false" fo:min-height="3.278cm" fo:min-width="3.452cm" draw:shadow="hidden"/>
    </style:style>
    <style:style style:name="gr49" style:family="graphic" style:parent-style-name="standard">
      <style:graphic-properties draw:fill-color="#ff3333" draw:textarea-horizontal-align="justify" draw:textarea-vertical-align="middle" draw:auto-grow-height="false" fo:min-height="2.996cm" fo:min-width="5.368cm" draw:shadow="hidden"/>
    </style:style>
    <style:style style:name="gr50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5cm" draw:shadow="hidden"/>
    </style:style>
    <style:style style:name="gr52" style:family="graphic" style:parent-style-name="standard">
      <style:graphic-properties draw:textarea-horizontal-align="justify" draw:textarea-vertical-align="middle" draw:auto-grow-height="false" fo:min-height="1.888cm" fo:min-width="4.28cm" draw:shadow="hidden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76cm" draw:shadow="hidden"/>
    </style:style>
    <style:style style:name="gr54" style:family="graphic" style:parent-style-name="standard">
      <style:graphic-properties svg:stroke-color="#000000" draw:textarea-horizontal-align="justify" draw:textarea-vertical-align="middle" draw:auto-grow-height="false" fo:min-height="1.888cm" fo:min-width="4.28cm" draw:shadow="hidden"/>
    </style:style>
    <style:style style:name="gr55" style:family="graphic" style:parent-style-name="standard">
      <style:graphic-properties svg:stroke-color="#000000" draw:textarea-horizontal-align="justify" draw:textarea-vertical-align="middle" draw:auto-grow-height="false" fo:min-height="3.138cm" fo:min-width="2.818cm" draw:shadow="hidden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0.002cm" draw:shadow="hidden"/>
    </style:style>
    <style:style style:name="gr57" style:family="graphic" style:parent-style-name="standard">
      <style:graphic-properties svg:stroke-color="#000000" draw:textarea-horizontal-align="justify" draw:textarea-vertical-align="middle" draw:auto-grow-height="false" fo:min-height="3.35cm" fo:min-width="4.04cm" draw:shadow="hidden"/>
    </style:style>
    <style:style style:name="gr58" style:family="graphic" style:parent-style-name="standard">
      <style:graphic-properties svg:stroke-color="#000000" draw:textarea-horizontal-align="justify" draw:textarea-vertical-align="middle" draw:auto-grow-height="false" fo:min-height="3.004cm" fo:min-width="3.178cm" draw:shadow="hidden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draw:shadow="hidden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02cm" draw:shadow="hidden"/>
    </style:style>
    <style:style style:name="gr61" style:family="graphic" style:parent-style-name="standard">
      <style:graphic-properties svg:stroke-color="#000000" draw:textarea-horizontal-align="justify" draw:textarea-vertical-align="middle" draw:auto-grow-height="false" fo:min-height="2.951cm" fo:min-width="4.158cm" draw:shadow="hidden"/>
    </style:style>
    <style:style style:name="gr62" style:family="graphic" style:parent-style-name="standard">
      <style:graphic-properties svg:stroke-color="#000000" draw:textarea-horizontal-align="justify" draw:textarea-vertical-align="middle" draw:auto-grow-height="false" fo:min-height="3.138cm" fo:min-width="3.9cm" draw:shadow="hidden"/>
    </style:style>
    <style:style style:name="gr63" style:family="graphic" style:parent-style-name="standard">
      <style:graphic-properties draw:textarea-horizontal-align="justify" draw:textarea-vertical-align="middle" draw:auto-grow-height="false" fo:min-height="2.862cm" fo:min-width="2.894cm" draw:shadow="hidden"/>
    </style:style>
    <style:style style:name="gr64" style:family="graphic" style:parent-style-name="standard">
      <style:graphic-properties svg:stroke-color="#000000" draw:fill-color="#009900" draw:textarea-horizontal-align="justify" draw:textarea-vertical-align="middle" draw:auto-grow-height="false" fo:min-height="0.55cm" fo:min-width="13.1cm" draw:shadow="hidden"/>
    </style:style>
    <style:style style:name="gr65" style:family="graphic" style:parent-style-name="standard">
      <style:graphic-properties svg:stroke-color="#000000" draw:fill-color="#ffff99" draw:textarea-horizontal-align="justify" draw:textarea-vertical-align="middle" draw:auto-grow-height="false" fo:min-height="1.75cm" fo:min-width="13.1cm" draw:shadow="hidden"/>
    </style:style>
    <style:style style:name="gr66" style:family="graphic" style:parent-style-name="standard">
      <style:graphic-properties svg:stroke-color="#000000" draw:fill-color="#00cccc" draw:textarea-horizontal-align="justify" draw:textarea-vertical-align="middle" draw:auto-grow-height="false" fo:min-height="3.35cm" fo:min-width="13.1cm" draw:shadow="hidden"/>
    </style:style>
    <style:style style:name="gr67" style:family="graphic" style:parent-style-name="standard">
      <style:graphic-properties draw:textarea-horizontal-align="justify" draw:textarea-vertical-align="middle" draw:auto-grow-height="false" fo:min-height="0cm" fo:min-width="0cm" draw:shadow="hidden"/>
    </style:style>
    <style:style style:name="gr68" style:family="graphic" style:parent-style-name="standard">
      <style:graphic-properties svg:stroke-color="#000000" draw:fill-color="#0000cc" draw:textarea-horizontal-align="justify" draw:textarea-vertical-align="middle" draw:auto-grow-height="false" fo:min-height="0.75cm" fo:min-width="13.1cm" draw:shadow="hidden"/>
    </style:style>
    <style:style style:name="gr69" style:family="graphic" style:parent-style-name="standard">
      <style:graphic-properties svg:stroke-color="#000000" draw:textarea-horizontal-align="justify" draw:textarea-vertical-align="middle" draw:auto-grow-height="false" fo:min-height="2.55cm" fo:min-width="4.9cm" draw:shadow="hidden"/>
    </style:style>
    <style:style style:name="gr70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5.3cm" draw:shadow="hidden"/>
    </style:style>
    <style:style style:name="gr71" style:family="graphic" style:parent-style-name="standard">
      <style:graphic-properties draw:textarea-horizontal-align="justify" draw:textarea-vertical-align="middle" draw:auto-grow-height="false" fo:min-height="2.714cm" fo:min-width="12.278cm" fo:wrap-option="no-wrap"/>
    </style:style>
    <style:style style:name="pr1" style:family="presentation" style:parent-style-name="Padrão-title">
      <style:graphic-properties fo:min-height="5cm"/>
    </style:style>
    <style:style style:name="pr2" style:family="presentation" style:parent-style-name="Padrão-subtitle">
      <style:graphic-properties draw:fill-color="#ffffff" draw:textarea-vertical-align="bottom" draw:auto-grow-height="true" fo:min-height="12.693cm" draw:shadow="visible"/>
    </style:style>
    <style:style style:name="pr3" style:family="presentation" style:parent-style-name="Padrão-notes">
      <style:graphic-properties draw:fill-color="#ffffff" draw:auto-grow-height="true" fo:min-height="13.364cm"/>
    </style:style>
    <style:style style:name="pr4" style:family="presentation" style:parent-style-name="Padrão-title">
      <style:graphic-properties draw:auto-grow-height="true" fo:min-height="3.506cm"/>
    </style:style>
    <style:style style:name="pr5" style:family="presentation" style:parent-style-name="Padrão-outline1">
      <style:graphic-properties fo:min-height="11.929cm"/>
    </style:style>
    <style:style style:name="pr6" style:family="presentation" style:parent-style-name="Padrão-title">
      <style:graphic-properties fo:min-height="3.506cm"/>
    </style:style>
    <style:style style:name="pr7" style:family="presentation" style:parent-style-name="Padrão-subtitle" style:list-style-name="L1">
      <style:graphic-properties draw:fill-color="#ffffff" draw:textarea-vertical-align="top" fo:min-height="13.17cm"/>
    </style:style>
    <style:style style:name="pr8" style:family="presentation" style:parent-style-name="Padrão-subtitle" style:list-style-name="L1">
      <style:graphic-properties draw:fill-color="#ffffff" draw:textarea-vertical-align="top" fo:min-height="12.179cm"/>
    </style:style>
    <style:style style:name="pr9" style:family="presentation" style:parent-style-name="Padrão-subtitle" style:list-style-name="L1">
      <style:graphic-properties draw:fill-color="#ffffff" draw:textarea-vertical-align="top" fo:min-height="12.179cm"/>
    </style:style>
    <style:style style:name="pr10" style:family="presentation" style:parent-style-name="Padrão-subtitle">
      <style:graphic-properties draw:stroke="none" draw:fill="none" fo:min-height="1.7cm"/>
    </style:style>
    <style:style style:name="pr11" style:family="presentation" style:parent-style-name="Padrão-subtitle" style:list-style-name="L1">
      <style:graphic-properties draw:fill-color="#ffffff" draw:textarea-vertical-align="top" fo:min-height="12.179cm"/>
    </style:style>
    <style:style style:name="pr12" style:family="presentation" style:parent-style-name="Padrão-subtitle" style:list-style-name="L1">
      <style:graphic-properties draw:fill-color="#ffffff" draw:textarea-vertical-align="top" fo:min-height="12.179cm"/>
    </style:style>
    <style:style style:name="pr13" style:family="presentation" style:parent-style-name="Padrão-subtitle" style:list-style-name="L1">
      <style:graphic-properties draw:fill-color="#ffffff" draw:textarea-vertical-align="top" fo:min-height="13.107cm"/>
    </style:style>
    <style:style style:name="pr14" style:family="presentation" style:parent-style-name="Padrão-subtitle">
      <style:graphic-properties draw:stroke="none" draw:fill="none" fo:min-height="2.533cm"/>
    </style:style>
    <style:style style:name="pr15" style:family="presentation" style:parent-style-name="Padrão-notes">
      <style:graphic-properties draw:fill-color="#ffffff" fo:min-height="13.364cm"/>
    </style:style>
    <style:style style:name="pr16" style:family="presentation" style:parent-style-name="Padrão-outline1">
      <style:graphic-properties draw:auto-grow-height="true" draw:fit-to-size="false" fo:min-height="7.597cm"/>
    </style:style>
    <style:style style:name="pr17" style:family="presentation" style:parent-style-name="Padrão-outline1">
      <style:graphic-properties draw:textarea-vertical-align="top"/>
    </style:style>
    <style:style style:name="P1" style:family="paragraph">
      <style:text-properties fo:color="#ff0000" style:font-name="Arial3" fo:font-size="40pt" style:font-size-asian="40pt" style:font-size-complex="40pt"/>
    </style:style>
    <style:style style:name="P2" style:family="paragraph">
      <loext:graphic-properties draw:fill-color="#ffffff"/>
      <style:text-properties style:font-name="Arial3" fo:font-size="24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color="#ff0000" style:font-name="Arial3"/>
    </style:style>
    <style:style style:name="P6" style:family="paragraph">
      <style:paragraph-properties fo:text-align="justify"/>
    </style:style>
    <style:style style:name="P7" style:family="paragraph">
      <style:text-properties style:font-name="Arial3" fo:font-size="28pt" style:font-size-asian="28pt" style:font-size-complex="28pt"/>
    </style:style>
    <style:style style:name="P8" style:family="paragraph">
      <style:text-properties style:font-name="Arial3" fo:font-size="20pt" fo:font-weight="bold" style:font-size-asian="20pt" style:font-weight-asian="bold" style:font-size-complex="20pt" style:font-weight-complex="bold"/>
    </style:style>
    <style:style style:name="P9" style:family="paragraph">
      <style:paragraph-properties fo:text-align="justify"/>
      <style:text-properties style:font-name="Arial3" fo:font-size="20pt" fo:font-weight="bold" style:font-size-asian="20pt" style:font-weight-asian="bold" style:font-size-complex="20pt" style:font-weight-complex="bold"/>
    </style:style>
    <style:style style:name="P10" style:family="paragraph">
      <style:text-properties style:font-name="Arial3" fo:font-weight="bold" style:font-weight-asian="bold" style:font-weight-complex="bold"/>
    </style:style>
    <style:style style:name="P11" style:family="paragraph">
      <style:paragraph-properties fo:text-align="center"/>
    </style:style>
    <style:style style:name="P12" style:family="paragraph">
      <style:paragraph-properties fo:text-align="justify"/>
      <style:text-properties style:font-name="Arial3" fo:font-weight="bold" style:font-weight-asian="bold" style:font-weight-complex="bold"/>
    </style:style>
    <style:style style:name="P13" style:family="paragraph">
      <style:text-properties fo:color="#ff0000" style:font-name="Arial3" fo:font-style="normal" style:font-style-asian="normal" style:font-style-complex="normal"/>
    </style:style>
    <style:style style:name="P14" style:family="paragraph">
      <style:paragraph-properties fo:text-align="center"/>
      <style:text-properties style:font-name="Arial3" fo:font-size="32pt" style:font-size-asian="32pt" style:font-size-complex="32pt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ffffff"/>
      <style:paragraph-properties fo:text-align="start"/>
      <style:text-properties style:font-name="Arial3" fo:font-size="24pt" style:font-size-asian="24pt" style:font-size-complex="24pt"/>
    </style:style>
    <style:style style:name="P18" style:family="paragraph">
      <style:paragraph-properties fo:text-align="center"/>
      <style:text-properties fo:font-size="18pt"/>
    </style:style>
    <style:style style:name="P19" style:family="paragraph">
      <style:paragraph-properties fo:margin-left="0cm" fo:margin-right="0cm" fo:margin-top="0.2cm" fo:margin-bottom="0.2cm" fo:text-align="start" fo:text-indent="0cm"/>
    </style:style>
    <style:style style:name="P20" style:family="paragraph">
      <style:paragraph-properties fo:text-align="start" style:text-autospace="none"/>
    </style:style>
    <style:style style:name="P21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3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style:paragraph-properties style:text-autospace="none"/>
    </style:style>
    <style:style style:name="P24" style:family="paragraph">
      <loext:graphic-properties draw:fill="none"/>
      <style:paragraph-properties style:text-autospace="none"/>
      <style:text-properties style:font-name="Monospace1" fo:font-size="18pt" style:font-name-asian="Monospace1" style:font-size-asian="18pt" style:font-name-complex="Monospace1" style:font-size-complex="18pt"/>
    </style:style>
    <style:style style:name="P25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3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none"/>
      <style:paragraph-properties style:text-autospace="none"/>
      <style:text-properties style:font-name="Monospace1" fo:font-size="24pt" style:font-name-asian="Monospace1" style:font-size-asian="24pt" style:font-name-complex="Monospace1" style:font-size-complex="24pt"/>
    </style:style>
    <style:style style:name="P27" style:family="paragraph">
      <loext:graphic-properties draw:fill="none"/>
      <style:paragraph-properties style:text-autospace="none"/>
      <style:text-properties fo:color="#ff0000" style:font-name="Monospace1" fo:font-size="18pt" style:font-name-asian="Monospace1" style:font-size-asian="18pt" style:font-name-complex="Monospace1" style:font-size-complex="18pt"/>
    </style:style>
    <style:style style:name="P28" style:family="paragraph">
      <loext:graphic-properties draw:fill="none"/>
      <style:paragraph-properties fo:margin-left="0cm" fo:margin-right="0cm" fo:margin-top="0.2cm" fo:margin-bottom="0.2cm" fo:text-align="start" fo:text-indent="0cm"/>
    </style:style>
    <style:style style:name="P29" style:family="paragraph">
      <loext:graphic-properties draw:fill="none"/>
      <style:paragraph-properties style:text-autospace="none"/>
      <style:text-properties fo:color="#ff0000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P30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3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none"/>
      <style:paragraph-properties style:text-autospace="none"/>
      <style:text-properties fo:color="#ff0000" style:font-name="Monospace1" fo:font-size="22pt" style:font-name-asian="Monospace1" style:font-size-asian="22pt" style:font-name-complex="Monospace1" style:font-size-complex="22pt"/>
    </style:style>
    <style:style style:name="P32" style:family="paragraph">
      <loext:graphic-properties draw:fill="none"/>
      <style:paragraph-properties style:text-autospace="none"/>
      <style:text-properties style:font-name="Monospace1" fo:font-size="20pt" style:font-name-asian="Monospace1" style:font-size-asian="20pt" style:font-name-complex="Monospace1" style:font-size-complex="20pt"/>
    </style:style>
    <style:style style:name="P33" style:family="paragraph">
      <loext:graphic-properties draw:fill="none"/>
      <style:paragraph-properties style:text-autospace="none"/>
      <style:text-properties style:font-name="Monospace1" fo:font-size="22pt" style:font-name-asian="Monospace1" style:font-size-asian="22pt" style:font-name-complex="Monospace1" style:font-size-complex="22pt"/>
    </style:style>
    <style:style style:name="P34" style:family="paragraph">
      <loext:graphic-properties draw:fill="none"/>
      <style:paragraph-properties style:text-autospace="none"/>
      <style:text-properties fo:color="#ff0000" style:font-name="Monospace1" fo:font-size="20pt" style:font-name-asian="Monospace1" style:font-size-asian="20pt" style:font-name-complex="Monospace1" style:font-size-complex="20pt"/>
    </style:style>
    <style:style style:name="P35" style:family="paragraph">
      <style:text-properties fo:font-size="20pt" fo:font-weight="bold" style:font-size-asian="20pt" style:font-weight-asian="bold" style:font-size-complex="20pt" style:font-weight-complex="bold"/>
    </style:style>
    <style:style style:name="P36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37" style:family="paragraph">
      <style:paragraph-properties fo:margin-top="0.2cm" fo:margin-bottom="0cm" fo:text-align="justify"/>
    </style:style>
    <style:style style:name="P38" style:family="paragraph">
      <style:paragraph-properties fo:text-align="justify" style:writing-mode="lr-tb"/>
    </style:style>
    <style:style style:name="P39" style:family="paragraph">
      <style:paragraph-properties fo:margin-top="0.2cm" fo:margin-bottom="0cm" fo:text-align="justify" style:writing-mode="lr-tb"/>
      <style:text-properties fo:color="#000000" style:font-name="Arial3" fo:font-size="20pt" fo:font-weight="bold" style:font-size-asian="20pt" style:font-weight-asian="bold" style:font-size-complex="20pt" style:font-weight-complex="bold"/>
    </style:style>
    <style:style style:name="P40" style:family="paragraph">
      <style:paragraph-properties fo:text-align="justify" style:text-autospace="none"/>
    </style:style>
    <style:style style:name="P41" style:family="paragraph">
      <style:text-properties fo:color="#000099" style:font-name="Courier New1" fo:font-size="20pt" fo:font-weight="bold" style:font-size-asian="20pt" style:font-weight-asian="bold" style:font-size-complex="20pt" style:font-weight-complex="bold"/>
    </style:style>
    <style:style style:name="P42" style:family="paragraph">
      <style:text-properties style:font-name="Arial3"/>
    </style:style>
    <style:style style:name="P43" style:family="paragraph">
      <style:text-properties fo:font-size="18pt" style:font-size-asian="18pt" style:font-size-complex="18pt"/>
    </style:style>
    <style:style style:name="P44" style:family="paragraph">
      <style:text-properties fo:font-size="20pt" style:font-size-asian="20pt" style:font-size-complex="20pt"/>
    </style:style>
    <style:style style:name="P45" style:family="paragraph">
      <style:paragraph-properties fo:margin-left="0cm" fo:margin-right="0cm" fo:margin-top="0.311cm" fo:margin-bottom="0cm" fo:text-align="justify" fo:text-indent="0cm"/>
    </style:style>
    <style:style style:name="P46" style:family="paragraph">
      <style:paragraph-properties fo:text-align="justify"/>
      <style:text-properties fo:font-size="32pt" style:font-size-asian="32pt" style:font-size-complex="32pt"/>
    </style:style>
    <style:style style:name="P47" style:family="paragraph">
      <style:text-properties fo:color="#ff0000" style:font-name="Arial3" fo:font-size="32pt" style:font-size-asian="32pt" style:font-size-complex="32pt"/>
    </style:style>
    <style:style style:name="P48" style:family="paragraph">
      <style:text-properties fo:color="#000099" style:font-name="Arial3" fo:font-size="20pt" fo:font-weight="bold" style:font-size-asian="20pt" style:font-weight-asian="bold" style:font-size-complex="20pt" style:font-weight-complex="bold"/>
    </style:style>
    <style:style style:name="P49" style:family="paragraph">
      <style:paragraph-properties fo:text-align="center"/>
      <style:text-properties style:font-name="Arial3" fo:font-size="18pt"/>
    </style:style>
    <style:style style:name="P50" style:family="paragraph">
      <style:text-properties fo:color="#000099" style:font-name="Arial3" fo:font-size="20pt" fo:font-weight="normal" style:font-size-asian="20pt" style:font-weight-asian="normal" style:font-size-complex="20pt" style:font-weight-complex="normal"/>
    </style:style>
    <style:style style:name="P51" style:family="paragraph">
      <loext:graphic-properties draw:fill-color="#ff3333"/>
      <style:paragraph-properties fo:text-align="center"/>
    </style:style>
    <style:style style:name="P52" style:family="paragraph">
      <loext:graphic-properties draw:fill-color="#6699cc"/>
      <style:paragraph-properties fo:text-align="center"/>
      <style:text-properties style:font-name="Arial3" fo:font-size="18pt"/>
    </style:style>
    <style:style style:name="P53" style:family="paragraph">
      <loext:graphic-properties draw:fill="none" draw:fill-color="#ffffff"/>
      <style:text-properties style:font-name="Arial3" fo:font-size="18pt"/>
    </style:style>
    <style:style style:name="P54" style:family="paragraph">
      <loext:graphic-properties draw:fill-color="#009900"/>
      <style:paragraph-properties fo:text-align="center"/>
      <style:text-properties fo:font-size="18pt"/>
    </style:style>
    <style:style style:name="P55" style:family="paragraph">
      <style:paragraph-properties fo:margin-top="0cm" fo:margin-bottom="0.3cm" fo:text-align="start" style:writing-mode="lr-tb"/>
    </style:style>
    <style:style style:name="P56" style:family="paragraph">
      <loext:graphic-properties draw:fill-color="#ffff99"/>
      <style:paragraph-properties fo:margin-top="0cm" fo:margin-bottom="0.3cm" fo:text-align="start" style:writing-mode="lr-tb"/>
      <style:text-properties style:font-name="Arial3" fo:font-size="16pt" style:text-underline-style="solid" style:text-underline-width="auto" style:text-underline-color="font-color" style:font-size-asian="16pt" style:font-size-complex="16pt"/>
    </style:style>
    <style:style style:name="P57" style:family="paragraph">
      <loext:graphic-properties draw:fill-color="#00cccc"/>
      <style:paragraph-properties fo:text-align="center"/>
    </style:style>
    <style:style style:name="P58" style:family="paragraph">
      <loext:graphic-properties draw:fill-color="#0000cc"/>
      <style:paragraph-properties fo:text-align="center"/>
      <style:text-properties fo:color="#ffffff" style:font-name="Arial3" fo:font-size="18pt"/>
    </style:style>
    <style:style style:name="P59" style:family="paragraph">
      <style:paragraph-properties fo:text-align="center"/>
      <style:text-properties style:font-name="Arial3" fo:font-size="14pt" style:font-size-asian="14pt" style:font-size-complex="14pt"/>
    </style:style>
    <style:style style:name="P60" style:family="paragraph">
      <loext:graphic-properties draw:fill-color="#ffffff"/>
      <style:paragraph-properties fo:text-align="center"/>
    </style:style>
    <style:style style:name="P61" style:family="paragraph">
      <style:paragraph-properties fo:margin-top="0.31cm" fo:margin-bottom="0.6cm" style:writing-mode="lr-tb"/>
    </style:style>
    <style:style style:name="P62" style:family="paragraph">
      <style:paragraph-properties fo:margin-top="0.31cm" fo:margin-bottom="0.6cm" style:writing-mode="lr-tb">
        <style:tab-stops>
          <style:tab-stop style:position="6.813cm"/>
        </style:tab-stops>
      </style:paragraph-properties>
    </style:style>
    <style:style style:name="P63" style:family="paragraph">
      <style:text-properties fo:color="#000099" style:font-name="Arial3" fo:font-size="22pt" fo:font-weight="normal" style:font-size-asian="22pt" style:font-weight-asian="normal" style:font-size-complex="22pt" style:font-weight-complex="normal"/>
    </style:style>
    <style:style style:name="P64" style:family="paragraph">
      <style:paragraph-properties fo:margin-top="0cm" fo:margin-bottom="0.7cm" fo:text-align="start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65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style:font-name="Courier New1" fo:font-size="40pt" fo:font-weight="bold" style:font-size-asian="40pt" style:font-weight-asian="bold" style:font-size-complex="40pt" style:font-weight-complex="bold"/>
    </style:style>
    <style:style style:name="P66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1" fo:font-size="44pt" fo:font-weight="bold" style:font-size-asian="44pt" style:font-weight-asian="bold" style:font-size-complex="44pt" style:font-weight-complex="bold"/>
    </style:style>
    <style:style style:name="P67" style:family="paragraph">
      <style:paragraph-properties fo:margin-left="0.99cm" fo:margin-right="0cm" fo:margin-top="0cm" fo:margin-bottom="0cm" fo:text-align="start" fo:text-indent="0cm" style:writing-mode="lr-tb">
        <style:tab-stops/>
      </style:paragraph-properties>
    </style:style>
    <style:style style:name="P68" style:family="paragraph">
      <style:paragraph-properties fo:margin-left="0.99cm" fo:margin-right="0cm" fo:margin-top="0.3cm" fo:margin-bottom="0.3cm" fo:text-align="start" fo:text-indent="0cm" style:writing-mode="lr-tb">
        <style:tab-stops/>
      </style:paragraph-properties>
    </style:style>
    <style:style style:name="P69" style:family="paragraph">
      <style:paragraph-properties fo:margin-left="0.8cm" fo:margin-right="0cm" fo:margin-top="0.3cm" fo:margin-bottom="0.3cm" fo:text-align="start" fo:text-indent="0cm" style:writing-mode="lr-tb">
        <style:tab-stops/>
      </style:paragraph-properties>
    </style:style>
    <style:style style:name="P70" style:family="paragraph">
      <style:paragraph-properties fo:margin-top="0cm" fo:margin-bottom="0cm" style:writing-mode="lr-tb">
        <style:tab-stops/>
      </style:paragraph-properties>
      <style:text-properties fo:color="#6600cc" style:font-name="Nimbus Mono L2" fo:font-size="20pt" fo:font-weight="bold" style:font-size-asian="20pt" style:font-weight-asian="bold" style:font-size-complex="20pt" style:font-weight-complex="bold"/>
    </style:style>
    <style:style style:name="P71" style:family="paragraph">
      <style:paragraph-properties fo:margin-left="0cm" fo:margin-right="0cm" fo:margin-top="0cm" fo:margin-bottom="0.1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72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1" fo:font-size="20pt" fo:font-weight="bold" style:font-size-asian="20pt" style:font-weight-asian="bold" style:font-size-complex="20pt" style:font-weight-complex="bold"/>
    </style:style>
    <style:style style:name="P73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10 Pitch2" fo:font-size="36pt" fo:font-weight="bold" style:font-size-asian="36pt" style:font-weight-asian="bold" style:font-size-complex="36pt" style:font-weight-complex="bold"/>
    </style:style>
    <style:style style:name="P74" style:family="paragraph">
      <style:paragraph-properties fo:text-align="justify"/>
      <style:text-properties fo:font-weight="bold" style:font-weight-asian="bold" style:font-weight-complex="bold"/>
    </style:style>
    <style:style style:name="P75" style:family="paragraph">
      <loext:graphic-properties draw:fill="none"/>
      <style:paragraph-properties style:text-autospace="none"/>
      <style:text-properties style:font-name="Monospace1" fo:font-size="16pt" style:font-name-asian="Monospace1" style:font-size-asian="16pt" style:font-name-complex="Monospace1" style:font-size-complex="16pt"/>
    </style:style>
    <style:style style:name="P76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Arial3" fo:font-size="20pt" fo:font-weight="bold" style:font-size-asian="20pt" style:font-weight-asian="bold" style:font-size-complex="20pt" style:font-weight-complex="bold"/>
    </style:style>
    <style:style style:name="P77" style:family="paragraph">
      <style:paragraph-properties fo:margin-left="0cm" fo:margin-right="0cm" fo:margin-top="0cm" fo:margin-bottom="0.4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78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0pt" fo:font-weight="bold" style:font-size-asian="20pt" style:font-weight-asian="bold" style:font-size-complex="20pt" style:font-weight-complex="bold"/>
    </style:style>
    <style:style style:name="P79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8pt" fo:font-weight="bold" style:font-size-asian="28pt" style:font-weight-asian="bold" style:font-size-complex="28pt" style:font-weight-complex="bold"/>
    </style:style>
    <style:style style:name="P80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2pt" fo:font-weight="bold" style:font-size-asian="22pt" style:font-weight-asian="bold" style:font-size-complex="22pt" style:font-weight-complex="bold"/>
    </style:style>
    <style:style style:name="P81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6pt" fo:font-weight="bold" style:font-size-asian="26pt" style:font-weight-asian="bold" style:font-size-complex="26pt" style:font-weight-complex="bold"/>
    </style:style>
    <style:style style:name="P82" style:family="paragraph">
      <style:paragraph-properties fo:margin-left="0cm" fo:margin-right="0cm" fo:margin-top="0cm" fo:margin-bottom="0cm" fo:text-indent="0cm" style:writing-mode="lr-tb">
        <style:tab-stops/>
      </style:paragraph-properties>
    </style:style>
    <style:style style:name="P83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36pt" fo:font-weight="bold" style:font-size-asian="36pt" style:font-weight-asian="bold" style:font-size-complex="36pt" style:font-weight-complex="bold"/>
    </style:style>
    <style:style style:name="P84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18pt" fo:font-weight="bold" style:font-size-asian="18pt" style:font-weight-asian="bold" style:font-size-complex="18pt" style:font-weight-complex="bold"/>
    </style:style>
    <style:style style:name="P85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3" fo:font-size="22pt" fo:font-weight="bold" style:font-size-asian="22pt" style:font-weight-asian="bold" style:font-size-complex="22pt" style:font-weight-complex="bold"/>
    </style:style>
    <style:style style:name="P86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4pt" fo:font-weight="bold" style:font-size-asian="24pt" style:font-weight-asian="bold" style:font-size-complex="24pt" style:font-weight-complex="bold"/>
    </style:style>
    <style:style style:name="P87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54pt" fo:font-weight="bold" style:font-size-asian="54pt" style:font-weight-asian="bold" style:font-size-complex="54pt" style:font-weight-complex="bold"/>
    </style:style>
    <style:style style:name="P88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3" fo:font-size="20pt" fo:font-weight="bold" style:font-size-asian="20pt" style:font-weight-asian="bold" style:font-size-complex="20pt" style:font-weight-complex="bold"/>
    </style:style>
    <style:style style:name="P89" style:family="paragraph">
      <style:paragraph-properties fo:margin-left="0cm" fo:margin-right="0cm" fo:text-indent="0cm"/>
    </style:style>
    <style:style style:name="P90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3" fo:font-size="24pt" fo:font-weight="bold" style:font-size-asian="24pt" style:font-weight-asian="bold" style:font-size-complex="24pt" style:font-weight-complex="bold"/>
    </style:style>
    <style:style style:name="P91" style:family="paragraph">
      <style:paragraph-properties fo:text-align="center"/>
      <style:text-properties fo:color="#000000" style:font-name="Arial3"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ff0000" style:font-name="Arial3" fo:font-size="40pt" style:font-size-asian="40pt" style:font-size-complex="40pt"/>
    </style:style>
    <style:style style:name="T2" style:family="text">
      <style:text-properties style:font-name="Arial3" fo:font-size="24pt" style:font-size-asian="24pt" style:font-size-complex="24pt"/>
    </style:style>
    <style:style style:name="T3" style:family="text">
      <style:text-properties fo:color="#ff0000" style:font-name="Arial3"/>
    </style:style>
    <style:style style:name="T4" style:family="text">
      <style:text-properties style:font-name="Arial3" fo:font-size="28pt" style:font-size-asian="28pt" style:font-size-complex="28pt"/>
    </style:style>
    <style:style style:name="T5" style:family="text">
      <style:text-properties style:font-name="Arial3" fo:font-size="20pt" fo:font-style="italic" style:font-size-asian="20pt" style:font-style-asian="italic" style:font-size-complex="20pt" style:font-style-complex="italic"/>
    </style:style>
    <style:style style:name="T6" style:family="text">
      <style:text-properties style:font-name="Arial3" fo:font-size="20pt" fo:font-weight="bold" style:font-size-asian="20pt" style:font-weight-asian="bold" style:font-size-complex="20pt" style:font-weight-complex="bold"/>
    </style:style>
    <style:style style:name="T7" style:family="text">
      <style:text-properties style:font-name="Arial3" fo:font-weight="bold" style:font-weight-asian="bold" style:font-weight-complex="bold"/>
    </style:style>
    <style:style style:name="T8" style:family="text">
      <style:text-properties style:font-name="Arial3" fo:font-size="32pt" fo:font-weight="bold" style:font-size-asian="32pt" style:font-weight-asian="bold" style:font-size-complex="32pt" style:font-weight-complex="bold"/>
    </style:style>
    <style:style style:name="T9" style:family="text">
      <style:text-properties style:font-name="Arial3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10" style:family="text">
      <style:text-properties style:font-name="Arial3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1" style:family="text">
      <style:text-properties fo:color="#ff0000" style:font-name="Arial3" fo:font-style="normal" style:font-style-asian="normal" style:font-style-complex="normal"/>
    </style:style>
    <style:style style:name="T12" style:family="text">
      <style:text-properties style:font-name="Arial3" fo:font-size="32pt" style:font-size-asian="32pt" style:font-size-complex="32pt"/>
    </style:style>
    <style:style style:name="T13" style:family="text">
      <style:text-properties fo:font-size="18pt"/>
    </style:style>
    <style:style style:name="T14" style:family="text">
      <style:text-properties style:font-name="Arial3" fo:font-size="18pt"/>
    </style:style>
    <style:style style:name="T15" style:family="text">
      <style:text-properties fo:color="#0000ff" style:font-name="Arial3" fo:font-size="20pt" fo:font-weight="bold" style:font-size-asian="20pt" style:font-weight-asian="bold" style:font-size-complex="20pt" style:font-weight-complex="bold"/>
    </style:style>
    <style:style style:name="T16" style:family="text">
      <style:text-properties fo:font-variant="normal" fo:text-transform="none" fo:color="#0000ff" style:text-outline="false" style:text-line-through-style="none" style:text-line-through-type="none" style:font-name="Arial3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ff" style:text-outline="false" style:text-line-through-style="none" style:text-line-through-type="none" style:font-name="Arial3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Arial3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800000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7f0055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Monospace1" style:font-size-asian="24pt" style:font-style-asian="normal" style:font-weight-asian="bold" style:font-name-complex="Monospace1" style:font-size-complex="24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Monospace1" style:font-size-asian="24pt" style:font-style-asian="normal" style:font-weight-asian="bold" style:font-name-complex="Monospace1" style:font-size-complex="24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7f0055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24" style:family="text">
      <style:text-properties fo:color="#000000" style:font-name="Monospace1" fo:font-size="18pt" style:font-name-asian="Monospace1" style:font-size-asian="18pt" style:font-name-complex="Monospace1" style:font-size-complex="18pt"/>
    </style:style>
    <style:style style:name="T25" style:family="text">
      <style:text-properties style:font-name="Monospace1" fo:font-size="18pt" style:font-name-asian="Monospace1" style:font-size-asian="18pt" style:font-name-complex="Monospace1" style:font-size-complex="18pt"/>
    </style:style>
    <style:style style:name="T26" style:family="text">
      <style:text-properties fo:color="#3f55bf" style:font-name="Monospace1" fo:font-size="18pt" style:font-name-asian="Monospace1" style:font-size-asian="18pt" style:font-name-complex="Monospace1" style:font-size-complex="18pt"/>
    </style:style>
    <style:style style:name="T27" style:family="text">
      <style:text-properties fo:color="#7f9fbf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28" style:family="text">
      <style:text-properties fo:color="#0000c0" style:font-name="Monospace1" fo:font-size="18pt" style:font-name-asian="Monospace1" style:font-size-asian="18pt" style:font-name-complex="Monospace1" style:font-size-complex="18pt"/>
    </style:style>
    <style:style style:name="T29" style:family="text">
      <style:text-properties fo:font-variant="normal" fo:text-transform="none" fo:color="#800000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color="#7f0055" style:font-name="Monospace1" fo:font-size="24pt" fo:font-weight="bold" style:font-name-asian="Monospace1" style:font-size-asian="24pt" style:font-weight-asian="bold" style:font-name-complex="Monospace1" style:font-size-complex="24pt" style:font-weight-complex="bold"/>
    </style:style>
    <style:style style:name="T31" style:family="text">
      <style:text-properties fo:color="#000000" style:font-name="Monospace1" fo:font-size="24pt" style:font-name-asian="Monospace1" style:font-size-asian="24pt" style:font-name-complex="Monospace1" style:font-size-complex="24pt"/>
    </style:style>
    <style:style style:name="T32" style:family="text">
      <style:text-properties fo:color="#3f55bf" style:font-name="Monospace1" fo:font-size="24pt" style:font-name-asian="Monospace1" style:font-size-asian="24pt" style:font-name-complex="Monospace1" style:font-size-complex="24pt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font-name="Arial3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ff0000" style:font-name="Monospace1" fo:font-size="18pt" style:font-name-asian="Monospace1" style:font-size-asian="18pt" style:font-name-complex="Monospace1" style:font-size-complex="18pt"/>
    </style:style>
    <style:style style:name="T35" style:family="text">
      <style:text-properties fo:color="#000000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36" style:family="text">
      <style:text-properties fo:color="#3c3c3c" style:font-name="Monospace1" fo:font-size="18pt" style:text-underline-style="solid" style:text-underline-width="auto" style:text-underline-color="font-color" style:font-name-asian="Monospace1" style:font-size-asian="18pt" style:font-name-complex="Monospace1" style:font-size-complex="18pt"/>
    </style:style>
    <style:style style:name="T37" style:family="text">
      <style:text-properties fo:color="#7f0055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38" style:family="text">
      <style:text-properties fo:font-variant="normal" fo:text-transform="none" fo:color="#0000ff" style:text-outline="false" style:text-line-through-style="none" style:text-line-through-type="none" style:font-name="Arial3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font-name="Arial3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ff0000" style:font-name="Monospace1" fo:font-size="22pt" style:font-name-asian="Monospace1" style:font-size-asian="22pt" style:font-name-complex="Monospace1" style:font-size-complex="22pt"/>
    </style:style>
    <style:style style:name="T41" style:family="text">
      <style:text-properties style:font-name="Monospace1" fo:font-size="22pt" style:font-name-asian="Monospace1" style:font-size-asian="22pt" style:font-name-complex="Monospace1" style:font-size-complex="22pt"/>
    </style:style>
    <style:style style:name="T42" style:family="text">
      <style:text-properties fo:color="#7f0055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43" style:family="text">
      <style:text-properties fo:color="#000000" style:font-name="Monospace1" fo:font-size="22pt" style:font-name-asian="Monospace1" style:font-size-asian="22pt" style:font-name-complex="Monospace1" style:font-size-complex="22pt"/>
    </style:style>
    <style:style style:name="T44" style:family="text">
      <style:text-properties fo:color="#7f0055" style:font-name="Monospace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45" style:family="text">
      <style:text-properties fo:color="#000000" style:font-name="Monospace1" fo:font-size="20pt" fo:font-weight="normal" style:font-name-asian="Monospace1" style:font-size-asian="20pt" style:font-weight-asian="normal" style:font-name-complex="Monospace1" style:font-size-complex="20pt" style:font-weight-complex="normal"/>
    </style:style>
    <style:style style:name="T46" style:family="text">
      <style:text-properties fo:color="#000000" style:font-name="Monospace1" fo:font-size="20pt" style:font-name-asian="Monospace1" style:font-size-asian="20pt" style:font-name-complex="Monospace1" style:font-size-complex="20pt"/>
    </style:style>
    <style:style style:name="T47" style:family="text">
      <style:text-properties fo:color="#0000c0" style:font-name="Monospace1" fo:font-size="20pt" style:font-name-asian="Monospace1" style:font-size-asian="20pt" style:font-name-complex="Monospace1" style:font-size-complex="20pt"/>
    </style:style>
    <style:style style:name="T48" style:family="text">
      <style:text-properties fo:color="#3f55bf" style:font-name="Monospace1" fo:font-size="20pt" style:font-name-asian="Monospace1" style:font-size-asian="20pt" style:font-name-complex="Monospace1" style:font-size-complex="20pt"/>
    </style:style>
    <style:style style:name="T49" style:family="text">
      <style:text-properties fo:color="#7f9fbf" style:font-name="Monospace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50" style:family="text">
      <style:text-properties fo:color="#ff0000" style:font-name="Monospace1" fo:font-size="20pt" style:font-name-asian="Monospace1" style:font-size-asian="20pt" style:font-name-complex="Monospace1" style:font-size-complex="20pt"/>
    </style:style>
    <style:style style:name="T51" style:family="text">
      <style:text-properties style:font-name="Monospace1" fo:font-size="20pt" style:font-name-asian="Monospace1" style:font-size-asian="20pt" style:font-name-complex="Monospace1" style:font-size-complex="20pt"/>
    </style:style>
    <style:style style:name="T52" style:family="text">
      <style:text-properties fo:color="#3c3c3c" style:font-name="Monospace1" fo:font-size="20pt" style:text-underline-style="solid" style:text-underline-width="auto" style:text-underline-color="font-color" style:font-name-asian="Monospace1" style:font-size-asian="20pt" style:font-name-complex="Monospace1" style:font-size-complex="20pt"/>
    </style:style>
    <style:style style:name="T53" style:family="text">
      <style:text-properties fo:color="#000000" style:font-name="Arial3" fo:font-size="20pt" fo:font-weight="bold" style:font-size-asian="20pt" style:font-weight-asian="bold" style:font-size-complex="20pt" style:font-weight-complex="bold"/>
    </style:style>
    <style:style style:name="T54" style:family="text">
      <style:text-properties fo:font-size="20pt" fo:font-weight="bold" style:font-size-asian="20pt" style:font-weight-asian="bold" style:font-size-complex="20pt" style:font-weight-complex="bold"/>
    </style:style>
    <style:style style:name="T55" style:family="text">
      <style:text-properties fo:color="#00cc00" style:font-name="Arial3" fo:font-size="20pt" fo:font-weight="bold" style:font-size-asian="20pt" style:font-weight-asian="bold" style:font-size-complex="20pt" style:font-weight-complex="bold"/>
    </style:style>
    <style:style style:name="T56" style:family="text">
      <style:text-properties fo:color="#009900" style:font-name="Arial3" fo:font-size="20pt" fo:font-weight="bold" style:font-size-asian="20pt" style:font-weight-asian="bold" style:font-size-complex="20pt" style:font-weight-complex="bold"/>
    </style:style>
    <style:style style:name="T57" style:family="text">
      <style:text-properties fo:color="#009900" style:font-name="Arial3" fo:font-weight="bold" style:font-size-asian="20pt" style:font-weight-asian="bold" style:font-size-complex="20pt" style:font-weight-complex="bold"/>
    </style:style>
    <style:style style:name="T58" style:family="text">
      <style:text-properties style:font-name="Courier New1" fo:font-size="20pt" fo:font-weight="bold" style:font-size-asian="20pt" style:font-weight-asian="bold" style:font-size-complex="20pt" style:font-weight-complex="bold"/>
    </style:style>
    <style:style style:name="T59" style:family="text">
      <style:text-properties fo:color="#557f5f" style:font-name="Monospace1" fo:font-size="22pt" style:font-name-asian="Monospace1" style:font-size-asian="22pt" style:font-name-complex="Monospace1" style:font-size-complex="22pt"/>
    </style:style>
    <style:style style:name="T60" style:family="text">
      <style:text-properties fo:color="#0000c0" style:font-name="Monospace1" fo:font-size="22pt" style:font-name-asian="Monospace1" style:font-size-asian="22pt" style:font-name-complex="Monospace1" style:font-size-complex="22pt"/>
    </style:style>
    <style:style style:name="T61" style:family="text">
      <style:text-properties fo:color="#007826" style:font-name="Arial3" fo:font-size="20pt" fo:font-weight="bold" style:font-size-asian="20pt" style:font-weight-asian="bold" style:font-size-complex="20pt" style:font-weight-complex="bold"/>
    </style:style>
    <style:style style:name="T62" style:family="text">
      <style:text-properties fo:font-size="22pt" fo:font-weight="bold" style:font-size-asian="22pt" style:font-weight-asian="bold" style:font-size-complex="22pt" style:font-weight-complex="bold"/>
    </style:style>
    <style:style style:name="T63" style:family="text">
      <style:text-properties fo:color="#000066" style:font-name="Arial3" fo:font-size="20pt" fo:font-weight="bold" style:font-size-asian="20pt" style:font-weight-asian="bold" style:font-size-complex="20pt" style:font-weight-complex="bold"/>
    </style:style>
    <style:style style:name="T64" style:family="text">
      <style:text-properties fo:color="#000099" style:font-name="Arial3" fo:font-size="20pt" fo:font-weight="bold" style:font-size-asian="20pt" style:font-weight-asian="bold" style:font-size-complex="20pt" style:font-weight-complex="bold"/>
    </style:style>
    <style:style style:name="T65" style:family="text">
      <style:text-properties fo:color="#cc0000" style:font-name="Courier New1" fo:font-size="20pt" fo:font-weight="bold" style:font-size-asian="20pt" style:font-weight-asian="bold" style:font-size-complex="20pt" style:font-weight-complex="bold"/>
    </style:style>
    <style:style style:name="T66" style:family="text">
      <style:text-properties fo:color="#3f7f7f" style:font-name="Monospace1" fo:font-size="18pt" fo:font-style="italic" fo:font-weight="bold" style:font-name-asian="Monospace1" style:font-size-asian="18pt" style:font-style-asian="italic" style:font-weight-asian="bold" style:font-name-complex="Monospace1" style:font-size-complex="18pt" style:font-style-complex="italic" style:font-weight-complex="bold"/>
    </style:style>
    <style:style style:name="T67" style:family="text">
      <style:text-properties fo:color="#cc0000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68" style:family="text">
      <style:text-properties fo:color="#3c3c3c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69" style:family="text">
      <style:text-properties fo:color="#7f007f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70" style:family="text">
      <style:text-properties fo:color="#2a00e1" style:font-name="Monospace1" fo:font-size="18pt" fo:font-style="italic" fo:font-weight="bold" style:font-name-asian="Monospace1" style:font-size-asian="18pt" style:font-style-asian="italic" style:font-weight-asian="bold" style:font-name-complex="Monospace1" style:font-size-complex="18pt" style:font-style-complex="italic" style:font-weight-complex="bold"/>
    </style:style>
    <style:style style:name="T71" style:family="text">
      <style:text-properties fo:color="#000000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72" style:family="text">
      <style:text-properties fo:color="#000099" style:font-name="Arial3" fo:font-weight="bold" style:font-size-asian="20pt" style:font-weight-asian="bold" style:font-size-complex="20pt" style:font-weight-complex="bold"/>
    </style:style>
    <style:style style:name="T73" style:family="text">
      <style:text-properties fo:color="#000099" fo:font-size="20pt" fo:font-weight="bold" style:font-size-asian="20pt" style:font-weight-asian="bold" style:font-size-complex="20pt" style:font-weight-complex="bold"/>
    </style:style>
    <style:style style:name="T74" style:family="text">
      <style:text-properties fo:color="#990000" style:font-name="Courier New1" fo:font-size="20pt" fo:font-weight="bold" style:font-size-asian="20pt" style:font-weight-asian="bold" style:font-size-complex="20pt" style:font-weight-complex="bold"/>
    </style:style>
    <style:style style:name="T75" style:family="text">
      <style:text-properties fo:color="#990000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76" style:family="text">
      <style:text-properties fo:color="#3f7f7f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77" style:family="text">
      <style:text-properties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78" style:family="text">
      <style:text-properties fo:color="#3c3c3c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79" style:family="text">
      <style:text-properties fo:color="#800000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80" style:family="text">
      <style:text-properties fo:color="#000000" style:font-name="Arial3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81" style:family="text">
      <style:text-properties style:font-name="Arial3"/>
    </style:style>
    <style:style style:name="T82" style:family="text">
      <style:text-properties fo:color="#008080" style:font-name="Monospace1" fo:font-size="18pt" style:font-name-asian="Monospace1" style:font-size-asian="18pt" style:font-name-complex="Monospace1" style:font-size-complex="18pt"/>
    </style:style>
    <style:style style:name="T83" style:family="text">
      <style:text-properties fo:color="#3f7f7f" style:font-name="Monospace1" fo:font-size="18pt" style:font-name-asian="Monospace1" style:font-size-asian="18pt" style:font-name-complex="Monospace1" style:font-size-complex="18pt"/>
    </style:style>
    <style:style style:name="T84" style:family="text">
      <style:text-properties fo:color="#7f007f" style:font-name="Monospace1" fo:font-size="18pt" style:font-name-asian="Monospace1" style:font-size-asian="18pt" style:font-name-complex="Monospace1" style:font-size-complex="18pt"/>
    </style:style>
    <style:style style:name="T85" style:family="text">
      <style:text-properties fo:color="#3c3c3c" style:font-name="Monospace1" fo:font-size="18pt" style:font-name-asian="Monospace1" style:font-size-asian="18pt" style:font-name-complex="Monospace1" style:font-size-complex="18pt"/>
    </style:style>
    <style:style style:name="T86" style:family="text">
      <style:text-properties fo:color="#2a00ff" style:font-name="Monospace1" fo:font-size="18pt" fo:font-style="italic" style:font-name-asian="Monospace1" style:font-size-asian="18pt" style:font-style-asian="italic" style:font-name-complex="Monospace1" style:font-size-complex="18pt" style:font-style-complex="italic"/>
    </style:style>
    <style:style style:name="T87" style:family="text">
      <style:text-properties fo:color="#3f5fbf" style:font-name="Monospace1" fo:font-size="18pt" style:font-name-asian="Monospace1" style:font-size-asian="18pt" style:font-name-complex="Monospace1" style:font-size-complex="18pt"/>
    </style:style>
    <style:style style:name="T88" style:family="text">
      <style:text-properties fo:color="#3c3c3c" style:font-name="Monospace1" fo:font-size="20pt" style:font-name-asian="Monospace1" style:font-size-asian="20pt" style:font-name-complex="Monospace1" style:font-size-complex="20pt"/>
    </style:style>
    <style:style style:name="T89" style:family="text">
      <style:text-properties fo:color="#008080" style:font-name="Monospace1" fo:font-size="20pt" style:font-name-asian="Monospace1" style:font-size-asian="20pt" style:font-name-complex="Monospace1" style:font-size-complex="20pt"/>
    </style:style>
    <style:style style:name="T90" style:family="text">
      <style:text-properties fo:color="#3f7f7f" style:font-name="Monospace1" fo:font-size="20pt" style:font-name-asian="Monospace1" style:font-size-asian="20pt" style:font-name-complex="Monospace1" style:font-size-complex="20pt"/>
    </style:style>
    <style:style style:name="T91" style:family="text">
      <style:text-properties fo:color="#7f007f" style:font-name="Monospace1" fo:font-size="20pt" style:font-name-asian="Monospace1" style:font-size-asian="20pt" style:font-name-complex="Monospace1" style:font-size-complex="20pt"/>
    </style:style>
    <style:style style:name="T92" style:family="text">
      <style:text-properties fo:color="#2a00ff" style:font-name="Monospace1" fo:font-size="20pt" fo:font-style="italic" style:font-name-asian="Monospace1" style:font-size-asian="20pt" style:font-style-asian="italic" style:font-name-complex="Monospace1" style:font-size-complex="20pt" style:font-style-complex="italic"/>
    </style:style>
    <style:style style:name="T93" style:family="text">
      <style:text-properties fo:color="#2a00ff" style:font-name="Monospace1" fo:font-size="20pt" style:font-name-asian="Monospace1" style:font-size-asian="20pt" style:font-name-complex="Monospace1" style:font-size-complex="20pt"/>
    </style:style>
    <style:style style:name="T94" style:family="text">
      <style:text-properties fo:color="#000000" style:font-name="Monospace1" fo:font-size="20pt" fo:font-style="italic" style:font-name-asian="Monospace1" style:font-size-asian="20pt" style:font-style-asian="italic" style:font-name-complex="Monospace1" style:font-size-complex="20pt" style:font-style-complex="italic"/>
    </style:style>
    <style:style style:name="T95" style:family="text">
      <style:text-properties fo:color="#008080" style:font-name="Monospace1" fo:font-size="22pt" style:font-name-asian="Monospace1" style:font-size-asian="22pt" style:font-name-complex="Monospace1" style:font-size-complex="22pt"/>
    </style:style>
    <style:style style:name="T96" style:family="text">
      <style:text-properties fo:color="#3f7f7f" style:font-name="Monospace1" fo:font-size="22pt" style:font-name-asian="Monospace1" style:font-size-asian="22pt" style:font-name-complex="Monospace1" style:font-size-complex="22pt"/>
    </style:style>
    <style:style style:name="T97" style:family="text">
      <style:text-properties fo:color="#7f007f" style:font-name="Monospace1" fo:font-size="22pt" style:font-name-asian="Monospace1" style:font-size-asian="22pt" style:font-name-complex="Monospace1" style:font-size-complex="22pt"/>
    </style:style>
    <style:style style:name="T98" style:family="text">
      <style:text-properties fo:color="#3c3c3c" style:font-name="Monospace1" fo:font-size="22pt" style:font-name-asian="Monospace1" style:font-size-asian="22pt" style:font-name-complex="Monospace1" style:font-size-complex="22pt"/>
    </style:style>
    <style:style style:name="T99" style:family="text">
      <style:text-properties fo:color="#2a00ff" style:font-name="Monospace1" fo:font-size="22pt" fo:font-style="italic" style:font-name-asian="Monospace1" style:font-size-asian="22pt" style:font-style-asian="italic" style:font-name-complex="Monospace1" style:font-size-complex="22pt" style:font-style-complex="italic"/>
    </style:style>
    <style:style style:name="T100" style:family="text">
      <style:text-properties fo:color="#2a00ff" style:font-name="Monospace1" fo:font-size="22pt" style:font-name-asian="Monospace1" style:font-size-asian="22pt" style:font-name-complex="Monospace1" style:font-size-complex="22pt"/>
    </style:style>
    <style:style style:name="T101" style:family="text">
      <style:text-properties fo:font-size="22pt" style:font-size-asian="22pt" style:font-size-complex="22pt"/>
    </style:style>
    <style:style style:name="T102" style:family="text">
      <style:text-properties fo:font-variant="normal" fo:text-transform="none" fo:color="#00000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000000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0000c0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08080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3f7f7f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7f007f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3c3c3c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2a00ff" style:text-outline="false" style:text-line-through-style="none" style:text-line-through-type="none" style:font-name="Monospace1" fo:font-size="20pt" fo:font-style="italic" fo:text-shadow="none" style:text-underline-style="none" fo:font-weight="normal" style:letter-kerning="true" style:font-name-asian="Monospace1" style:font-size-asian="20pt" style:font-style-asian="italic" style:font-weight-asian="normal" style:font-name-complex="Monospace1" style:font-size-complex="20pt" style:font-style-complex="italic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00808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7f007f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3c3c3c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ff000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0000c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3f7f7f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style:font-name="Arial2" fo:font-size="32pt" style:letter-kerning="true" style:font-name-asian="Noto Sans CJK SC Regular" style:font-size-asian="32pt" style:font-name-complex="FreeSans" style:font-size-complex="32pt"/>
    </style:style>
    <style:style style:name="T117" style:family="text">
      <style:text-properties fo:color="#ff0000" style:font-name="Arial3" fo:font-size="32pt" style:font-size-asian="32pt" style:font-size-complex="32pt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color="#800000" fo:font-weight="bold" style:font-weight-asian="bold" style:font-weight-complex="bold"/>
    </style:style>
    <style:style style:name="T120" style:family="text">
      <style:text-properties fo:font-size="20pt" fo:font-weight="normal" style:font-size-asian="20pt" style:font-weight-asian="normal" style:font-size-complex="20pt" style:font-weight-complex="normal"/>
    </style:style>
    <style:style style:name="T121" style:family="text">
      <style:text-properties fo:color="#000099" fo:font-size="20pt" fo:font-weight="normal" style:font-size-asian="20pt" style:font-weight-asian="normal" style:font-size-complex="20pt" style:font-weight-complex="normal"/>
    </style:style>
    <style:style style:name="T122" style:family="text">
      <style:text-properties fo:color="#000099" fo:font-weight="bold" style:font-weight-asian="bold" style:font-weight-complex="bold"/>
    </style:style>
    <style:style style:name="T123" style:family="text">
      <style:text-properties style:font-name="Arial3" fo:font-size="16pt" style:text-underline-style="solid" style:text-underline-width="auto" style:text-underline-color="font-color" style:font-size-asian="16pt" style:font-size-complex="16pt"/>
    </style:style>
    <style:style style:name="T124" style:family="text">
      <style:text-properties fo:color="#ffffff" style:font-name="Arial3" fo:font-size="18pt"/>
    </style:style>
    <style:style style:name="T125" style:family="text">
      <style:text-properties style:font-name="Arial3" fo:font-size="14pt" style:font-size-asian="14pt" style:font-size-complex="14pt"/>
    </style:style>
    <style:style style:name="T126" style:family="text">
      <style:text-properties style:font-name="Arial3" fo:font-size="14pt" style:text-underline-style="solid" style:text-underline-width="auto" style:text-underline-color="font-color" style:font-size-asian="14pt" style:font-size-complex="14pt"/>
    </style:style>
    <style:style style:name="T127" style:family="text">
      <style:text-properties fo:color="#ff0000" fo:font-weight="bold" style:font-weight-asian="bold" style:font-weight-complex="bold"/>
    </style:style>
    <style:style style:name="T128" style:family="text">
      <style:text-properties fo:font-size="22pt" fo:font-weight="normal" style:font-size-asian="22pt" style:font-weight-asian="normal" style:font-size-complex="22pt" style:font-weight-complex="normal"/>
    </style:style>
    <style:style style:name="T129" style:family="text">
      <style:text-properties fo:color="#000099" fo:font-size="22pt" fo:font-weight="normal" style:font-size-asian="22pt" style:font-weight-asian="normal" style:font-size-complex="22pt" style:font-weight-complex="normal"/>
    </style:style>
    <style:style style:name="T130" style:family="text">
      <style:text-properties fo:color="#009900" fo:font-size="22pt" fo:font-weight="bold" style:font-size-asian="22pt" style:font-weight-asian="bold" style:font-size-complex="22pt" style:font-weight-complex="bold"/>
    </style:style>
    <style:style style:name="T131" style:family="text">
      <style:text-properties fo:color="#009900" style:font-name="Courier New1" fo:font-size="18pt" fo:font-weight="bold" style:font-size-asian="18pt" style:font-weight-asian="bold" style:font-size-complex="18pt" style:font-weight-complex="bold"/>
    </style:style>
    <style:style style:name="T132" style:family="text">
      <style:text-properties fo:color="#990099" style:font-name="Courier New1" fo:font-size="18pt" fo:font-weight="bold" style:font-size-asian="18pt" style:font-weight-asian="bold" style:font-size-complex="18pt" style:font-weight-complex="bold"/>
    </style:style>
    <style:style style:name="T133" style:family="text">
      <style:text-properties style:font-name="Courier New1" fo:font-size="18pt" fo:font-weight="bold" style:font-size-asian="18pt" style:font-weight-asian="bold" style:font-size-complex="18pt" style:font-weight-complex="bold"/>
    </style:style>
    <style:style style:name="T134" style:family="text">
      <style:text-properties fo:color="#000099" style:font-name="Courier New1" fo:font-size="18pt" fo:font-weight="bold" style:font-size-asian="18pt" style:font-weight-asian="bold" style:font-size-complex="18pt" style:font-weight-complex="bold"/>
    </style:style>
    <style:style style:name="T135" style:family="text">
      <style:text-properties fo:color="#808080" style:font-name="Courier New1" fo:font-size="18pt" fo:font-weight="bold" style:font-size-asian="18pt" style:font-weight-asian="bold" style:font-size-complex="18pt" style:font-weight-complex="bold"/>
    </style:style>
    <style:style style:name="T136" style:family="text">
      <style:text-properties fo:color="#0000cc" style:font-name="Courier New1" fo:font-size="18pt" fo:font-weight="bold" style:font-size-asian="18pt" style:font-weight-asian="bold" style:font-size-complex="18pt" style:font-weight-complex="bold"/>
    </style:style>
    <style:style style:name="T137" style:family="text">
      <style:text-properties fo:color="#999999" style:font-name="Courier New1" fo:font-size="18pt" fo:font-weight="bold" style:font-size-asian="18pt" style:font-weight-asian="bold" style:font-size-complex="18pt" style:font-weight-complex="bold"/>
    </style:style>
    <style:style style:name="T138" style:family="text">
      <style:text-properties fo:color="#000000" style:font-name="Courier New1" fo:font-size="18pt" fo:font-weight="bold" style:font-size-asian="18pt" style:font-weight-asian="bold" style:font-size-complex="18pt" style:font-weight-complex="bold"/>
    </style:style>
    <style:style style:name="T139" style:family="text">
      <style:text-properties fo:color="#990099" style:font-name="Courier New1" fo:font-size="20pt" fo:font-weight="bold" style:font-size-asian="20pt" style:font-weight-asian="bold" style:font-size-complex="20pt" style:font-weight-complex="bold"/>
    </style:style>
    <style:style style:name="T140" style:family="text">
      <style:text-properties fo:color="#808080" style:font-name="Courier New1" fo:font-size="20pt" fo:font-weight="bold" style:font-size-asian="20pt" style:font-weight-asian="bold" style:font-size-complex="20pt" style:font-weight-complex="bold"/>
    </style:style>
    <style:style style:name="T141" style:family="text">
      <style:text-properties fo:color="#6600cc" style:font-name="Courier New1" fo:font-size="48pt" fo:font-weight="bold" style:font-size-asian="48pt" style:font-weight-asian="bold" style:font-size-complex="48pt" style:font-weight-complex="bold"/>
    </style:style>
    <style:style style:name="T142" style:family="text">
      <style:text-properties style:font-name="Courier New1" fo:font-size="48pt" fo:font-weight="bold" style:font-size-asian="48pt" style:font-weight-asian="bold" style:font-size-complex="48pt" style:font-weight-complex="bold"/>
    </style:style>
    <style:style style:name="T143" style:family="text">
      <style:text-properties fo:color="#808080" style:font-name="Courier New1" fo:font-size="48pt" fo:font-weight="bold" style:font-size-asian="48pt" style:font-weight-asian="bold" style:font-size-complex="48pt" style:font-weight-complex="bold"/>
    </style:style>
    <style:style style:name="T144" style:family="text">
      <style:text-properties fo:color="#999999" style:font-name="Courier New1" fo:font-size="48pt" fo:font-weight="bold" style:font-size-asian="48pt" style:font-weight-asian="bold" style:font-size-complex="48pt" style:font-weight-complex="bold"/>
    </style:style>
    <style:style style:name="T145" style:family="text">
      <style:text-properties fo:color="#000000" style:font-name="Courier New1" fo:font-size="48pt" fo:font-weight="bold" style:font-size-asian="48pt" style:font-weight-asian="bold" style:font-size-complex="48pt" style:font-weight-complex="bold"/>
    </style:style>
    <style:style style:name="T146" style:family="text">
      <style:text-properties fo:color="#6600cc" style:font-name="Courier New1" fo:font-size="44pt" fo:font-weight="bold" style:font-size-asian="44pt" style:font-weight-asian="bold" style:font-size-complex="44pt" style:font-weight-complex="bold"/>
    </style:style>
    <style:style style:name="T147" style:family="text">
      <style:text-properties fo:color="#000000" style:font-name="Courier New1" fo:font-size="44pt" fo:font-weight="bold" style:font-size-asian="44pt" style:font-weight-asian="bold" style:font-size-complex="44pt" style:font-weight-complex="bold"/>
    </style:style>
    <style:style style:name="T148" style:family="text">
      <style:text-properties fo:color="#999999" style:font-name="Courier New1" fo:font-size="44pt" fo:font-weight="bold" style:font-size-asian="44pt" style:font-weight-asian="bold" style:font-size-complex="44pt" style:font-weight-complex="bold"/>
    </style:style>
    <style:style style:name="T149" style:family="text">
      <style:text-properties style:font-name="Courier New1" fo:font-size="44pt" fo:font-weight="bold" style:font-size-asian="44pt" style:font-weight-asian="bold" style:font-size-complex="44pt" style:font-weight-complex="bold"/>
    </style:style>
    <style:style style:name="T150" style:family="text">
      <style:text-properties fo:color="#0000cc" style:font-name="Arial3" fo:font-size="20pt" fo:font-weight="bold" style:font-size-asian="20pt" style:font-weight-asian="bold" style:font-size-complex="20pt" style:font-weight-complex="bold"/>
    </style:style>
    <style:style style:name="T151" style:family="text">
      <style:text-properties fo:font-variant="normal" fo:text-transform="none" fo:color="#0000cc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000000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000000" style:text-outline="false" style:text-line-through-style="none" style:text-line-through-type="none" style:font-name="Courier New1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000000" style:text-outline="false" style:text-line-through-style="none" style:text-line-through-type="none" style:font-name="Arial3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0000ff" style:text-outline="false" style:text-line-through-style="none" style:text-line-through-type="none" style:font-name="Arial3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000000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fo:color="#ff0000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58" style:family="text">
      <style:text-properties fo:color="#008080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59" style:family="text">
      <style:text-properties fo:color="#3f7f7f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0" style:family="text">
      <style:text-properties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1" style:family="text">
      <style:text-properties fo:color="#7f007f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2" style:family="text">
      <style:text-properties fo:color="#3c3c3c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3" style:family="text">
      <style:text-properties fo:color="#2a00ff" style:font-name="Monospace1" fo:font-size="22pt" fo:font-style="italic" fo:font-weight="bold" style:font-name-asian="Monospace1" style:font-size-asian="22pt" style:font-style-asian="italic" style:font-weight-asian="bold" style:font-name-complex="Monospace1" style:font-size-complex="22pt" style:font-style-complex="italic" style:font-weight-complex="bold"/>
    </style:style>
    <style:style style:name="T164" style:family="text">
      <style:text-properties fo:color="#ff0000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5" style:family="text">
      <style:text-properties fo:color="#000000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6" style:family="text">
      <style:text-properties fo:color="#0000c0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7" style:family="text">
      <style:text-properties fo:color="#2a00ff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8" style:family="text">
      <style:text-properties fo:color="#009933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9" style:family="text">
      <style:text-properties fo:color="#000000" style:font-name="Monospace1" fo:font-size="16pt" style:font-name-asian="Monospace1" style:font-size-asian="16pt" style:font-name-complex="Monospace1" style:font-size-complex="16pt"/>
    </style:style>
    <style:style style:name="T170" style:family="text">
      <style:text-properties fo:color="#0000c0" style:font-name="Monospace1" fo:font-size="16pt" style:font-name-asian="Monospace1" style:font-size-asian="16pt" style:font-name-complex="Monospace1" style:font-size-complex="16pt"/>
    </style:style>
    <style:style style:name="T171" style:family="text">
      <style:text-properties fo:color="#005032" style:font-name="Monospace1" fo:font-size="16pt" style:font-name-asian="Monospace1" style:font-size-asian="16pt" style:font-name-complex="Monospace1" style:font-size-complex="16pt"/>
    </style:style>
    <style:style style:name="T172" style:family="text">
      <style:text-properties fo:color="#7f0055" style:font-name="Monospace1" fo:font-size="16pt" fo:font-weight="bold" style:font-name-asian="Monospace1" style:font-size-asian="16pt" style:font-weight-asian="bold" style:font-name-complex="Monospace1" style:font-size-complex="16pt" style:font-weight-complex="bold"/>
    </style:style>
    <style:style style:name="T173" style:family="text">
      <style:text-properties fo:font-variant="normal" fo:text-transform="none" fo:color="#000000" style:text-outline="false" style:text-line-through-style="none" style:text-line-through-type="none" style:font-name="Arial3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74" style:family="text">
      <style:text-properties fo:font-variant="normal" fo:text-transform="none" fo:color="#000099" style:text-outline="false" style:text-line-through-style="none" style:text-line-through-type="none" style:font-name="Arial3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fo:color="#990099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fo:color="#6600cc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009900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cc00cc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999999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80" style:family="text">
      <style:text-properties fo:font-variant="normal" fo:text-transform="none" fo:color="#0000ff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81" style:family="text">
      <style:text-properties fo:font-variant="normal" fo:text-transform="none" fo:color="#000000" style:text-outline="false" style:text-line-through-style="none" style:text-line-through-type="none" style:font-name="Courier 10 Pitch2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82" style:family="text">
      <style:text-properties fo:font-variant="normal" fo:text-transform="none" fo:color="#cc0066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83" style:family="text">
      <style:text-properties fo:font-variant="normal" fo:text-transform="none" fo:color="#0000ff" style:text-outline="false" style:text-line-through-style="none" style:text-line-through-type="none" style:font-name="Arial3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fo:color="#000000" style:text-outline="false" style:text-line-through-style="none" style:text-line-through-type="none" style:font-name="Arial3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fo:color="#000000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009900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cc00cc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000000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999999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0000ff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fo:color="#0000ff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fo:color="#ff0000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5" style:family="text">
      <style:text-properties fo:color="#0000ff" fo:font-size="22pt" fo:font-weight="bold" style:font-size-asian="22pt" style:font-weight-asian="bold" style:font-size-complex="22pt" style:font-weight-complex="bold"/>
    </style:style>
    <style:style style:name="T196" style:family="text">
      <style:text-properties style:font-name="Courier New1" fo:font-size="22pt" fo:font-weight="bold" style:font-size-asian="22pt" style:font-weight-asian="bold" style:font-size-complex="22pt" style:font-weight-complex="bold"/>
    </style:style>
    <style:style style:name="T197" style:family="text">
      <style:text-properties fo:color="#00cc33" style:font-name="Courier New1" fo:font-size="22pt" fo:font-weight="bold" style:font-size-asian="22pt" style:font-weight-asian="bold" style:font-size-complex="22pt" style:font-weight-complex="bold"/>
    </style:style>
    <style:style style:name="T198" style:family="text">
      <style:text-properties fo:color="#6600cc" style:font-name="Courier New1" fo:font-size="22pt" fo:font-weight="bold" style:font-size-asian="22pt" style:font-weight-asian="bold" style:font-size-complex="22pt" style:font-weight-complex="bold"/>
    </style:style>
    <style:style style:name="T199" style:family="text">
      <style:text-properties fo:color="#000000" style:font-name="Courier New1" fo:font-size="22pt" fo:font-weight="bold" style:font-size-asian="22pt" style:font-weight-asian="bold" style:font-size-complex="22pt" style:font-weight-complex="bold"/>
    </style:style>
    <style:style style:name="T200" style:family="text">
      <style:text-properties fo:color="#cc0066" style:font-name="Courier New1" fo:font-size="22pt" fo:font-weight="bold" style:font-size-asian="22pt" style:font-weight-asian="bold" style:font-size-complex="22pt" style:font-weight-complex="bold"/>
    </style:style>
    <style:style style:name="T201" style:family="text">
      <style:text-properties fo:color="#999999" style:font-name="Courier New1" fo:font-size="22pt" fo:font-weight="bold" style:font-size-asian="22pt" style:font-weight-asian="bold" style:font-size-complex="22pt" style:font-weight-complex="bold"/>
    </style:style>
    <style:style style:name="T202" style:family="text">
      <style:text-properties fo:color="#0000ff" style:font-name="Courier New1" fo:font-size="22pt" fo:font-weight="bold" style:font-size-asian="22pt" style:font-weight-asian="bold" style:font-size-complex="22pt" style:font-weight-complex="bold"/>
    </style:style>
    <style:style style:name="T203" style:family="text">
      <style:text-properties style:font-name="Arial3" fo:font-size="22pt" fo:font-weight="bold" style:font-size-asian="22pt" style:font-weight-asian="bold" style:font-size-complex="22pt" style:font-weight-complex="bold"/>
    </style:style>
    <style:style style:name="T204" style:family="text">
      <style:text-properties style:font-name="Courier New1" fo:font-size="26pt" fo:font-weight="bold" style:font-size-asian="26pt" style:font-weight-asian="bold" style:font-size-complex="26pt" style:font-weight-complex="bold"/>
    </style:style>
    <style:style style:name="T205" style:family="text">
      <style:text-properties style:font-name="Courier New1" fo:font-size="36pt" fo:font-weight="bold" style:font-size-asian="36pt" style:font-weight-asian="bold" style:font-size-complex="36pt" style:font-weight-complex="bold"/>
    </style:style>
    <style:style style:name="T206" style:family="text">
      <style:text-properties fo:color="#009900" style:font-name="Courier New1" fo:font-size="22pt" fo:font-weight="bold" style:font-size-asian="22pt" style:font-weight-asian="bold" style:font-size-complex="22pt" style:font-weight-complex="bold"/>
    </style:style>
    <style:style style:name="T207" style:family="text">
      <style:text-properties fo:color="#cc00cc" style:font-name="Courier New1" fo:font-size="22pt" fo:font-weight="bold" style:font-size-asian="22pt" style:font-weight-asian="bold" style:font-size-complex="22pt" style:font-weight-complex="bold"/>
    </style:style>
    <style:style style:name="T208" style:family="text">
      <style:text-properties fo:color="#0000ff" style:font-name="Arial3" fo:font-size="22pt" fo:font-weight="bold" style:font-size-asian="22pt" style:font-weight-asian="bold" style:font-size-complex="22pt" style:font-weight-complex="bold"/>
    </style:style>
    <style:style style:name="T209" style:family="text">
      <style:text-properties style:font-name="Arial3" fo:font-size="44pt" fo:font-weight="bold" style:font-size-asian="44pt" style:font-weight-asian="bold" style:font-size-complex="44pt" style:font-weight-complex="bold"/>
    </style:style>
    <style:style style:name="T210" style:family="text">
      <style:text-properties fo:color="#0000ff" style:font-name="Arial3" fo:font-size="44pt" fo:font-weight="bold" style:font-size-asian="44pt" style:font-weight-asian="bold" style:font-size-complex="44pt" style:font-weight-complex="bold"/>
    </style:style>
    <style:style style:name="T211" style:family="text">
      <style:text-properties style:font-name="Arial3" fo:font-size="36pt" fo:font-weight="bold" style:font-size-asian="36pt" style:font-weight-asian="bold" style:font-size-complex="36pt" style:font-weight-complex="bold"/>
    </style:style>
    <style:style style:name="T212" style:family="text">
      <style:text-properties fo:color="#009900" style:font-name="Courier New1" fo:font-size="44pt" fo:font-weight="bold" style:font-size-asian="44pt" style:font-weight-asian="bold" style:font-size-complex="44pt" style:font-weight-complex="bold"/>
    </style:style>
    <style:style style:name="T213" style:family="text">
      <style:text-properties fo:color="#cc00cc" style:font-name="Courier New1" fo:font-size="44pt" fo:font-weight="bold" style:font-size-asian="44pt" style:font-weight-asian="bold" style:font-size-complex="44pt" style:font-weight-complex="bold"/>
    </style:style>
    <style:style style:name="T214" style:family="text">
      <style:text-properties fo:font-variant="normal" fo:text-transform="none" fo:color="#000000" style:text-outline="false" style:text-line-through-style="none" style:text-line-through-type="none" style:font-name="Courier New1" fo:font-size="44pt" fo:font-style="normal" fo:text-shadow="none" style:text-underline-style="none" fo:font-weight="bold" style:letter-kerning="true" fo:background-color="transparent" style:font-name-asian="Noto Sans CJK SC Regular" style:font-size-asian="44pt" style:font-style-asian="normal" style:font-weight-asian="bold" style:font-name-complex="FreeSans" style:font-size-complex="44pt" style:font-style-complex="normal" style:font-weight-complex="bold" style:text-emphasize="none" style:font-relief="none" style:text-overline-style="none" style:text-overline-color="font-color"/>
    </style:style>
    <style:style style:name="T215" style:family="text">
      <style:text-properties fo:color="#0000ff" style:font-name="Courier New1" fo:font-size="44pt" fo:font-weight="bold" style:font-size-asian="44pt" style:font-weight-asian="bold" style:font-size-complex="44pt" style:font-weight-complex="bold"/>
    </style:style>
    <style:style style:name="T216" style:family="text">
      <style:text-properties fo:color="#999999" style:font-name="Courier New1" fo:font-size="36pt" fo:font-weight="bold" style:font-size-asian="36pt" style:font-weight-asian="bold" style:font-size-complex="36pt" style:font-weight-complex="bold"/>
    </style:style>
    <style:style style:name="T217" style:family="text">
      <style:text-properties fo:color="#990099" style:font-name="Courier New1" fo:font-size="22pt" fo:font-weight="bold" style:font-size-asian="22pt" style:font-weight-asian="bold" style:font-size-complex="22pt" style:font-weight-complex="bold"/>
    </style:style>
    <style:style style:name="T218" style:family="text">
      <style:text-properties fo:color="#0000cc" style:font-name="Courier New1" fo:font-size="22pt" fo:font-weight="bold" style:font-size-asian="22pt" style:font-weight-asian="bold" style:font-size-complex="22pt" style:font-weight-complex="bold"/>
    </style:style>
    <style:style style:name="T219" style:family="text">
      <style:text-properties fo:color="#000000" style:font-name="Arial3" fo:font-size="22pt" fo:font-weight="bold" style:font-size-asian="22pt" style:font-weight-asian="bold" style:font-size-complex="22pt" style:font-weight-complex="bold"/>
    </style:style>
    <style:style style:name="T220" style:family="text">
      <style:text-properties fo:color="#ff0000" style:font-name="Arial3" fo:font-size="22pt" fo:font-weight="bold" style:font-size-asian="22pt" style:font-weight-asian="bold" style:font-size-complex="22pt" style:font-weight-complex="bold"/>
    </style:style>
    <style:style style:name="T221" style:family="text">
      <style:text-properties fo:color="#000000" style:font-name="Arial3" fo:font-size="28pt" fo:font-weight="bold" style:font-size-asian="28pt" style:font-weight-asian="bold" style:font-size-complex="28pt" style:font-weight-complex="bold"/>
    </style:style>
    <style:style style:name="T222" style:family="text">
      <style:text-properties fo:color="#000000" style:font-name="Courier New1" fo:font-size="18pt" fo:font-weight="bold" style:font-size-asian="28pt" style:font-weight-asian="bold" style:font-size-complex="28pt" style:font-weight-complex="bold"/>
    </style:style>
    <style:style style:name="T223" style:family="text">
      <style:text-properties fo:color="#000000" style:font-name="Courier New1" fo:font-size="28pt" fo:font-weight="bold" style:font-size-asian="28pt" style:font-weight-asian="bold" style:font-size-complex="28pt" style:font-weight-complex="bold"/>
    </style:style>
    <style:style style:name="T224" style:family="text">
      <style:text-properties fo:color="#006600" style:font-name="Courier New1" fo:font-size="22pt" fo:font-weight="bold" style:font-size-asian="22pt" style:font-weight-asian="bold" style:font-size-complex="22pt" style:font-weight-complex="bold"/>
    </style:style>
    <style:style style:name="T225" style:family="text">
      <style:text-properties fo:color="#000000" style:font-name="Arial3" fo:font-size="18pt" fo:font-weight="bold" style:font-size-asian="18pt" style:font-weight-asian="bold" style:font-size-complex="18pt" style:font-weight-complex="bold"/>
    </style:style>
    <style:style style:name="T226" style:family="text">
      <style:text-properties fo:color="#006600" style:font-name="Courier New1" fo:font-size="18pt" fo:font-weight="bold" style:font-size-asian="18pt" style:font-weight-asian="bold" style:font-size-complex="18pt" style:font-weight-complex="bold"/>
    </style:style>
    <style:style style:name="T227" style:family="text">
      <style:text-properties fo:color="#0000ff" style:font-name="Courier New1" fo:font-size="18pt" fo:font-weight="bold" style:font-size-asian="18pt" style:font-weight-asian="bold" style:font-size-complex="18pt" style:font-weight-complex="bold"/>
    </style:style>
    <style:style style:name="T228" style:family="text">
      <style:text-properties fo:color="#007826" style:font-name="Courier New1" fo:font-size="18pt" fo:font-weight="bold" style:font-size-asian="18pt" style:font-weight-asian="bold" style:font-size-complex="18pt" style:font-weight-complex="bold"/>
    </style:style>
    <style:style style:name="T229" style:family="text">
      <style:text-properties fo:color="#b2b2b2" style:font-name="Courier New1" fo:font-size="18pt" fo:font-weight="bold" style:font-size-asian="18pt" style:font-weight-asian="bold" style:font-size-complex="18pt" style:font-weight-complex="bold"/>
    </style:style>
    <style:style style:name="T230" style:family="text">
      <style:text-properties fo:color="#666666" style:font-name="Courier New1" fo:font-size="18pt" fo:font-weight="bold" style:font-size-asian="18pt" style:font-weight-asian="bold" style:font-size-complex="18pt" style:font-weight-complex="bold"/>
    </style:style>
    <style:style style:name="T231" style:family="text">
      <style:text-properties fo:color="#007826" style:font-name="Arial3" fo:font-size="22pt" fo:font-weight="bold" style:font-size-asian="22pt" style:font-weight-asian="bold" style:font-size-complex="22pt" style:font-weight-complex="bold"/>
    </style:style>
    <style:style style:name="T232" style:family="text">
      <style:text-properties fo:color="#009900" style:font-name="Arial3" fo:font-size="22pt" fo:font-weight="bold" style:font-size-asian="22pt" style:font-weight-asian="bold" style:font-size-complex="22pt" style:font-weight-complex="bold"/>
    </style:style>
    <style:style style:name="T233" style:family="text">
      <style:text-properties fo:color="#007826" style:font-name="Arial3" fo:font-size="28pt" fo:font-weight="bold" style:font-size-asian="28pt" style:font-weight-asian="bold" style:font-size-complex="28pt" style:font-weight-complex="bold"/>
    </style:style>
    <style:style style:name="T234" style:family="text">
      <style:text-properties fo:color="#0000ff" style:font-name="Arial3" fo:font-size="28pt" fo:font-weight="bold" style:font-size-asian="28pt" style:font-weight-asian="bold" style:font-size-complex="28pt" style:font-weight-complex="bold"/>
    </style:style>
    <style:style style:name="T235" style:family="text">
      <style:text-properties fo:color="#007826" style:font-name="Courier New1" fo:font-size="28pt" fo:font-weight="bold" style:font-size-asian="28pt" style:font-weight-asian="bold" style:font-size-complex="28pt" style:font-weight-complex="bold"/>
    </style:style>
    <style:style style:name="T236" style:family="text">
      <style:text-properties fo:color="#990099" style:font-name="Courier New1" fo:font-size="28pt" fo:font-weight="bold" fo:background-color="transparent" style:font-size-asian="28pt" style:font-weight-asian="bold" style:font-size-complex="28pt" style:font-weight-complex="bold"/>
    </style:style>
    <style:style style:name="T237" style:family="text">
      <style:text-properties fo:color="#808080" style:font-name="Courier New1" fo:font-size="28pt" fo:font-weight="bold" style:font-size-asian="28pt" style:font-weight-asian="bold" style:font-size-complex="28pt" style:font-weight-complex="bold"/>
    </style:style>
    <style:style style:name="T238" style:family="text">
      <style:text-properties fo:font-variant="normal" fo:text-transform="none" fo:color="#000000" style:text-outline="false" style:text-line-through-style="none" style:text-line-through-type="none" style:font-name="Courier New1" fo:font-size="28pt" fo:font-style="normal" fo:text-shadow="none" style:text-underline-style="none" fo:font-weight="bold" style:letter-kerning="true" fo:background-color="transparent" style:font-name-asian="Noto Sans CJK SC Regular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239" style:family="text">
      <style:text-properties fo:color="#0000ff" style:font-name="Courier New1" fo:font-size="28pt" fo:font-weight="bold" style:font-size-asian="28pt" style:font-weight-asian="bold" style:font-size-complex="28pt" style:font-weight-complex="bold"/>
    </style:style>
    <style:style style:name="T240" style:family="text">
      <style:text-properties fo:color="#990099" style:font-name="Courier New1" fo:font-size="28pt" fo:font-weight="bold" style:font-size-asian="28pt" style:font-weight-asian="bold" style:font-size-complex="28pt" style:font-weight-complex="bold"/>
    </style:style>
    <style:style style:name="T241" style:family="text">
      <style:text-properties fo:color="#0000cc" style:font-name="Courier New1" fo:font-size="28pt" fo:font-weight="bold" style:font-size-asian="28pt" style:font-weight-asian="bold" style:font-size-complex="28pt" style:font-weight-complex="bold"/>
    </style:style>
    <style:style style:name="T242" style:family="text">
      <style:text-properties fo:color="#333333" style:font-name="Courier New1" fo:font-size="28pt" fo:font-weight="bold" style:font-size-asian="28pt" style:font-weight-asian="bold" style:font-size-complex="28pt" style:font-weight-complex="bold"/>
    </style:style>
    <style:style style:name="T243" style:family="text">
      <style:text-properties fo:color="#000000" style:font-name="Courier New1" fo:font-size="20pt" fo:font-weight="bold" style:font-size-asian="20pt" style:font-weight-asian="bold" style:font-size-complex="20pt" style:font-weight-complex="bold"/>
    </style:style>
    <style:style style:name="T244" style:family="text">
      <style:text-properties fo:color="#000066" style:font-name="Courier New1" fo:font-size="20pt" fo:font-weight="bold" style:font-size-asian="20pt" style:font-weight-asian="bold" style:font-size-complex="20pt" style:font-weight-complex="bold"/>
    </style:style>
    <style:style style:name="T245" style:family="text">
      <style:text-properties fo:color="#0000ff" style:font-name="Courier New1" fo:font-size="20pt" fo:font-weight="bold" style:font-size-asian="20pt" style:font-weight-asian="bold" style:font-size-complex="20pt" style:font-weight-complex="bold"/>
    </style:style>
    <style:style style:name="T246" style:family="text">
      <style:text-properties fo:color="#808080" style:font-name="Courier New1" fo:font-size="22pt" fo:font-weight="bold" style:font-size-asian="22pt" style:font-weight-asian="bold" style:font-size-complex="22pt" style:font-weight-complex="bold"/>
    </style:style>
    <style:style style:name="T247" style:family="text">
      <style:text-properties fo:color="#007826" style:font-name="Courier New1" fo:font-size="22pt" fo:font-weight="bold" style:font-size-asian="22pt" style:font-weight-asian="bold" style:font-size-complex="22pt" style:font-weight-complex="bold"/>
    </style:style>
    <style:style style:name="T248" style:family="text">
      <style:text-properties fo:color="#000000" style:font-name="Arial3" fo:font-size="22pt" fo:font-weight="normal" style:font-size-asian="22pt" style:font-weight-asian="normal" style:font-size-complex="22pt" style:font-weight-complex="normal"/>
    </style:style>
    <style:style style:name="T249" style:family="text">
      <style:text-properties fo:color="#990099" style:font-name="Courier New1" fo:font-size="24pt" fo:font-weight="bold" style:font-size-asian="24pt" style:font-weight-asian="bold" style:font-size-complex="24pt" style:font-weight-complex="bold"/>
    </style:style>
    <style:style style:name="T250" style:family="text">
      <style:text-properties fo:color="#000000" style:font-name="Courier New1" fo:font-size="24pt" fo:font-weight="bold" style:font-size-asian="24pt" style:font-weight-asian="bold" style:font-size-complex="24pt" style:font-weight-complex="bold"/>
    </style:style>
    <style:style style:name="T251" style:family="text">
      <style:text-properties fo:color="#999999" style:font-name="Courier New1" fo:font-size="24pt" fo:font-weight="bold" style:font-size-asian="24pt" style:font-weight-asian="bold" style:font-size-complex="24pt" style:font-weight-complex="bold"/>
    </style:style>
    <style:style style:name="T252" style:family="text">
      <style:text-properties fo:color="#0000ff" style:font-name="Arial3" fo:font-size="18pt" fo:font-weight="bold" style:font-size-asian="18pt" style:font-weight-asian="bold" style:font-size-complex="18pt" style:font-weight-complex="bold"/>
    </style:style>
    <style:style style:name="T253" style:family="text">
      <style:text-properties fo:color="#999999" style:font-name="Courier New1" fo:font-size="20pt" fo:font-weight="bold" style:font-size-asian="20pt" style:font-weight-asian="bold" style:font-size-complex="20pt" style:font-weight-complex="bold"/>
    </style:style>
    <style:style style:name="T254" style:family="text">
      <style:text-properties fo:color="#009900" style:font-name="Courier New1" fo:font-size="20pt" fo:font-weight="bold" style:font-size-asian="20pt" style:font-weight-asian="bold" style:font-size-complex="20pt" style:font-weight-complex="bold"/>
    </style:style>
    <style:style style:name="T255" style:family="text">
      <style:text-properties fo:color="#000000" style:font-name="Arial3" fo:font-size="54pt" fo:font-weight="bold" style:font-size-asian="54pt" style:font-weight-asian="bold" style:font-size-complex="54pt" style:font-weight-complex="bold"/>
    </style:style>
    <style:style style:name="T256" style:family="text">
      <style:text-properties fo:color="#0000ff" style:font-name="Arial3" fo:font-size="54pt" fo:font-weight="bold" style:font-size-asian="54pt" style:font-weight-asian="bold" style:font-size-complex="54pt" style:font-weight-complex="bold"/>
    </style:style>
    <style:style style:name="T257" style:family="text">
      <style:text-properties fo:font-size="54pt" style:font-size-asian="54pt" style:font-size-complex="54pt"/>
    </style:style>
    <style:style style:name="T258" style:family="text">
      <style:text-properties fo:color="#000000" style:font-name="Courier New1" fo:font-size="54pt" fo:font-weight="bold" style:font-size-asian="54pt" style:font-weight-asian="bold" style:font-size-complex="54pt" style:font-weight-complex="bold"/>
    </style:style>
    <style:style style:name="T259" style:family="text">
      <style:text-properties fo:color="#000000" style:font-name="Courier New1" fo:font-size="80pt" fo:font-weight="bold" style:font-size-asian="80pt" style:font-weight-asian="bold" style:font-size-complex="80pt" style:font-weight-complex="bold"/>
    </style:style>
    <style:style style:name="T260" style:family="text">
      <style:text-properties fo:font-size="18pt" style:font-size-asian="18pt" style:font-size-complex="18pt"/>
    </style:style>
    <style:style style:name="T261" style:family="text">
      <style:text-properties fo:color="#006600" style:font-name="Courier New1" fo:font-size="20pt" fo:font-weight="bold" style:font-size-asian="20pt" style:font-weight-asian="bold" style:font-size-complex="20pt" style:font-weight-complex="bold"/>
    </style:style>
    <style:style style:name="T262" style:family="text">
      <style:text-properties fo:color="#666666" style:font-name="Courier New1" fo:font-size="22pt" fo:font-weight="bold" style:font-size-asian="22pt" style:font-weight-asian="bold" style:font-size-complex="22pt" style:font-weight-complex="bold"/>
    </style:style>
    <style:style style:name="T263" style:family="text">
      <style:text-properties fo:color="#009900" style:font-name="Courier New1" fo:font-size="28pt" fo:font-weight="bold" style:font-size-asian="28pt" style:font-weight-asian="bold" style:font-size-complex="28pt" style:font-weight-complex="bold"/>
    </style:style>
    <style:style style:name="T264" style:family="text">
      <style:text-properties fo:color="#999999" style:font-name="Courier New1" fo:font-size="28pt" fo:font-weight="bold" style:font-size-asian="28pt" style:font-weight-asian="bold" style:font-size-complex="28pt" style:font-weight-complex="bold"/>
    </style:style>
    <style:style style:name="T265" style:family="text">
      <style:text-properties fo:color="#000000" style:font-name="Arial3" fo:font-size="24pt" fo:font-weight="bold" style:font-size-asian="24pt" style:font-weight-asian="bold" style:font-size-complex="24pt" style:font-weight-complex="bold"/>
    </style:style>
    <style:style style:name="T266" style:family="text">
      <style:text-properties fo:color="#0000ff" style:font-name="Arial3" fo:font-size="24pt" fo:font-weight="bold" style:font-size-asian="24pt" style:font-weight-asian="bold" style:font-size-complex="24pt" style:font-weight-complex="bold"/>
    </style:style>
    <style:style style:name="T267" style:family="text">
      <style:text-properties fo:color="#007826" style:font-name="Courier New1" fo:font-size="24pt" fo:font-weight="bold" style:font-size-asian="24pt" style:font-weight-asian="bold" style:font-size-complex="24pt" style:font-weight-complex="bold"/>
    </style:style>
    <style:style style:name="T268" style:family="text">
      <style:text-properties fo:color="#0000ff" style:font-name="Courier New1" fo:font-size="24pt" fo:font-weight="bold" style:font-size-asian="24pt" style:font-weight-asian="bold" style:font-size-complex="24pt" style:font-weight-complex="bold"/>
    </style:style>
    <style:style style:name="T269" style:family="text">
      <style:text-properties style:font-name="Courier New1" fo:font-size="24pt" fo:font-weight="bold" style:font-size-asian="24pt" style:font-weight-asian="bold" style:font-size-complex="24pt" style:font-weight-complex="bold"/>
    </style:style>
    <style:style style:name="T270" style:family="text">
      <style:text-properties style:font-name="Arial3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25.199cm" svg:height="5cm" svg:x="1.4cm" svg:y="0cm" presentation:class="title" presentation:user-transformed="true">
          <draw:text-box>
            <text:p><text:span text:style-name="T1">Criando uma aplicação MVC em PHP 7 com Zend Framework 3</text:span></text:p>
          </draw:text-box>
        </draw:frame>
        <draw:frame presentation:style-name="pr2" draw:text-style-name="P2" draw:layer="layout" svg:width="25.199cm" svg:height="12.693cm" svg:x="1.2cm" svg:y="7cm" presentation:class="subtitle" presentation:user-transformed="true">
          <draw:text-box>
            <text:p><text:span text:style-name="T2">Felipe Godoi da Silva e Flávio Gomes da Silva Lisboa</text:span></text:p>
          </draw:text-box>
        </draw:frame>
        <draw:frame draw:style-name="gr1" draw:text-style-name="P3" draw:layer="layout" svg:width="7.169cm" svg:height="4.92cm" svg:x="3.631cm" svg:y="6.88cm">
          <draw:image xlink:href="Pictures/100002010000010F000000BABA9D7EC13DB4C0F9.png" xlink:type="simple" xlink:show="embed" xlink:actuate="onLoad">
            <text:p/>
          </draw:image>
        </draw:frame>
        <draw:frame draw:style-name="gr1" draw:text-style-name="P3" draw:layer="layout" svg:width="11.561cm" svg:height="3.042cm" svg:x="13.6cm" svg:y="8.4cm">
          <draw:image xlink:href="Pictures/10000201000001B500000073888061021EF6C6F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bjetivo do Curso</text:span></text:p>
          </draw:text-box>
        </draw:frame>
        <draw:frame presentation:style-name="pr5" draw:text-style-name="P7" draw:layer="layout" svg:width="25.199cm" svg:height="16.086cm" svg:x="1.4cm" svg:y="4.914cm" presentation:class="outline" presentation:user-transformed="true">
          <draw:text-box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5">“</text:span><text:span text:style-name="T5">Se você não sabe aonde ir, então qualquer caminho serve”</text:span></text:p>
            <text:p><text:span text:style-name="T5">Gato de Cheshire</text:span></text:p>
            <text:p text:style-name="P6"><text:span text:style-name="T6">O objetivo do curso é mostrar como criar uma aplicação web completa com PHP usando orientação a objetos através de um framework MVC, neste caso o Zend Framework.</text:span></text:p>
          </draw:text-box>
        </draw:frame>
        <draw:frame draw:style-name="gr1" draw:text-style-name="P3" draw:layer="layout" svg:width="8.731cm" svg:height="5.37cm" svg:x="10.069cm" svg:y="4.23cm">
          <draw:image xlink:href="Pictures/100002010000014A000000CB04A31A5E5223B93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Expectativa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Sabendo como programar PHP usando objetos.</text:span></text:p>
                <text:p><text:span text:style-name="T6"/></text:p>
              </text:list-item>
              <text:list-item>
                <text:p><text:span text:style-name="T6">Sabendo programar em três camadas, usando MVC.</text:span></text:p>
                <text:p><text:span text:style-name="T6"/></text:p>
              </text:list-item>
              <text:list-item>
                <text:p><text:span text:style-name="T6">Conhecendo uma alternativa de framework, o Zend Framework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etodologia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Aprendizado prático através de um projeto de <text:s/>um portal de comércio eletrônico.</text:span></text:p>
            <text:p text:style-name="P6"><text:span text:style-name="T6"/></text:p>
            <text:p text:style-name="P6"><text:span text:style-name="T6">O importante agora é o aprendizado da linguagem seus recursos. Detalhes sobre a instalação e aconfiguração do ambiente não interessam no momento. Por isso serão utilizados o pacote XAMPP Linux, que agrega Apache (servidor web), PHP e MySQL (banco de dados), e o IDE Zend Eclipse PHP.</text:span></text:p>
            <text:p text:style-name="P6"><text:span text:style-name="T6"/></text:p>
            <text:p text:style-name="P6"><text:span text:style-name="T6">Todos são softwares livr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Sistema Operacional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Ubuntu 16.04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acotes</text:span></text:p>
          </draw:text-box>
        </draw:frame>
        <draw:frame presentation:style-name="pr5" draw:text-style-name="P10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<text:s/></text:span><text:span text:style-name="T6">sudo apt-get install php</text:span></text:p>
              </text:list-item>
              <text:list-item>
                <text:p><text:span text:style-name="T6"><text:s/></text:span><text:span text:style-name="T6">sudo apt-get install mysql-server</text:span></text:p>
              </text:list-item>
              <text:list-item>
                <text:p><text:span text:style-name="T6"><text:s/></text:span><text:span text:style-name="T6">sudo apt-get install phpmyadmin</text:span></text:p>
              </text:list-item>
              <text:list-item>
                <text:p><text:span text:style-name="T6">http://www.zend.com/en/company/community/pdt/downloads</text:span><text:span text:style-name="T7">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6">As Lojas Acme, grande comércio varejista, quer agora começar a vender pela Internet.</text:span></text:p>
              </text:list-item>
              <text:list-item>
                <text:p text:style-name="P6"><text:span text:style-name="T6">Para isso, ela contrata uma empresa, a Corporação NF, para desenvolver uma loja virtual.</text:span></text:p>
              </text:list-item>
            </text:list>
          </draw:text-box>
        </draw:frame>
        <draw:frame draw:style-name="gr1" draw:text-style-name="P3" draw:layer="layout" svg:width="19.435cm" svg:height="8cm" svg:x="3.512cm" svg:y="12cm">
          <draw:image xlink:href="Pictures/10000201000001E1000000C604FCAB8B8C750A0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Nessa loja, serão exibidos produtos com sua respectiva quantidade em estoque. O cliente pode selecionar os produtos e suas quantidades montando um carrinho de compras virtual.</text:span></text:p>
            <text:p text:style-name="P6"><text:span text:style-name="T6">Quando e se quiser efetuar a compra, o cliente se identifica. Se ele não estiver cadastrado, a loja deve fazer seu cadastro e prosseguir com a compra.</text:span></text:p>
            <text:p text:style-name="P6"><text:span text:style-name="T6">Assim que for efetivada a compra, a quantidade disponível de produtos deve ser atualizada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12" draw:layer="layout" svg:width="25.199cm" svg:height="12.179cm" svg:x="1.4cm" svg:y="4.914cm" presentation:class="outline" presentation:user-transformed="true">
          <draw:text-box>
            <text:p text:style-name="P6"><text:span text:style-name="T6">A Corporação NF, empresa especializada em aplicações para Web, decide criar um portal de compras usando PHP e MySQL. Esse sistema será construído usando Orientação a Objetos. Por isso, a Corporação NF irá utilizar o PHP 7 .</text:span></text:p>
            <text:p text:style-name="P6"><text:span text:style-name="T7"/></text:p>
            <text:p text:style-name="P6"><text:span text:style-name="T8"/></text:p>
            <text:p text:style-name="P6"><text:span text:style-name="T8"/></text:p>
            <text:p text:style-name="P11"><text:span text:style-name="T9">Mas o que é Orientação a Objetos mesmo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O fundamento da Orientação a Objetos são as classes.</text:span></text:p>
              </text:list-item>
              <text:list-item>
                <text:p><text:span text:style-name="T6">As classes nada mais são que estruturas de dados acopladas a funções.</text:span></text:p>
              </text:list-item>
              <text:list-item>
                <text:p><text:span text:style-name="T6">As estruturas de dados de uma classe só podem ser manipuladas diretamente pelas funções da mesma.</text:span></text:p>
              </text:list-item>
              <text:list-item>
                <text:p><text:span text:style-name="T6">Chamamos as estruturas de dados de atributos e as funções de método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Uma classe é responsável pelos seus atributos e somente ela tem poder de alterá-los e dispor deles.</text:span></text:p>
              </text:list-item>
              <text:list-item>
                <text:p><text:span text:style-name="T6">Podemos diferenciar o enfoque entre a programação estruturada e a orientada a objetos da seguinte maneira:</text:span></text:p>
              </text:list-item>
              <text:list-item>
                <text:p><text:span text:style-name="T10">Estruturada</text:span><text:span text:style-name="T6">: o foco está em coisas que devem ser feitas.</text:span></text:p>
              </text:list-item>
              <text:list-item>
                <text:p><text:span text:style-name="T10">Orientada a Objetos</text:span><text:span text:style-name="T6">: o foco está em quem faz essas cois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6">Um modo de enxergar os responsáveis pelas operações que irão afetar as variáveis do sistema é esboçar a interface com o usuário do sistema e simular os fluxos operacionais.</text:span></text:p>
                <text:p text:style-name="P6"><text:span text:style-name="T6"/></text:p>
              </text:list-item>
              <text:list-item>
                <text:p text:style-name="P6"><text:span text:style-name="T6">Por isso, iremos esboçar as páginas do site da loja, e conforme as construirmos, criaremos as classes envolvidas com essas págin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draw:frame presentation:style-name="pr4" draw:text-style-name="P13" draw:layer="layout" svg:width="25.199cm" svg:height="3.506cm" svg:x="1.4cm" svg:y="0.837cm" presentation:class="title">
          <draw:text-box>
            <text:p><text:span text:style-name="T11">Interface Gráfica</text:span></text:p>
          </draw:text-box>
        </draw:frame>
        <draw:frame presentation:style-name="pr5" draw:text-style-name="P14" draw:layer="layout" svg:width="25.199cm" svg:height="12.179cm" svg:x="1.4cm" svg:y="4.914cm" presentation:class="outline">
          <draw:text-box>
            <text:p text:style-name="P11"><text:span text:style-name="T12">Página Principal</text:span></text:p>
          </draw:text-box>
        </draw:frame>
        <draw:frame draw:style-name="gr1" draw:text-style-name="P3" draw:layer="layout" svg:width="21.303cm" svg:height="12.133cm" svg:x="3.569cm" svg:y="6.666cm">
          <draw:image xlink:href="Pictures/10000201000002290000013BFD7F38793614D77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Criando a página inicial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A página inicial já possui elementos que irão se repetir nas demais páginas: o cabeçalho com a logomarca da Acme e o rodapé com a autoria da Corporação NF.</text:span></text:p>
            <text:p text:style-name="P6"><text:span text:style-name="T6">Além disso, toda página HTML possui uma estrutura padrão, que se repetirá.</text:span></text:p>
            <text:p text:style-name="P6"><text:span text:style-name="T6">Assim, vamos definir um cabeçalho e um rodapé fixos, uma única vez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Esqueleto da aplicação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Baixar esqueleto de aplicação:</text:span></text:p>
            <text:p text:style-name="P6"><text:span text:style-name="T6">https://github.com/zendframework/ZendSkeletonApplication </text:span></text:p>
            <text:p text:style-name="P6"><text:span text:style-name="T6">Descompactar no diretório lojasacm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Configuração da aplicação em Pastas</text:span></text:p>
          </draw:text-box>
        </draw:frame>
        <draw:frame draw:style-name="gr1" draw:text-style-name="P3" draw:layer="layout" svg:width="14.155cm" svg:height="16.459cm" svg:x="1.436cm" svg:y="4.14cm">
          <draw:image xlink:href="Pictures/100002010000012D0000015EE58E239ED53372BD.png" xlink:type="simple" xlink:show="embed" xlink:actuate="onLoad">
            <text:p/>
          </draw:image>
        </draw:frame>
        <draw:frame draw:style-name="gr3" draw:text-style-name="P15" draw:layer="layout" svg:width="18.912cm" svg:height="0.988cm" svg:x="16.2cm" svg:y="5.299cm">
          <draw:text-box>
            <text:p><text:span text:style-name="T13">Configuração geral da aplicação</text:span></text:p>
          </draw:text-box>
        </draw:frame>
        <draw:frame draw:style-name="gr4" draw:text-style-name="P15" draw:layer="layout" svg:width="18.477cm" svg:height="0.988cm" svg:x="16.2cm" svg:y="6.3cm">
          <draw:text-box>
            <text:p><text:span text:style-name="T13">Dados locais, como cache e log</text:span></text:p>
          </draw:text-box>
        </draw:frame>
        <draw:frame draw:style-name="gr5" draw:text-style-name="P15" draw:layer="layout" svg:width="9.215cm" svg:height="0.988cm" svg:x="16.2cm" svg:y="7.5cm">
          <draw:text-box>
            <text:p><text:span text:style-name="T13">Documentação</text:span></text:p>
          </draw:text-box>
        </draw:frame>
        <draw:frame draw:style-name="gr6" draw:text-style-name="P15" draw:layer="layout" svg:width="12.856cm" svg:height="0.988cm" svg:x="16.201cm" svg:y="8.4cm">
          <draw:text-box>
            <text:p><text:span text:style-name="T13">Módulos da aplicação</text:span></text:p>
          </draw:text-box>
        </draw:frame>
        <draw:frame draw:style-name="gr7" draw:text-style-name="P15" draw:layer="layout" svg:width="9.108cm" svg:height="0.988cm" svg:x="16.202cm" svg:y="9.799cm">
          <draw:text-box>
            <text:p><text:span text:style-name="T13">Módulo padrão</text:span></text:p>
          </draw:text-box>
        </draw:frame>
        <draw:frame draw:style-name="gr8" draw:text-style-name="P15" draw:layer="layout" svg:width="14.527cm" svg:height="0.988cm" svg:x="16.202cm" svg:y="10.599cm">
          <draw:text-box>
            <text:p><text:span text:style-name="T13">Configuração do módulo</text:span></text:p>
          </draw:text-box>
        </draw:frame>
        <draw:frame draw:style-name="gr9" draw:text-style-name="P15" draw:layer="layout" svg:width="13.668cm" svg:height="0.988cm" svg:x="16.202cm" svg:y="11.799cm">
          <draw:text-box>
            <text:p><text:span text:style-name="T13">O que roda no servidor</text:span></text:p>
          </draw:text-box>
        </draw:frame>
        <draw:frame draw:style-name="gr10" draw:text-style-name="P15" draw:layer="layout" svg:width="12.1cm" svg:height="0.988cm" svg:x="16.204cm" svg:y="12.9cm">
          <draw:text-box>
            <text:p><text:span text:style-name="T13">Camada de controle</text:span></text:p>
          </draw:text-box>
        </draw:frame>
        <draw:frame draw:style-name="gr11" draw:text-style-name="P15" draw:layer="layout" svg:width="12.901cm" svg:height="0.988cm" svg:x="16.204cm" svg:y="16.099cm">
          <draw:text-box>
            <text:p><text:span text:style-name="T13">Testes automatizados</text:span></text:p>
          </draw:text-box>
        </draw:frame>
        <draw:frame draw:style-name="gr12" draw:text-style-name="P15" draw:layer="layout" svg:width="10.445cm" svg:height="0.988cm" svg:x="16.204cm" svg:y="17.299cm">
          <draw:text-box>
            <text:p><text:span text:style-name="T13">Camada de visão</text:span></text:p>
          </draw:text-box>
        </draw:frame>
        <draw:frame draw:style-name="gr13" draw:text-style-name="P15" draw:layer="layout" svg:width="10.908cm" svg:height="0.988cm" svg:x="16.205cm" svg:y="18.3cm">
          <draw:text-box>
            <text:p><text:span text:style-name="T13">Acesso do usuário</text:span></text:p>
          </draw:text-box>
        </draw:frame>
        <draw:frame draw:style-name="gr14" draw:text-style-name="P15" draw:layer="layout" svg:width="16.203cm" svg:height="0.988cm" svg:x="16.206cm" svg:y="19.399cm">
          <draw:text-box>
            <text:p><text:span text:style-name="T13">Dependências da aplicação</text:span></text:p>
          </draw:text-box>
        </draw:frame>
        <draw:line draw:style-name="gr15" draw:text-style-name="P3" draw:layer="layout" svg:x1="16.2cm" svg:y1="5.8cm" svg:x2="6cm" svg:y2="5.8cm">
          <text:p/>
        </draw:line>
        <draw:line draw:style-name="gr15" draw:text-style-name="P3" draw:layer="layout" svg:x1="16.2cm" svg:y1="6.8cm" svg:x2="6cm" svg:y2="6.8cm">
          <text:p/>
        </draw:line>
        <draw:line draw:style-name="gr15" draw:text-style-name="P3" draw:layer="layout" svg:x1="16.201cm" svg:y1="8cm" svg:x2="6.001cm" svg:y2="8cm">
          <text:p/>
        </draw:line>
        <draw:line draw:style-name="gr15" draw:text-style-name="P3" draw:layer="layout" svg:x1="16.203cm" svg:y1="9cm" svg:x2="7.4cm" svg:y2="9cm">
          <text:p/>
        </draw:line>
        <draw:line draw:style-name="gr15" draw:text-style-name="P3" draw:layer="layout" svg:x1="16.204cm" svg:y1="10.2cm" svg:x2="8.4cm" svg:y2="10.2cm">
          <text:p/>
        </draw:line>
        <draw:line draw:style-name="gr15" draw:text-style-name="P3" draw:layer="layout" svg:x1="16.204cm" svg:y1="11.1cm" svg:x2="8.4cm" svg:y2="11.1cm">
          <text:p/>
        </draw:line>
        <draw:line draw:style-name="gr15" draw:text-style-name="P3" draw:layer="layout" svg:x1="16.205cm" svg:y1="12.3cm" svg:x2="8.401cm" svg:y2="12.3cm">
          <text:p/>
        </draw:line>
        <draw:line draw:style-name="gr15" draw:text-style-name="P3" draw:layer="layout" svg:x1="15.607cm" svg:y1="17.8cm" svg:x2="8.4cm" svg:y2="17.8cm">
          <text:p/>
        </draw:line>
        <draw:line draw:style-name="gr15" draw:text-style-name="P3" draw:layer="layout" svg:x1="16.207cm" svg:y1="13.4cm" svg:x2="9.2cm" svg:y2="13.4cm">
          <text:p/>
        </draw:line>
        <draw:line draw:style-name="gr15" draw:text-style-name="P3" draw:layer="layout" svg:x1="15.607cm" svg:y1="16.7cm" svg:x2="8.4cm" svg:y2="16.7cm">
          <text:p/>
        </draw:line>
        <draw:line draw:style-name="gr15" draw:text-style-name="P3" draw:layer="layout" svg:x1="15.607cm" svg:y1="18.8cm" svg:x2="8.4cm" svg:y2="18.8cm">
          <text:p/>
        </draw:line>
        <draw:line draw:style-name="gr15" draw:text-style-name="P3" draw:layer="layout" svg:x1="15.608cm" svg:y1="20cm" svg:x2="8.401cm" svg:y2="20cm">
          <text:p/>
        </draw:lin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Diretórios do MVC </text:span></text:p>
          </draw:text-box>
        </draw:frame>
        <draw:frame draw:style-name="gr1" draw:text-style-name="P3" draw:layer="layout" svg:width="14.155cm" svg:height="16.459cm" svg:x="1.436cm" svg:y="4.14cm">
          <draw:image xlink:href="Pictures/100002010000012D0000015EE58E239ED53372BD.png" xlink:type="simple" xlink:show="embed" xlink:actuate="onLoad">
            <text:p/>
          </draw:image>
        </draw:frame>
        <draw:frame draw:style-name="gr10" draw:text-style-name="P15" draw:layer="layout" svg:width="12.1cm" svg:height="0.988cm" svg:x="16.204cm" svg:y="12.9cm">
          <draw:text-box>
            <text:p><text:span text:style-name="T13">Camada de controle</text:span></text:p>
          </draw:text-box>
        </draw:frame>
        <draw:frame draw:style-name="gr12" draw:text-style-name="P15" draw:layer="layout" svg:width="10.445cm" svg:height="0.988cm" svg:x="16.204cm" svg:y="17.299cm">
          <draw:text-box>
            <text:p><text:span text:style-name="T13">Camada de visão</text:span></text:p>
          </draw:text-box>
        </draw:frame>
        <draw:line draw:style-name="gr15" draw:text-style-name="P3" draw:layer="layout" svg:x1="15.607cm" svg:y1="17.8cm" svg:x2="8.4cm" svg:y2="17.8cm">
          <text:p/>
        </draw:line>
        <draw:line draw:style-name="gr15" draw:text-style-name="P3" draw:layer="layout" svg:x1="16.207cm" svg:y1="13.4cm" svg:x2="9.2cm" svg:y2="13.4cm">
          <text:p/>
        </draw:line>
        <draw:custom-shape draw:style-name="gr16" draw:text-style-name="P11" draw:layer="layout" svg:width="1.4cm" svg:height="6.4cm" svg:x="17.399cm" svg:y="5.5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17" draw:layer="layout" svg:width="8.8cm" svg:height="4.027cm" svg:x="18.8cm" svg:y="6cm">
          <draw:text-box>
            <text:p text:style-name="P16"><text:span text:style-name="T2">Estes diretórios representam o MVC no Zend Framework 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VC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MVC é o acrônimo de Model-View-Controller.</text:span></text:p>
            <text:p text:style-name="P6"><text:span text:style-name="T6"/></text:p>
            <text:p text:style-name="P6"><text:span text:style-name="T6"><text:s/></text:span><text:span text:style-name="T6">É um padrão de arquitetura de aplicações, criado por Trygve Reenskaug.</text:span></text:p>
          </draw:text-box>
        </draw:frame>
        <draw:custom-shape draw:style-name="gr18" draw:text-style-name="P18" xml:id="id2" draw:id="id2" draw:layer="layout" svg:width="4.8cm" svg:height="4.092cm" svg:x="2.999cm" svg:y="13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VIEW</text:span>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9" draw:text-style-name="P18" xml:id="id3" draw:id="id3" draw:layer="layout" svg:width="4cm" svg:height="5.6cm" svg:x="20.399cm" svg:y="10.199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MODE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18" xml:id="id1" draw:id="id1" draw:layer="layout" svg:width="5.8cm" svg:height="5.6cm" svg:x="10.8cm" svg:y="11.2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CONTROLL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3" draw:layer="layout" draw:type="line" svg:x1="10.8cm" svg:y1="14cm" svg:x2="7.799cm" svg:y2="15.046cm" draw:start-shape="id1" draw:start-glue-point="5" draw:end-shape="id2" svg:d="M10800 14000l-3001 1046" svg:viewBox="0 0 3002 1047">
          <text:p/>
        </draw:connector>
        <draw:connector draw:style-name="gr21" draw:text-style-name="P3" draw:layer="layout" draw:type="line" svg:x1="16.6cm" svg:y1="14cm" svg:x2="20.399cm" svg:y2="12.999cm" draw:start-shape="id1" draw:start-glue-point="7" draw:end-shape="id3" svg:d="M16600 14000l3799-1001" svg:viewBox="0 0 3800 1002">
          <text:p/>
        </draw:connecto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Inicando a aplicação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Para iniciar a aplicação, use o servidor embutido do PHP. No diretório lojasacme, digite:</text:span></text:p>
            <text:p text:style-name="P6"><text:span text:style-name="T6"/></text:p>
            <text:p text:style-name="P6"><text:span text:style-name="T15">php -S localhost:8000 -t public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Executando as dependências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Neste momento, a aplicação não funcionará porque faltam as dependências.</text:span></text:p>
            <text:p text:style-name="P6"><text:span text:style-name="T6">Pare o servidor (CTRL+C) e execute o composer no diretório lojasacme:</text:span></text:p>
            <text:p text:style-name="P6"><text:span text:style-name="T6"/></text:p>
            <text:p text:style-name="P6"><text:span text:style-name="T15">composer instal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Download do Esqueleto</text:span></text:p>
          </draw:text-box>
        </draw:frame>
        <draw:frame presentation:style-name="pr5" draw:text-style-name="P12" draw:layer="layout" svg:width="25.198cm" svg:height="12.179cm" svg:x="1.4cm" svg:y="4.914cm" presentation:class="outline" presentation:user-transformed="true">
          <draw:text-box>
            <text:p text:style-name="P6"><text:span text:style-name="T6">Após instalar as dependências, ao reiniciar o servidor e acessar localhost:8000, aparecerá esta tela:</text:span></text:p>
            <text:p text:style-name="P6"><text:span text:style-name="T7"/></text:p>
          </draw:text-box>
        </draw:frame>
        <draw:frame draw:style-name="gr1" draw:text-style-name="P3" draw:layer="layout" svg:width="19.851cm" svg:height="10.717cm" svg:x="5.4cm" svg:y="8.883cm">
          <draw:image xlink:href="Pictures/100002010000056D000002EEBEE16105AA549AF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Organizando os Modelos</text:span></text:p>
          </draw:text-box>
        </draw:frame>
        <draw:frame presentation:style-name="pr5" draw:text-style-name="P9" draw:layer="layout" svg:width="25.199cm" svg:height="12.179cm" svg:x="1.399cm" svg:y="4.914cm" presentation:class="outline" presentation:user-transformed="true">
          <draw:text-box>
            <text:p text:style-name="P6"><text:span text:style-name="T6"><text:s text:c="4"/></text:span><text:span text:style-name="T6">Antes de criarmos a página inicial da aplicação, precisamos criar </text:span><text:span text:style-name="T15">os modelos,</text:span><text:span text:style-name="T6"> que são as classes que que contém as regras de negócio. Além dos modelos, precisamos de classes auxiliares que transformem os registros das tabelas em objetos. Essa transformação é necessária porque o sistema será orientado a objetos, mas a base de dados é relacional.</text:span></text:p>
            <text:p text:style-name="P6"><text:span text:style-name="T6">Eles devem ser criados dentro do diretório </text:span><text:span text:style-name="T15">Model</text:span><text:span text:style-name="T6">, que fica dentro do diretório </text:span><text:span text:style-name="T15">src</text:span><text:span text:style-name="T6">, seguindo o seguinte padrão: cada nome simples com inicial maiúscula e o resto em minúscul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1T0">
        <draw:frame presentation:style-name="pr7" draw:text-style-name="P21" draw:layer="layout" svg:width="25.199cm" svg:height="13.17cm" svg:x="1.4cm" svg:y="4.914cm" presentation:class="subtitle" presentation:user-transformed="true">
          <draw:text-box>
            <text:p text:style-name="P19"><text:span text:style-name="T16">Item.php</text:span></text:p>
            <text:p text:style-name="P19"><text:span text:style-name="T17"/></text:p>
            <text:p text:style-name="P19"><text:span text:style-name="T18"/></text:p>
            <text:p text:style-name="P19"><text:span text:style-name="T19">&lt;?php</text:span></text:p>
            <text:p text:style-name="P19"><text:span text:style-name="T20"/></text:p>
            <text:p text:style-name="P20"><text:span text:style-name="T21">namespace </text:span><text:span text:style-name="T22">Application\Model;</text:span></text:p>
            <text:p text:style-name="P20"><text:span text:style-name="T19"/></text:p>
            <text:p text:style-name="P20"><text:span text:style-name="T21">class </text:span><text:span text:style-name="T22">Item {</text:span></text:p>
            <text:p text:style-name="P20"><text:span text:style-name="T19"><text:tab/></text:span></text:p>
            <text:p text:style-name="P20"><text:span text:style-name="T20">}</text:span></text:p>
            <text:p text:style-name="P19"><text:span text:style-name="T17"/></text:p>
            <text:p text:style-name="P19"><text:span text:style-name="T17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Table</text:span></text:p>
          </draw:text-box>
        </draw:frame>
        <draw:frame draw:style-name="gr22" draw:text-style-name="P24" draw:layer="layout" svg:width="26.2cm" svg:height="19.832cm" svg:x="0.886cm" svg:y="4.168cm">
          <draw:text-box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Item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Item $item) {</text:span></text:p>
            <text:p text:style-name="P23"><text:span text:style-name="T24">$set = $item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3">public function </text:span><text:span text:style-name="T24">update(Item $item, $where) {</text:span></text:p>
            <text:p text:style-name="P23"><text:span text:style-name="T24">$set = $item-&gt;toArray ();</text:span></text:p>
            <text:p text:style-name="P23"><text:span text:style-name="T24">$this-&gt;</text:span><text:span text:style-name="T28">tableGateway</text:span><text:span text:style-name="T24">-&gt;update ( $set, $where );</text:span></text:p>
            <text:p text:style-name="P23"><text:span text:style-name="T24">}</text:span></text:p>
            <text:p text:style-name="P23"><text:span text:style-name="T2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Table</text:span></text:p>
          </draw:text-box>
        </draw:frame>
        <draw:frame draw:style-name="gr22" draw:text-style-name="P24" draw:layer="layout" svg:width="26.2cm" svg:height="19.832cm" svg:x="0.886cm" svg:y="4.168cm">
          <draw:text-box>
            <text:p text:style-name="P23"><text:span text:style-name="T23">public function </text:span><text:span text:style-name="T24">delete($where) {</text:span></text:p>
            <text:p text:style-name="P23"><text:span text:style-name="T24">$this-&gt;</text:span><text:span text:style-name="T28">tableGateway</text:span><text:span text:style-name="T24">-&gt;delete ( $where );</text:span></text:p>
            <text:p text:style-name="P23"><text:span text:style-name="T24">}</text:span></text:p>
            <text:p text:style-name="P23"><text:span text:style-name="T25"/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param</text:span></text:p>
            <text:p text:style-name="P23"><text:span text:style-name="T26"><text:s/></text:span><text:span text:style-name="T26">* <text:s text:c="7"/></text:span><text:span text:style-name="T26"><text:tab/></text:span><text:span text:style-name="T26">array | string | Where $where</text:span></text:p>
            <text:p text:style-name="P23"><text:span text:style-name="T26"><text:s/></text:span><text:span text:style-name="T26">*/</text:span></text:p>
            <text:p text:style-name="P23"><text:span text:style-name="T23">public function </text:span><text:span text:style-name="T24">getAll($where) {</text:span></text:p>
            <text:p text:style-name="P23"><text:span text:style-name="T23">return </text:span><text:span text:style-name="T24">$this-&gt;</text:span><text:span text:style-name="T28">tableGateway</text:span><text:span text:style-name="T24">-&gt;select ( $where );</text:span></text:p>
            <text:p text:style-name="P23"><text:span text:style-name="T24">}</text:span></text:p>
            <text:p text:style-name="P23"><text:span text:style-name="T23">public function </text:span><text:span text:style-name="T24">getOne($codigo) {</text:span></text:p>
            <text:p text:style-name="P23"><text:span text:style-name="T24">$where = [</text:span></text:p>
            <text:p text:style-name="P23"><text:span text:style-name="T28">'codigo' </text:span><text:span text:style-name="T24">=&gt; $codigo</text:span></text:p>
            <text:p text:style-name="P23"><text:span text:style-name="T24">];</text:span></text:p>
            <text:p text:style-name="P23"><text:span text:style-name="T24">$rowSet = $this-&gt;getAll ( $where );</text:span></text:p>
            <text:p text:style-name="P23"><text:span text:style-name="T23">if </text:span><text:span text:style-name="T24">($rowset-&gt;count () == 0) {</text:span></text:p>
            <text:p text:style-name="P23"><text:span text:style-name="T23">return new </text:span><text:span text:style-name="T24">Item ();</text:span></text:p>
            <text:p text:style-name="P23"><text:span text:style-name="T24">}</text:span></text:p>
            <text:p text:style-name="P23"><text:span text:style-name="T23">return </text:span><text:span text:style-name="T24">$rowSet-&gt;current ();</text:span></text:p>
            <text:p text:style-name="P23"><text:span text:style-name="T24">}</text:span></text:p>
            <text:p text:style-name="P23"><text:span text:style-name="T2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1T0">
        <draw:frame presentation:style-name="pr8" draw:text-style-name="P25" draw:layer="layout" svg:width="25.199cm" svg:height="12.179cm" svg:x="1.4cm" svg:y="4.914cm" presentation:class="subtitle" presentation:user-transformed="true">
          <draw:text-box>
            <text:p text:style-name="P19"><text:span text:style-name="T16">Usuario.php</text:span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</text:span></text:p>
          </draw:text-box>
        </draw:frame>
        <draw:frame draw:style-name="gr23" draw:text-style-name="P26" draw:layer="layout" svg:width="26.2cm" svg:height="13.2cm" svg:x="1.286cm" svg:y="6.6cm">
          <draw:text-box>
            <text:p text:style-name="P23"><text:span text:style-name="T30"/></text:p>
            <text:p text:style-name="P23"><text:span text:style-name="T30">namespace </text:span><text:span text:style-name="T31">Model;</text:span></text:p>
            <text:p text:style-name="P23"><text:span text:style-name="T32"/></text:p>
            <text:p text:style-name="P23"><text:span text:style-name="T30">class </text:span><text:span text:style-name="T31">Usuario {</text:span></text:p>
            <text:p text:style-name="P23"><text:span text:style-name="T32"><text:tab/></text:span></text:p>
            <text:p text:style-name="P23"><text:span text:style-name="T3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1T0">
        <draw:frame presentation:style-name="pr9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4" draw:text-style-name="P27" draw:layer="layout" svg:width="25.869cm" svg:height="15.371cm" svg:x="1.417cm" svg:y="6.4cm">
          <draw:text-box>
            <text:p text:style-name="P23"><text:span text:style-name="T34">&lt;?php</text:span></text:p>
            <text:p text:style-name="P23"><text:span text:style-name="T26"/></text:p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Usuario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Usuario $usuario) {</text:span></text:p>
            <text:p text:style-name="P23"><text:span text:style-name="T24">$set = $usuario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5"/></text:p>
          </draw:text-box>
        </draw:frame>
        <draw:frame presentation:style-name="pr10" draw:text-style-name="P28" draw:layer="layout" svg:width="10.211cm" svg:height="1.7cm" svg:x="1.675cm" svg:y="3.9cm">
          <draw:text-box>
            <text:p text:style-name="P19"><text:span text:style-name="T16">UsuarioTable.ph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1T0">
        <draw:frame presentation:style-name="pr11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5" draw:text-style-name="P27" draw:layer="layout" svg:width="25.869cm" svg:height="16.811cm" svg:x="1.286cm" svg:y="4.421cm">
          <draw:text-box>
            <text:p text:style-name="P23"><text:span text:style-name="T23">public function </text:span><text:span text:style-name="T35">update(Usuario $usuario, $where) {</text:span></text:p>
            <text:p text:style-name="P23"><text:span text:style-name="T24">$set = $usuario-&gt;toArray ();</text:span></text:p>
            <text:p text:style-name="P23"><text:span text:style-name="T24">$this-&gt;</text:span><text:span text:style-name="T28">tableGateway</text:span><text:span text:style-name="T24">-&gt;update ( $set, $where );</text:span></text:p>
            <text:p text:style-name="P23"><text:span text:style-name="T24">}</text:span></text:p>
            <text:p text:style-name="P23"><text:span text:style-name="T23">public function </text:span><text:span text:style-name="T24">delete($where) {</text:span></text:p>
            <text:p text:style-name="P23"><text:span text:style-name="T24">$this-&gt;</text:span><text:span text:style-name="T28">tableGateway</text:span><text:span text:style-name="T24">-&gt;delete ( $where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param</text:span></text:p>
            <text:p text:style-name="P23"><text:span text:style-name="T26"><text:s/></text:span><text:span text:style-name="T26">* <text:s text:c="7"/></text:span><text:span text:style-name="T26"><text:tab/></text:span><text:span text:style-name="T26">array | string | Where $where</text:span></text:p>
            <text:p text:style-name="P23"><text:span text:style-name="T26"><text:s/></text:span><text:span text:style-name="T26">*/</text:span></text:p>
            <text:p text:style-name="P23"><text:span text:style-name="T23">public function </text:span><text:span text:style-name="T24">getAll($where) {</text:span></text:p>
            <text:p text:style-name="P23"><text:span text:style-name="T23">return </text:span><text:span text:style-name="T24">$this-&gt;</text:span><text:span text:style-name="T28">tableGateway</text:span><text:span text:style-name="T24">-&gt;select ( $where );</text:span></text:p>
            <text:p text:style-name="P23"><text:span text:style-name="T24">}</text:span></text:p>
            <text:p text:style-name="P23"><text:span text:style-name="T23">public function </text:span><text:span text:style-name="T36">getOne</text:span><text:span text:style-name="T24">($codigo) {</text:span></text:p>
            <text:p text:style-name="P23"><text:span text:style-name="T24">$where = [ </text:span></text:p>
            <text:p text:style-name="P23"><text:span text:style-name="T28">'codigo' </text:span><text:span text:style-name="T24">=&gt; $codigo </text:span></text:p>
            <text:p text:style-name="P23"><text:span text:style-name="T24">];</text:span></text:p>
            <text:p text:style-name="P23"><text:span text:style-name="T24">$rowSet = $this-&gt;getAll ( $where );</text:span></text:p>
            <text:p text:style-name="P23"><text:span text:style-name="T23">if </text:span><text:span text:style-name="T24">($rowset-&gt;count () == 0) {</text:span></text:p>
            <text:p text:style-name="P23"><text:span text:style-name="T2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1T0">
        <draw:frame presentation:style-name="pr12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5" draw:text-style-name="P29" draw:layer="layout" svg:width="25.869cm" svg:height="16.811cm" svg:x="1.486cm" svg:y="6.2cm">
          <draw:text-box>
            <text:p text:style-name="P23"><text:span text:style-name="T23">return new</text:span><text:span text:style-name="T37"> </text:span><text:span text:style-name="T35">Usuario ();</text:span></text:p>
            <text:p text:style-name="P23"><text:span text:style-name="T35">}</text:span></text:p>
            <text:p text:style-name="P23"><text:span text:style-name="T23">return</text:span><text:span text:style-name="T37"> </text:span><text:span text:style-name="T35">$rowSet-&gt;current ();</text:span></text:p>
            <text:p text:style-name="P23"><text:span text:style-name="T35">}</text:span></text:p>
            <text:p text:style-name="P23"><text:span text:style-name="T3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1T0">
        <draw:frame presentation:style-name="pr13" draw:text-style-name="P30" draw:layer="layout" svg:width="25.199cm" svg:height="13.107cm" svg:x="1.001cm" svg:y="4.621cm" presentation:class="subtitle" presentation:user-transformed="true">
          <draw:text-box>
            <text:p text:style-name="P19"><text:span text:style-name="T16">Pedido.php</text:span></text:p>
            <text:p text:style-name="P19"><text:span text:style-name="T33"/></text:p>
            <text:p text:style-name="P19"><text:span text:style-name="T38"/></text:p>
            <text:p text:style-name="P19"><text:span text:style-name="T3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</text:span></text:p>
          </draw:text-box>
        </draw:frame>
        <draw:frame draw:style-name="gr26" draw:text-style-name="P31" draw:layer="layout" svg:width="19.811cm" svg:height="11.781cm" svg:x="1.001cm" svg:y="6.6cm">
          <draw:text-box>
            <text:p text:style-name="P23"><text:span text:style-name="T40">&lt;?php</text:span></text:p>
            <text:p text:style-name="P23"><text:span text:style-name="T41"/></text:p>
            <text:p text:style-name="P23"><text:span text:style-name="T42">namespace </text:span><text:span text:style-name="T43">Model;</text:span></text:p>
            <text:p text:style-name="P23"><text:span text:style-name="T41"/></text:p>
            <text:p text:style-name="P23"><text:span text:style-name="T42">class </text:span><text:span text:style-name="T43">Pedido {</text:span></text:p>
            <text:p text:style-name="P23"><text:span text:style-name="T43"/></text:p>
            <text:p text:style-name="P23"><text:span text:style-name="T43">}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7" draw:text-style-name="P24" draw:layer="layout" svg:width="26.6cm" svg:height="17.531cm" svg:x="0.886cm" svg:y="6.469cm">
          <draw:text-box>
            <text:p text:style-name="P23"><text:span text:style-name="T34">&lt;?php</text:span><text:span text:style-name="T24"> </text:span></text:p>
            <text:p text:style-name="P23"><text:span text:style-name="T25"/></text:p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Pedido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</text:span><text:span text:style-name="T36">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Pedido $pedido) {</text:span></text:p>
            <text:p text:style-name="P23"><text:span text:style-name="T24">$set = $pedido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5"/></text:p>
          </draw:text-box>
        </draw:frame>
        <draw:frame presentation:style-name="pr14" draw:text-style-name="P28" draw:layer="layout" svg:width="8.8cm" svg:height="2.533cm" svg:x="1.086cm" svg:y="4.168cm">
          <draw:text-box>
            <text:p text:style-name="P19"><text:span text:style-name="T16">PedidoTable.ph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8" draw:text-style-name="P32" draw:layer="layout" svg:width="26.1cm" svg:height="17.851cm" svg:x="1.186cm" svg:y="4.343cm">
          <draw:text-box>
            <text:p text:style-name="P23"><text:span text:style-name="T44">public function </text:span><text:span text:style-name="T45">update(Pedido $pedido, $where) {</text:span></text:p>
            <text:p text:style-name="P23"><text:span text:style-name="T46">$set = $pedido-&gt;toArray ();</text:span></text:p>
            <text:p text:style-name="P23"><text:span text:style-name="T46">$this-&gt;</text:span><text:span text:style-name="T47">tableGateway</text:span><text:span text:style-name="T46">-&gt;update ( $set, $where );</text:span></text:p>
            <text:p text:style-name="P23"><text:span text:style-name="T46">}</text:span></text:p>
            <text:p text:style-name="P23"><text:span text:style-name="T44">public function </text:span><text:span text:style-name="T46">delete($where) {</text:span></text:p>
            <text:p text:style-name="P23"><text:span text:style-name="T46">$this-&gt;</text:span><text:span text:style-name="T47">tableGateway</text:span><text:span text:style-name="T46">-&gt;delete ( $where );</text:span></text:p>
            <text:p text:style-name="P23"><text:span text:style-name="T46">}</text:span></text:p>
            <text:p text:style-name="P23"><text:span text:style-name="T46"/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param</text:span></text:p>
            <text:p text:style-name="P23"><text:span text:style-name="T48"><text:s/></text:span><text:span text:style-name="T48">* <text:s text:c="7"/></text:span><text:span text:style-name="T48"><text:tab/></text:span><text:span text:style-name="T48">array | string | Where $where</text:span></text:p>
            <text:p text:style-name="P23"><text:span text:style-name="T48"><text:s/></text:span><text:span text:style-name="T48">*/</text:span></text:p>
            <text:p text:style-name="P23"><text:span text:style-name="T44">public function </text:span><text:span text:style-name="T46">getAll($where) {</text:span></text:p>
            <text:p text:style-name="P23"><text:span text:style-name="T44">return </text:span><text:span text:style-name="T46">$this-&gt;</text:span><text:span text:style-name="T47">tableGateway</text:span><text:span text:style-name="T46">-&gt;select ( $where );</text:span></text:p>
            <text:p text:style-name="P23"><text:span text:style-name="T46">}</text:span></text:p>
            <text:p text:style-name="P23"><text:span text:style-name="T44">public function </text:span><text:span text:style-name="T46">getOne($codigo) {</text:span></text:p>
            <text:p text:style-name="P23"><text:span text:style-name="T46">$where = [</text:span></text:p>
            <text:p text:style-name="P23"><text:span text:style-name="T47">'codigo' </text:span><text:span text:style-name="T46">=&gt; $codigo</text:span></text:p>
            <text:p text:style-name="P23"><text:span text:style-name="T46">];</text:span></text:p>
            <text:p text:style-name="P23"><text:span text:style-name="T46"/></text:p>
            <text:p text:style-name="P23"><text:span text:style-name="T4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9" draw:text-style-name="P33" draw:layer="layout" svg:width="25.3cm" svg:height="15.611cm" svg:x="0.986cm" svg:y="5cm">
          <draw:text-box>
            <text:p text:style-name="P23"><text:span text:style-name="T45">$rowSet = $this-&gt;getAll ( $where );</text:span></text:p>
            <text:p text:style-name="P23"><text:span text:style-name="T44">if </text:span><text:span text:style-name="T46">($rowset-&gt;count () == 0) {</text:span></text:p>
            <text:p text:style-name="P23"><text:span text:style-name="T42">return new </text:span><text:span text:style-name="T43">Pedido ();</text:span></text:p>
            <text:p text:style-name="P23"><text:span text:style-name="T43">}</text:span></text:p>
            <text:p text:style-name="P23"><text:span text:style-name="T42">return </text:span><text:span text:style-name="T43">$rowSet-&gt;current ();</text:span></text:p>
            <text:p text:style-name="P23"><text:span text:style-name="T43">}</text:span></text:p>
            <text:p text:style-name="P23"><text:span text:style-name="T4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</text:span></text:p>
          </draw:text-box>
        </draw:frame>
        <draw:frame draw:style-name="gr30" draw:text-style-name="P34" draw:layer="layout" svg:width="26.6cm" svg:height="16.251cm" svg:x="0.686cm" svg:y="4.2cm">
          <draw:text-box>
            <text:p text:style-name="P23"><text:span text:style-name="T50">&lt;?php</text:span></text:p>
            <text:p text:style-name="P23"><text:span text:style-name="T51"/></text:p>
            <text:p text:style-name="P23"><text:span text:style-name="T44">namespace </text:span><text:span text:style-name="T46">Application\Model;</text:span></text:p>
            <text:p text:style-name="P23"><text:span text:style-name="T51"/></text:p>
            <text:p text:style-name="P23"><text:span text:style-name="T44">class </text:span><text:span text:style-name="T46">Produto {</text:span></text:p>
            <text:p text:style-name="P23"><text:span text:style-name="T44">public </text:span><text:span text:style-name="T47">$id</text:span><text:span text:style-name="T46">;</text:span></text:p>
            <text:p text:style-name="P23"><text:span text:style-name="T44">public </text:span><text:span text:style-name="T47">$nome</text:span><text:span text:style-name="T46">;</text:span></text:p>
            <text:p text:style-name="P23"><text:span text:style-name="T44">public </text:span><text:span text:style-name="T47">$valor</text:span><text:span text:style-name="T46">;</text:span></text:p>
            <text:p text:style-name="P23"><text:span text:style-name="T44">public </text:span><text:span text:style-name="T47">$quantidade</text:span><text:span text:style-name="T46">;</text:span></text:p>
            <text:p text:style-name="P23"><text:span text:style-name="T46"/></text:p>
            <text:p text:style-name="P23"><text:span text:style-name="T44">public function </text:span><text:span text:style-name="T52">exchangeArray</text:span><text:span text:style-name="T46">(</text:span><text:span text:style-name="T44">array </text:span><text:span text:style-name="T46">$data){</text:span></text:p>
            <text:p text:style-name="P23"><text:span text:style-name="T46"><text:tab/></text:span><text:span text:style-name="T46"><text:tab/></text:span><text:span text:style-name="T46">$this-&gt;</text:span><text:span text:style-name="T47">id</text:span><text:span text:style-name="T46"> = </text:span><text:span text:style-name="T44">isset</text:span><text:span text:style-name="T46">($data[</text:span><text:span text:style-name="T47">'id'</text:span><text:span text:style-name="T46">]) ? $data[</text:span><text:span text:style-name="T47">'id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nome</text:span><text:span text:style-name="T46"> = </text:span><text:span text:style-name="T44">isset</text:span><text:span text:style-name="T46">($data[</text:span><text:span text:style-name="T47">'nome'</text:span><text:span text:style-name="T46">]) ? $data[</text:span><text:span text:style-name="T47">'nome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valor</text:span><text:span text:style-name="T46"> = </text:span><text:span text:style-name="T44">isset</text:span><text:span text:style-name="T46">($data[</text:span><text:span text:style-name="T47">'valor'</text:span><text:span text:style-name="T46">]) ? $data[</text:span><text:span text:style-name="T47">'valor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quantidade</text:span><text:span text:style-name="T46"> = </text:span><text:span text:style-name="T44">isset</text:span><text:span text:style-name="T46">($data[</text:span><text:span text:style-name="T47">'quantidade'</text:span><text:span text:style-name="T46">]) ? $data[</text:span><text:span text:style-name="T47">'quantidade'</text:span><text:span text:style-name="T46">] : </text:span><text:span text:style-name="T44">null</text:span><text:span text:style-name="T46">;</text:span></text:p>
            <text:p text:style-name="P23"><text:span text:style-name="T46">}</text:span></text:p>
            <text:p text:style-name="P23"><text:span text:style-name="T4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</text:span></text:p>
          </draw:text-box>
        </draw:frame>
        <draw:frame draw:style-name="gr31" draw:text-style-name="P31" draw:layer="layout" svg:width="25.397cm" svg:height="15.857cm" svg:x="1.089cm" svg:y="5.543cm">
          <draw:text-box>
            <text:p text:style-name="P23"><text:span text:style-name="T42"><text:tab/></text:span><text:span text:style-name="T42">public function </text:span><text:span text:style-name="T43">toArray(){</text:span></text:p>
            <text:p text:style-name="P23"><text:span text:style-name="T43"><text:tab/></text:span><text:span text:style-name="T43"><text:tab/></text:span><text:span text:style-name="T42">return </text:span><text:span text:style-name="T43">get_object_vars($this);</text:span></text:p>
            <text:p text:style-name="P23"><text:span text:style-name="T43"><text:tab/></text:span><text:span text:style-name="T43">}</text:span></text:p>
            <text:p text:style-name="P23"><text:span text:style-name="T4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32" draw:text-style-name="P34" draw:layer="layout" svg:width="28cm" svg:height="14cm" svg:x="0cm" svg:y="4.8cm">
          <draw:text-box>
            <text:p text:style-name="P23"><text:span text:style-name="T50">&lt;?php</text:span></text:p>
            <text:p text:style-name="P23"><text:span text:style-name="T48"/></text:p>
            <text:p text:style-name="P23"><text:span text:style-name="T44">namespace </text:span><text:span text:style-name="T46">Application\Model;</text:span></text:p>
            <text:p text:style-name="P23"><text:span text:style-name="T51"/></text:p>
            <text:p text:style-name="P23"><text:span text:style-name="T44">use </text:span><text:span text:style-name="T46">Zend\Db\TableGateway\TableGatewayInterface;</text:span></text:p>
            <text:p text:style-name="P23"><text:span text:style-name="T51"/></text:p>
            <text:p text:style-name="P23"><text:span text:style-name="T44">class </text:span><text:span text:style-name="T46">ProdutoTable {</text:span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var</text:span><text:span text:style-name="T48"> TableGatewayInterface</text:span></text:p>
            <text:p text:style-name="P23"><text:span text:style-name="T48"><text:s/></text:span><text:span text:style-name="T48">*/</text:span></text:p>
            <text:p text:style-name="P23"><text:span text:style-name="T44">protected </text:span><text:span text:style-name="T47">$tableGateway</text:span><text:span text:style-name="T46">;</text:span></text:p>
            <text:p text:style-name="P23"><text:span text:style-name="T44">public function </text:span><text:span text:style-name="T46">__construct(TableGatewayInterface $tableGateway) {</text:span></text:p>
            <text:p text:style-name="P23"><text:span text:style-name="T46">$this-&gt;</text:span><text:span text:style-name="T47">tableGateway</text:span><text:span text:style-name="T46"> = $tableGateway;</text:span></text:p>
            <text:p text:style-name="P23"><text:span text:style-name="T46">}</text:span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33" draw:text-style-name="P34" draw:layer="layout" svg:width="26cm" svg:height="15.011cm" svg:x="1.086cm" svg:y="5.189cm">
          <draw:text-box>
            <text:p text:style-name="P23"><text:span text:style-name="T44">public function </text:span><text:span text:style-name="T46">insert(Produto $produto) {</text:span></text:p>
            <text:p text:style-name="P23"><text:span text:style-name="T46">$set = $produto-&gt;toArray ();</text:span></text:p>
            <text:p text:style-name="P23"><text:span text:style-name="T46">$this-&gt;</text:span><text:span text:style-name="T47">tableGateway</text:span><text:span text:style-name="T46">-&gt;insert ( $set );</text:span></text:p>
            <text:p text:style-name="P23"><text:span text:style-name="T46">}</text:span></text:p>
            <text:p text:style-name="P23"><text:span text:style-name="T44">public function </text:span><text:span text:style-name="T46">update(Produto $produto, $where) {</text:span></text:p>
            <text:p text:style-name="P23"><text:span text:style-name="T46">$set = $produto-&gt;toArray ();</text:span></text:p>
            <text:p text:style-name="P23"><text:span text:style-name="T46">$this-&gt;</text:span><text:span text:style-name="T47">tableGateway</text:span><text:span text:style-name="T46">-&gt;update ( $set, $where );</text:span></text:p>
            <text:p text:style-name="P23"><text:span text:style-name="T46">}</text:span></text:p>
            <text:p text:style-name="P23"><text:span text:style-name="T44">public function </text:span><text:span text:style-name="T46">delete($where) {</text:span></text:p>
            <text:p text:style-name="P23"><text:span text:style-name="T46">$this-&gt;</text:span><text:span text:style-name="T47">tableGateway</text:span><text:span text:style-name="T46">-&gt;delete ( $where );</text:span></text:p>
            <text:p text:style-name="P23"><text:span text:style-name="T46">}</text:span></text:p>
            <text:p text:style-name="P23"><text:span text:style-name="T51"/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param</text:span></text:p>
            <text:p text:style-name="P23"><text:span text:style-name="T48"><text:s/></text:span><text:span text:style-name="T48">* <text:s text:c="7"/></text:span><text:span text:style-name="T48"><text:tab/></text:span><text:span text:style-name="T48">array | string | Where $where</text:span></text:p>
            <text:p text:style-name="P23"><text:span text:style-name="T48"><text:s/></text:span><text:span text:style-name="T48">*/</text:span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25" draw:text-style-name="P34" draw:layer="layout" svg:width="26cm" svg:height="16.811cm" svg:x="1.086cm" svg:y="4.6cm">
          <draw:text-box>
            <text:p text:style-name="P23"><text:span text:style-name="T44">public function </text:span><text:span text:style-name="T45">getAll($where) {</text:span></text:p>
            <text:p text:style-name="P23"><text:span text:style-name="T44">return </text:span><text:span text:style-name="T46">$this-&gt;</text:span><text:span text:style-name="T47">tableGateway</text:span><text:span text:style-name="T46">-&gt;select ( $where );</text:span></text:p>
            <text:p text:style-name="P23"><text:span text:style-name="T46">}</text:span></text:p>
            <text:p text:style-name="P23"><text:span text:style-name="T44">public function </text:span><text:span text:style-name="T46">getOne($codigo) {</text:span></text:p>
            <text:p text:style-name="P23"><text:span text:style-name="T46">$where = [</text:span></text:p>
            <text:p text:style-name="P23"><text:span text:style-name="T47">'codigo' </text:span><text:span text:style-name="T46">=&gt; $codigo</text:span></text:p>
            <text:p text:style-name="P23"><text:span text:style-name="T46">];</text:span></text:p>
            <text:p text:style-name="P23"><text:span text:style-name="T46">$rowSet = $this-&gt;getAll ( $where );</text:span></text:p>
            <text:p text:style-name="P23"><text:span text:style-name="T44">if </text:span><text:span text:style-name="T46">($rowset-&gt;count () == 0) {</text:span></text:p>
            <text:p text:style-name="P23"><text:span text:style-name="T44">return new </text:span><text:span text:style-name="T46">Produto ();</text:span></text:p>
            <text:p text:style-name="P23"><text:span text:style-name="T46">}</text:span></text:p>
            <text:p text:style-name="P23"><text:span text:style-name="T44">return </text:span><text:span text:style-name="T46">$rowSet-&gt;current ();</text:span></text:p>
            <text:p text:style-name="P23"><text:span text:style-name="T46">}</text:span></text:p>
            <text:p text:style-name="P23"><text:span text:style-name="T4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página inicial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Através do PhpMyAdmin, vamos criar o banco de dados acme. O banco deve ser criado com codificação utf8_unicode_ci. </text:span></text:p>
              </text:list-header>
            </text:list>
          </draw:text-box>
        </draw:frame>
        <draw:frame draw:style-name="gr1" draw:text-style-name="P3" draw:layer="layout" svg:width="21.456cm" svg:height="13.6cm" svg:x="2.886cm" svg:y="7cm">
          <draw:image xlink:href="Pictures/100002010000037500000231B3B73E1C2A548B63.png" xlink:type="simple" xlink:show="embed" xlink:actuate="onLoad">
            <text:p/>
          </draw:image>
        </draw:frame>
        <draw:line draw:style-name="gr15" draw:text-style-name="P3" draw:layer="layout" svg:x1="18.086cm" svg:y1="10.4cm" svg:x2="13.886cm" svg:y2="12.6cm">
          <text:p/>
        </draw:lin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página inicial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Em seguida devem ser criadas as tabelas que serão mapeadas pelos modelos que criamos. Por enquanto crie as tabelas usuários, pedidos e itens apenas com o campo id (integer, autonumerado, não nulo, chave única e primária).</text:span></text:p>
                <text:p text:style-name="P6"><text:span text:style-name="T53"/></text:p>
              </text:list-header>
            </text:list>
            <text:list text:style-name="L3">
              <text:list-header>
                <text:p text:style-name="P6"><text:span text:style-name="T53"/></text:p>
              </text:list-header>
            </text:list>
            <text:list text:style-name="L2">
              <text:list-header>
                <text:p><text:span text:style-name="T54"/></text:p>
              </text:list-header>
            </text:list>
          </draw:text-box>
        </draw:frame>
        <draw:frame draw:style-name="gr1" draw:text-style-name="P3" draw:layer="layout" svg:width="26.151cm" svg:height="5.4cm" svg:x="1.086cm" svg:y="9.8cm">
          <draw:image xlink:href="Pictures/100002010000031F000000A543CA2FAB035AE7D7.png" xlink:type="simple" xlink:show="embed" xlink:actuate="onLoad">
            <text:p/>
          </draw:image>
        </draw:frame>
        <draw:line draw:style-name="gr15" draw:text-style-name="P3" draw:layer="layout" svg:x1="18.686cm" svg:y1="11.2cm" svg:x2="16.086cm" svg:y2="12.8cm">
          <text:p/>
        </draw:line>
        <draw:line draw:style-name="gr15" draw:text-style-name="P3" draw:layer="layout" svg:x1="20.486cm" svg:y1="10.8cm" svg:x2="23.286cm" svg:y2="13cm">
          <text:p/>
        </draw:line>
        <draw:line draw:style-name="gr15" draw:text-style-name="P3" draw:layer="layout" svg:x1="20.886cm" svg:y1="16.2cm" svg:x2="21.086cm" svg:y2="16.2cm">
          <text:p/>
        </draw:lin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página inicial</text:span></text:p>
          </draw:text-box>
        </draw:frame>
        <draw:frame draw:style-name="gr1" draw:text-style-name="P3" draw:layer="layout" svg:width="27.913cm" svg:height="5.87cm" svg:x="0cm" svg:y="9.33cm">
          <draw:image xlink:href="Pictures/100002010000043C000000E4EF35731F49D80457.png" xlink:type="simple" xlink:show="embed" xlink:actuate="onLoad">
            <text:p/>
          </draw:image>
        </draw:frame>
        <draw:line draw:style-name="gr15" draw:text-style-name="P3" draw:layer="layout" svg:x1="3.086cm" svg:y1="11cm" svg:x2="2.286cm" svg:y2="13cm">
          <text:p/>
        </draw:line>
        <draw:line draw:style-name="gr15" draw:text-style-name="P3" draw:layer="layout" svg:x1="24.886cm" svg:y1="10.8cm" svg:x2="27.486cm" svg:y2="12.8cm">
          <text:p/>
        </draw:line>
        <draw:line draw:style-name="gr15" draw:text-style-name="P3" draw:layer="layout" svg:x1="23.286cm" svg:y1="12cm" svg:x2="24.086cm" svg:y2="13cm">
          <text:p/>
        </draw:lin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página inicial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Em seguida vamos criar uma tabela com o nome “produtos”, com 4 campos:</text:span></text:p>
              </text:list-header>
            </text:list>
            <text:list text:style-name="L3">
              <text:list-header>
                <text:p text:style-name="P6"><text:span text:style-name="T53"/></text:p>
              </text:list-header>
              <text:list-item>
                <text:p><text:span text:style-name="T55">id</text:span><text:span text:style-name="T6">: integer</text:span><text:span text:style-name="T53"> ( autonumerado, não nulo, chave única e chave primária)</text:span></text:p>
              </text:list-item>
              <text:list-item>
                <text:p><text:span text:style-name="T55">nome</text:span><text:span text:style-name="T53">: varchar (80)</text:span></text:p>
              </text:list-item>
              <text:list-item>
                <text:p><text:span text:style-name="T55">valor</text:span><text:span text:style-name="T53">: double</text:span></text:p>
              </text:list-item>
              <text:list-item>
                <text:p><text:span text:style-name="T55">quantidade</text:span><text:span text:style-name="T53">: integer </text:span></text:p>
              </text:list-item>
            </text:list>
            <text:list text:style-name="L2">
              <text:list-header>
                <text:p><text:span text:style-name="T54"/></text:p>
                <text:p><text:span text:style-name="T54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do a Tabela</text:span></text:p>
          </draw:text-box>
        </draw:frame>
        <draw:frame presentation:style-name="pr5" draw:text-style-name="P8" draw:layer="layout" svg:width="25.199cm" svg:height="12.179cm" svg:x="1.4cm" svg:y="4.914cm" presentation:class="outline" presentation:user-transformed="true">
          <draw:text-box>
            <text:p><text:span text:style-name="T6"/></text:p>
            <text:p><text:span text:style-name="T6">Usando o botão </text:span><text:span text:style-name="T56">Inserir</text:span><text:span text:style-name="T6"> inclua quatro ou mais registros de produtos.</text:span></text:p>
            <text:p><text:span text:style-name="T6"/></text:p>
            <text:p><text:span text:style-name="T6">Pronto! Agora podemos criar a listagem de produtos, que aparecerá na página inicia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Definindo os dados de conexão</text:span></text:p>
          </draw:text-box>
        </draw:frame>
        <draw:frame presentation:style-name="pr5" draw:text-style-name="P8" draw:layer="layout" svg:width="25.199cm" svg:height="10.886cm" svg:x="1.4cm" svg:y="4.914cm" presentation:class="outline" presentation:user-transformed="true">
          <draw:text-box>
            <text:p><text:span text:style-name="T6">Precisamos definir os dados de conexão com o banco no arquivo </text:span><text:span text:style-name="T57">global.php</text:span><text:span text:style-name="T6"> dentro de </text:span><text:span text:style-name="T56">config/autoload</text:span><text:span text:style-name="T6">.</text:span></text:p>
            <text:list text:style-name="L2">
              <text:list-header>
                <text:p><text:span text:style-name="T6"/></text:p>
              </text:list-header>
            </text:list>
            <text:p><text:span text:style-name="T58"/></text:p>
          </draw:text-box>
        </draw:frame>
        <draw:frame draw:style-name="gr34" draw:text-style-name="P31" draw:layer="layout" svg:width="25.096cm" svg:height="12.2cm" svg:x="1.79cm" svg:y="7.6cm">
          <draw:text-box>
            <text:p text:style-name="P23"><text:span text:style-name="T40">&lt;?php</text:span></text:p>
            <text:p text:style-name="P23"><text:span text:style-name="T42">return </text:span><text:span text:style-name="T43">[</text:span></text:p>
            <text:p text:style-name="P23"><text:span text:style-name="T43"><text:s text:c="4"/></text:span><text:span text:style-name="T59">// ...</text:span></text:p>
            <text:p text:style-name="P23"><text:span text:style-name="T43"><text:s text:c="4"/></text:span><text:span text:style-name="T60">'db' </text:span><text:span text:style-name="T43">=&gt; [</text:span></text:p>
            <text:p text:style-name="P23"><text:span text:style-name="T43"><text:s text:c="4"/></text:span><text:span text:style-name="T43"><text:tab/></text:span><text:span text:style-name="T43"><text:tab/></text:span><text:span text:style-name="T60">'driver' </text:span><text:span text:style-name="T43">=&gt; </text:span><text:span text:style-name="T60">'PDO'</text:span><text:span text:style-name="T43">,</text:span></text:p>
            <text:p text:style-name="P23"><text:span text:style-name="T43"><text:s text:c="4"/></text:span><text:span text:style-name="T43"><text:tab/></text:span><text:span text:style-name="T43"><text:tab/></text:span><text:span text:style-name="T60">'dsn' </text:span><text:span text:style-name="T43">=&gt; </text:span><text:span text:style-name="T60">'mysql:host=localhost;port=5432;dbname=acme' <text:s text:c="3"/></text:span><text:span text:style-name="T60"><text:tab/></text:span><text:span text:style-name="T60"><text:tab/></text:span></text:p>
            <text:p text:style-name="P23"><text:span text:style-name="T60"><text:s text:c="4"/></text:span><text:span text:style-name="T43">]</text:span></text:p>
            <text:p text:style-name="P23"><text:span text:style-name="T43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Definindo os dados de conexão</text:span></text:p>
          </draw:text-box>
        </draw:frame>
        <draw:frame presentation:style-name="pr5" draw:text-style-name="P8" draw:layer="layout" svg:width="25.199cm" svg:height="10.886cm" svg:x="1.4cm" svg:y="4.914cm" presentation:class="outline" presentation:user-transformed="true">
          <draw:text-box>
            <text:p><text:span text:style-name="T6">O usuário e a senha devem ser definidos no arquivo </text:span><text:span text:style-name="T57">local.php</text:span><text:span text:style-name="T6"> dentro de </text:span><text:span text:style-name="T56">config/autoload</text:span><text:span text:style-name="T6">.</text:span></text:p>
            <text:list text:style-name="L2">
              <text:list-header>
                <text:p><text:span text:style-name="T6"/></text:p>
              </text:list-header>
            </text:list>
            <text:p><text:span text:style-name="T58"/></text:p>
          </draw:text-box>
        </draw:frame>
        <draw:frame draw:style-name="gr35" draw:text-style-name="P31" draw:layer="layout" svg:width="25.6cm" svg:height="11.954cm" svg:x="1.086cm" svg:y="8.046cm">
          <draw:text-box>
            <text:p text:style-name="P23"><text:span text:style-name="T40">&lt;?php</text:span></text:p>
            <text:p text:style-name="P23"><text:span text:style-name="T42">return </text:span><text:span text:style-name="T43">[</text:span></text:p>
            <text:p text:style-name="P23"><text:span text:style-name="T60"><text:tab/></text:span><text:span text:style-name="T60">'db' </text:span><text:span text:style-name="T43">=&gt; [</text:span></text:p>
            <text:p text:style-name="P23"><text:span text:style-name="T60"><text:tab/></text:span><text:span text:style-name="T60"><text:tab/></text:span><text:span text:style-name="T60">'username' </text:span><text:span text:style-name="T43">=&gt; </text:span><text:span text:style-name="T60">'root'</text:span><text:span text:style-name="T43">,</text:span></text:p>
            <text:p text:style-name="P23"><text:span text:style-name="T60"><text:tab/></text:span><text:span text:style-name="T60"><text:tab/></text:span><text:span text:style-name="T60">'password' </text:span><text:span text:style-name="T43">=&gt; </text:span><text:span text:style-name="T60">'[</text:span><text:span text:style-name="T60"><text:tab/></text:span><text:span text:style-name="T60">SUA SENHA AQUI]' </text:span></text:p>
            <text:p text:style-name="P23"><text:span text:style-name="T43"><text:tab/></text:span><text:span text:style-name="T43">]</text:span></text:p>
            <text:p text:style-name="P23"><text:span text:style-name="T43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presentation:style-name="pr5" draw:text-style-name="P9" draw:layer="layout" svg:width="25.199cm" svg:height="10.886cm" svg:x="1.4cm" svg:y="4.914cm" presentation:class="outline" presentation:user-transformed="true">
          <draw:text-box>
            <text:p text:style-name="P6"><text:span text:style-name="T6">Prosseguindo, temos de preparar o módulo inicial de nosso projeto. Ele será responsável por mostrar a página inicial com uma amostra dos produtos das Lojas Acme e links para comprar, identificar-se ou cadastrar-se.</text:span></text:p>
            <text:p text:style-name="P6"><text:span text:style-name="T6">Na pasta module/Application/src/Controller existe uma classe chamada </text:span><text:span text:style-name="T61">IndexController</text:span><text:span text:style-name="T6">, que é o controlador padrão da aplicação.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draw:style-name="gr36" draw:text-style-name="P36" draw:layer="layout" svg:width="8.732cm" svg:height="1.153cm" svg:x="8.986cm" svg:y="3.243cm">
          <draw:text-box>
            <text:p><text:span text:style-name="T62">IndexController.php</text:span></text:p>
          </draw:text-box>
        </draw:frame>
        <draw:frame draw:style-name="gr37" draw:text-style-name="P34" draw:layer="layout" svg:width="26.4cm" svg:height="15.6cm" svg:x="1.086cm" svg:y="5.4cm">
          <draw:text-box>
            <text:p text:style-name="P23"><text:span text:style-name="T50">&lt;?php</text:span></text:p>
            <text:p text:style-name="P23"><text:span text:style-name="T48"/></text:p>
            <text:p text:style-name="P23"><text:span text:style-name="T44">namespace </text:span><text:span text:style-name="T46">Application\Controller;</text:span></text:p>
            <text:p text:style-name="P23"><text:span text:style-name="T51"/></text:p>
            <text:p text:style-name="P23"><text:span text:style-name="T44">use </text:span><text:span text:style-name="T46">Zend\Mvc\Controller\AbstractActionController;</text:span></text:p>
            <text:p text:style-name="P23"><text:span text:style-name="T44">use </text:span><text:span text:style-name="T46">Zend\View\Model\ViewModel;</text:span></text:p>
            <text:p text:style-name="P23"><text:span text:style-name="T44">use </text:span><text:span text:style-name="T46">Zend\ServiceManager\ServiceManager;</text:span></text:p>
            <text:p text:style-name="P23"><text:span text:style-name="T51"/></text:p>
            <text:p text:style-name="P23"><text:span text:style-name="T44">class </text:span><text:span text:style-name="T46">IndexController </text:span><text:span text:style-name="T44">extends </text:span><text:span text:style-name="T46">AbstractActionController {</text:span></text:p>
            <text:p text:style-name="P23"><text:span text:style-name="T48">/**</text:span></text:p>
            <text:p text:style-name="P23"><text:span text:style-name="T48"><text:s/></text:span><text:span text:style-name="T48">* </text:span><text:span text:style-name="T49">@var</text:span><text:span text:style-name="T48"> ServiceManager</text:span></text:p>
            <text:p text:style-name="P23"><text:span text:style-name="T48"><text:s/></text:span><text:span text:style-name="T48">*/</text:span></text:p>
            <text:p text:style-name="P23"><text:span text:style-name="T44">protected </text:span><text:span text:style-name="T47">$sm</text:span><text:span text:style-name="T46">;</text:span></text:p>
            <text:p text:style-name="P23"><text:span text:style-name="T46"/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draw:style-name="gr36" draw:text-style-name="P36" draw:layer="layout" svg:width="8.732cm" svg:height="1.153cm" svg:x="8.986cm" svg:y="3.243cm">
          <draw:text-box>
            <text:p><text:span text:style-name="T62">IndexController.php</text:span></text:p>
          </draw:text-box>
        </draw:frame>
        <draw:frame draw:style-name="gr37" draw:text-style-name="P34" draw:layer="layout" svg:width="26.4cm" svg:height="15.6cm" svg:x="1.086cm" svg:y="5.2cm">
          <draw:text-box>
            <text:p text:style-name="P23"><text:span text:style-name="T44">public function </text:span><text:span text:style-name="T46">__construct(ServiceManager $sm)</text:span></text:p>
            <text:p text:style-name="P23"><text:span text:style-name="T46">{</text:span></text:p>
            <text:p text:style-name="P23"><text:span text:style-name="T46">$this-&gt;</text:span><text:span text:style-name="T47">sm</text:span><text:span text:style-name="T46"> = $sm;</text:span></text:p>
            <text:p text:style-name="P23"><text:span text:style-name="T46">}</text:span></text:p>
            <text:p text:style-name="P23"><text:span text:style-name="T46"/></text:p>
            <text:p text:style-name="P23"><text:span text:style-name="T44">public function </text:span><text:span text:style-name="T46">indexAction() {</text:span></text:p>
            <text:p text:style-name="P23"><text:span text:style-name="T44">return new </text:span><text:span text:style-name="T46">ViewModel ([</text:span></text:p>
            <text:p text:style-name="P23"><text:span text:style-name="T47">'produtos' </text:span><text:span text:style-name="T46">=&gt; $this-&gt;</text:span><text:span text:style-name="T47">sm</text:span><text:span text:style-name="T46">-&gt;get(</text:span><text:span text:style-name="T47">'ProdutoTable'</text:span><text:span text:style-name="T46">)-&gt;getAll()</text:span></text:p>
            <text:p text:style-name="P23"><text:span text:style-name="T46">]);</text:span></text:p>
            <text:p text:style-name="P23"><text:span text:style-name="T46">}</text:span></text:p>
            <text:p text:style-name="P23"><text:span text:style-name="T4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 diretório index em views</text:span></text:p>
          </draw:text-box>
        </draw:frame>
        <draw:frame presentation:style-name="pr5" draw:text-style-name="P39" draw:layer="layout" svg:width="25.199cm" svg:height="15.457cm" svg:x="1.4cm" svg:y="4.343cm" presentation:class="outline" presentation:user-transformed="true">
          <draw:text-box>
            <text:p text:style-name="P37"><text:span text:style-name="T53">Cada controlador na pasta src/Controller tem uma pasta correspondente em views, dentro de uma pasta com o nome do módulo. A pasta do controlador tem o mesmo nome do controlador em minúsculas sem o sufixo Controller. O IndexController, por exemplo, tem uma pasta </text:span><text:span text:style-name="T63">index.</text:span><text:span text:style-name="T53"> Cada método com sufixo Action do controlador pode estar ligado a um arquivo de sufixo .phtml na pasta do controlador. Por exemplo, o método </text:span><text:span text:style-name="T64">indexAction</text:span><text:span text:style-name="T53"> está ligado ao arquivo </text:span><text:span text:style-name="T64">index.phtml.</text:span></text:p>
            <text:p text:style-name="P38"><text:span text:style-name="T53"/></text:p>
          </draw:text-box>
        </draw:frame>
        <draw:frame draw:style-name="gr1" draw:text-style-name="P3" draw:layer="layout" svg:width="10.101cm" svg:height="10.746cm" svg:x="17.086cm" svg:y="10cm">
          <draw:image xlink:href="Pictures/10000201000001580000016E5040F611D0E797FD.png" xlink:type="simple" xlink:show="embed" xlink:actuate="onLoad">
            <text:p/>
          </draw:image>
        </draw:frame>
        <draw:line draw:style-name="gr15" draw:text-style-name="P3" draw:layer="layout" svg:x1="26.286cm" svg:y1="12.6cm" svg:x2="24.886cm" svg:y2="14.8cm">
          <text:p/>
        </draw:line>
        <draw:line draw:style-name="gr15" draw:text-style-name="P3" draw:layer="layout" svg:x1="25.886cm" svg:y1="18cm" svg:x2="21.886cm" svg:y2="19.8cm">
          <text:p/>
        </draw:lin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Estilo da página inicial</text:span></text:p>
          </draw:text-box>
        </draw:frame>
        <draw:frame presentation:style-name="Padrão-outline1" draw:text-style-name="P9" draw:layer="layout" svg:width="25.199cm" svg:height="15.457cm" svg:x="1.401cm" svg:y="5.343cm" presentation:class="outline" presentation:user-transformed="true">
          <draw:text-box>
            <text:p text:style-name="P6"><text:span text:style-name="T6">Para que a página inicial tenha a aparência definida neste tutorial é preciso criar um arquivo de folhas de estilo. Dentro de </text:span><text:span text:style-name="T64">public/css</text:span><text:span text:style-name="T6"> vamos criar um arquivo chamado </text:span><text:span text:style-name="T64">generic.css.</text:span></text:p>
            <text:p text:style-name="P6"><text:span text:style-name="T6">Definiremos alguns identificadores de estilo CS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estilo do cabeçalho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6">Vamos criar o identificador CSS </text:span><text:span text:style-name="T64">header</text:span><text:span text:style-name="T6">:</text:span></text:p>
            <text:p><text:span text:style-name="T65"/></text:p>
            <text:p text:style-name="P23"><text:span text:style-name="T66">#cabecalho</text:span><text:span text:style-name="T67"> </text:span><text:span text:style-name="T68">{</text:span></text:p>
            <text:p text:style-name="P23"><text:span text:style-name="T67"><text:s text:c="4"/></text:span><text:span text:style-name="T69">background-color</text:span><text:span text:style-name="T68">:</text:span><text:span text:style-name="T67"> </text:span><text:span text:style-name="T70">green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67"> </text:span><text:span text:style-name="T70">1px</text:span><text:span text:style-name="T67"> </text:span><text:span text:style-name="T70">solid</text:span><text:span text:style-name="T67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67"> </text:span><text:span text:style-name="T70">white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67"> </text:span><text:span text:style-name="T70">center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67"> </text:span><text:span text:style-name="T70">100%</text:span></text:p>
            <text:p text:style-name="P23"><text:span text:style-name="T71">}</text:span></text:p>
            <text:p><text:span text:style-name="T6">Agora vamos incluir um identificador chamado </text:span><text:span text:style-name="T64">logomarca_customer</text:span><text:span text:style-name="T6">. Ela será referida pela tag </text:span><text:span text:style-name="T64">H1</text:span><text:span text:style-name="T6"> dentro da divisão </text:span><text:span text:style-name="T64">header</text:span><text:span text:style-name="T6"> de </text:span><text:span text:style-name="T72">layout</text:span><text:span text:style-name="T64">.phtm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a logomarca do cliente</text:span></text:p>
          </draw:text-box>
        </draw:frame>
        <draw:frame presentation:style-name="Padrão-outline1" draw:text-style-name="P8" draw:layer="layout" svg:width="25.199cm" svg:height="15.457cm" svg:x="1.401cm" svg:y="5.243cm" presentation:class="outline" presentation:user-transformed="true">
          <draw:text-box>
            <text:p><text:span text:style-name="T54">O conteúdo de </text:span><text:span text:style-name="T73">logomarca_cliente</text:span><text:span text:style-name="T54"> será o seguinte:</text:span></text:p>
            <text:p><text:span text:style-name="T74"/></text:p>
            <text:p text:style-name="P23"><text:span text:style-name="T66">#logomarca_cliente</text:span><text:span text:style-name="T75"> </text:span><text:span text:style-name="T68">{</text:span></text:p>
            <text:p text:style-name="P23"><text:span text:style-name="T75"><text:s text:c="4"/></text:span><text:span text:style-name="T69">background-color</text:span><text:span text:style-name="T68">:</text:span><text:span text:style-name="T75"> </text:span><text:span text:style-name="T70">green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5"> </text:span><text:span text:style-name="T70">white</text:span><text:span text:style-name="T68">;</text:span></text:p>
            <text:p text:style-name="P23"><text:span text:style-name="T68"><text:s text:c="4"/></text:span><text:span text:style-name="T69">font-family</text:span><text:span text:style-name="T68">:</text:span><text:span text:style-name="T75"> </text:span><text:span text:style-name="T70">Verdana</text:span><text:span text:style-name="T68">;</text:span></text:p>
            <text:p text:style-name="P23"><text:span text:style-name="T68"><text:s text:c="4"/></text:span><text:span text:style-name="T69">font-size</text:span><text:span text:style-name="T68">:</text:span><text:span text:style-name="T75"> </text:span><text:span text:style-name="T70">xx-large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5"> </text:span><text:span text:style-name="T70">bold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5"> </text:span><text:span text:style-name="T70">center</text:span><text:span text:style-name="T68">;</text:span></text:p>
            <text:p text:style-name="P23"><text:span text:style-name="T7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 menu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54">Vamos agora criar o identificador CSS </text:span><text:span text:style-name="T73">menu:</text:span></text:p>
            <text:p><text:span text:style-name="T74"/></text:p>
            <text:p text:style-name="P23"><text:span text:style-name="T66">#menu</text:span><text:span text:style-name="T75"> </text:span><text:span text:style-name="T68">{</text:span></text:p>
            <text:p text:style-name="P23"><text:span text:style-name="T75"><text:s text:c="4"/></text:span><text:span text:style-name="T69">background-color</text:span><text:span text:style-name="T68">:</text:span><text:span text:style-name="T75"> </text:span><text:span text:style-name="T70">yellow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5"> </text:span><text:span text:style-name="T70">1px</text:span><text:span text:style-name="T75"> </text:span><text:span text:style-name="T70">solid</text:span><text:span text:style-name="T75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5"> </text:span><text:span text:style-name="T70">darkblue</text:span><text:span text:style-name="T68">;</text:span></text:p>
            <text:p text:style-name="P23"><text:span text:style-name="T68"><text:s text:c="4"/></text:span><text:span text:style-name="T69">font-family</text:span><text:span text:style-name="T68">:</text:span><text:span text:style-name="T75"> </text:span><text:span text:style-name="T70">Verdana</text:span><text:span text:style-name="T68">;</text:span></text:p>
            <text:p text:style-name="P23"><text:span text:style-name="T68"><text:s text:c="4"/></text:span><text:span text:style-name="T69">font-size</text:span><text:span text:style-name="T68">:</text:span><text:span text:style-name="T75"> </text:span><text:span text:style-name="T70">medium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5"> </text:span><text:span text:style-name="T70">bold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5"> </text:span><text:span text:style-name="T70">center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75"> </text:span><text:span text:style-name="T70">100%</text:span></text:p>
            <text:p text:style-name="P23"><text:span text:style-name="T7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 rodapé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54">O código do identificador CSS </text:span><text:span text:style-name="T73">footer</text:span><text:span text:style-name="T54"> ficará assim:</text:span></text:p>
            <text:p><text:span text:style-name="T74"/></text:p>
            <text:p text:style-name="P23"><text:span text:style-name="T76">footer</text:span><text:span text:style-name="T77"> </text:span><text:span text:style-name="T68">{</text:span></text:p>
            <text:p text:style-name="P23"><text:span text:style-name="T77"><text:s text:c="4"/></text:span><text:span text:style-name="T69">background-color</text:span><text:span text:style-name="T68">:</text:span><text:span text:style-name="T77"> </text:span><text:span text:style-name="T70">blue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7"> </text:span><text:span text:style-name="T70">1px</text:span><text:span text:style-name="T77"> </text:span><text:span text:style-name="T70">solid</text:span><text:span text:style-name="T77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7"> </text:span><text:span text:style-name="T70">white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7"> </text:span><text:span text:style-name="T70">center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77"> </text:span><text:span text:style-name="T70">100%</text:span><text:span text:style-name="T68">;</text:span></text:p>
            <text:p text:style-name="P23"><text:span text:style-name="T7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s produtos</text:span></text:p>
          </draw:text-box>
        </draw:frame>
        <draw:frame presentation:style-name="Padrão-outline1" draw:text-style-name="P8" draw:layer="layout" svg:width="25.199cm" svg:height="13.057cm" svg:x="1.401cm" svg:y="5.343cm" presentation:class="outline" presentation:user-transformed="true">
          <draw:text-box>
            <text:p><text:span text:style-name="T54">Os seguintes identificadores formatarão a lista de produtos:</text:span></text:p>
            <text:p text:style-name="P23"><text:span text:style-name="T66">#lista_de_produtos</text:span><text:span text:style-name="T79"> </text:span><text:span text:style-name="T68">{</text:span></text:p>
            <text:p text:style-name="P23"><text:span text:style-name="T79"><text:s text:c="4"/></text:span><text:span text:style-name="T69">background-color</text:span><text:span text:style-name="T68">:</text:span><text:span text:style-name="T79"> </text:span><text:span text:style-name="T70">deepskyblue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9"> </text:span><text:span text:style-name="T70">1px</text:span><text:span text:style-name="T79"> </text:span><text:span text:style-name="T70">solid</text:span><text:span text:style-name="T79"> </text:span><text:span text:style-name="T70">black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79"> </text:span><text:span text:style-name="T70">100%</text:span><text:span text:style-name="T68">;</text:span></text:p>
            <text:p text:style-name="P23"><text:span text:style-name="T71">}</text:span></text:p>
            <text:p text:style-name="P23"><text:span text:style-name="T71"/></text:p>
            <text:p text:style-name="P23"><text:span text:style-name="T66">#produto</text:span><text:span text:style-name="T79"> </text:span><text:span text:style-name="T68">{</text:span></text:p>
            <text:p text:style-name="P23"><text:span text:style-name="T79"><text:s text:c="4"/></text:span><text:span text:style-name="T69">border</text:span><text:span text:style-name="T68">:</text:span><text:span text:style-name="T79"> </text:span><text:span text:style-name="T70">1px</text:span><text:span text:style-name="T68">;</text:span></text:p>
            <text:p text:style-name="P23"><text:span text:style-name="T68"><text:s text:c="4"/></text:span><text:span text:style-name="T69">border-style</text:span><text:span text:style-name="T68">:</text:span><text:span text:style-name="T79"> </text:span><text:span text:style-name="T70">solid</text:span><text:span text:style-name="T68">;</text:span></text:p>
            <text:p text:style-name="P23"><text:span text:style-name="T68"><text:s text:c="4"/></text:span><text:span text:style-name="T69">font-size</text:span><text:span text:style-name="T68">:</text:span><text:span text:style-name="T79"> </text:span><text:span text:style-name="T70">large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9"> </text:span><text:span text:style-name="T70">bold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9"> </text:span><text:span text:style-name="T70">left</text:span><text:span text:style-name="T68">;</text:span></text:p>
            <text:p text:style-name="P23"><text:span text:style-name="T7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 botão de compras</text:span></text:p>
          </draw:text-box>
        </draw:frame>
        <draw:frame presentation:style-name="Padrão-outline1" draw:text-style-name="P41" draw:layer="layout" svg:width="25.199cm" svg:height="13.057cm" svg:x="1.401cm" svg:y="5.343cm" presentation:class="outline" presentation:user-transformed="true">
          <draw:text-box>
            <text:p text:style-name="P23"><text:span text:style-name="T66">#botao_comprar</text:span><text:span text:style-name="T71"> </text:span><text:span text:style-name="T68">{</text:span></text:p>
            <text:p text:style-name="P23"><text:span text:style-name="T71"><text:s text:c="4"/></text:span><text:span text:style-name="T69">background-color</text:span><text:span text:style-name="T68">:</text:span><text:span text:style-name="T71"> </text:span><text:span text:style-name="T70">red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1"> </text:span><text:span text:style-name="T70">1px</text:span><text:span text:style-name="T71"> </text:span><text:span text:style-name="T70">solid</text:span><text:span text:style-name="T71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1"> </text:span><text:span text:style-name="T70">yellow</text:span><text:span text:style-name="T68">;</text:span></text:p>
            <text:p text:style-name="P23"><text:span text:style-name="T68"><text:s text:c="4"/></text:span><text:span text:style-name="T69">font-family</text:span><text:span text:style-name="T68">:</text:span><text:span text:style-name="T71"> </text:span><text:span text:style-name="T70">Arial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1"> </text:span><text:span text:style-name="T70">bold</text:span><text:span text:style-name="T68">;</text:span></text:p>
            <text:p text:style-name="P23"><text:span text:style-name="T71">}</text:span></text:p>
            <text:p text:style-name="P40"><text:span text:style-name="T80"/></text:p>
            <text:p text:style-name="P40"><text:span text:style-name="T80">Após terminar o arquivo generic.css, vamos modificar o arquivo layout.phtml, dentro de views/layout, para que utilize somente os estilos que criam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Padrão" presentation:presentation-page-layout-name="AL2T1">
        <draw:frame presentation:style-name="pr6" draw:text-style-name="P42" draw:layer="layout" svg:width="25.199cm" svg:height="3.506cm" svg:x="1.4cm" svg:y="0.837cm" presentation:class="title">
          <draw:text-box>
            <text:p><text:span text:style-name="T81">layout.html</text:span></text:p>
          </draw:text-box>
        </draw:frame>
        <draw:frame presentation:style-name="pr5" draw:text-style-name="P43" draw:layer="layout" svg:width="25.199cm" svg:height="15.086cm" svg:x="1.4cm" svg:y="4.914cm" presentation:class="outline" presentation:user-transformed="true">
          <draw:text-box>
            <text:p text:style-name="P23"><text:span text:style-name="T34">&lt;?=</text:span><text:span text:style-name="T24"> $this-&gt;doctype() </text:span><text:span text:style-name="T34">?&gt;</text:span></text:p>
            <text:p text:style-name="P23"><text:span text:style-name="T25"/></text:p>
            <text:p text:style-name="P23"><text:span text:style-name="T82">&lt;</text:span><text:span text:style-name="T83">html</text:span><text:span text:style-name="T25"> </text:span><text:span text:style-name="T84">lang</text:span><text:span text:style-name="T85">=</text:span><text:span text:style-name="T86">"en"</text:span><text:span text:style-name="T82">&gt;</text:span></text:p>
            <text:p text:style-name="P23"><text:span text:style-name="T85"><text:s text:c="4"/></text:span><text:span text:style-name="T82">&lt;</text:span><text:span text:style-name="T83">head</text:span><text:span text:style-name="T82">&gt;</text:span></text:p>
            <text:p text:style-name="P23"><text:span text:style-name="T85"><text:s text:c="8"/></text:span><text:span text:style-name="T82">&lt;</text:span><text:span text:style-name="T83">meta</text:span><text:span text:style-name="T25"> </text:span><text:span text:style-name="T84">charset</text:span><text:span text:style-name="T85">=</text:span><text:span text:style-name="T86">"UTF-8"</text:span><text:span text:style-name="T82">&gt;</text:span></text:p>
            <text:p text:style-name="P23"><text:span text:style-name="T85"><text:s text:c="8"/></text:span><text:span text:style-name="T34">&lt;?=</text:span><text:span text:style-name="T24"> $this-&gt;headMeta()</text:span></text:p>
            <text:p text:style-name="P23"><text:span text:style-name="T24"><text:s text:c="12"/></text:span><text:span text:style-name="T24">-&gt;appendName(</text:span><text:span text:style-name="T28">'viewport'</text:span><text:span text:style-name="T24">, </text:span><text:span text:style-name="T28">'width=device-width, initial-scale=1.0'</text:span><text:span text:style-name="T24">)</text:span></text:p>
            <text:p text:style-name="P23"><text:span text:style-name="T24"><text:s text:c="12"/></text:span><text:span text:style-name="T24">-&gt;appendHttpEquiv(</text:span><text:span text:style-name="T28">'X-UA-Compatible'</text:span><text:span text:style-name="T24">, </text:span><text:span text:style-name="T28">'IE=edge'</text:span><text:span text:style-name="T24">)</text:span></text:p>
            <text:p text:style-name="P23"><text:span text:style-name="T24"><text:s text:c="8"/></text:span><text:span text:style-name="T34">?&gt;</text:span></text:p>
            <text:p text:style-name="P23"><text:span text:style-name="T25"/></text:p>
            <text:p text:style-name="P23"><text:span text:style-name="T85"><text:s text:c="8"/></text:span><text:span text:style-name="T87">&lt;!-- Le styles --&gt;</text:span></text:p>
            <text:p text:style-name="P23"><text:span text:style-name="T85"><text:s text:c="8"/></text:span><text:span text:style-name="T34">&lt;?=</text:span><text:span text:style-name="T24"> $this-&gt;headLink([</text:span><text:span text:style-name="T28">'rel' </text:span><text:span text:style-name="T24">=&gt; </text:span><text:span text:style-name="T28">'shortcut icon'</text:span><text:span text:style-name="T24">, </text:span><text:span text:style-name="T28">'type' </text:span><text:span text:style-name="T24">=&gt; </text:span><text:span text:style-name="T28">'image/vnd.microsoft.icon'</text:span><text:span text:style-name="T24">, </text:span><text:span text:style-name="T28">'href' </text:span><text:span text:style-name="T24">=&gt; $this-&gt;basePath() . </text:span><text:span text:style-name="T28">'/img/favicon.ico'</text:span><text:span text:style-name="T24">])</text:span></text:p>
            <text:p text:style-name="P23"><text:span text:style-name="T24"><text:s text:c="12"/></text:span><text:span text:style-name="T24">-&gt;prependStylesheet($this-&gt;basePath(</text:span><text:span text:style-name="T28">'css/generic.css'</text:span><text:span text:style-name="T24">))</text:span></text:p>
            <text:p text:style-name="P23"><text:span text:style-name="T24"><text:s text:c="8"/></text:span><text:span text:style-name="T34">?&gt;</text:span></text:p>
            <text:p text:style-name="P23"><text:span text:style-name="T85"><text:s text:c="4"/></text:span><text:span text:style-name="T82">&lt;/</text:span><text:span text:style-name="T83">head</text:span><text:span text:style-name="T82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Padrão" presentation:presentation-page-layout-name="AL2T1">
        <draw:frame presentation:style-name="pr6" draw:text-style-name="P42" draw:layer="layout" svg:width="25.199cm" svg:height="3.506cm" svg:x="1.4cm" svg:y="0.837cm" presentation:class="title">
          <draw:text-box>
            <text:p><text:span text:style-name="T81">layout.html (cont.)</text:span></text:p>
          </draw:text-box>
        </draw:frame>
        <draw:frame presentation:style-name="pr5" draw:text-style-name="P44" draw:layer="layout" svg:width="25.199cm" svg:height="15.086cm" svg:x="1.4cm" svg:y="4.914cm" presentation:class="outline" presentation:user-transformed="true">
          <draw:text-box>
            <text:p text:style-name="P23"><text:span text:style-name="T88"><text:s text:c="4"/></text:span><text:span text:style-name="T89">&lt;</text:span><text:span text:style-name="T90">body</text:span><text:span text:style-name="T89">&gt;</text:span></text:p>
            <text:p text:style-name="P23"><text:span text:style-name="T51"/></text:p>
            <text:p text:style-name="P23"><text:span text:style-name="T88"><text:s text:c="8"/></text:span><text:span text:style-name="T89">&lt;</text:span><text:span text:style-name="T90">div</text:span><text:span text:style-name="T51"> </text:span><text:span text:style-name="T91">class</text:span><text:span text:style-name="T88">=</text:span><text:span text:style-name="T92">"container"</text:span><text:span text:style-name="T89">&gt;</text:span></text:p>
            <text:p text:style-name="P23"><text:span text:style-name="T88"><text:s text:c="12"/></text:span><text:span text:style-name="T50">&lt;?=</text:span><text:span text:style-name="T46"> $this-&gt;</text:span><text:span text:style-name="T47">content</text:span><text:span text:style-name="T46"> </text:span><text:span text:style-name="T50">?&gt;</text:span></text:p>
            <text:p text:style-name="P23"><text:span text:style-name="T88"><text:s text:c="12"/></text:span><text:span text:style-name="T89">&lt;</text:span><text:span text:style-name="T90">hr</text:span><text:span text:style-name="T89">&gt;</text:span></text:p>
            <text:p text:style-name="P23"><text:span text:style-name="T88"><text:s text:c="12"/></text:span><text:span text:style-name="T89">&lt;</text:span><text:span text:style-name="T90">footer</text:span><text:span text:style-name="T89">&gt;</text:span></text:p>
            <text:p text:style-name="P23"><text:span text:style-name="T88"><text:s text:c="16"/></text:span><text:span text:style-name="T89">&lt;</text:span><text:span text:style-name="T90">p</text:span><text:span text:style-name="T89">&gt;</text:span><text:span text:style-name="T93">&amp;copy;</text:span><text:span text:style-name="T88"> </text:span><text:span text:style-name="T50">&lt;?=</text:span><text:span text:style-name="T46"> </text:span><text:span text:style-name="T94">date</text:span><text:span text:style-name="T46">(</text:span><text:span text:style-name="T47">'Y'</text:span><text:span text:style-name="T46">) </text:span><text:span text:style-name="T50">?&gt;</text:span><text:span text:style-name="T88"> by CORPORAÇÃO NF. All rights reserved.</text:span><text:span text:style-name="T89">&lt;/</text:span><text:span text:style-name="T90">p</text:span><text:span text:style-name="T89">&gt;</text:span></text:p>
            <text:p text:style-name="P23"><text:span text:style-name="T88"><text:s text:c="12"/></text:span><text:span text:style-name="T89">&lt;/</text:span><text:span text:style-name="T90">footer</text:span><text:span text:style-name="T89">&gt;</text:span></text:p>
            <text:p text:style-name="P23"><text:span text:style-name="T88"><text:s text:c="8"/></text:span><text:span text:style-name="T89">&lt;/</text:span><text:span text:style-name="T90">div</text:span><text:span text:style-name="T89">&gt;</text:span></text:p>
            <text:p text:style-name="P23"><text:span text:style-name="T88"><text:s text:c="8"/></text:span><text:span text:style-name="T50">&lt;?=</text:span><text:span text:style-name="T46"> $this-&gt;inlineScript() </text:span><text:span text:style-name="T50">?&gt;</text:span></text:p>
            <text:p text:style-name="P23"><text:span text:style-name="T88"><text:s text:c="4"/></text:span><text:span text:style-name="T89">&lt;/</text:span><text:span text:style-name="T90">body</text:span><text:span text:style-name="T89">&gt;</text:span></text:p>
            <text:p text:style-name="P23"><text:span text:style-name="T89">&lt;/</text:span><text:span text:style-name="T90">html</text:span><text:span text:style-name="T89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pplication/index/index.phtml</text:span></text:p>
          </draw:text-box>
        </draw:frame>
        <draw:frame draw:style-name="gr38" draw:text-style-name="P33" draw:layer="layout" svg:width="26.166cm" svg:height="15.2cm" svg:x="0.92cm" svg:y="5cm">
          <draw:text-box>
            <text:p text:style-name="P23"><text:span text:style-name="T95">&lt;</text:span><text:span text:style-name="T96">h1</text:span><text:span text:style-name="T41"> </text:span><text:span text:style-name="T97">id</text:span><text:span text:style-name="T98">=</text:span><text:span text:style-name="T99">"logomarca_cliente"</text:span><text:span text:style-name="T95">&gt;</text:span><text:span text:style-name="T98">Lojas Acme</text:span><text:span text:style-name="T95">&lt;/</text:span><text:span text:style-name="T96">h1</text:span><text:span text:style-name="T95">&gt;</text:span></text:p>
            <text:p text:style-name="P23"><text:span text:style-name="T95">&lt;/</text:span><text:span text:style-name="T96">div</text:span><text:span text:style-name="T95">&gt;</text:span></text:p>
            <text:p text:style-name="P23"><text:span text:style-name="T95">&lt;</text:span><text:span text:style-name="T96">div</text:span><text:span text:style-name="T41"> </text:span><text:span text:style-name="T97">id</text:span><text:span text:style-name="T98">=</text:span><text:span text:style-name="T99">"menu"</text:span><text:span text:style-name="T95">&gt;</text:span></text:p>
            <text:p text:style-name="P23"><text:span text:style-name="T95">&lt;</text:span><text:span text:style-name="T96">form</text:span><text:span text:style-name="T41"> </text:span><text:span text:style-name="T97">action</text:span><text:span text:style-name="T98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</text:span><text:span text:style-name="T43">=&gt;</text:span><text:span text:style-name="T60">'buscar'</text:span><text:span text:style-name="T43">])</text:span><text:span text:style-name="T40">?&gt;</text:span><text:span text:style-name="T41">" </text:span><text:span text:style-name="T97">method</text:span><text:span text:style-name="T98">=</text:span><text:span text:style-name="T99">"post"</text:span><text:span text:style-name="T95">&gt;</text:span></text:p>
            <text:p text:style-name="P23"><text:span text:style-name="T95">&lt;</text:span><text:span text:style-name="T96">a</text:span><text:span text:style-name="T41"> </text:span><text:span text:style-name="T97">href</text:span><text:span text:style-name="T98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 </text:span><text:span text:style-name="T43">=&gt; </text:span><text:span text:style-name="T60">'acessar'</text:span><text:span text:style-name="T43">])</text:span><text:span text:style-name="T40">?&gt;</text:span><text:span text:style-name="T41">"</text:span><text:span text:style-name="T95">&gt;</text:span><text:span text:style-name="T98">Acessar</text:span><text:span text:style-name="T95">&lt;/</text:span><text:span text:style-name="T96">a</text:span><text:span text:style-name="T95">&gt;</text:span></text:p>
            <text:p text:style-name="P23"><text:span text:style-name="T100">&amp;nbsp;</text:span></text:p>
            <text:p text:style-name="P23"><text:span text:style-name="T95">&lt;</text:span><text:span text:style-name="T96">a</text:span><text:span text:style-name="T41"> </text:span><text:span text:style-name="T97">href</text:span><text:span text:style-name="T98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 </text:span><text:span text:style-name="T43">=&gt; </text:span><text:span text:style-name="T60">'cadastrar'</text:span><text:span text:style-name="T43">])</text:span><text:span text:style-name="T40">?&gt;</text:span><text:span text:style-name="T41">" </text:span><text:span text:style-name="T95">&gt;</text:span><text:span text:style-name="T98">Cadastrar</text:span><text:span text:style-name="T95">&lt;/</text:span><text:span text:style-name="T96">a</text:span><text:span text:style-name="T95">&gt;</text:span></text:p>
            <text:p text:style-name="P23"><text:span text:style-name="T95">&lt;</text:span><text:span text:style-name="T96">label</text:span><text:span text:style-name="T95">&gt;</text:span><text:span text:style-name="T98">Busca produtos:</text:span><text:span text:style-name="T95">&lt;/</text:span><text:span text:style-name="T96">label</text:span><text:span text:style-name="T95">&gt;</text:span></text:p>
            <text:p text:style-name="P23"><text:span text:style-name="T95">&lt;</text:span><text:span text:style-name="T96">input</text:span><text:span text:style-name="T41"> </text:span><text:span text:style-name="T97">name</text:span><text:span text:style-name="T98">=</text:span><text:span text:style-name="T99">"nome"</text:span><text:span text:style-name="T41"> </text:span><text:span text:style-name="T97">value</text:span><text:span text:style-name="T98">=</text:span><text:span text:style-name="T99">""</text:span><text:span text:style-name="T41"> </text:span><text:span text:style-name="T97">id</text:span><text:span text:style-name="T98">=</text:span><text:span text:style-name="T99">"nome"</text:span><text:span text:style-name="T41"> </text:span><text:span text:style-name="T97">type</text:span><text:span text:style-name="T98">=</text:span><text:span text:style-name="T99">"text"</text:span><text:span text:style-name="T95">&gt;</text:span></text:p>
            <text:p text:style-name="P23"><text:span text:style-name="T95">&lt;</text:span><text:span text:style-name="T96">input</text:span><text:span text:style-name="T41"> </text:span><text:span text:style-name="T97">type</text:span><text:span text:style-name="T98">=</text:span><text:span text:style-name="T99">"submit"</text:span><text:span text:style-name="T41"> </text:span><text:span text:style-name="T97">value</text:span><text:span text:style-name="T98">=</text:span><text:span text:style-name="T99">"Pesquisar"</text:span><text:span text:style-name="T41"> </text:span><text:span text:style-name="T95">/&gt;</text:span></text:p>
            <text:p text:style-name="P23"><text:span text:style-name="T95">&lt;/</text:span><text:span text:style-name="T96">form</text:span><text:span text:style-name="T95">&gt;</text:span></text:p>
            <text:p text:style-name="P23"><text:span text:style-name="T95">&lt;/</text:span><text:span text:style-name="T96">div</text:span><text:span text:style-name="T95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pplication/index/index.phtml</text:span></text:p>
          </draw:text-box>
        </draw:frame>
        <draw:frame draw:style-name="gr39" draw:text-style-name="P33" draw:layer="layout" svg:width="24.252cm" svg:height="11.762cm" svg:x="2.286cm" svg:y="6.368cm">
          <draw:text-box>
            <text:p text:style-name="P23"><text:span text:style-name="T95">&lt;</text:span><text:span text:style-name="T96">table</text:span><text:span text:style-name="T41"> </text:span><text:span text:style-name="T97">id</text:span><text:span text:style-name="T98">=</text:span><text:span text:style-name="T99">"lista_de_produtos"</text:span><text:span text:style-name="T95">&gt;</text:span></text:p>
            <text:p text:style-name="P23"><text:span text:style-name="T40">&lt;?=</text:span><text:span text:style-name="T43">$this-&gt;partialLoop(</text:span><text:span text:style-name="T60">'produtos.phtml'</text:span><text:span text:style-name="T43">,$this-&gt;</text:span><text:span text:style-name="T60">produtos</text:span><text:span text:style-name="T43">)</text:span><text:span text:style-name="T40">?&gt;</text:span></text:p>
            <text:p text:style-name="P23"><text:span text:style-name="T95">&lt;/</text:span><text:span text:style-name="T96">table</text:span><text:span text:style-name="T95">&gt;</text:span></text:p>
            <text:p><text:span text:style-name="T10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Padrão" presentation:presentation-page-layout-name="AL2T1">
        <draw:frame presentation:style-name="pr6" draw:text-style-name="P5" draw:layer="layout" svg:width="25.199cm" svg:height="3.506cm" svg:x="1.4cm" svg:y="-0.063cm" presentation:class="title" presentation:user-transformed="true">
          <draw:text-box>
            <text:p><text:span text:style-name="T3">view/produtos.phtml</text:span></text:p>
          </draw:text-box>
        </draw:frame>
        <draw:frame draw:style-name="gr40" draw:text-style-name="P34" draw:layer="layout" svg:width="25.486cm" svg:height="18.651cm" svg:x="1.4cm" svg:y="2.648cm">
          <draw:text-box>
            <text:p text:style-name="P23"><text:span text:style-name="T50">&lt;?php</text:span></text:p>
            <text:p><text:span text:style-name="T44">if </text:span><text:span text:style-name="T46">($this-&gt;</text:span><text:span text:style-name="T102">partialLoop()-&gt;getPartialCounter()</text:span><text:span text:style-name="T46"> % 2 !== 0):</text:span></text:p>
            <text:p text:style-name="P23"><text:span text:style-name="T50">?&gt;</text:span></text:p>
            <text:p text:style-name="P23"><text:span text:style-name="T89">&lt;</text:span><text:span text:style-name="T90">tr</text:span><text:span text:style-name="T89">&gt;</text:span></text:p>
            <text:p text:style-name="P23"><text:span text:style-name="T50">&lt;?php</text:span><text:span text:style-name="T46"><text:tab/></text:span></text:p>
            <text:p text:style-name="P23"><text:span text:style-name="T44">endif</text:span><text:span text:style-name="T46">;</text:span></text:p>
            <text:p text:style-name="P23"><text:span text:style-name="T50">?&gt;</text:span></text:p>
            <text:p text:style-name="P23"><text:span text:style-name="T89">&lt;</text:span><text:span text:style-name="T90">td</text:span><text:span text:style-name="T51"> </text:span><text:span text:style-name="T91">id</text:span><text:span text:style-name="T88">=</text:span><text:span text:style-name="T92">"produto"</text:span><text:span text:style-name="T89">&gt;</text:span></text:p>
            <text:p><text:span text:style-name="T50">&lt;?=</text:span><text:span text:style-name="T46">htmlentities($this-&gt;</text:span><text:span text:style-name="T47">produto</text:span><text:span text:style-name="T46">-&gt;</text:span><text:span text:style-name="T47">nome</text:span><text:span text:style-name="T103">,0,</text:span><text:span text:style-name="T104">'iso-8859-1'</text:span><text:span text:style-name="T46">)</text:span><text:span text:style-name="T50">?&gt;</text:span><text:span text:style-name="T89">&lt;</text:span><text:span text:style-name="T90">br</text:span><text:span text:style-name="T89">/&gt;</text:span></text:p>
            <text:p text:style-name="P23"><text:span text:style-name="T50">&lt;?=</text:span><text:span text:style-name="T46">$this-&gt;escapeHtml($this-&gt;</text:span><text:span text:style-name="T47">produto</text:span><text:span text:style-name="T46">-&gt;</text:span><text:span text:style-name="T47">valor</text:span><text:span text:style-name="T46">)</text:span><text:span text:style-name="T50">?&gt;</text:span><text:span text:style-name="T89">&lt;</text:span><text:span text:style-name="T90">br</text:span><text:span text:style-name="T89">/&gt;</text:span></text:p>
            <text:p text:style-name="P23"><text:span text:style-name="T50">&lt;?=</text:span><text:span text:style-name="T46">$this-&gt;escapeHtml(</text:span><text:span text:style-name="T47">'Quantidade disponível:'</text:span><text:span text:style-name="T46">)</text:span><text:span text:style-name="T50">?&gt;</text:span></text:p>
            <text:p text:style-name="P23"><text:span text:style-name="T50">&lt;?=</text:span><text:span text:style-name="T46">$this-&gt;escapeHtml($this-&gt;</text:span><text:span text:style-name="T47">produto</text:span><text:span text:style-name="T46">-&gt;</text:span><text:span text:style-name="T47">quantidade</text:span><text:span text:style-name="T46">)</text:span><text:span text:style-name="T50">?&gt;</text:span><text:span text:style-name="T89">&lt;</text:span><text:span text:style-name="T90">br</text:span><text:span text:style-name="T89">/&gt;</text:span></text:p>
            <text:p text:style-name="P23"><text:span text:style-name="T105">&lt;</text:span><text:span text:style-name="T106">a</text:span><text:span text:style-name="T105"> </text:span><text:span text:style-name="T107">id</text:span><text:span text:style-name="T108">=</text:span><text:span text:style-name="T109">"botao_comprar"</text:span><text:span text:style-name="T110"> </text:span><text:span text:style-name="T111">href</text:span><text:span text:style-name="T112">=</text:span><text:span text:style-name="T110">"</text:span><text:span text:style-name="T113">&lt;?=</text:span><text:span text:style-name="T102">$this-&gt;url(</text:span><text:span text:style-name="T114">'application'</text:span><text:span text:style-name="T102">,[</text:span><text:span text:style-name="T114">'controller'</text:span><text:span text:style-name="T102">=&gt;</text:span><text:span text:style-name="T114">'carrinho'</text:span><text:span text:style-name="T102">,</text:span><text:span text:style-name="T114">'action'</text:span><text:span text:style-name="T102">=&gt;</text:span><text:span text:style-name="T114">'comprar'</text:span><text:span text:style-name="T102">])</text:span><text:span text:style-name="T113">?&gt;</text:span><text:span text:style-name="T110">"&gt;</text:span><text:span text:style-name="T112">Comprar</text:span><text:span text:style-name="T110">&lt;/</text:span><text:span text:style-name="T115">a</text:span><text:span text:style-name="T110">&gt;</text:span></text:p>
            <text:p text:style-name="P23"><text:span text:style-name="T89">&lt;/</text:span><text:span text:style-name="T90">td</text:span><text:span text:style-name="T89">&gt;</text:span></text:p>
            <text:p text:style-name="P23"><text:span text:style-name="T50">&lt;?php</text:span></text:p>
            <text:p><text:span text:style-name="T44">if </text:span><text:span text:style-name="T46">($this-&gt;</text:span><text:span text:style-name="T102">partialLoop()-&gt;getPartialCounter()</text:span><text:span text:style-name="T46"> % 2 == 0):</text:span></text:p>
            <text:p text:style-name="P23"><text:span text:style-name="T50">?&gt;</text:span></text:p>
            <text:p text:style-name="P23"><text:span text:style-name="T89">&lt;/</text:span><text:span text:style-name="T90">tr</text:span><text:span text:style-name="T89">&gt;</text:span></text:p>
            <text:p text:style-name="P23"><text:span text:style-name="T50">&lt;?php</text:span><text:span text:style-name="T46"><text:tab/></text:span></text:p>
            <text:p text:style-name="P23"><text:span text:style-name="T44">endif</text:span><text:span text:style-name="T46">;</text:span></text:p>
            <text:p text:style-name="P23"><text:span text:style-name="T50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Padrão" presentation:presentation-page-layout-name="AL2T1">
        <draw:frame presentation:style-name="pr6" draw:text-style-name="P42" draw:layer="layout" svg:width="25.199cm" svg:height="3.506cm" svg:x="1.4cm" svg:y="0.837cm" presentation:class="title">
          <draw:text-box>
            <text:p><text:span text:style-name="T81">Observação</text:span></text:p>
          </draw:text-box>
        </draw:frame>
        <draw:frame presentation:style-name="pr16" draw:text-style-name="P46" draw:layer="layout" svg:width="25.199cm" svg:height="7.597cm" svg:x="1.4cm" svg:y="4.914cm" presentation:class="outline" presentation:user-transformed="true">
          <draw:text-box>
            <text:p text:style-name="P45"><text:span text:style-name="T116">No arquivo produtos.phtml, a função htmlentities() foi utilizada no lugar do método escapeHtml() por causa de um bug na leitura da codificação de caracteres da tabela do banco de dados. Embora a tabela esteja codificada como UTF-8, a codificação detectada na verdade é ISO-8859-1.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Padrão" presentation:presentation-page-layout-name="AL2T1">
        <draw:frame presentation:style-name="pr6" draw:text-style-name="P47" draw:layer="layout" svg:width="25.199cm" svg:height="3.506cm" svg:x="1.4cm" svg:y="0.837cm" presentation:class="title">
          <draw:text-box>
            <text:p><text:span text:style-name="T117">Application/src/Controller/IndexController.php</text:span></text:p>
          </draw:text-box>
        </draw:frame>
        <draw:frame draw:style-name="gr41" draw:text-style-name="P27" draw:layer="layout" svg:width="24.95cm" svg:height="15.827cm" svg:x="1.486cm" svg:y="4.573cm">
          <draw:text-box>
            <text:p text:style-name="P23"><text:span text:style-name="T34">&lt;?php</text:span></text:p>
            <text:p text:style-name="P23"><text:span text:style-name="T26"/></text:p>
            <text:p text:style-name="P23"><text:span text:style-name="T23">namespace </text:span><text:span text:style-name="T24">Application\Controller;</text:span></text:p>
            <text:p text:style-name="P23"><text:span text:style-name="T25"/></text:p>
            <text:p text:style-name="P23"><text:span text:style-name="T23">use </text:span><text:span text:style-name="T24">Zend\Mvc\Controller\AbstractActionController;</text:span></text:p>
            <text:p text:style-name="P23"><text:span text:style-name="T23">use </text:span><text:span text:style-name="T24">Zend\View\Model\ViewModel;</text:span></text:p>
            <text:p text:style-name="P23"><text:span text:style-name="T25"/></text:p>
            <text:p text:style-name="P23"><text:span text:style-name="T23">class </text:span><text:span text:style-name="T24">IndexController </text:span><text:span text:style-name="T23">extends </text:span><text:span text:style-name="T24">AbstractActionController</text:span></text:p>
            <text:p text:style-name="P23"><text:span text:style-name="T24">{</text:span></text:p>
            <text:p text:style-name="P23"><text:span text:style-name="T24"><text:s text:c="4"/></text:span><text:span text:style-name="T23">public function </text:span><text:span text:style-name="T24">indexAction()</text:span></text:p>
            <text:p text:style-name="P23"><text:span text:style-name="T24"><text:s text:c="4"/></text:span><text:span text:style-name="T24">{</text:span></text:p>
            <text:p text:style-name="P23"><text:span text:style-name="T24"><text:s text:c="8"/></text:span><text:span text:style-name="T23">return new </text:span><text:span text:style-name="T24">ViewModel();</text:span></text:p>
            <text:p text:style-name="P23"><text:span text:style-name="T24"><text:s text:c="4"/></text:span><text:span text:style-name="T24">}</text:span></text:p>
            <text:p text:style-name="P23"><text:span text:style-name="T24"><text:s text:c="4"/></text:span></text:p>
            <text:p text:style-name="P23"><text:span text:style-name="T2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Padrão" presentation:presentation-page-layout-name="AL2T1">
        <draw:frame presentation:style-name="pr6" draw:text-style-name="P47" draw:layer="layout" svg:width="25.199cm" svg:height="3.506cm" svg:x="1.4cm" svg:y="0.837cm" presentation:class="title">
          <draw:text-box>
            <text:p><text:span text:style-name="T117">Application/src/Controller/IndexController.php</text:span></text:p>
          </draw:text-box>
        </draw:frame>
        <draw:frame draw:style-name="gr41" draw:text-style-name="P27" draw:layer="layout" svg:width="25.113cm" svg:height="15.827cm" svg:x="1.486cm" svg:y="4.573cm">
          <draw:text-box>
            <text:p text:style-name="P23"><text:span text:style-name="T23">public function </text:span><text:span text:style-name="T24">buscarAction()</text:span></text:p>
            <text:p text:style-name="P23"><text:span text:style-name="T24">{</text:span></text:p>
            <text:p text:style-name="P23"><text:span text:style-name="T23">return new </text:span><text:span text:style-name="T24">ViewModel();</text:span></text:p>
            <text:p text:style-name="P23"><text:span text:style-name="T24">}</text:span></text:p>
            <text:p text:style-name="P23"><text:span text:style-name="T24"><text:s text:c="4"/></text:span></text:p>
            <text:p text:style-name="P23"><text:span text:style-name="T23">public function </text:span><text:span text:style-name="T24">acessarAction()</text:span></text:p>
            <text:p text:style-name="P23"><text:span text:style-name="T24">{</text:span></text:p>
            <text:p text:style-name="P23"><text:span text:style-name="T23">return new </text:span><text:span text:style-name="T24">ViewModel();</text:span></text:p>
            <text:p text:style-name="P23"><text:span text:style-name="T24">}</text:span></text:p>
            <text:p text:style-name="P23"><text:span text:style-name="T24"><text:s text:c="4"/></text:span></text:p>
            <text:p text:style-name="P23"><text:span text:style-name="T23">public function </text:span><text:span text:style-name="T24">cadastrarAction()</text:span></text:p>
            <text:p text:style-name="P23"><text:span text:style-name="T24">{</text:span></text:p>
            <text:p text:style-name="P23"><text:span text:style-name="T23">return new </text:span><text:span text:style-name="T24">ViewModel();</text:span></text:p>
            <text:p text:style-name="P23"><text:span text:style-name="T24"><text:tab/></text:span><text:span text:style-name="T24">}</text:span></text:p>
            <text:p text:style-name="P23"><text:span text:style-name="T24"><text:s text:c="4"/></text:span></text:p>
            <text:p text:style-name="P23"><text:span text:style-name="T24">}</text:span></text:p>
          </draw:text-box>
        </draw:frame>
        <draw:custom-shape draw:style-name="gr42" draw:text-style-name="P3" draw:layer="layout" svg:width="14.4cm" svg:height="12.457cm" svg:x="1.486cm" svg:y="4.34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hamando a URL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Agora, depois de tudo isso, se chamarmos a URL:</text:span></text:p>
            <text:p><text:span text:style-name="T118">http://localhost:8000 (não esqueça de iniciar o servidor) (</text:span><text:span text:style-name="T119">Slide número 19)</text:span></text:p>
          </draw:text-box>
        </draw:frame>
        <draw:frame draw:style-name="gr1" draw:text-style-name="P3" draw:layer="layout" svg:width="24.783cm" svg:height="12.2cm" svg:x="1.486cm" svg:y="8.2cm">
          <draw:image xlink:href="Pictures/1000020100000544000002D9CDEAB7FAC0238A6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>A arquitetura MVC divide uma aplicação em três camadas:</text:span></text:p>
            <text:p><text:span text:style-name="T54"/></text:p>
            <text:p><text:span text:style-name="T54"/></text:p>
          </draw:text-box>
        </draw:frame>
        <draw:custom-shape draw:style-name="gr43" draw:text-style-name="P49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" draw:text-style-name="P49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5" draw:text-style-name="P49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120">PAUSA PARA ENTENDER O PADRÃO MVC</text:span></text:p>
            <text:p><text:span text:style-name="T120">O Modelo concentra as regras e objetos de negócio, o acesso ao banco de dados e os métodos de serviço.</text:span></text:p>
            <text:p><text:span text:style-name="T120"/></text:p>
            <text:p><text:span text:style-name="T120"/></text:p>
          </draw:text-box>
        </draw:frame>
        <draw:custom-shape draw:style-name="gr46" draw:text-style-name="P51" draw:layer="layout" svg:width="7cm" svg:height="5.8cm" svg:x="1.8cm" svg:y="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7" draw:text-style-name="P52" draw:layer="layout" svg:width="5.4cm" svg:height="3.8cm" svg:x="2.6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" draw:text-style-name="P49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5" draw:text-style-name="P49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120">PAUSA PARA ENTENDER O PADRÃO MVC</text:span></text:p>
            <text:p><text:span text:style-name="T120">A </text:span><text:span text:style-name="T121">Visão</text:span><text:span text:style-name="T120"> determina o layout e o design da aplicação. É a interface com o usuário.</text:span></text:p>
            <text:p><text:span text:style-name="T120"/></text:p>
            <text:p><text:span text:style-name="T120"/></text:p>
          </draw:text-box>
        </draw:frame>
        <draw:custom-shape draw:style-name="gr43" draw:text-style-name="P49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8" draw:text-style-name="P51" draw:layer="layout" svg:width="5.6cm" svg:height="5cm" svg:x="10.6cm" svg:y="9.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4" draw:text-style-name="P49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5" draw:text-style-name="P49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>O Controlador recebe as requisições e controla o acesso e o fluxo da aplicação.</text:span></text:p>
            <text:p><text:span text:style-name="T54"/></text:p>
            <text:p><text:span text:style-name="T54"/></text:p>
          </draw:text-box>
        </draw:frame>
        <draw:custom-shape draw:style-name="gr43" draw:text-style-name="P49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" draw:text-style-name="P49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9" draw:text-style-name="P51" draw:layer="layout" svg:width="9.4cm" svg:height="5.2cm" svg:x="17cm" svg:y="9.4cm">
          <text:p/>
          <draw:enhanced-geometry svg:viewBox="0 0 21600 21600" draw:glue-points="10800 0 0 10800 10800 21600 21600 10800" draw:text-areas="?f3 ?f3 ?f4 ?f4" draw:type="hexagon" draw:modifiers="5518.90224444208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5" draw:text-style-name="P49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/></text:p>
            <text:p><text:span text:style-name="T54">As três camadas se relacionam assim:</text:span></text:p>
            <text:p><text:span text:style-name="T54"/></text:p>
            <text:p><text:span text:style-name="T54"/></text:p>
          </draw:text-box>
        </draw:frame>
        <draw:frame draw:style-name="gr1" draw:text-style-name="P3" draw:layer="layout" svg:width="6.227cm" svg:height="5.461cm" svg:x="1.373cm" svg:y="11.4cm">
          <draw:image xlink:href="Pictures/10000201000000F4000000D662DDA106D708B6DF.png" xlink:type="simple" xlink:show="embed" xlink:actuate="onLoad">
            <text:p/>
          </draw:image>
        </draw:frame>
        <draw:line draw:style-name="gr50" draw:text-style-name="P3" draw:layer="layout" svg:x1="9.2cm" svg:y1="14.2cm" svg:x2="17cm" svg:y2="14.2cm">
          <text:p/>
        </draw:line>
        <draw:frame draw:style-name="gr51" draw:text-style-name="P53" draw:layer="layout" svg:width="3.385cm" svg:height="0.962cm" svg:x="10.8cm" svg:y="13.2cm">
          <draw:text-box>
            <text:p><text:span text:style-name="T14">requisição</text:span></text:p>
          </draw:text-box>
        </draw:frame>
        <draw:custom-shape draw:style-name="gr52" draw:text-style-name="P49" draw:layer="layout" svg:width="7.6cm" svg:height="3.4cm" svg:x="17.6cm" svg:y="12.4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53" draw:text-style-name="P53" draw:layer="layout" svg:width="2.576cm" svg:height="0.962cm" svg:x="2.306cm" svg:y="17.438cm">
          <draw:text-box>
            <text:p><text:span text:style-name="T14">usuári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PAUSA PARA ENTENDER O PADRÃO MVC</text:span></text:p>
            <text:p><text:span text:style-name="T118"/></text:p>
            <text:p><text:span text:style-name="T118">O </text:span><text:span text:style-name="T122">Controlador </text:span><text:span text:style-name="T118">interpreta a requisição e usa o </text:span><text:span text:style-name="T122">Modelo</text:span><text:span text:style-name="T118"> correspondente. O </text:span><text:span text:style-name="T122">Modelo</text:span><text:span text:style-name="T118"> determina a próxima ação.</text:span></text:p>
            <text:p><text:span text:style-name="T118"/></text:p>
          </draw:text-box>
        </draw:frame>
        <draw:custom-shape draw:style-name="gr54" draw:text-style-name="P49" draw:layer="layout" svg:width="7.6cm" svg:height="3.4cm" svg:x="2.4cm" svg:y="11.2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5" draw:text-style-name="P49" draw:layer="layout" svg:width="3.318cm" svg:height="3.388cm" svg:x="18.2cm" svg:y="11.6cm">
          <text:p text:style-name="P11"><text:span text:style-name="T14">MODELO</text:span></text:p>
          <draw:enhanced-geometry svg:viewBox="0 0 21600 21600" draw:type="rectangle" draw:enhanced-path="M 0 0 L 21600 0 21600 21600 0 21600 0 0 Z N"/>
        </draw:custom-shape>
        <draw:line draw:style-name="gr50" draw:text-style-name="P3" draw:layer="layout" svg:x1="10.6cm" svg:y1="12cm" svg:x2="17.2cm" svg:y2="12cm">
          <text:p/>
        </draw:line>
        <draw:line draw:style-name="gr50" draw:text-style-name="P3" draw:layer="layout" svg:x1="17cm" svg:y1="14.4cm" svg:x2="10.6cm" svg:y2="14.4cm">
          <text:p/>
        </draw:line>
        <draw:frame draw:style-name="gr56" draw:text-style-name="P15" draw:layer="layout" svg:width="0.502cm" svg:height="1.725cm" svg:x="9cm" svg:y="17.6cm">
          <draw:text-box>
            <text:p><text:span text:style-name="T13"/></text:p>
            <text:p><text:span text:style-name="T1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PAUSA PARA ENTENDER O PADRÃO MVC</text:span></text:p>
            <text:p><text:span text:style-name="T118">O </text:span><text:span text:style-name="T122">Controlador</text:span><text:span text:style-name="T118"> devolve para o usuário uma </text:span><text:span text:style-name="T122">Visão</text:span><text:span text:style-name="T118">, selecionada a partir das regras de negócio do </text:span><text:span text:style-name="T122">Modelo.</text:span></text:p>
          </draw:text-box>
        </draw:frame>
        <draw:custom-shape draw:style-name="gr57" draw:text-style-name="P49" draw:layer="layout" svg:width="7.6cm" svg:height="3.6cm" svg:x="1.6cm" svg:y="11cm">
          <text:p text:style-name="P11"><text:span text:style-name="T14">CONTROLADOR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58" draw:text-style-name="P49" draw:layer="layout" svg:width="5.2cm" svg:height="4.6cm" svg:x="16cm" svg:y="10.6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3" draw:layer="layout" svg:x1="9.8cm" svg:y1="12.8cm" svg:x2="15.6cm" svg:y2="12.8cm">
          <text:p/>
        </draw:line>
        <draw:frame draw:style-name="gr1" draw:text-style-name="P3" draw:layer="layout" svg:width="2.261cm" svg:height="6cm" svg:x="23.6cm" svg:y="9.6cm">
          <draw:image xlink:href="Pictures/10000201000000790000014136E6EE7731C5B2D7.png" xlink:type="simple" xlink:show="embed" xlink:actuate="onLoad">
            <text:p/>
          </draw:image>
        </draw:frame>
        <draw:frame draw:style-name="gr59" draw:text-style-name="P53" draw:layer="layout" svg:width="2.576cm" svg:height="0.962cm" svg:x="23.4cm" svg:y="15.838cm">
          <draw:text-box>
            <text:p><text:span text:style-name="T14">usuári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APLICANDO NO QUE FIZEMOS</text:span></text:p>
            <text:p><text:span text:style-name="T118">O Zend Framework direciona a requisição para o controlador.</text:span></text:p>
          </draw:text-box>
        </draw:frame>
        <draw:frame draw:style-name="gr1" draw:text-style-name="P3" draw:layer="layout" svg:width="5.473cm" svg:height="4.8cm" svg:x="1.401cm" svg:y="10.2cm">
          <draw:image xlink:href="Pictures/10000201000000F4000000D662DDA106D708B6DF.png" xlink:type="simple" xlink:show="embed" xlink:actuate="onLoad">
            <text:p/>
          </draw:image>
        </draw:frame>
        <draw:line draw:style-name="gr50" draw:text-style-name="P3" draw:layer="layout" svg:x1="7.8cm" svg:y1="13cm" svg:x2="18cm" svg:y2="13cm">
          <text:p/>
        </draw:line>
        <draw:frame draw:style-name="gr60" draw:text-style-name="P53" draw:layer="layout" svg:width="9.202cm" svg:height="0.962cm" svg:x="8.732cm" svg:y="11.812cm">
          <draw:text-box>
            <text:p><text:span text:style-name="T14">http://localhost:8000/lojasacme</text:span></text:p>
          </draw:text-box>
        </draw:frame>
        <draw:custom-shape draw:style-name="gr61" draw:text-style-name="P49" draw:layer="layout" svg:width="7.8cm" svg:height="3.2cm" svg:x="18.4cm" svg:y="11.4cm">
          <text:p text:style-name="P11"><text:span text:style-name="T14">IndexController.php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frame draw:style-name="gr59" draw:text-style-name="P53" draw:layer="layout" svg:width="1.912cm" svg:height="0.962cm" svg:x="2.888cm" svg:y="15.4cm">
          <draw:text-box>
            <text:p><text:span text:style-name="T14">Você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APLICANDO NO QUE FIZEMOS</text:span></text:p>
            <text:p><text:span text:style-name="T118">Um objeto da classe </text:span><text:span text:style-name="T122">IndexController</text:span><text:span text:style-name="T118"> interpreta a requisição e cria um objeto da classe </text:span><text:span text:style-name="T122">Produto</text:span><text:span text:style-name="T118">, que é o </text:span><text:span text:style-name="T122">Modelo</text:span><text:span text:style-name="T118"> que estamos tratando.</text:span></text:p>
          </draw:text-box>
        </draw:frame>
        <draw:custom-shape draw:style-name="gr54" draw:text-style-name="P49" draw:layer="layout" svg:width="7.6cm" svg:height="3.4cm" svg:x="2.4cm" svg:y="11.2cm">
          <text:p text:style-name="P11"><text:span text:style-name="T14">IndexController.php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2" draw:text-style-name="P49" draw:layer="layout" svg:width="4.4cm" svg:height="3.388cm" svg:x="18.2cm" svg:y="11.6cm">
          <text:p text:style-name="P11"><text:span text:style-name="T14">Produto.php</text:span></text:p>
          <draw:enhanced-geometry svg:viewBox="0 0 21600 21600" draw:type="rectangle" draw:enhanced-path="M 0 0 L 21600 0 21600 21600 0 21600 0 0 Z N"/>
        </draw:custom-shape>
        <draw:line draw:style-name="gr50" draw:text-style-name="P3" draw:layer="layout" svg:x1="10.6cm" svg:y1="12cm" svg:x2="17.2cm" svg:y2="12cm">
          <text:p/>
        </draw:line>
        <draw:line draw:style-name="gr50" draw:text-style-name="P3" draw:layer="layout" svg:x1="17cm" svg:y1="14.4cm" svg:x2="10.6cm" svg:y2="14.4cm">
          <text:p/>
        </draw:lin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APLICANDO NO QUE FIZEMOS</text:span></text:p>
            <text:p><text:span text:style-name="T118">O objeto </text:span><text:span text:style-name="T122">IndexController</text:span><text:span text:style-name="T118"> devolve para o usuário uma Visão, criada a partir do arquivo </text:span><text:span text:style-name="T122">default.phtml</text:span><text:span text:style-name="T118"> do diretório </text:span><text:span text:style-name="T122">view/scripts.</text:span></text:p>
          </draw:text-box>
        </draw:frame>
        <draw:custom-shape draw:style-name="gr54" draw:text-style-name="P49" draw:layer="layout" svg:width="7.6cm" svg:height="3.4cm" svg:x="1.2cm" svg:y="11.4cm">
          <text:p text:style-name="P11"><text:span text:style-name="T14">IndexController.php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50" draw:text-style-name="P3" draw:layer="layout" svg:x1="9.4cm" svg:y1="13cm" svg:x2="15.2cm" svg:y2="13cm">
          <text:p/>
        </draw:line>
        <draw:custom-shape draw:style-name="gr63" draw:text-style-name="P49" draw:layer="layout" svg:width="4.8cm" svg:height="4.4cm" svg:x="15.8cm" svg:y="10.6cm">
          <text:p text:style-name="P11"><text:span text:style-name="T14">Default.pht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3" draw:layer="layout" svg:width="2.412cm" svg:height="6.4cm" svg:x="22.8cm" svg:y="9cm">
          <draw:image xlink:href="Pictures/10000201000000790000014136E6EE7731C5B2D7.png" xlink:type="simple" xlink:show="embed" xlink:actuate="onLoad">
            <text:p/>
          </draw:image>
        </draw:frame>
        <draw:frame draw:style-name="gr59" draw:text-style-name="P53" draw:layer="layout" svg:width="1.84cm" svg:height="0.962cm" svg:x="23.2cm" svg:y="15.838cm">
          <draw:text-box>
            <text:p><text:span text:style-name="T14">você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Nossa tela inicial</text:span></text:p>
          </draw:text-box>
        </draw:frame>
        <draw:frame presentation:style-name="Padrão-outline1" draw:text-style-name="P48" draw:layer="layout" svg:width="25.199cm" svg:height="13.057cm" svg:x="1.001cm" svg:y="5.2cm" presentation:class="outline" presentation:user-transformed="true">
          <draw:text-box>
            <text:p><text:span text:style-name="T118">Foi assim que chegamos neste resultado:</text:span></text:p>
          </draw:text-box>
        </draw:frame>
        <draw:frame draw:style-name="gr59" draw:text-style-name="P53" draw:layer="layout" svg:width="1.84cm" svg:height="0.962cm" svg:x="23.2cm" svg:y="15.838cm">
          <draw:text-box>
            <text:p><text:span text:style-name="T14">você</text:span></text:p>
          </draw:text-box>
        </draw:frame>
        <draw:frame draw:style-name="gr1" draw:text-style-name="P3" draw:layer="layout" svg:width="25.695cm" svg:height="13cm" svg:x="1.391cm" svg:y="7cm">
          <draw:image xlink:href="Pictures/1000020100000544000002D9CDEAB7FAC0238A6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Template Loja</text:span></text:p>
          </draw:text-box>
        </draw:frame>
        <draw:frame presentation:style-name="Padrão-outline1" draw:text-style-name="P48" draw:layer="layout" svg:width="25.199cm" svg:height="13.057cm" svg:x="1.001cm" svg:y="5.2cm" presentation:class="outline" presentation:user-transformed="true">
          <draw:text-box>
            <text:p><text:span text:style-name="T118">Que está de acordo com o esperado:</text:span></text:p>
          </draw:text-box>
        </draw:frame>
        <draw:custom-shape draw:style-name="gr64" draw:text-style-name="P54" draw:layer="layout" svg:width="13.6cm" svg:height="0.8cm" svg:x="6.6cm" svg:y="7.4cm">
          <text:p text:style-name="P11"><text:span text:style-name="T13">Logomarca da loja</text:span></text:p>
          <draw:enhanced-geometry svg:viewBox="0 0 21600 21600" draw:type="rectangle" draw:enhanced-path="M 0 0 L 21600 0 21600 21600 0 21600 0 0 Z N"/>
        </draw:custom-shape>
        <draw:custom-shape draw:style-name="gr65" draw:text-style-name="P56" draw:layer="layout" svg:width="13.6cm" svg:height="2cm" svg:x="6.6cm" svg:y="8.2cm">
          <text:p text:style-name="P55"><text:span text:style-name="T123">Acessar</text:span><text:span text:style-name="T123"><text:tab/></text:span><text:span text:style-name="T123"><text:tab/></text:span><text:span text:style-name="T123">Cadastrar-se</text:span></text:p>
          <text:p text:style-name="P16"><text:span text:style-name="T123">Buscar Produtos:</text:span></text:p>
          <draw:enhanced-geometry svg:viewBox="0 0 21600 21600" draw:type="rectangle" draw:enhanced-path="M 0 0 L 21600 0 21600 21600 0 21600 0 0 Z N"/>
        </draw:custom-shape>
        <draw:custom-shape draw:style-name="gr66" draw:text-style-name="P57" draw:layer="layout" svg:width="13.6cm" svg:height="3.6cm" svg:x="6.6cm" svg:y="10.2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58" draw:layer="layout" svg:width="13.6cm" svg:height="1cm" svg:x="6.6cm" svg:y="13.8cm">
          <text:p text:style-name="P11"><text:span text:style-name="T124">Logomarca do Desenvolvedor</text:span></text:p>
          <draw:enhanced-geometry svg:viewBox="0 0 21600 21600" draw:type="rectangle" draw:enhanced-path="M 0 0 L 21600 0 21600 21600 0 21600 0 0 Z N"/>
        </draw:custom-shape>
        <draw:custom-shape draw:style-name="gr69" draw:text-style-name="P59" draw:layer="layout" svg:width="5.4cm" svg:height="2.8cm" svg:x="7cm" svg:y="10.6cm">
          <text:p text:style-name="P11"><text:span text:style-name="T125">Nome do Produto:</text:span></text:p>
          <text:p text:style-name="P11"><text:span text:style-name="T125">Valor do Produto:</text:span></text:p>
          <text:p text:style-name="P11"><text:span text:style-name="T125">Quantidade Disponível:</text:span></text:p>
          <text:p text:style-name="P11"><text:span text:style-name="T126">Comprar</text:span></text:p>
          <draw:enhanced-geometry svg:viewBox="0 0 21600 21600" draw:type="rectangle" draw:enhanced-path="M 0 0 L 21600 0 21600 21600 0 21600 0 0 Z N"/>
        </draw:custom-shape>
        <draw:custom-shape draw:style-name="gr69" draw:text-style-name="P59" draw:layer="layout" svg:width="5.4cm" svg:height="2.8cm" svg:x="14.4cm" svg:y="10.6cm">
          <text:p text:style-name="P11"><text:span text:style-name="T125">Nome do produto:</text:span></text:p>
          <text:p text:style-name="P11"><text:span text:style-name="T125">Valor do Produto:</text:span></text:p>
          <text:p text:style-name="P11"><text:span text:style-name="T125">Quantidade Disponível:</text:span></text:p>
          <text:p text:style-name="P11"><text:span text:style-name="T126">Comprar</text:span></text:p>
          <draw:enhanced-geometry svg:viewBox="0 0 21600 21600" draw:type="rectangle" draw:enhanced-path="M 0 0 L 21600 0 21600 21600 0 21600 0 0 Z N"/>
        </draw:custom-shape>
        <draw:custom-shape draw:style-name="gr70" draw:text-style-name="P60" draw:layer="layout" svg:width="5.8cm" svg:height="0.6cm" svg:x="11.4cm" svg:y="9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Implementando a funcionalidade do Carrinho de Compras</text:span></text:p>
          </draw:text-box>
        </draw:frame>
        <draw:frame presentation:style-name="Padrão-outline1" draw:text-style-name="P48" draw:layer="layout" svg:width="25.199cm" svg:height="13.057cm" svg:x="1.287cm" svg:y="5.143cm" presentation:class="outline" presentation:user-transformed="true">
          <draw:text-box>
            <text:p><text:span text:style-name="T118">Só que não acabou. Agora temos de implementar a funcionalidade de carrinho de compras.</text:span></text:p>
            <text:p><text:span text:style-name="T118">Quando o usuário der um clique no link </text:span><text:span text:style-name="T127">“COMPRAR”</text:span><text:span text:style-name="T118">, se já não houver um, deverá ser criado um carrinho de compras que irá acumular os produtos até que o usuário decida fechar a compra. Precisaremos então de um link </text:span><text:span text:style-name="T127">“FECHAR COMPRA”.</text:span></text:p>
            <text:p><text:span text:style-name="T119"/></text:p>
            <text:p><text:span text:style-name="T118">E quando esse link for acionado, se o usuário ainda não se logou, deverá se logar. Se ainda não tiver login, deverá cadastrá-lo.</text:span></text:p>
            <text:p><text:span text:style-name="T118"/></text:p>
            <text:p><text:span text:style-name="T118">Bem, é muita coisa para fazer. Vamos primeiro ao carrinho de</text:span></text:p>
            <text:p><text:span text:style-name="T118">compras. Criaremos os métodos no controlador que manipularão o carrinho.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3" draw:layer="layout" svg:width="25.199cm" svg:height="15.2cm" svg:x="1.001cm" svg:y="5.2cm" presentation:class="outline" presentation:user-transformed="true">
          <draw:text-box>
            <text:p><text:span text:style-name="T128">Vamos criar um método na classe </text:span><text:span text:style-name="T129">CarrinhoController</text:span></text:p>
            <text:p><text:span text:style-name="T128">chamado </text:span><text:span text:style-name="T129">comprar.</text:span></text:p>
            <text:p><text:span text:style-name="T130"/></text:p>
            <text:p><text:span text:style-name="T131">/* Página do carrinho de compras */</text:span></text:p>
            <text:p text:style-name="P61"><text:span text:style-name="T132">public function</text:span><text:span text:style-name="T133"> </text:span><text:span text:style-name="T134">comprarAction()</text:span></text:p>
            <text:p text:style-name="P61"><text:span text:style-name="T133">{</text:span></text:p>
            <text:p text:style-name="P61"><text:span text:style-name="T135"><text:s/></text:span><text:span text:style-name="T135"><text:tab/></text:span><text:span text:style-name="T135">$mensagem</text:span><text:span text:style-name="T133"> </text:span><text:span text:style-name="T136">= '';</text:span></text:p>
            <text:p text:style-name="P62"><text:span text:style-name="T132"><text:s text:c="7"/></text:span><text:span text:style-name="T132">if</text:span><text:span text:style-name="T133"> (!</text:span><text:span text:style-name="T132">isset</text:span><text:span text:style-name="T133">($_SESSION</text:span><text:span text:style-name="T134">['carrinho']))</text:span></text:p>
            <text:p text:style-name="P61"><text:span text:style-name="T133"><text:s/></text:span><text:span text:style-name="T133"><text:tab/></text:span><text:span text:style-name="T133">{</text:span></text:p>
            <text:p text:style-name="P61"><text:span text:style-name="T135"><text:s/></text:span><text:span text:style-name="T135"><text:tab/></text:span><text:span text:style-name="T135"><text:tab/></text:span><text:span text:style-name="T135">$_SESSION</text:span><text:span text:style-name="T134">['carrinho']</text:span><text:span text:style-name="T133"> = </text:span><text:span text:style-name="T132">array</text:span><text:span text:style-name="T133">();</text:span></text:p>
            <text:p text:style-name="P61"><text:span text:style-name="T133"><text:s/></text:span><text:span text:style-name="T133"><text:tab/></text:span><text:span text:style-name="T133">}</text:span></text:p>
            <text:p text:style-name="P61"><text:span text:style-name="T135"><text:s/></text:span><text:span text:style-name="T135"><text:tab/></text:span><text:span text:style-name="T135">$carrinho</text:span><text:span text:style-name="T133"> = </text:span><text:span text:style-name="T135">$_SESSION</text:span><text:span text:style-name="T134">['carrinho']</text:span><text:span text:style-name="T133">;</text:span></text:p>
            <text:p text:style-name="P61"><text:span text:style-name="T132">return</text:span><text:span text:style-name="T133"> </text:span><text:span text:style-name="T137">$viewModel;</text:span></text:p>
            <text:p text:style-name="P61"><text:span text:style-name="T138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41" draw:layer="layout" svg:width="25.199cm" svg:height="14.2cm" svg:x="1.001cm" svg:y="6.2cm" presentation:class="outline" presentation:user-transformed="true">
          <draw:text-box>
            <text:p><text:span text:style-name="T139">class</text:span><text:span text:style-name="T58"> CarrinhoController </text:span><text:span text:style-name="T139">extends</text:span><text:span text:style-name="T58"> AbstractActionController</text:span></text:p>
            <text:p><text:span text:style-name="T140">{</text:span></text:p>
            <text:p><text:span text:style-name="T140">/**</text:span></text:p>
            <text:p><text:span text:style-name="T140">* Este método será executado sempre que a classe for</text:span></text:p>
            <text:p><text:span text:style-name="T140">instanciada,</text:span></text:p>
            <text:p><text:span text:style-name="T140">* depois do construtor.</text:span></text:p>
            <text:p><text:span text:style-name="T140">* Faz o carregamento das classes que serão usadas pelo</text:span></text:p>
            <text:p><text:span text:style-name="T140">controlador.</text:span></text:p>
            <text:p><text:span text:style-name="T140">*</text:span></text:p>
            <text:p><text:span text:style-name="T140">* @return void</text:span></text:p>
            <text:p><text:span text:style-name="T140">*/</text:span></text:p>
            <text:p><text:span text:style-name="T58"/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5" draw:layer="layout" svg:width="25.199cm" svg:height="15.2cm" svg:x="1.001cm" svg:y="5.2cm" presentation:class="outline" presentation:user-transformed="true">
          <draw:text-box>
            <text:p text:style-name="P64"><text:span text:style-name="T141">if </text:span><text:span text:style-name="T142">(!</text:span><text:span text:style-name="T143">is_null</text:span><text:span text:style-name="T142">($this-&gt;params()-&gt;fromRoute('id')))</text:span></text:p>
            <text:p text:style-name="P64"><text:span text:style-name="T142">{</text:span></text:p>
            <text:p text:style-name="P64"><text:span text:style-name="T144"><text:s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 </text:span><text:span text:style-name="T144"><text:tab/></text:span><text:span text:style-name="T144">$id</text:span><text:span text:style-name="T142"> = (</text:span><text:span text:style-name="T141">int</text:span><text:span text:style-name="T142">)</text:span><text:span text:style-name="T144">$this</text:span><text:span text:style-name="T145">-&gt;params()-&gt;fromRoute</text:span><text:span text:style-name="T142">('id');</text:span></text:p>
            <text:p text:style-name="P64"><text:span text:style-name="T144"><text:s/></text:span><text:span text:style-name="T144"><text:tab/></text:span><text:span text:style-name="T144"><text:tab/></text:span><text:span text:style-name="T144"> </text:span><text:span text:style-name="T144"><text:tab/></text:span><text:span text:style-name="T144">$incluido</text:span><text:span text:style-name="T142"> = </text:span><text:span text:style-name="T141">FALSE</text:span><text:span text:style-name="T142">;</text:span></text:p>
            <text:p text:style-name="P64"><text:span text:style-name="T141"><text:s/></text:span><text:span text:style-name="T141"><text:tab/></text:span><text:span text:style-name="T141"><text:tab/>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foreach</text:span><text:span text:style-name="T142"> (</text:span><text:span text:style-name="T144">$carrinho</text:span><text:span text:style-name="T142"> as </text:span><text:span text:style-name="T144">$produto</text:span><text:span text:style-name="T142">)</text:span></text:p>
            <text:p text:style-name="P64"><text:span text:style-name="T142"><text:s/>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{</text:span></text:p>
            <text:p text:style-name="P64"><text:span text:style-name="T141"><text:s/></text:span><text:span text:style-name="T141"><text:tab/>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if</text:span><text:span text:style-name="T142"> (</text:span><text:span text:style-name="T141">isset</text:span><text:span text:style-name="T142">(</text:span><text:span text:style-name="T144">$produto</text:span><text:span text:style-name="T142">['id']))</text:span></text:p>
            <text:p text:style-name="P64"><text:span text:style-name="T142"><text:s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{</text:span></text:p>
            <text:p text:style-name="P64"><text:span text:style-name="T141"><text:s text:c="2"/></text:span><text:span text:style-name="T141"><text:tab/>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if</text:span><text:span text:style-name="T142"> </text:span><text:span text:style-name="T144">($produto</text:span><text:span text:style-name="T142">['id'] == $id )</text:span></text:p>
            <text:p text:style-name="P64"><text:span text:style-name="T142"><text:s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{</text:span></text:p>
            <text:p text:style-name="P64"><text:span text:style-name="T144"><text:s/></text:span><text:span text:style-name="T144"><text:tab/></text:span><text:span text:style-name="T144"> 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$incluido</text:span><text:span text:style-name="T142"> = </text:span><text:span text:style-name="T141">TRUE</text:span><text:span text:style-name="T142">;</text:span></text:p>
            <text:p text:style-name="P64"><text:span text:style-name="T144"><text:s/></text:span><text:span text:style-name="T144"><text:tab/></text:span><text:span text:style-name="T144"> </text:span><text:span text:style-name="T144"><text:tab/>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$mensagem</text:span><text:span text:style-name="T142"> = 'Produto já selecionado';</text:span></text:p>
            <text:p text:style-name="P64"><text:span text:style-name="T141"><text:s/></text:span><text:span text:style-name="T141"><text:tab/></text:span><text:span text:style-name="T141"> 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<text:tab/></text:span><text:span text:style-name="T141">break</text:span><text:span text:style-name="T142">;</text:span></text:p>
            <text:p text:style-name="P64"><text:span text:style-name="T142"><text:s text:c="11"/></text:span><text:span text:style-name="T142"><text:tab/></text:span><text:span text:style-name="T142"><text:tab/></text:span><text:span text:style-name="T142"><text:tab/></text:span><text:span text:style-name="T142">}</text:span></text:p>
            <text:p text:style-name="P64"><text:span text:style-name="T142"><text:s text:c="6"/></text:span><text:span text:style-name="T142"><text:tab/></text:span><text:span text:style-name="T142"> <text:s/></text:span><text:span text:style-name="T142">}</text:span></text:p>
            <text:p text:style-name="P64"><text:span text:style-name="T142"><text:s/></text:span><text:span text:style-name="T14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6" draw:layer="layout" svg:width="25.199cm" svg:height="15.2cm" svg:x="1.001cm" svg:y="5.2cm" presentation:class="outline" presentation:user-transformed="true">
          <draw:text-box>
            <text:p text:style-name="P64"><text:span text:style-name="T146">If </text:span><text:span text:style-name="T147">(!</text:span><text:span text:style-name="T148">$incluindo</text:span><text:span text:style-name="T147">)</text:span></text:p>
            <text:p text:style-name="P64"><text:span text:style-name="T147">{</text:span></text:p>
            <text:p text:style-name="P64"><text:span text:style-name="T147"><text:s/></text:span><text:span text:style-name="T147"><text:tab/></text:span><text:span text:style-name="T147"><text:tab/></text:span><text:span text:style-name="T147"> </text:span><text:span text:style-name="T147"><text:tab/></text:span><text:span text:style-name="T147"><text:tab/></text:span><text:span text:style-name="T148">$produto</text:span><text:span text:style-name="T147"> = </text:span><text:span text:style-name="T146">new</text:span><text:span text:style-name="T147"> Produto();</text:span></text:p>
            <text:p text:style-name="P64"><text:span text:style-name="T147"><text:s/></text:span><text:span text:style-name="T147"><text:tab/></text:span><text:span text:style-name="T147"><text:tab/></text:span><text:span text:style-name="T147"> </text:span><text:span text:style-name="T147"><text:tab/></text:span><text:span text:style-name="T147"><text:tab/></text:span><text:span text:style-name="T148">$item</text:span><text:span text:style-name="T147"> = </text:span><text:span text:style-name="T148">$produtos-&gt;</text:span><text:span text:style-name="T147"> find(</text:span><text:span text:style-name="T148">$id</text:span><text:span text:style-name="T147">)→toArray();</text:span></text:p>
            <text:p text:style-name="P64"><text:span text:style-name="T147"><text:s/></text:span><text:span text:style-name="T147"><text:tab/></text:span><text:span text:style-name="T147"><text:tab/></text:span><text:span text:style-name="T147"> </text:span><text:span text:style-name="T147"><text:tab/></text:span><text:span text:style-name="T148"><text:tab/></text:span><text:span text:style-name="T148">$item</text:span><text:span text:style-name="T147">[0][‘quantidade’]=1;</text:span></text:p>
            <text:p text:style-name="P64"><text:span text:style-name="T147"><text:s/></text:span><text:span text:style-name="T147"><text:tab/></text:span><text:span text:style-name="T147"><text:tab/></text:span><text:span text:style-name="T147"> </text:span><text:span text:style-name="T147"><text:tab/></text:span><text:span text:style-name="T147"><text:tab/></text:span><text:span text:style-name="T148">$carrinho</text:span><text:span text:style-name="T147">[] = </text:span><text:span text:style-name="T148">$item</text:span><text:span text:style-name="T147">[0];</text:span></text:p>
            <text:p text:style-name="P64"><text:span text:style-name="T147"><text:s/></text:span><text:span text:style-name="T147"><text:tab/></text:span><text:span text:style-name="T147"> </text:span><text:span text:style-name="T147"><text:tab/></text:span><text:span text:style-name="T147"> </text:span><text:span text:style-name="T147"><text:tab/></text:span><text:span text:style-name="T147"><text:tab/></text:span><text:span text:style-name="T147"><text:tab/></text:span><text:span text:style-name="T148">$_SESSION</text:span><text:span text:style-name="T147">[‘carrinho’] = </text:span><text:span text:style-name="T148">$carrinho</text:span><text:span text:style-name="T147">;</text:span></text:p>
            <text:p text:style-name="P64"><text:span text:style-name="T147"><text:s/></text:span><text:span text:style-name="T147"><text:tab/></text:span><text:span text:style-name="T147"> </text:span><text:span text:style-name="T147"><text:tab/></text:span><text:span text:style-name="T147"><text:tab/></text:span><text:span text:style-name="T147"><text:tab/></text:span><text:span text:style-name="T147"> </text:span><text:span text:style-name="T147"><text:tab/></text:span><text:span text:style-name="T147">}</text:span></text:p>
            <text:p text:style-name="P64"><text:span text:style-name="T147">}</text:span></text:p>
            <text:p text:style-name="P64"><text:span text:style-name="T148">$viewModel</text:span><text:span text:style-name="T149"> = new ViewModel();</text:span></text:p>
            <text:p text:style-name="P64"><text:span text:style-name="T148"/></text:p>
            <text:p text:style-name="P64"><text:span text:style-name="T148">$viewModel</text:span><text:span text:style-name="T147">-&gt;mensagem = $mensagem;</text:span></text:p>
            <text:p text:style-name="P64"><text:span text:style-name="T148">$viewModel</text:span><text:span text:style-name="T147">-&gt;assign(‘itens’,</text:span><text:span text:style-name="T148">$carrinho</text:span><text:span text:style-name="T147">);</text:span></text:p>
            <text:p text:style-name="P64"><text:span text:style-name="T147"/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r17" draw:text-style-name="P70" draw:layer="layout" svg:width="28.001cm" svg:height="15.457cm" svg:x="0.106cm" svg:y="4.343cm" presentation:class="outline" presentation:user-transformed="true">
          <draw:text-box>
            <text:p text:style-name="P67"><text:span text:style-name="T53">Agora é preciso criar um arquivo de visão para esse método.</text:span></text:p>
            <text:p text:style-name="P67"><text:span text:style-name="T53">Criaremos em </text:span><text:span text:style-name="T150">view/application</text:span><text:span text:style-name="T53"> o arquivo </text:span><text:span text:style-name="T150">comprar.html.</text:span></text:p>
            <text:p text:style-name="P68"><text:span text:style-name="T151"/></text:p>
            <text:p text:style-name="P68"><text:span text:style-name="T152">&lt;h3 id=”warning”&gt;&lt;?=$this→mensagem?&gt;&lt;/h3&gt;</text:span></text:p>
            <text:p text:style-name="P68"><text:span text:style-name="T152">&lt;table id=”carrinho”&gt;</text:span></text:p>
            <text:p text:style-name="P68"><text:span text:style-name="T152">&lt;thead&gt;</text:span></text:p>
            <text:p text:style-name="P68"><text:span text:style-name="T152">&lt;?php</text:span></text:p>
            <text:p text:style-name="P68"><text:span text:style-name="T152">$titulos = array (‘Codigo’,</text:span></text:p>
            <text:p text:style-name="P68"><text:span text:style-name="T152">‘</text:span><text:span text:style-name="T152">Nome’,</text:span></text:p>
            <text:p text:style-name="P68"><text:span text:style-name="T152">‘</text:span><text:span text:style-name="T152">Quantidade’,</text:span></text:p>
            <text:p text:style-name="P68"><text:span text:style-name="T152">‘</text:span><text:span text:style-name="T152">Preço Unitário’,</text:span></text:p>
            <text:p text:style-name="P68"><text:span text:style-name="T152">‘</text:span><text:span text:style-name="T152">Total’,</text:span></text:p>
            <text:p text:style-name="P68"><text:span text:style-name="T152">‘</text:span><text:span text:style-name="T152">Editar’,</text:span></text:p>
            <text:p text:style-name="P69"><text:span text:style-name="T152"><text:s/>‘</text:span><text:span text:style-name="T152">Excluir’)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2" draw:layer="layout" svg:width="25.199cm" svg:height="15.2cm" svg:x="1cm" svg:y="4.6cm" presentation:class="outline" presentation:user-transformed="true">
          <draw:text-box>
            <text:p text:style-name="P71"><text:span text:style-name="T152">foreach ($titulos as $titulo)</text:span></text:p>
            <text:p text:style-name="P71"><text:span text:style-name="T152">{</text:span></text:p>
            <text:p text:style-name="P71"><text:span text:style-name="T152"><text:s/></text:span><text:span text:style-name="T152"><text:tab/></text:span><text:span text:style-name="T152"><text:tab/></text:span><text:span text:style-name="T152"><text:tab/></text:span><text:span text:style-name="T152">echo ‘&lt;th&gt;’.$this-&gt;escapeHtml($titulo).’&lt;/th&gt;’;</text:span></text:p>
            <text:p text:style-name="P71"><text:span text:style-name="T152">}</text:span></text:p>
            <text:p text:style-name="P71"><text:span text:style-name="T152">?&gt;</text:span></text:p>
            <text:p text:style-name="P71"><text:span text:style-name="T152">&lt;/thead&gt;</text:span></text:p>
            <text:p text:style-name="P71"><text:span text:style-name="T152">&lt;?php</text:span></text:p>
            <text:p text:style-name="P71"><text:span text:style-name="T152">$somaTotal = 0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2" draw:layer="layout" svg:width="25.199cm" svg:height="15.2cm" svg:x="1.686cm" svg:y="4.6cm" presentation:class="outline" presentation:user-transformed="true">
          <draw:text-box>
            <text:p text:style-name="P71"><text:span text:style-name="T152"/></text:p>
            <text:p text:style-name="P71"><text:span text:style-name="T152">&lt;?php</text:span></text:p>
            <text:p text:style-name="P71"><text:span text:style-name="T152">$somaTotal = 0;</text:span></text:p>
            <text:p text:style-name="P71"><text:span text:style-name="T152">setlocale(</text:span><text:span text:style-name="T153">LC_MONETARY</text:span><text:span text:style-name="T152">,'pt_BR');</text:span></text:p>
            <text:p text:style-name="P71"><text:span text:style-name="T152">echo $this-&gt;partialLoop('itens.phtml',$this-&gt;itens);</text:span></text:p>
            <text:p text:style-name="P71"><text:span text:style-name="T152">?&gt;</text:span></text:p>
            <text:p text:style-name="P71"><text:span text:style-name="T152">&lt;/table&gt;</text:span></text:p>
            <text:p text:style-name="P71"><text:span text:style-name="T152"/></text:p>
            <text:p text:style-name="P71"><text:span text:style-name="T152">Total da compra:</text:span></text:p>
            <text:p text:style-name="P71"><text:span text:style-name="T152">&lt;?='R$'.money_format('%.2n',$somaTotal)?&gt;&lt;br/&gt;</text:span></text:p>
            <text:p text:style-name="P71"><text:span text:style-name="T152">&lt;a href="&lt;?=$this-&gt;url('home')?&gt;"&gt;Continuar comprando&lt;/a&gt;</text:span></text:p>
            <text:p text:style-name="P71"><text:span text:style-name="T152">&lt;a href="&lt;?=$this-&gt;url('carrinho', ['action' =&gt; 'fechar'])?&gt;"&gt;Fechar compra&lt;/a&gt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3" draw:layer="layout" svg:width="26.2cm" svg:height="15.2cm" svg:x="1cm" svg:y="4.8cm" presentation:class="outline" presentation:user-transformed="true">
          <draw:text-box>
            <text:p text:style-name="P71"><text:span text:style-name="T154">Vamos acrescentar no </text:span><text:span text:style-name="T155">generic.css</text:span><text:span text:style-name="T154"> uma formatação para a mensagem que aparece no topo da lista de itens, que alertará o usuário para os eventos e resultados ocorridos.</text:span></text:p>
            <text:p text:style-name="P71"><text:span text:style-name="T154"/></text:p>
            <text:p text:style-name="P71"><text:span text:style-name="T152"/></text:p>
            <text:p text:style-name="P71"><text:span text:style-name="T156">#warning {</text:span></text:p>
            <text:p text:style-name="P71"><text:span text:style-name="T156">color : </text:span><text:span text:style-name="T157">red</text:span><text:span text:style-name="T156">;</text:span></text:p>
            <text:p text:style-name="P71"><text:span text:style-name="T156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7" draw:style-name="dp1" draw:master-page-name="Padrão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r5" draw:text-style-name="P74" draw:layer="layout" svg:width="25.199cm" svg:height="12.179cm" svg:x="1.4cm" svg:y="4.914cm" presentation:class="outline" presentation:user-transformed="true">
          <draw:text-box>
            <text:p text:style-name="P6"><text:span text:style-name="T118">Para inserir os botões cadastrar, acessar, pesquisar e a barra de pesquisa basta reutilizar o código usado <text:s/>no arquivo index.phtml no arquivo comprar.phtml.</text:span></text:p>
            <text:p text:style-name="P6"><text:span text:style-name="T118"/></text:p>
            <text:p text:style-name="P23"><text:span text:style-name="T158">&lt;</text:span><text:span text:style-name="T159">div</text:span><text:span text:style-name="T160"> </text:span><text:span text:style-name="T161">id</text:span><text:span text:style-name="T162">=</text:span><text:span text:style-name="T163">"menu"</text:span><text:span text:style-name="T158">&gt;</text:span></text:p>
            <text:p text:style-name="P23"><text:span text:style-name="T158">&lt;</text:span><text:span text:style-name="T159">form</text:span><text:span text:style-name="T160"> </text:span><text:span text:style-name="T161">action</text:span><text:span text:style-name="T162">=</text:span><text:span text:style-name="T160">"</text:span><text:span text:style-name="T164">&lt;?=</text:span><text:span text:style-name="T165">$this-&gt;url(</text:span><text:span text:style-name="T166">'application'</text:span><text:span text:style-name="T165">,[</text:span><text:span text:style-name="T166">'action'</text:span><text:span text:style-name="T165">=&gt;</text:span><text:span text:style-name="T166">'buscar'</text:span><text:span text:style-name="T165">])</text:span><text:span text:style-name="T164">?&gt;</text:span><text:span text:style-name="T160">" </text:span><text:span text:style-name="T161">method</text:span><text:span text:style-name="T162">=</text:span><text:span text:style-name="T163">"post"</text:span><text:span text:style-name="T158">&gt;</text:span></text:p>
            <text:p text:style-name="P23"><text:span text:style-name="T158">&lt;</text:span><text:span text:style-name="T159">a</text:span><text:span text:style-name="T160"> </text:span><text:span text:style-name="T161">href</text:span><text:span text:style-name="T162">=</text:span><text:span text:style-name="T160">"</text:span><text:span text:style-name="T164">&lt;?=</text:span><text:span text:style-name="T165">$this-&gt;url(</text:span><text:span text:style-name="T166">'application'</text:span><text:span text:style-name="T165">,[</text:span><text:span text:style-name="T166">'action' </text:span><text:span text:style-name="T165">=&gt; </text:span><text:span text:style-name="T166">'acessar'</text:span><text:span text:style-name="T165">])</text:span><text:span text:style-name="T164">?&gt;</text:span><text:span text:style-name="T160">"</text:span><text:span text:style-name="T158">&gt;</text:span><text:span text:style-name="T162">Acessar</text:span><text:span text:style-name="T158">&lt;/</text:span><text:span text:style-name="T159">a</text:span><text:span text:style-name="T158">&gt;</text:span></text:p>
            <text:p text:style-name="P23"><text:span text:style-name="T167">&amp;nbsp;</text:span></text:p>
            <text:p text:style-name="P23"><text:span text:style-name="T158">&lt;</text:span><text:span text:style-name="T159">a</text:span><text:span text:style-name="T160"> </text:span><text:span text:style-name="T161">href</text:span><text:span text:style-name="T162">=</text:span><text:span text:style-name="T160">"</text:span><text:span text:style-name="T164">&lt;?=</text:span><text:span text:style-name="T165">$this-&gt;url(</text:span><text:span text:style-name="T166">'application'</text:span><text:span text:style-name="T165">,[</text:span><text:span text:style-name="T166">'action' </text:span><text:span text:style-name="T165">=&gt; </text:span><text:span text:style-name="T166">'cadastrar'</text:span><text:span text:style-name="T165">])</text:span><text:span text:style-name="T164">?&gt;</text:span><text:span text:style-name="T160">" </text:span><text:span text:style-name="T158">&gt;</text:span><text:span text:style-name="T162">Cadastrar</text:span><text:span text:style-name="T158">&lt;/</text:span><text:span text:style-name="T159">a</text:span><text:span text:style-name="T158">&gt;</text:span></text:p>
            <text:p text:style-name="P23"><text:span text:style-name="T158">&lt;</text:span><text:span text:style-name="T159">label</text:span><text:span text:style-name="T158">&gt;</text:span><text:span text:style-name="T162">Busca produtos:</text:span><text:span text:style-name="T158">&lt;/</text:span><text:span text:style-name="T159">label</text:span><text:span text:style-name="T158">&gt;</text:span></text:p>
            <text:p text:style-name="P23"><text:span text:style-name="T158">&lt;</text:span><text:span text:style-name="T159">input</text:span><text:span text:style-name="T160"> </text:span><text:span text:style-name="T161">name</text:span><text:span text:style-name="T162">=</text:span><text:span text:style-name="T163">"nome"</text:span><text:span text:style-name="T160"> </text:span><text:span text:style-name="T161">value</text:span><text:span text:style-name="T162">=</text:span><text:span text:style-name="T163">""</text:span><text:span text:style-name="T160"> </text:span><text:span text:style-name="T161">id</text:span><text:span text:style-name="T162">=</text:span><text:span text:style-name="T163">"nome"</text:span><text:span text:style-name="T160"> </text:span><text:span text:style-name="T161">type</text:span><text:span text:style-name="T162">=</text:span><text:span text:style-name="T163">"text"</text:span><text:span text:style-name="T158">&gt;</text:span></text:p>
            <text:p text:style-name="P23"><text:span text:style-name="T158">&lt;</text:span><text:span text:style-name="T159">input</text:span><text:span text:style-name="T160"> </text:span><text:span text:style-name="T161">type</text:span><text:span text:style-name="T162">=</text:span><text:span text:style-name="T163">"submit"</text:span><text:span text:style-name="T160"> </text:span><text:span text:style-name="T161">value</text:span><text:span text:style-name="T162">=</text:span><text:span text:style-name="T163">"Pesquisar"</text:span><text:span text:style-name="T160"> </text:span><text:span text:style-name="T158">/&gt;</text:span></text:p>
            <text:p text:style-name="P23"><text:span text:style-name="T158">&lt;/</text:span><text:span text:style-name="T159">form</text:span><text:span text:style-name="T158">&gt;</text:span></text:p>
            <text:p text:style-name="P23"><text:span text:style-name="T158">&lt;/</text:span><text:span text:style-name="T159">div</text:span><text:span text:style-name="T158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Padrão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r5" draw:text-style-name="P74" draw:layer="layout" svg:width="25.199cm" svg:height="12.179cm" svg:x="1.4cm" svg:y="4.914cm" presentation:class="outline" presentation:user-transformed="true">
          <draw:text-box>
            <text:p text:style-name="P6"><text:span text:style-name="T160">Agora, crie uma nova rota no arquivo </text:span><text:span text:style-name="T168">module/Application/config/module.config.php</text:span><text:span text:style-name="T160"> seguindo o modelo da rota Application </text:span></text:p>
          </draw:text-box>
        </draw:frame>
        <draw:frame draw:style-name="gr34" draw:text-style-name="P75" draw:layer="layout" svg:width="27.914cm" svg:height="12.2cm" svg:x="0.086cm" svg:y="9cm">
          <draw:text-box>
            <text:p text:style-name="P23"><text:span text:style-name="T169"><text:s text:c="12"/></text:span><text:span text:style-name="T170">'carrinho' </text:span><text:span text:style-name="T169">=&gt; [</text:span></text:p>
            <text:p text:style-name="P23"><text:span text:style-name="T169"><text:s text:c="16"/></text:span><text:span text:style-name="T170">'type' <text:s text:c="3"/></text:span><text:span text:style-name="T169">=&gt; </text:span><text:span text:style-name="T171">Segment</text:span><text:span text:style-name="T169">::</text:span><text:span text:style-name="T172">class</text:span><text:span text:style-name="T169">,</text:span></text:p>
            <text:p text:style-name="P23"><text:span text:style-name="T169"><text:s text:c="16"/></text:span><text:span text:style-name="T170">'options' </text:span><text:span text:style-name="T169">=&gt; [</text:span></text:p>
            <text:p text:style-name="P23"><text:span text:style-name="T169"><text:s text:c="20"/></text:span><text:span text:style-name="T170">'route' <text:s text:c="3"/></text:span><text:span text:style-name="T169">=&gt; </text:span><text:span text:style-name="T170">'/carrinho[/:action]'</text:span><text:span text:style-name="T169">, </text:span></text:p>
            <text:p text:style-name="P23"><text:span text:style-name="T169"><text:s text:c="20"/></text:span><text:span text:style-name="T170">'defaults' </text:span><text:span text:style-name="T169">=&gt; [</text:span></text:p>
            <text:p text:style-name="P23"><text:span text:style-name="T169"><text:s text:c="24"/></text:span><text:span text:style-name="T170">'controller' </text:span><text:span text:style-name="T169">=&gt; Controller\</text:span><text:span text:style-name="T171">CarrinhoController</text:span><text:span text:style-name="T169">::</text:span><text:span text:style-name="T172">class</text:span><text:span text:style-name="T169">,</text:span></text:p>
            <text:p text:style-name="P23"><text:span text:style-name="T169"><text:s text:c="24"/></text:span><text:span text:style-name="T170">'action' <text:s text:c="4"/></text:span><text:span text:style-name="T169">=&gt; </text:span><text:span text:style-name="T170">'comprar'</text:span><text:span text:style-name="T169">,</text:span></text:p>
            <text:p text:style-name="P23"><text:span text:style-name="T169"><text:s text:c="20"/></text:span><text:span text:style-name="T169">],</text:span></text:p>
            <text:p text:style-name="P23"><text:span text:style-name="T169"><text:s text:c="16"/></text:span><text:span text:style-name="T169">],</text:span></text:p>
            <text:p text:style-name="P23"><text:span text:style-name="T169"><text:s text:c="12"/></text:span><text:span text:style-name="T169">],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3" draw:layer="layout" svg:width="26.2cm" svg:height="15.2cm" svg:x="1cm" svg:y="4.8cm" presentation:class="outline" presentation:user-transformed="true">
          <draw:text-box>
            <text:p text:style-name="P71"><text:span text:style-name="T154">E assim chegamos a esta tela:</text:span></text:p>
            <text:p text:style-name="P71"><text:span text:style-name="T173"/></text:p>
            <text:p text:style-name="P71"><text:span text:style-name="T173"/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26.486cm" svg:height="9.057cm" svg:x="1cm" svg:y="6.4cm">
          <draw:image xlink:href="Pictures/100000000000054F000001B925B5F4C103727E6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6" draw:layer="layout" svg:width="26.2cm" svg:height="15.2cm" svg:x="1cm" svg:y="4.8cm" presentation:class="outline" presentation:user-transformed="true">
          <draw:text-box>
            <text:p text:style-name="P71"><text:span text:style-name="T154"/></text:p>
            <text:p text:style-name="P71"><text:span text:style-name="T154"/></text:p>
            <text:p text:style-name="P71"><text:span text:style-name="T154">Podemos incluir um método</text:span><text:span text:style-name="T174"> </text:span><text:span text:style-name="T155">indexAction</text:span><text:span text:style-name="T154"> no ControladorCarrinho, caso o usuário dê uma de esperto e digite a URL: </text:span><text:span text:style-name="T154"><text:a xlink:href="http://localhost:8000/lojasacme/carrinho" xlink:type="simple">http://localhost:8000/lojasacme/carrinho</text:a></text:span><text:span text:style-name="T154">.</text:span></text:p>
            <text:p text:style-name="P71"><text:span text:style-name="T154"/></text:p>
            <text:p text:style-name="P71"><text:span text:style-name="T154">Nós apenas redirecionamos ele para o método </text:span><text:span text:style-name="T155">comprarAction</text:span><text:span text:style-name="T154">, que simplesmente exibe o conteúdo do carrinho quando não recebe parâmetros. Essa é uma boa técnica quando não existir um </text:span><text:span text:style-name="T155">index.phtml</text:span><text:span text:style-name="T154"> para a URL em questão.</text:span></text:p>
            <text:p text:style-name="P71"><text:span text:style-name="T154"/></text:p>
            <text:p text:style-name="P71"><text:span text:style-name="T154"/></text:p>
            <text:p text:style-name="P71"><text:span text:style-name="T175"><text:s/></text:span><text:span text:style-name="T175"><text:tab/></text:span><text:span text:style-name="T175"><text:tab/></text:span><text:span text:style-name="T175">public function</text:span><text:span text:style-name="T152"> indexAction()</text:span></text:p>
            <text:p text:style-name="P71"><text:span text:style-name="T152">{</text:span></text:p>
            <text:p text:style-name="P71"><text:span text:style-name="T152"><text:s/></text:span><text:span text:style-name="T152"><text:tab/></text:span><text:span text:style-name="T152"><text:tab/></text:span><text:span text:style-name="T176">return</text:span><text:span text:style-name="T152"> $this-&gt;redirect('carrinho',['action'=&gt;'comprar']);</text:span></text:p>
            <text:p text:style-name="P71"><text:span text:style-name="T15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6" draw:layer="layout" svg:width="26.2cm" svg:height="15.2cm" svg:x="1cm" svg:y="4.8cm" presentation:class="outline" presentation:user-transformed="true">
          <draw:text-box>
            <text:p text:style-name="P71"><text:span text:style-name="T154"/></text:p>
            <text:p text:style-name="P71"><text:span text:style-name="T154">Vamos acrescentar uma linha à visão </text:span><text:span text:style-name="T155">index.phtml</text:span><text:span text:style-name="T154">, para que o cliente possa ver o conteúdo do carrinho sem ser obrigado a comprar um item:</text:span></text:p>
            <text:p text:style-name="P71"><text:span text:style-name="T154"/></text:p>
            <text:p text:style-name="P71"><text:span text:style-name="T154">&lt;a id="botao_comprar" href="&lt;?=$this-&gt;url('carrinho',['action'=&gt;'comprar']?&gt;"&gt;Comprar&lt;/a&gt;</text:span></text:p>
            <text:p text:style-name="P71"><text:span text:style-name="T154"/></text:p>
            <text:p text:style-name="P71"><text:span text:style-name="T154">Agora vamos criar as funcionalidades de remover e editar os itens do carrinho. Comecemos pela remoção. Na classe </text:span><text:span text:style-name="T174">AbstractActionController</text:span><text:span text:style-name="T154"> iremos criar o método </text:span><text:span text:style-name="T155">excluir</text:span><text:span text:style-name="T154">, de acordo com o link </text:span><text:span text:style-name="T155">carrinho/excluir?id=[id].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2" draw:layer="layout" svg:width="26.2cm" svg:height="15.2cm" svg:x="1cm" svg:y="4.8cm" presentation:class="outline" presentation:user-transformed="true">
          <draw:text-box>
            <text:p text:style-name="P71"><text:span text:style-name="T177"/></text:p>
            <text:p text:style-name="P71"><text:span text:style-name="T177"/></text:p>
            <text:p text:style-name="P71"><text:span text:style-name="T177"/></text:p>
            <text:p text:style-name="P71"><text:span text:style-name="T177">/* Exclusão de itens do carrinho de compras */</text:span></text:p>
            <text:p text:style-name="P71"><text:span text:style-name="T177"/></text:p>
            <text:p text:style-name="P77"><text:span text:style-name="T178">public function</text:span><text:span text:style-name="T176"> </text:span><text:span text:style-name="T152">excluirAction()</text:span></text:p>
            <text:p text:style-name="P77"><text:span text:style-name="T152">{</text:span></text:p>
            <text:p text:style-name="P77"><text:span text:style-name="T179">$id</text:span><text:span text:style-name="T176"> </text:span><text:span text:style-name="T152">= (</text:span><text:span text:style-name="T178">int</text:span><text:span text:style-name="T152">)$this-&gt;params()-&gt;fromRoute(</text:span><text:span text:style-name="T180">'id'</text:span><text:span text:style-name="T152">);</text:span></text:p>
            <text:p text:style-name="P77"><text:span text:style-name="T178">if</text:span><text:span text:style-name="T176"> </text:span><text:span text:style-name="T152">(is_null(</text:span><text:span text:style-name="T179">$id</text:span><text:span text:style-name="T152">))</text:span></text:p>
            <text:p text:style-name="P77"><text:span text:style-name="T152">{</text:span></text:p>
            <text:p text:style-name="P77"><text:span text:style-name="T179">$this</text:span><text:span text:style-name="T152">-&gt;_redirect(</text:span><text:span text:style-name="T180">'/carrinho/'</text:span><text:span text:style-name="T176">);</text:span></text:p>
            <text:p text:style-name="P77"><text:span text:style-name="T178">exit;</text:span></text:p>
            <text:p text:style-name="P77"><text:span text:style-name="T15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7"><text:span text:style-name="T152"/></text:p>
            <text:p text:style-name="P77"><text:span text:style-name="T152"/></text:p>
            <text:p text:style-name="P77"><text:span text:style-name="T152">foreach </text:span><text:span text:style-name="T177">($_SESSION[</text:span><text:span text:style-name="T180">'carrinho'</text:span><text:span text:style-name="T177">]</text:span><text:span text:style-name="T152"> </text:span><text:span text:style-name="T178">as</text:span><text:span text:style-name="T152"> </text:span><text:span text:style-name="T179">$chave</text:span><text:span text:style-name="T152"> </text:span><text:span text:style-name="T177">=&gt; </text:span><text:span text:style-name="T179">$produto</text:span><text:span text:style-name="T152">)</text:span></text:p>
            <text:p text:style-name="P77"><text:span text:style-name="T152"><text:s/></text:span><text:span text:style-name="T152"><text:tab/></text:span><text:span text:style-name="T152"><text:tab/></text:span><text:span text:style-name="T152">{</text:span></text:p>
            <text:p text:style-name="P77"><text:span text:style-name="T178"><text:s/></text:span><text:span text:style-name="T178"><text:tab/></text:span><text:span text:style-name="T178"><text:tab/></text:span><text:span text:style-name="T178"><text:tab/></text:span><text:span text:style-name="T178">if</text:span><text:span text:style-name="T152"> (</text:span><text:span text:style-name="T179">$produto</text:span><text:span text:style-name="T152">[</text:span><text:span text:style-name="T180">'id'</text:span><text:span text:style-name="T152">] == </text:span><text:span text:style-name="T179">$id</text:span><text:span text:style-name="T152"> )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{</text:span></text:p>
            <text:p text:style-name="P77"><text:span text:style-name="T178"><text:s/></text:span><text:span text:style-name="T178"><text:tab/></text:span><text:span text:style-name="T178"><text:tab/></text:span><text:span text:style-name="T178"><text:tab/></text:span><text:span text:style-name="T178"><text:tab/></text:span><text:span text:style-name="T178">unset</text:span><text:span text:style-name="T152">(</text:span><text:span text:style-name="T179">$_SESSION</text:span><text:span text:style-name="T152">[</text:span><text:span text:style-name="T180">'carrinho'</text:span><text:span text:style-name="T152">][</text:span><text:span text:style-name="T179">$chave</text:span><text:span text:style-name="T152">]);</text:span></text:p>
            <text:p text:style-name="P77"><text:span text:style-name="T178"><text:s/></text:span><text:span text:style-name="T178"><text:tab/></text:span><text:span text:style-name="T178"><text:tab/></text:span><text:span text:style-name="T178"><text:tab/></text:span><text:span text:style-name="T178"><text:tab/></text:span><text:span text:style-name="T178">break;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}</text:span></text:p>
            <text:p text:style-name="P77"><text:span text:style-name="T152"><text:s/></text:span><text:span text:style-name="T152"><text:tab/></text:span><text:span text:style-name="T152"><text:tab/></text:span><text:span text:style-name="T152">}</text:span></text:p>
            <text:p text:style-name="P77"><text:span text:style-name="T179">$this</text:span><text:span text:style-name="T152">-&gt;_redirect(</text:span><text:span text:style-name="T180">'/carrinho/'</text:span><text:span text:style-name="T152">);</text:span></text:p>
            <text:p text:style-name="P77"><text:span text:style-name="T15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7"><text:span text:style-name="T152"/></text:p>
            <text:p text:style-name="P77"><text:span text:style-name="T152"/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79">$viewModel </text:span><text:span text:style-name="T152">= new ViewModel();</text:span></text:p>
            <text:p text:style-name="P77"><text:span text:style-name="T152"><text:s/></text:span><text:span text:style-name="T152"><text:tab/></text:span><text:span text:style-name="T179">$viewModel</text:span><text:span text:style-name="T152">-&gt;assign(</text:span><text:span text:style-name="T180">'produtoSelecionado' </text:span><text:span text:style-name="T179">$produtoSelecionado</text:span><text:span text:style-name="T152">);</text:span></text:p>
            <text:p text:style-name="P77"><text:span text:style-name="T152"/></text:p>
            <text:p text:style-name="P77"><text:span text:style-name="T179"><text:s/></text:span><text:span text:style-name="T179"><text:tab/></text:span><text:span text:style-name="T179"><text:tab/></text:span><text:span text:style-name="T179"><text:tab/></text:span><text:span text:style-name="T179">$viewModel</text:span><text:span text:style-name="T152">-&gt;assign(</text:span><text:span text:style-name="T180">'body'</text:span><text:span text:style-name="T152">,</text:span><text:span text:style-name="T180">'editar.phtml'</text:span><text:span text:style-name="T152">)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7"><text:span text:style-name="T154"><text:s/></text:span><text:span text:style-name="T154"><text:tab/></text:span><text:span text:style-name="T154"><text:tab/></text:span><text:span text:style-name="T154"><text:tab/></text:span><text:span text:style-name="T154">Agora, criaremos a visão para exibir um formulário onde o cliente poderá alterar a quantidade do produto selecionado. Em </text:span><text:span text:style-name="T155">views/principal</text:span><text:span text:style-name="T154"> criaremos o arquivo </text:span><text:span text:style-name="T155">editar.thtml</text:span><text:span text:style-name="T154">:</text:span></text:p>
            <text:p text:style-name="P77"><text:span text:style-name="T152"/></text:p>
            <text:p text:style-name="P77"><text:span text:style-name="T152">&lt;center&gt;</text:span></text:p>
            <text:p text:style-name="P77"><text:span text:style-name="T152">&lt;form action="/zend/acme/carrinho/alterar"</text:span></text:p>
            <text:p text:style-name="P77"><text:span text:style-name="T152">method="post"&gt;</text:span></text:p>
            <text:p text:style-name="P77"><text:span text:style-name="T152">&lt;?php</text:span></text:p>
            <text:p text:style-name="P77"><text:span text:style-name="T152">if (isset($this-&gt;produtoSelecionado['id']))</text:span></text:p>
            <text:p text:style-name="P77"><text:span text:style-name="T152">{</text:span></text:p>
            <text:p text:style-name="P77"><text:span text:style-name="T152">echo '&lt;b&gt;Produto: '.$this-</text:span></text:p>
            <text:p text:style-name="P77"><text:span text:style-name="T152">&gt;produtoSelecionado['nome'].'&lt;/b&gt;&lt;br/&gt;';</text:span></text:p>
            <text:p text:style-name="P77"><text:span text:style-name="T152">echo '&lt;b&gt;Preço: '.$this-</text:span></text:p>
            <text:p text:style-name="P77"><text:span text:style-name="T152">&gt;produtoSelecionado['valor'].'&lt;/b&gt;&lt;br/&gt;'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7"><text:span text:style-name="T155">Quantidade:</text:span></text:p>
            <text:p text:style-name="P77"><text:span text:style-name="T152">&lt;input name="quantidade" value="&lt;?=$this &gt;produtoSelecionado['quantidade']?&gt;" id="nome"type="text"&gt;</text:span></text:p>
            <text:p text:style-name="P77"><text:span text:style-name="T152">&lt;input name="id" value="&lt;?=$this-&gt;produtoSelecionado['id']?&gt;" id="id"type="hidden"&gt;</text:span></text:p>
            <text:p text:style-name="P77"><text:span text:style-name="T152">&lt;?php</text:span></text:p>
            <text:p text:style-name="P77"><text:span text:style-name="T152">}</text:span></text:p>
            <text:p text:style-name="P77"><text:span text:style-name="T152">?&gt;</text:span></text:p>
            <text:p text:style-name="P77"><text:span text:style-name="T152">&lt;input type="submit" name="alterar"value="Alterar"/&gt;</text:span></text:p>
            <text:p text:style-name="P77"><text:span text:style-name="T152">&lt;/form&gt;</text:span></text:p>
            <text:p text:style-name="P77"><text:span text:style-name="T152">&lt;/center&gt;</text:span></text:p>
            <text:p text:style-name="P77"><text:span text:style-name="T152">&lt;a href="/zend/acme/carrinho/"&gt;Carrinho de compras&lt;/a&gt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7"><text:span text:style-name="T154">Agora, na classe AbstractActionController, criaremos o método alterar, que responderá à requisição feita pelo formulário anterior:</text:span></text:p>
            <text:p text:style-name="P77"><text:span text:style-name="T154"/></text:p>
            <text:p text:style-name="P77"><text:span text:style-name="T181"><text:s/></text:span><text:span text:style-name="T181"><text:tab/></text:span><text:span text:style-name="T152"><text:tab/></text:span><text:span text:style-name="T182"><text:tab/></text:span><text:span text:style-name="T176">public function</text:span><text:span text:style-name="T152"> alterarAction()</text:span></text:p>
            <text:p text:style-name="P77"><text:span text:style-name="T152"><text:s/></text:span><text:span text:style-name="T152"><text:tab/></text:span><text:span text:style-name="T152"><text:tab/></text:span><text:span text:style-name="T152">{</text:span></text:p>
            <text:p text:style-name="P77"><text:span text:style-name="T177">/* Alteração de quantidade de um item do carrinho*/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79">$id</text:span><text:span text:style-name="T152"> = (</text:span><text:span text:style-name="T176">int</text:span><text:span text:style-name="T152">)$this→_request→getParam(</text:span><text:span text:style-name="T180">'id'</text:span><text:span text:style-name="T152">);</text:span></text:p>
            <text:p text:style-name="P77"><text:span text:style-name="T152"/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76">if</text:span><text:span text:style-name="T152"> (is_null(</text:span><text:span text:style-name="T179">$id</text:span><text:span text:style-name="T152">))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{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79">$this</text:span><text:span text:style-name="T152">-&gt;_redirect('/carrinho/');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76">exit</text:span><text:span text:style-name="T152">;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2cm" svg:height="15.2cm" svg:x="1cm" svg:y="4.8cm" presentation:class="outline" presentation:user-transformed="true">
          <draw:text-box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/text:p>
            <text:p text:style-name="P77"><text:span text:style-name="T179">$quantidade</text:span><text:span text:style-name="T152"> = (</text:span><text:span text:style-name="T176">int</text:span><text:span text:style-name="T152">) </text:span><text:span text:style-name="T179">$this</text:span><text:span text:style-name="T152">-&gt;params()-&gt;fromRoute(</text:span><text:span text:style-name="T180">'quantidade'</text:span><text:span text:style-name="T152">);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76">foreach</text:span><text:span text:style-name="T152"> (</text:span><text:span text:style-name="T179">$_SESSION</text:span><text:span text:style-name="T152">[</text:span><text:span text:style-name="T180">'carrinho'</text:span><text:span text:style-name="T152">] </text:span><text:span text:style-name="T176">as</text:span><text:span text:style-name="T152"> $chave =&gt; $produto)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{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 </text:span><text:span text:style-name="T176"><text:tab/></text:span><text:span text:style-name="T176">if</text:span><text:span text:style-name="T152"> (</text:span><text:span text:style-name="T176">isset</text:span><text:span text:style-name="T152">(</text:span><text:span text:style-name="T179">$produto</text:span><text:span text:style-name="T152">[</text:span><text:span text:style-name="T180">'id'</text:span><text:span text:style-name="T152">]))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 </text:span><text:span text:style-name="T152"><text:tab/></text:span><text:span text:style-name="T152">{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76">If</text:span><text:span text:style-name="T152"> (</text:span><text:span text:style-name="T179">$produto</text:span><text:span text:style-name="T152">[</text:span><text:span text:style-name="T180">'id'</text:span><text:span text:style-name="T152">] == $id )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{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79"><text:tab/></text:span><text:span text:style-name="T179"> </text:span><text:span text:style-name="T179">$_SESSION</text:span><text:span text:style-name="T152">['carrinho'][</text:span><text:span text:style-name="T179">$chave</text:span><text:span text:style-name="T152">][</text:span><text:span text:style-name="T180">'quantidade'</text:span><text:span text:style-name="T152">]= </text:span><text:span text:style-name="T179">$quantidade</text:span><text:span text:style-name="T152">;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76"><text:tab/></text:span><text:span text:style-name="T176">break;</text:span></text:p>
            <text:p text:style-name="P77"><text:span text:style-name="T152"><text:s/></text:span><text:span text:style-name="T152"><text:tab/></text:span><text:span text:style-name="T152"> </text:span><text:span text:style-name="T152"><text:tab/></text:span><text:span text:style-name="T152"> </text:span><text:span text:style-name="T152"><text:tab/></text:span><text:span text:style-name="T152"> </text:span><text:span text:style-name="T152"><text:tab/></text:span><text:span text:style-name="T152"><text:tab/></text:span><text:span text:style-name="T152"> </text:span><text:span text:style-name="T152"><text:tab/></text:span><text:span text:style-name="T152">}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 </text:span><text:span text:style-name="T152"><text:tab/></text:span><text:span text:style-name="T152">}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}</text:span></text:p>
            <text:p text:style-name="P77"><text:span text:style-name="T152"><text:s/></text:span><text:span text:style-name="T152"><text:tab/></text:span><text:span text:style-name="T152"><text:tab/></text:span><text:span text:style-name="T179"><text:tab/></text:span><text:span text:style-name="T179">$this</text:span><text:span text:style-name="T152">→_redirect(</text:span><text:span text:style-name="T180">'/carrinho/'</text:span><text:span text:style-name="T152">);</text:span></text:p>
            <text:p text:style-name="P77"><text:span text:style-name="T15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7"><text:span text:style-name="T154"><text:s/></text:span><text:span text:style-name="T154"><text:tab/></text:span><text:span text:style-name="T154"><text:tab/></text:span><text:span text:style-name="T154">Vamos testar as funcionalidades, comprando, alterando e removendo itens do carrinho.</text:span></text:p>
            <text:p text:style-name="P77"><text:span text:style-name="T154"><text:s/></text:span><text:span text:style-name="T154"><text:tab/></text:span><text:span text:style-name="T154"><text:tab/></text:span><text:span text:style-name="T154">Carregue a URL </text:span><text:span text:style-name="T180">http://localhost/zend/acme</text:span><text:span text:style-name="T154"> e execute essas operações.</text:span></text:p>
            <text:p text:style-name="P77"><text:span text:style-name="T154"><text:s/></text:span><text:span text:style-name="T154"><text:tab/></text:span><text:span text:style-name="T154"><text:tab/></text:span><text:span text:style-name="T154">Agora falta somente uma coisa: finalizar a compra e gravar o pedido. </text:span></text:p>
            <text:p text:style-name="P77"><text:span text:style-name="T154"><text:s/></text:span><text:span text:style-name="T154"><text:tab/></text:span><text:span text:style-name="T154"><text:tab/></text:span><text:span text:style-name="T154">Só que para fazer isso, o usuário tem de se identificar. E não podemos esquecer de que, se o usuário não existir, ele pode se cadastrar no ato da compra.</text:span></text:p>
            <text:p text:style-name="P77"><text:span text:style-name="T154">Já temos o link para o fechamento na visão </text:span><text:span text:style-name="T155">comprar.phtml</text:span><text:span text:style-name="T154">:</text:span></text:p>
            <text:p text:style-name="P77"><text:span text:style-name="T154"/></text:p>
            <text:p text:style-name="P77"><text:span text:style-name="T152">&lt;a href="/zend/acme/carrinho/fechar"&gt;Fechar compra&lt;/a&gt; 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 text:style-name="P77"><text:span text:style-name="T183">Agora criaremos na classe </text:span><text:span text:style-name="T184">AbstractActionController o </text:span><text:span text:style-name="T183">método </text:span><text:span text:style-name="T184">Fechar.</text:span></text:p>
            <text:p text:style-name="P77"><text:span text:style-name="T185"/></text:p>
            <text:p text:style-name="P77"><text:span text:style-name="T186"><text:s/></text:span><text:span text:style-name="T186"><text:tab/></text:span><text:span text:style-name="T186"><text:tab/></text:span><text:span text:style-name="T186">/* Fechamento da compra */</text:span></text:p>
            <text:p text:style-name="P77"><text:span text:style-name="T187"><text:s/></text:span><text:span text:style-name="T187"><text:tab/></text:span><text:span text:style-name="T187"><text:tab/></text:span><text:span text:style-name="T187">public function</text:span><text:span text:style-name="T188"> fecharAction()</text:span></text:p>
            <text:p text:style-name="P77"><text:span text:style-name="T188"><text:s/></text:span><text:span text:style-name="T188"><text:tab/></text:span><text:span text:style-name="T188"><text:tab/></text:span><text:span text:style-name="T188">{</text:span></text:p>
            <text:p text:style-name="P77"><text:span text:style-name="T187"><text:s/></text:span><text:span text:style-name="T187"><text:tab/></text:span><text:span text:style-name="T187"><text:tab/></text:span><text:span text:style-name="T187"><text:tab/></text:span><text:span text:style-name="T187">if</text:span><text:span text:style-name="T188"> (!</text:span><text:span text:style-name="T187">isset</text:span><text:span text:style-name="T188">(</text:span><text:span text:style-name="T189">$_SESSION</text:span><text:span text:style-name="T188">['cliente']))</text:span></text:p>
            <text:p text:style-name="P77"><text:span text:style-name="T188"><text:s/></text:span><text:span text:style-name="T188"><text:tab/></text:span><text:span text:style-name="T188"><text:tab/></text:span><text:span text:style-name="T188"><text:tab/></text:span><text:span text:style-name="T188">{</text:span></text:p>
            <text:p text:style-name="P77"><text:span text:style-name="T189"><text:s/></text:span><text:span text:style-name="T189"><text:tab/></text:span><text:span text:style-name="T189"><text:tab/></text:span><text:span text:style-name="T189"><text:tab/></text:span><text:span text:style-name="T189"><text:tab/></text:span><text:span text:style-name="T189">$this</text:span><text:span text:style-name="T188">-&gt;_redirect('/index/acessar');</text:span></text:p>
            <text:p text:style-name="P77"><text:span text:style-name="T187"><text:s/></text:span><text:span text:style-name="T187"><text:tab/></text:span><text:span text:style-name="T187"><text:tab/></text:span><text:span text:style-name="T187"><text:tab/></text:span><text:span text:style-name="T187"><text:tab/></text:span><text:span text:style-name="T187">exit</text:span><text:span text:style-name="T188">;</text:span></text:p>
            <text:p text:style-name="P77"><text:span text:style-name="T188"><text:s/></text:span><text:span text:style-name="T188"><text:tab/></text:span><text:span text:style-name="T188"><text:tab/></text:span><text:span text:style-name="T188"><text:tab/></text:span><text:span text:style-name="T188">}</text:span></text:p>
            <text:p text:style-name="P77"><text:span text:style-name="T188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 text:style-name="P77"><text:span text:style-name="T189">$viewModel</text:span><text:span text:style-name="T188"> = Zend_Registry::get(</text:span><text:span text:style-name="T190">'view'</text:span><text:span text:style-name="T188">);</text:span></text:p>
            <text:p text:style-name="P77"><text:span text:style-name="T189">$viewModel</text:span><text:span text:style-name="T188">-&gt;assign(</text:span><text:span text:style-name="T190">'body','fechar.phtml'</text:span><text:span text:style-name="T188">);</text:span></text:p>
            <text:p text:style-name="P77"><text:span text:style-name="T188">$this-&gt;_response→setBody($viewModel-&gt;render(</text:span><text:span text:style-name="T190">'default.phtml'</text:span><text:span text:style-name="T188">))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 text:style-name="P77"><text:span text:style-name="T191">Dá pra perceber que esse método vai exigir a criação de duas visões. Uma é </text:span><text:span text:style-name="T192">fechar.phtml</text:span><text:span text:style-name="T191">. Outra é </text:span><text:span text:style-name="T192">acessar.phtml. </text:span><text:span text:style-name="T191">Vamos começar pela tela de identificação do cliente. Só que antes, precisamos criar a tabela </text:span><text:span text:style-name="T193">usuarios</text:span><text:span text:style-name="T191"> no banco de dados, com os seguintes campos:</text:span></text:p>
            <text:p text:style-name="P77"><text:span text:style-name="T191"/></text:p>
            <text:p text:style-name="P77"><text:span text:style-name="T191"/></text:p>
            <text:list text:style-name="L4">
              <text:list-item>
                <text:p text:style-name="P77"><text:span text:style-name="T186">id</text:span><text:span text:style-name="T194"> : serial / (não nulo, chave única e chave primária)</text:span></text:p>
              </text:list-item>
              <text:list-item>
                <text:p text:style-name="P77"><text:span text:style-name="T186">cpf</text:span><text:span text:style-name="T194"> : text</text:span></text:p>
              </text:list-item>
              <text:list-item>
                <text:p text:style-name="P77"><text:span text:style-name="T186">email</text:span><text:span text:style-name="T194">: text</text:span></text:p>
              </text:list-item>
              <text:list-item>
                <text:p text:style-name="P77"><text:span text:style-name="T186">senha</text:span><text:span text:style-name="T194">: text</text:span></text:p>
              </text:list-item>
            </text:list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62">Vamos aproveitar esta oportunidade e alterar dois links do</text:span></text:p>
            <text:p><text:span text:style-name="T62">arquivo</text:span><text:span text:style-name="T195"> pageHeader.phtml </text:span><text:span text:style-name="T62">de:</text:span></text:p>
            <text:p><text:span text:style-name="T62"/></text:p>
            <text:p><text:span text:style-name="T62"/></text:p>
            <text:p><text:span text:style-name="T196">&lt;a href="./acessar" &gt;Acessa r&lt;/a&gt;&amp;nbsp;</text:span></text:p>
            <text:p><text:span text:style-name="T196">&lt;a href="./cadastrar" &gt;Cadastrar&lt;/a&gt;</text:span></text:p>
            <text:p><text:span text:style-name="T62"/></text:p>
            <text:p><text:span text:style-name="T62">Para</text:span></text:p>
            <text:p><text:span text:style-name="T196"/></text:p>
            <text:p><text:span text:style-name="T196">&lt;a href="/zend/acme/index/acessar" &gt;Acessar&lt;/a&gt; &amp;nbsp;</text:span></text:p>
            <text:p><text:span text:style-name="T196">&lt;a href="/zend/acme/index/cadastrar"&gt;Cadastrar&lt;/a&gt;</text:span></text:p>
            <text:p><text:span text:style-name="T196"/></text:p>
            <text:p><text:span text:style-name="T196"/></text:p>
            <text:p><text:span text:style-name="T62">É que, como vamos criá-los agora, não vai dar err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62"/></text:p>
            <text:p><text:span text:style-name="T62"/></text:p>
            <text:p><text:span text:style-name="T62">No IndexController, vamos criar primeiro o método acessar:</text:span></text:p>
            <text:p><text:span text:style-name="T62"/></text:p>
            <text:p><text:span text:style-name="T62"/></text:p>
            <text:p><text:span text:style-name="T197">/* Identificação do cliente */</text:span></text:p>
            <text:p><text:span text:style-name="T198"><text:s/></text:span><text:span text:style-name="T198"><text:tab/></text:span><text:span text:style-name="T198">public function</text:span><text:span text:style-name="T199"> acessarAction()</text:span></text:p>
            <text:p><text:span text:style-name="T199">{</text:span></text:p>
            <text:p><text:span text:style-name="T200"><text:s/></text:span><text:span text:style-name="T200"><text:tab/></text:span><text:span text:style-name="T200">if </text:span><text:span text:style-name="T199">(</text:span><text:span text:style-name="T200">isset</text:span><text:span text:style-name="T199">(</text:span><text:span text:style-name="T201">$_SESSION</text:span><text:span text:style-name="T199">['</text:span><text:span text:style-name="T202">cliente'</text:span><text:span text:style-name="T199">]))</text:span></text:p>
            <text:p><text:span text:style-name="T199">{</text:span></text:p>
            <text:p><text:span text:style-name="T201"><text:s/></text:span><text:span text:style-name="T201"><text:tab/></text:span><text:span text:style-name="T201">$this</text:span><text:span text:style-name="T199">-&gt;_redirect(</text:span><text:span text:style-name="T202">'/carrinho/comprar'</text:span><text:span text:style-name="T199">);</text:span></text:p>
            <text:p><text:span text:style-name="T199">}</text:span></text:p>
            <text:p><text:span text:style-name="T199">}</text:span></text:p>
            <text:p><text:span text:style-name="T201"><text:s/></text:span><text:span text:style-name="T201"><text:tab/></text:span><text:span text:style-name="T201">$viewModel</text:span><text:span text:style-name="T199"> = Zend_Registry::get(</text:span><text:span text:style-name="T202">'view'</text:span><text:span text:style-name="T199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01"/></text:p>
            <text:p><text:span text:style-name="T196">$viewModel→assign('mensagem',isset($_SESSION['mensagem']) </text:span><text:span text:style-name="T199">?</text:span><text:span text:style-name="T201">$_SESSION</text:span><text:span text:style-name="T199">[</text:span><text:span text:style-name="T202">'mensagem'</text:span><text:span text:style-name="T199">] : '');</text:span></text:p>
            <text:p><text:span text:style-name="T201">$viewModel</text:span><text:span text:style-name="T196">-&gt;assign(</text:span><text:span text:style-name="T202">'body','acessar.phtml'</text:span><text:span text:style-name="T196">);</text:span></text:p>
            <text:p><text:span text:style-name="T201">$this</text:span><text:span text:style-name="T196">-&gt;response→setBody(</text:span><text:span text:style-name="T201">$viewModel</text:span><text:span text:style-name="T196">→render(</text:span><text:span text:style-name="T202">'default.phtml'</text:span><text:span text:style-name="T196">));</text:span></text:p>
            <text:p><text:span text:style-name="T196">}</text:span></text:p>
            <text:p><text:span text:style-name="T196"/></text:p>
            <text:p><text:span text:style-name="T196"/></text:p>
            <text:p><text:span text:style-name="T203"/></text:p>
            <text:p><text:span text:style-name="T203"/></text:p>
            <text:p><text:span text:style-name="T203">Agora vamos criar a visão acessar.phtml em views/scripts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2cm" svg:height="15.2cm" svg:x="1cm" svg:y="4.8cm" presentation:class="outline" presentation:user-transformed="true">
          <draw:text-box>
            <text:p><text:span text:style-name="T204"/></text:p>
            <text:p><text:span text:style-name="T204"/></text:p>
            <text:p><text:span text:style-name="T205">&lt;h3 id="warning"&gt;&lt;?=$this-&gt;mensagem?&gt;&lt;/h3&gt;</text:span></text:p>
            <text:p><text:span text:style-name="T205">&lt;center&gt;</text:span></text:p>
            <text:p><text:span text:style-name="T205">&lt;form action="/zend/acme/index/login" method="post"&gt;</text:span></text:p>
            <text:p><text:span text:style-name="T205">CPF:</text:span></text:p>
            <text:p><text:span text:style-name="T205">&lt;input name="cpf" value="" id="cpf" type="text"&gt;</text:span></text:p>
            <text:p><text:span text:style-name="T205">e-mail:</text:span></text:p>
            <text:p><text:span text:style-name="T205">&lt;input name="email" value="" id="email" type="text"&gt;</text:span></text:p>
            <text:p><text:span text:style-name="T205">senha:</text:span></text:p>
            <text:p><text:span text:style-name="T205">&lt;input name="senha" value="" id="senha" type="password"&gt;</text:span></text:p>
            <text:p><text:span text:style-name="T205">&lt;input type="submit" name="login" value="Login"/&gt;</text:span></text:p>
            <text:p><text:span text:style-name="T205">&lt;/form&gt;</text:span></text:p>
            <text:p><text:span text:style-name="T205">&lt;/center&gt;</text:span></text:p>
            <text:p><text:span text:style-name="T205">&lt;a href="/zend/acme/carrinho"&gt;Car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196"/></text:p>
            <text:p><text:span text:style-name="T196"><text:s/></text:span><text:span text:style-name="T196"><text:tab/></text:span><text:span text:style-name="T203">Essa visão submete o formulário para o método login do IndexController. Vamos criá-lo:</text:span></text:p>
            <text:p><text:span text:style-name="T196"/></text:p>
            <text:p><text:span text:style-name="T196"/></text:p>
            <text:p><text:span text:style-name="T206"><text:s/></text:span><text:span text:style-name="T206"><text:tab/></text:span><text:span text:style-name="T206">/* Efetua o login do cliente */</text:span></text:p>
            <text:p><text:span text:style-name="T207"><text:s/></text:span><text:span text:style-name="T207"><text:tab/></text:span><text:span text:style-name="T207">public function</text:span><text:span text:style-name="T196"> loginAction()</text:span></text:p>
            <text:p><text:span text:style-name="T196">{</text:span></text:p>
            <text:p><text:span text:style-name="T201"><text:s/></text:span><text:span text:style-name="T201"><text:tab/></text:span><text:span text:style-name="T201">$cpf</text:span><text:span text:style-name="T196"> = </text:span><text:span text:style-name="T201">$this</text:span><text:span text:style-name="T152">-&gt;params()-&gt;fromRoute</text:span><text:span text:style-name="T196">(</text:span><text:span text:style-name="T202">'cpf'</text:span><text:span text:style-name="T196">);</text:span></text:p>
            <text:p><text:span text:style-name="T201"><text:s/></text:span><text:span text:style-name="T201"><text:tab/></text:span><text:span text:style-name="T201">$email</text:span><text:span text:style-name="T196"> = </text:span><text:span text:style-name="T201">$this</text:span><text:span text:style-name="T152">-&gt;params()-&gt;fromRoute</text:span><text:span text:style-name="T196">(</text:span><text:span text:style-name="T202">'email'</text:span><text:span text:style-name="T196">);</text:span></text:p>
            <text:p><text:span text:style-name="T201"><text:s/></text:span><text:span text:style-name="T201"><text:tab/></text:span><text:span text:style-name="T201">$senha</text:span><text:span text:style-name="T196"> = </text:span><text:span text:style-name="T201">$this</text:span><text:span text:style-name="T152">-&gt;params()-&gt;fromRoute</text:span><text:span text:style-name="T196">(</text:span><text:span text:style-name="T202">'senha'</text:span><text:span text:style-name="T196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196"/></text:p>
            <text:p><text:span text:style-name="T196"/></text:p>
            <text:p><text:span text:style-name="T196"><text:s/></text:span><text:span text:style-name="T196"><text:tab/></text:span><text:span text:style-name="T200">if </text:span><text:span text:style-name="T196">(</text:span><text:span text:style-name="T201">$cpf</text:span><text:span text:style-name="T196">)</text:span></text:p>
            <text:p><text:span text:style-name="T196"><text:s/></text:span><text:span text:style-name="T196">{</text:span></text:p>
            <text:p><text:span text:style-name="T196"><text:s/></text:span><text:span text:style-name="T196"><text:tab/></text:span><text:span text:style-name="T201">$campo</text:span><text:span text:style-name="T196"> = </text:span><text:span text:style-name="T202">'cpf'</text:span><text:span text:style-name="T199">;</text:span></text:p>
            <text:p><text:span text:style-name="T196"><text:s/></text:span><text:span text:style-name="T196">}</text:span></text:p>
            <text:p><text:span text:style-name="T196"><text:s/></text:span><text:span text:style-name="T196"><text:tab/></text:span><text:span text:style-name="T200">else</text:span></text:p>
            <text:p><text:span text:style-name="T196"><text:s/></text:span><text:span text:style-name="T196">{</text:span></text:p>
            <text:p><text:span text:style-name="T196"><text:s/></text:span><text:span text:style-name="T196"><text:tab/></text:span><text:span text:style-name="T201">$campo</text:span><text:span text:style-name="T196"> = 'email';</text:span></text:p>
            <text:p><text:span text:style-name="T196"><text:s/></text:span><text:span text:style-name="T196">}</text:span></text:p>
            <text:p><text:span text:style-name="T196"><text:s/></text:span><text:span text:style-name="T196"><text:tab/></text:span><text:span text:style-name="T201">$where</text:span><text:span text:style-name="T196"> = </text:span><text:span text:style-name="T201">$table</text:span><text:span text:style-name="T196">-&gt;getAdapter()-&gt;quoteInto("</text:span><text:span text:style-name="T202">$campo = ?"</text:span><text:span text:style-name="T196">, </text:span><text:span text:style-name="T201">$cpf</text:span><text:span text:style-name="T196">);</text:span></text:p>
            <text:p><text:span text:style-name="T196"><text:s/></text:span><text:span text:style-name="T196"><text:tab/></text:span><text:span text:style-name="T201">$usuario</text:span><text:span text:style-name="T196"> = </text:span><text:span text:style-name="T201">$table</text:span><text:span text:style-name="T196">-&gt;fetchAll(</text:span><text:span text:style-name="T201">$where</text:span><text:span text:style-name="T196">)-&gt;toArray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00"/></text:p>
            <text:p><text:span text:style-name="T200"/></text:p>
            <text:p><text:span text:style-name="T200"><text:s/></text:span><text:span text:style-name="T200"><text:tab/></text:span><text:span text:style-name="T200">if</text:span><text:span text:style-name="T196"> (!</text:span><text:span text:style-name="T200">empty</text:span><text:span text:style-name="T196">(</text:span><text:span text:style-name="T201">$usuario</text:span><text:span text:style-name="T196">) &amp;&amp;</text:span></text:p>
            <text:p><text:span text:style-name="T201"><text:s/></text:span><text:span text:style-name="T201"><text:tab/></text:span><text:span text:style-name="T201"><text:tab/></text:span><text:span text:style-name="T201">$usuario</text:span><text:span text:style-name="T196">[0]['senha'] == </text:span><text:span text:style-name="T201">$senha</text:span><text:span text:style-name="T196">)</text:span></text:p>
            <text:p><text:span text:style-name="T196">{</text:span></text:p>
            <text:p><text:span text:style-name="T201"><text:s/></text:span><text:span text:style-name="T201"><text:tab/></text:span><text:span text:style-name="T201"><text:tab/></text:span><text:span text:style-name="T201">$_SESSION</text:span><text:span text:style-name="T196">['cliente'] = </text:span><text:span text:style-name="T201">$usuario</text:span><text:span text:style-name="T196">;</text:span></text:p>
            <text:p><text:span text:style-name="T201"><text:s/></text:span><text:span text:style-name="T201"><text:tab/></text:span><text:span text:style-name="T201"> </text:span><text:span text:style-name="T201"><text:tab/></text:span><text:span text:style-name="T201">$this</text:span><text:span text:style-name="T196">-&gt;_redirect('/carrinho');</text:span></text:p>
            <text:p><text:span text:style-name="T196">}</text:span></text:p>
            <text:p><text:span text:style-name="T200"><text:s/></text:span><text:span text:style-name="T200"><text:tab/></text:span><text:span text:style-name="T200">else</text:span></text:p>
            <text:p><text:span text:style-name="T196">{</text:span></text:p>
            <text:p><text:span text:style-name="T201"><text:s/></text:span><text:span text:style-name="T201"><text:tab/></text:span><text:span text:style-name="T201"><text:tab/></text:span><text:span text:style-name="T201">$_SESSION</text:span><text:span text:style-name="T196">[</text:span><text:span text:style-name="T202">'mensagem'</text:span><text:span text:style-name="T196">] = </text:span><text:span text:style-name="T202">'Dados inválidos'</text:span><text:span text:style-name="T196">;</text:span></text:p>
            <text:p><text:span text:style-name="T201"><text:s/></text:span><text:span text:style-name="T201"><text:tab/></text:span><text:span text:style-name="T201"><text:tab/></text:span><text:span text:style-name="T201">$this</text:span><text:span text:style-name="T196">-&gt;_redirect(</text:span><text:span text:style-name="T202">'/index/acessar'</text:span><text:span text:style-name="T196">);</text:span></text:p>
            <text:p><text:span text:style-name="T196"><text:s/></text:span><text:span text:style-name="T196"><text:tab/></text:span><text:span text:style-name="T196">}</text:span></text:p>
            <text:p><text:span text:style-name="T19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03">Precisamos agora cadastrar um cliente. Vamos criar o método </text:span><text:span text:style-name="T208">cadastrar</text:span><text:span text:style-name="T203"> em </text:span><text:span text:style-name="T208">IndexController</text:span><text:span text:style-name="T203">. Ele só serve para exibir a visão correspondente, que criaremos em seguida:</text:span></text:p>
            <text:p><text:span text:style-name="T203"/></text:p>
            <text:p><text:span text:style-name="T206"><text:s/></text:span><text:span text:style-name="T206"><text:tab/></text:span><text:span text:style-name="T206"><text:tab/></text:span><text:span text:style-name="T206">/* Cadastramento do cliente */</text:span></text:p>
            <text:p><text:span text:style-name="T207"><text:s/></text:span><text:span text:style-name="T207"><text:tab/></text:span><text:span text:style-name="T207"><text:tab/></text:span><text:span text:style-name="T207">public function</text:span><text:span text:style-name="T196"> cadastrarAction()</text:span></text:p>
            <text:p><text:span text:style-name="T196">{</text:span></text:p>
            <text:p><text:span text:style-name="T201"><text:s/></text:span><text:span text:style-name="T201"><text:tab/></text:span><text:span text:style-name="T201"><text:tab/></text:span><text:span text:style-name="T201">$viewModel</text:span><text:span text:style-name="T196"> = Zend_Registry::get(</text:span><text:span text:style-name="T202">'view'</text:span><text:span text:style-name="T196">);</text:span></text:p>
            <text:p><text:span text:style-name="T201"><text:s/></text:span><text:span text:style-name="T201"><text:tab/></text:span><text:span text:style-name="T201"> </text:span><text:span text:style-name="T201"><text:tab/></text:span><text:span text:style-name="T201">$viewModel</text:span></text:p>
            <text:p><text:span text:style-name="T196">&gt;assign(</text:span><text:span text:style-name="T202">'mensagem'</text:span><text:span text:style-name="T196">,</text:span><text:span text:style-name="T207">isset</text:span><text:span text:style-name="T196">(</text:span><text:span text:style-name="T201">$_SESSION</text:span><text:span text:style-name="T196">[</text:span><text:span text:style-name="T202">'mensagem'</text:span><text:span text:style-name="T196">]) ? </text:span><text:span text:style-name="T201">$_SESSION</text:span><text:span text:style-name="T196">[</text:span><text:span text:style-name="T202">'mensagem'</text:span><text:span text:style-name="T196">] : ''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01"/></text:p>
            <text:p><text:span text:style-name="T201"><text:s/></text:span><text:span text:style-name="T201"><text:tab/></text:span><text:span text:style-name="T201">$_SESSION</text:span><text:span text:style-name="T196">[</text:span><text:span text:style-name="T202">'mensagem'</text:span><text:span text:style-name="T196">] = </text:span><text:span text:style-name="T202">''</text:span><text:span text:style-name="T196">;</text:span></text:p>
            <text:p><text:span text:style-name="T201"><text:s/></text:span><text:span text:style-name="T201"><text:tab/></text:span><text:span text:style-name="T201">$viewModel</text:span><text:span text:style-name="T196">-&gt;assign(</text:span><text:span text:style-name="T202">'header'</text:span><text:span text:style-name="T196">,</text:span><text:span text:style-name="T202">'pageHeader.phtml'</text:span><text:span text:style-name="T196">);</text:span></text:p>
            <text:p><text:span text:style-name="T201"><text:s/></text:span><text:span text:style-name="T201"><text:tab/></text:span><text:span text:style-name="T201">$viewModel</text:span><text:span text:style-name="T196">-&gt;assign(</text:span><text:span text:style-name="T202">'body'</text:span><text:span text:style-name="T196">,</text:span><text:span text:style-name="T202">'cadastrar.phtml'</text:span><text:span text:style-name="T196">);</text:span></text:p>
            <text:p><text:span text:style-name="T201"><text:s/></text:span><text:span text:style-name="T201"><text:tab/></text:span><text:span text:style-name="T201">$viewModel</text:span><text:span text:style-name="T196">-&gt;assign(</text:span><text:span text:style-name="T202">'footer'</text:span><text:span text:style-name="T196">,</text:span><text:span text:style-name="T202">'pageFooter.phtml'</text:span><text:span text:style-name="T196">);</text:span></text:p>
            <text:p><text:span text:style-name="T201"><text:s/></text:span><text:span text:style-name="T201"><text:tab/></text:span><text:span text:style-name="T201">$this</text:span><text:span text:style-name="T196">-&gt;_response-&gt;setBody(</text:span><text:span text:style-name="T201">$viewModel</text:span><text:span text:style-name="T196">-&gt;render(</text:span><text:span text:style-name="T202">'default.phtml'</text:span><text:span text:style-name="T196">));</text:span></text:p>
            <text:p><text:span text:style-name="T196">}</text:span></text:p>
            <text:p><text:span text:style-name="T203"/></text:p>
            <text:p><text:span text:style-name="T203"/></text:p>
            <text:p><text:span text:style-name="T203"/></text:p>
            <text:p><text:span text:style-name="T203"/></text:p>
            <text:p><text:span text:style-name="T208">Em seguida, vamos criar a visão </text:span><text:span text:style-name="T203">cadastrar.phtml </text:span><text:span text:style-name="T208">em </text:span><text:span text:style-name="T203">views/scrip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196"/></text:p>
            <text:p><text:span text:style-name="T196">&lt;h2 id="warning"&gt;&lt;?=$this-&gt;mensagem?&gt;&lt;/h2&gt;</text:span></text:p>
            <text:p><text:span text:style-name="T196">&lt;center&gt;</text:span></text:p>
            <text:p><text:span text:style-name="T196">&lt;form action="/zend/acme/index/gravarCliente"</text:span></text:p>
            <text:p><text:span text:style-name="T196">method="post"&gt;</text:span></text:p>
            <text:p><text:span text:style-name="T196">CPF:</text:span></text:p>
            <text:p><text:span text:style-name="T196">&lt;input name="cpf" value="" id="cpf"</text:span></text:p>
            <text:p><text:span text:style-name="T196">type="text"&gt;</text:span></text:p>
            <text:p><text:span text:style-name="T196">e-mail:</text:span></text:p>
            <text:p><text:span text:style-name="T196">&lt;input name="email" value="" id="email"</text:span></text:p>
            <text:p><text:span text:style-name="T196">type="text"&gt;</text:span></text:p>
            <text:p><text:span text:style-name="T196">senha:</text:span></text:p>
            <text:p><text:span text:style-name="T196">&lt;input name="senha" value="" id="senha"</text:span></text:p>
            <text:p><text:span text:style-name="T196">type="password"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196"/></text:p>
            <text:p><text:span text:style-name="T196"/></text:p>
            <text:p><text:span text:style-name="T196">Confirme a senha:</text:span></text:p>
            <text:p><text:span text:style-name="T196">&lt;input name="senha2" value="" id="senha2"</text:span></text:p>
            <text:p><text:span text:style-name="T196">type="password"&gt;</text:span></text:p>
            <text:p><text:span text:style-name="T196">&lt;input type="submit" name="cadastrar"</text:span></text:p>
            <text:p><text:span text:style-name="T196">value="Cadastrar"/&gt;</text:span></text:p>
            <text:p><text:span text:style-name="T196">&lt;/form&gt;</text:span></text:p>
            <text:p><text:span text:style-name="T196">&lt;/center&gt;</text:span></text:p>
            <text:p><text:span text:style-name="T196">&lt;a href="/zend/acme/carrinho"&gt;Ca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3" draw:layer="layout" svg:width="26.2cm" svg:height="15.2cm" svg:x="1cm" svg:y="4.8cm" presentation:class="outline" presentation:user-transformed="true">
          <draw:text-box>
            <text:p text:style-name="P82"><text:span text:style-name="T209">Como pode se ver, esse formulário submete os dados para a ação </text:span><text:span text:style-name="T210">gravarCliente</text:span><text:span text:style-name="T209">. Temos de implementar esse método na classe </text:span><text:span text:style-name="T210">IndexController</text:span><text:span text:style-name="T209">:</text:span></text:p>
            <text:p><text:span text:style-name="T211"/></text:p>
            <text:p><text:span text:style-name="T211"/></text:p>
            <text:p><text:span text:style-name="T149"><text:s/></text:span><text:span text:style-name="T149"><text:tab/></text:span><text:span text:style-name="T212">/* Persistência dos dados do cliente */</text:span></text:p>
            <text:p><text:span text:style-name="T149"><text:s/></text:span><text:span text:style-name="T149"><text:tab/></text:span><text:span text:style-name="T213">public function</text:span><text:span text:style-name="T149"> gravarClienteAction()</text:span></text:p>
            <text:p><text:span text:style-name="T149">{</text:span></text:p>
            <text:p><text:span text:style-name="T148"><text:s/></text:span><text:span text:style-name="T148"><text:tab/></text:span><text:span text:style-name="T148"><text:tab/></text:span><text:span text:style-name="T148">$cpf</text:span><text:span text:style-name="T149"> = $this</text:span><text:span text:style-name="T214">-&gt;params()-&gt;fromRoute</text:span><text:span text:style-name="T149">('cpf');</text:span></text:p>
            <text:p><text:span text:style-name="T205"/></text:p>
            <text:p><text:span text:style-name="T148"><text:s/></text:span><text:span text:style-name="T148"><text:tab/></text:span><text:span text:style-name="T148"><text:tab/></text:span><text:span text:style-name="T148">$email</text:span><text:span text:style-name="T149"> = $this</text:span><text:span text:style-name="T214">-&gt;params()-&gt;fromRoute</text:span><text:span text:style-name="T215">'email'</text:span><text:span text:style-name="T149">);</text:span></text:p>
            <text:p><text:span text:style-name="T216"/></text:p>
            <text:p><text:span text:style-name="T148"><text:s/></text:span><text:span text:style-name="T148"><text:tab/></text:span><text:span text:style-name="T148"><text:tab/></text:span><text:span text:style-name="T148">$senha</text:span><text:span text:style-name="T149"> = $this</text:span><text:span text:style-name="T214">-&gt;params()-&gt;fromRoute</text:span><text:span text:style-name="T149">(</text:span><text:span text:style-name="T215">'senha'</text:span><text:span text:style-name="T149">);</text:span></text:p>
            <text:p><text:span text:style-name="T216"/></text:p>
            <text:p><text:span text:style-name="T148"><text:s/></text:span><text:span text:style-name="T148"><text:tab/></text:span><text:span text:style-name="T148"><text:tab/></text:span><text:span text:style-name="T148">$senha2</text:span><text:span text:style-name="T149"> = $this</text:span><text:span text:style-name="T214">-&gt;params()-&gt;fromRoute</text:span><text:span text:style-name="T149">(</text:span><text:span text:style-name="T215">'senha2'</text:span><text:span text:style-name="T149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17"/></text:p>
            <text:p><text:span text:style-name="T217"/></text:p>
            <text:p><text:span text:style-name="T217"><text:s/></text:span><text:span text:style-name="T217"><text:tab/></text:span><text:span text:style-name="T217">if</text:span><text:span text:style-name="T196"> (</text:span><text:span text:style-name="T201">$senha</text:span><text:span text:style-name="T196"> != </text:span><text:span text:style-name="T201">$senha2</text:span><text:span text:style-name="T196">)</text:span></text:p>
            <text:p><text:span text:style-name="T196">{</text:span></text:p>
            <text:p><text:span text:style-name="T201"><text:s/></text:span><text:span text:style-name="T201"><text:tab/></text:span><text:span text:style-name="T201"><text:tab/></text:span><text:span text:style-name="T201">$_SESSION</text:span><text:span text:style-name="T196">[</text:span><text:span text:style-name="T218">'mensagem'</text:span><text:span text:style-name="T196">] = </text:span><text:span text:style-name="T218">'Dados inválidos</text:span><text:span text:style-name="T199">';</text:span></text:p>
            <text:p><text:span text:style-name="T201"><text:s/></text:span><text:span text:style-name="T201"><text:tab/></text:span><text:span text:style-name="T201"><text:tab/></text:span><text:span text:style-name="T201">$this</text:span><text:span text:style-name="T196">-&gt;_redirect(</text:span><text:span text:style-name="T202">'/index/cadastrar'</text:span><text:span text:style-name="T196">);</text:span></text:p>
            <text:p><text:span text:style-name="T217"><text:s/></text:span><text:span text:style-name="T217"><text:tab/></text:span><text:span text:style-name="T217">exit;</text:span></text:p>
            <text:p><text:span text:style-name="T196">}</text:span></text:p>
            <text:p><text:span text:style-name="T201"><text:s/></text:span><text:span text:style-name="T201"><text:tab/></text:span><text:span text:style-name="T201"><text:tab/></text:span><text:span text:style-name="T201">$table</text:span><text:span text:style-name="T196"> = </text:span><text:span text:style-name="T217">new</text:span><text:span text:style-name="T196"> Usuarios();</text:span></text:p>
            <text:p><text:span text:style-name="T201"><text:s/></text:span><text:span text:style-name="T201"><text:tab/></text:span><text:span text:style-name="T201"><text:tab/></text:span><text:span text:style-name="T201">$where</text:span><text:span text:style-name="T196"> = $table→getAdapter()→quoteInto('cpf</text:span><text:span text:style-name="T202"> = ?</text:span><text:span text:style-name="T196">', </text:span><text:span text:style-name="T201">$cpf</text:span><text:span text:style-name="T196">);</text:span></text:p>
            <text:p><text:span text:style-name="T201"><text:s/></text:span><text:span text:style-name="T201"><text:tab/></text:span><text:span text:style-name="T201"><text:tab/></text:span><text:span text:style-name="T201">$usuario</text:span><text:span text:style-name="T196"> = </text:span><text:span text:style-name="T201">$table</text:span><text:span text:style-name="T196">-&gt;fetchAll(</text:span><text:span text:style-name="T201">$where</text:span><text:span text:style-name="T196">)-&gt;toArray();</text:span></text:p>
            <text:p><text:span text:style-name="T201"><text:s/></text:span><text:span text:style-name="T201"><text:tab/></text:span><text:span text:style-name="T201"><text:tab/></text:span><text:span text:style-name="T201">$cpfExiste</text:span><text:span text:style-name="T196"> = !</text:span><text:span text:style-name="T217">empty</text:span><text:span text:style-name="T196">(</text:span><text:span text:style-name="T201">$usuario</text:span><text:span text:style-name="T196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17"/></text:p>
            <text:p><text:span text:style-name="T217"/></text:p>
            <text:p><text:span text:style-name="T217"><text:s/></text:span><text:span text:style-name="T217"><text:tab/></text:span><text:span text:style-name="T217">if</text:span><text:span text:style-name="T196"> (</text:span><text:span text:style-name="T201">$senha</text:span><text:span text:style-name="T196"> != </text:span><text:span text:style-name="T201">$senha2</text:span><text:span text:style-name="T196">)</text:span></text:p>
            <text:p><text:span text:style-name="T196">{</text:span></text:p>
            <text:p><text:span text:style-name="T201"><text:s/></text:span><text:span text:style-name="T201"><text:tab/></text:span><text:span text:style-name="T201"><text:tab/></text:span><text:span text:style-name="T201">$_SESSION</text:span><text:span text:style-name="T196">[</text:span><text:span text:style-name="T218">'mensagem'</text:span><text:span text:style-name="T196">] = </text:span><text:span text:style-name="T218">'Dados inválidos</text:span><text:span text:style-name="T199">';</text:span></text:p>
            <text:p><text:span text:style-name="T201"><text:s/></text:span><text:span text:style-name="T201"><text:tab/></text:span><text:span text:style-name="T201"><text:tab/></text:span><text:span text:style-name="T201">$this</text:span><text:span text:style-name="T196">-&gt;_redirect(</text:span><text:span text:style-name="T202">'/index/cadastrar'</text:span><text:span text:style-name="T196">);</text:span></text:p>
            <text:p><text:span text:style-name="T217"><text:s/></text:span><text:span text:style-name="T217"><text:tab/></text:span><text:span text:style-name="T217">exit;</text:span></text:p>
            <text:p><text:span text:style-name="T196">}</text:span></text:p>
            <text:p><text:span text:style-name="T201"><text:s/></text:span><text:span text:style-name="T201"><text:tab/></text:span><text:span text:style-name="T201"><text:tab/></text:span><text:span text:style-name="T201">$table</text:span><text:span text:style-name="T196"> = </text:span><text:span text:style-name="T217">new</text:span><text:span text:style-name="T196"> Usuarios();</text:span></text:p>
            <text:p><text:span text:style-name="T201"><text:s/></text:span><text:span text:style-name="T201"><text:tab/></text:span><text:span text:style-name="T201"><text:tab/></text:span><text:span text:style-name="T201">$where</text:span><text:span text:style-name="T196"> = $table→getAdapter()→quoteInto('cpf</text:span><text:span text:style-name="T202"> = ?</text:span><text:span text:style-name="T196">', </text:span><text:span text:style-name="T201">$cpf</text:span><text:span text:style-name="T196">);</text:span></text:p>
            <text:p><text:span text:style-name="T201"><text:s/></text:span><text:span text:style-name="T201"><text:tab/></text:span><text:span text:style-name="T201"><text:tab/></text:span><text:span text:style-name="T201">$usuario</text:span><text:span text:style-name="T196"> = </text:span><text:span text:style-name="T201">$table</text:span><text:span text:style-name="T196">-&gt;fetchAll(</text:span><text:span text:style-name="T201">$where</text:span><text:span text:style-name="T196">)-&gt;toArray();</text:span></text:p>
            <text:p><text:span text:style-name="T201"><text:s/></text:span><text:span text:style-name="T201"><text:tab/></text:span><text:span text:style-name="T201"><text:tab/></text:span><text:span text:style-name="T201">$cpfExiste</text:span><text:span text:style-name="T196"> = !</text:span><text:span text:style-name="T217">empty</text:span><text:span text:style-name="T196">(</text:span><text:span text:style-name="T201">$usuario</text:span><text:span text:style-name="T196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17"><text:s/></text:span><text:span text:style-name="T217"><text:tab/></text:span><text:span text:style-name="T217">if</text:span><text:span text:style-name="T199"> (</text:span><text:span text:style-name="T201">$cpfExiste</text:span><text:span text:style-name="T199">)</text:span></text:p>
            <text:p><text:span text:style-name="T199">{</text:span></text:p>
            <text:p><text:span text:style-name="T199"><text:s/></text:span><text:span text:style-name="T199"><text:tab/></text:span><text:span text:style-name="T199"><text:tab/></text:span><text:span text:style-name="T201">$_SESSION</text:span><text:span text:style-name="T199">[</text:span><text:span text:style-name="T202">'mensagem'</text:span><text:span text:style-name="T199">] = </text:span><text:span text:style-name="T202">'CPF já cadastrado'</text:span><text:span text:style-name="T199">;</text:span></text:p>
            <text:p><text:span text:style-name="T201"><text:s/></text:span><text:span text:style-name="T201"><text:tab/></text:span><text:span text:style-name="T201"><text:tab/></text:span><text:span text:style-name="T201">$this</text:span><text:span text:style-name="T199">-&gt;_redirect('/index/cadastrar');</text:span></text:p>
            <text:p><text:span text:style-name="T217"><text:s/></text:span><text:span text:style-name="T217"><text:tab/></text:span><text:span text:style-name="T217">exit</text:span><text:span text:style-name="T199">;</text:span></text:p>
            <text:p><text:span text:style-name="T199">}</text:span></text:p>
            <text:p><text:span text:style-name="T201"><text:s/></text:span><text:span text:style-name="T201"><text:tab/></text:span><text:span text:style-name="T201"><text:tab/></text:span><text:span text:style-name="T201">$where</text:span><text:span text:style-name="T199"> = </text:span><text:span text:style-name="T201">$table</text:span><text:span text:style-name="T199">-&gt;getAdapter()-&gt;quoteInto(</text:span><text:span text:style-name="T202">'email = ?'</text:span><text:span text:style-name="T199">, </text:span><text:span text:style-name="T201">$email</text:span><text:span text:style-name="T199">);</text:span></text:p>
            <text:p><text:span text:style-name="T201"><text:s/></text:span><text:span text:style-name="T201"><text:tab/></text:span><text:span text:style-name="T201"><text:tab/></text:span><text:span text:style-name="T201">$usuario</text:span><text:span text:style-name="T199"> = </text:span><text:span text:style-name="T201">$table</text:span><text:span text:style-name="T199">-&gt;fetchAll(</text:span><text:span text:style-name="T201">$where</text:span><text:span text:style-name="T199">)-&gt;toArray();</text:span></text:p>
            <text:p><text:span text:style-name="T201"><text:s/></text:span><text:span text:style-name="T201"><text:tab/></text:span><text:span text:style-name="T201"><text:tab/></text:span><text:span text:style-name="T201">$emailExiste</text:span><text:span text:style-name="T199"> = !</text:span><text:span text:style-name="T217">empty</text:span><text:span text:style-name="T199">(</text:span><text:span text:style-name="T201">$usuario</text:span><text:span text:style-name="T199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17">if</text:span><text:span text:style-name="T199"> (</text:span><text:span text:style-name="T201">$emailExiste</text:span><text:span text:style-name="T199">)</text:span></text:p>
            <text:p><text:span text:style-name="T199">{</text:span></text:p>
            <text:p><text:span text:style-name="T201">$_SESSION</text:span><text:span text:style-name="T199">[</text:span><text:span text:style-name="T202">'mensagem'</text:span><text:span text:style-name="T199">] = '</text:span><text:span text:style-name="T202">E-mail já cadastrado'</text:span><text:span text:style-name="T199">;</text:span></text:p>
            <text:p><text:span text:style-name="T201">$this</text:span><text:span text:style-name="T199">-&gt;_redirect(</text:span><text:span text:style-name="T202">'/index/cadastrar'</text:span><text:span text:style-name="T199">);</text:span></text:p>
            <text:p><text:span text:style-name="T217">exit</text:span><text:span text:style-name="T199">;</text:span></text:p>
            <text:p><text:span text:style-name="T199">}</text:span></text:p>
            <text:p><text:span text:style-name="T201">$dados</text:span><text:span text:style-name="T199"> = array(</text:span><text:span text:style-name="T202">'cpf'</text:span><text:span text:style-name="T199">=&gt;</text:span><text:span text:style-name="T201">$cpf</text:span><text:span text:style-name="T199">,</text:span><text:span text:style-name="T202">'email'</text:span><text:span text:style-name="T199">=&gt;</text:span><text:span text:style-name="T201">$email</text:span><text:span text:style-name="T199">,</text:span><text:span text:style-name="T202">'senha'</text:span><text:span text:style-name="T199">=&gt;</text:span><text:span text:style-name="T201">$senha</text:span><text:span text:style-name="T199">);</text:span></text:p>
            <text:p><text:span text:style-name="T201">$table</text:span><text:span text:style-name="T199">-&gt;insert(</text:span><text:span text:style-name="T201">$dados</text:span><text:span text:style-name="T199">);</text:span></text:p>
            <text:p><text:span text:style-name="T201">$this</text:span><text:span text:style-name="T199">-&gt;_redirect(</text:span><text:span text:style-name="T202">'/index/acessar'</text:span><text:span text:style-name="T199">);</text:span></text:p>
            <text:p><text:span text:style-name="T19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19">Precisamos agora colocar uma identificação visual que indique que o cliente está identificado.</text:span></text:p>
            <text:p><text:span text:style-name="T219">No arquivo </text:span><text:span text:style-name="T208">pageHeader.phtml</text:span><text:span text:style-name="T219">, incluiremos um bloco de código no </text:span><text:span text:style-name="T220">primeiro</text:span><text:span text:style-name="T219"> trecho em PHP </text:span><text:span text:style-name="T220">antes do código HTML</text:span><text:span text:style-name="T219">:</text:span></text:p>
            <text:p><text:span text:style-name="T199"/></text:p>
            <text:p><text:span text:style-name="T199"><text:s/></text:span><text:span text:style-name="T199"><text:tab/></text:span><text:span text:style-name="T199">if (!isset($_SESSION['cliente']))</text:span></text:p>
            <text:p><text:span text:style-name="T199">{ $cpf = ''; }</text:span></text:p>
            <text:p><text:span text:style-name="T199"><text:s/></text:span><text:span text:style-name="T199"><text:tab/></text:span><text:span text:style-name="T199">else</text:span></text:p>
            <text:p><text:span text:style-name="T199">{</text:span></text:p>
            <text:p><text:span text:style-name="T199"><text:s/></text:span><text:span text:style-name="T199"><text:tab/></text:span><text:span text:style-name="T199"><text:tab/></text:span><text:span text:style-name="T199">$cliente = $_SESSION['cliente'];</text:span></text:p>
            <text:p><text:span text:style-name="T199"><text:s/></text:span><text:span text:style-name="T199"><text:tab/></text:span><text:span text:style-name="T199"><text:tab/></text:span><text:span text:style-name="T199">$cpf = $cliente['cpf'];</text:span></text:p>
            <text:p><text:span text:style-name="T19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2cm" svg:height="16cm" svg:x="0.8cm" svg:y="4.4cm" presentation:class="outline" presentation:user-transformed="true">
          <draw:text-box>
            <text:p><text:span text:style-name="T221">Perceba que os links Acessar e Cadastrar não fazem sentido se o usuário já se identificou. Então temos que trocá-los por um outro link, chamado Sair:</text:span></text:p>
            <text:p><text:span text:style-name="T222"/></text:p>
            <text:p><text:span text:style-name="T223">&lt;?php</text:span></text:p>
            <text:p><text:span text:style-name="T223">if ($cpf=='')</text:span></text:p>
            <text:p><text:span text:style-name="T223">{</text:span></text:p>
            <text:p><text:span text:style-name="T223">?&gt;</text:span></text:p>
            <text:p><text:span text:style-name="T223">&lt;a href="/zend/acme/index/acessar" &gt;Acessar&lt;/a&gt;&amp;nbsp;</text:span></text:p>
            <text:p><text:span text:style-name="T223">&lt;a href="/zend/acme/index/cadastrar" &gt;Cadastrar&lt;/a&gt;</text:span></text:p>
            <text:p><text:span text:style-name="T223">&lt;?php</text:span></text:p>
            <text:p><text:span text:style-name="T223">}</text:span></text:p>
            <text:p><text:span text:style-name="T223">else</text:span></text:p>
            <text:p><text:span text:style-name="T223">{</text:span></text:p>
            <text:p><text:span text:style-name="T223">?&gt;</text:span></text:p>
            <text:p><text:span text:style-name="T223">&lt;a href="/zend/acme/index/logout" &gt;Sair&lt;/a&gt;</text:span></text:p>
            <text:p><text:span text:style-name="T223">&lt;?php</text:span></text:p>
            <text:p><text:span text:style-name="T223">}</text:span></text:p>
            <text:p><text:span text:style-name="T223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6cm" svg:x="0.8cm" svg:y="4.4cm" presentation:class="outline" presentation:user-transformed="true">
          <draw:text-box>
            <text:p><text:span text:style-name="T219">Agora seremos obrigado a criar o método logout na classe IndexController:</text:span></text:p>
            <text:p><text:span text:style-name="T219"/></text:p>
            <text:p><text:span text:style-name="T224">/* Encerra a sessão do cliente, destruindo o </text:span><text:span text:style-name="T224"><text:tab/></text:span><text:span text:style-name="T224">carrinho */</text:span></text:p>
            <text:p><text:span text:style-name="T217">public function</text:span><text:span text:style-name="T199"> logoutAction()</text:span></text:p>
            <text:p><text:span text:style-name="T199">{</text:span></text:p>
            <text:p><text:span text:style-name="T224">/* Mata todas as variáveis de sessão */</text:span></text:p>
            <text:p><text:span text:style-name="T201">$_SESSION</text:span><text:span text:style-name="T199"> = </text:span><text:span text:style-name="T217">array</text:span><text:span text:style-name="T199">();</text:span></text:p>
            <text:p><text:span text:style-name="T224">/* Apaga o cookie de sessão */</text:span></text:p>
            <text:p><text:span text:style-name="T217">if</text:span><text:span text:style-name="T199"> (</text:span><text:span text:style-name="T217">isset</text:span><text:span text:style-name="T199">($_COOKIE[session_name()])) {setcookie(session_name(), '', time()-42000, </text:span><text:span text:style-name="T202">'/'</text:span><text:span text:style-name="T199">);</text:span></text:p>
            <text:p><text:span text:style-name="T19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6cm" svg:x="0.8cm" svg:y="4.4cm" presentation:class="outline" presentation:user-transformed="true">
          <draw:text-box>
            <text:p><text:span text:style-name="T219">Agora seremos obrigado a criar o método logout na classe IndexController:</text:span></text:p>
            <text:p><text:span text:style-name="T219"/></text:p>
            <text:p><text:span text:style-name="T224">/* Encerra a sessão do cliente, destruindo o </text:span><text:span text:style-name="T224"><text:tab/></text:span><text:span text:style-name="T224">carrinho */</text:span></text:p>
            <text:p><text:span text:style-name="T217">public function</text:span><text:span text:style-name="T199"> logoutAction()</text:span></text:p>
            <text:p><text:span text:style-name="T199">{</text:span></text:p>
            <text:p><text:span text:style-name="T199">/* Mata todas as variáveis de sessão */</text:span></text:p>
            <text:p><text:span text:style-name="T201">$_SESSION</text:span><text:span text:style-name="T199"> = </text:span><text:span text:style-name="T217">array</text:span><text:span text:style-name="T199">();</text:span></text:p>
            <text:p><text:span text:style-name="T199">/* Apaga o cookie de sessão */</text:span></text:p>
            <text:p><text:span text:style-name="T217">if</text:span><text:span text:style-name="T199"> (</text:span><text:span text:style-name="T217">isset</text:span><text:span text:style-name="T199">($_COOKIE[session_name()])) {setcookie(session_name(), '', time()-42000, </text:span><text:span text:style-name="T202">'/'</text:span><text:span text:style-name="T199">);</text:span></text:p>
            <text:p><text:span text:style-name="T19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2cm" svg:height="16cm" svg:x="0.8cm" svg:y="4.4cm" presentation:class="outline" presentation:user-transformed="true">
          <draw:text-box>
            <text:p><text:span text:style-name="T225">Agora seremos obrigado a criar o método logout na classe IndexController:</text:span></text:p>
            <text:p><text:span text:style-name="T225"/></text:p>
            <text:p><text:span text:style-name="T226">/* Encerra a sessão do cliente, destruindo o </text:span><text:span text:style-name="T226"><text:tab/></text:span><text:span text:style-name="T226">carrinho */</text:span></text:p>
            <text:p><text:span text:style-name="T132">public function</text:span><text:span text:style-name="T138"> logoutAction()</text:span></text:p>
            <text:p><text:span text:style-name="T138">{</text:span></text:p>
            <text:p><text:span text:style-name="T138">/* Mata todas as variáveis de sessão */</text:span></text:p>
            <text:p><text:span text:style-name="T137">$_SESSION</text:span><text:span text:style-name="T138"> = </text:span><text:span text:style-name="T132">array</text:span><text:span text:style-name="T138">();</text:span></text:p>
            <text:p><text:span text:style-name="T138">/* Apaga o cookie de sessão */</text:span></text:p>
            <text:p><text:span text:style-name="T132">if</text:span><text:span text:style-name="T138"> (</text:span><text:span text:style-name="T132">isset</text:span><text:span text:style-name="T138">($_COOKIE[session_name()])) {setcookie(session_name(), '', time()-42000, </text:span><text:span text:style-name="T227">'/'</text:span><text:span text:style-name="T138">);</text:span></text:p>
            <text:p><text:span text:style-name="T138">}</text:span></text:p>
            <text:p><text:span text:style-name="T228">/* Destrói a sessão. */</text:span></text:p>
            <text:p><text:span text:style-name="T229">session_destroy</text:span><text:span text:style-name="T138">();</text:span></text:p>
            <text:p><text:span text:style-name="T230">$this</text:span><text:span text:style-name="T138">-&gt;_redirect(</text:span><text:span text:style-name="T227">'/'</text:span><text:span text:style-name="T138">);</text:span></text:p>
            <text:p><text:span text:style-name="T13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6cm" svg:x="0.8cm" svg:y="4.4cm" presentation:class="outline" presentation:user-transformed="true">
          <draw:text-box>
            <text:p><text:span text:style-name="T219">Finalmente, vamos retornar para o fechamento da compra e finalizá-lo. Vamos criar o arquivo de visão </text:span><text:span text:style-name="T208">fechar.phtml</text:span><text:span text:style-name="T219">:</text:span></text:p>
            <text:p><text:span text:style-name="T219"/></text:p>
            <text:p><text:span text:style-name="T199">&lt;center&gt;</text:span></text:p>
            <text:p><text:span text:style-name="T199">&lt;form action="/zend/acme/carrinho/gravarCompra" method="post"&gt;</text:span></text:p>
            <text:p><text:span text:style-name="T199">&lt;h2&gt;Forma de pagamento:&lt;/h2&gt;</text:span></text:p>
            <text:p><text:span text:style-name="T199">&lt;?=$this-&gt;escape('Boleto Bancário')?&gt;</text:span></text:p>
            <text:p><text:span text:style-name="T199">&lt;input name="formaPagamento" value="boleto" id="formaPagamento" type="radio"/&gt;</text:span></text:p>
            <text:p><text:span text:style-name="T199">&lt;?=$this-&gt;escape('Cartão de Crédito')?&gt;</text:span></text:p>
            <text:p><text:span text:style-name="T199">&lt;input name="formaPagamento" value="cartao" id="formaPagamento" type="radio"/&gt;</text:span></text:p>
            <text:p><text:span text:style-name="T199">&lt;input type="submit" name="gravar" value="Gravar"/&gt;</text:span></text:p>
            <text:p><text:span text:style-name="T199">&lt;/form&gt;</text:span></text:p>
            <text:p><text:span text:style-name="T199">&lt;/center&gt;</text:span></text:p>
            <text:p><text:span text:style-name="T199">&lt;a href="/zend/acme/carrinho"&gt;Ca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6cm" svg:x="0.8cm" svg:y="4.4cm" presentation:class="outline" presentation:user-transformed="true">
          <draw:text-box>
            <text:p><text:span text:style-name="T219">Agora, faremos o método </text:span><text:span text:style-name="T208">gravarCompra</text:span><text:span text:style-name="T219">, que efetivamente fecha o pedido.</text:span></text:p>
            <text:p><text:span text:style-name="T219">O pedido de compra será armazenado em uma tabela chamada </text:span><text:span text:style-name="T220">pedidos</text:span><text:span text:style-name="T219">. Os itens do pedido serão guardados em uma tabela chamada </text:span><text:span text:style-name="T220">itens</text:span><text:span text:style-name="T219">.</text:span></text:p>
            <text:p><text:span text:style-name="T219">A tabela</text:span><text:span text:style-name="T220"> pedidos</text:span><text:span text:style-name="T219"> terá os seguintes campos:</text:span></text:p>
            <text:p><text:span text:style-name="T219"/></text:p>
            <text:p><text:span text:style-name="T219">➔</text:span><text:span text:style-name="T231">id</text:span><text:span text:style-name="T219"> : serial / (não nulo, chave única e chave primária)</text:span></text:p>
            <text:p><text:span text:style-name="T219">➔</text:span><text:span text:style-name="T231"> </text:span><text:span text:style-name="T231">codigo</text:span><text:span text:style-name="T232"> </text:span><text:span text:style-name="T219">: tex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2cm" svg:height="16cm" svg:x="0.8cm" svg:y="4.4cm" presentation:class="outline" presentation:user-transformed="true">
          <draw:text-box>
            <text:p><text:span text:style-name="T221">A tabela </text:span><text:span text:style-name="T233">itens</text:span><text:span text:style-name="T221"> terá os seguintes campos:</text:span></text:p>
            <text:p><text:span text:style-name="T221">➔</text:span><text:span text:style-name="T233">id</text:span><text:span text:style-name="T221"> : serial / (não nulo, chave única e chave primária)</text:span></text:p>
            <text:p><text:span text:style-name="T221">➔</text:span><text:span text:style-name="T233"> </text:span><text:span text:style-name="T233">pedido_id</text:span><text:span text:style-name="T221"> : integer</text:span></text:p>
            <text:p><text:span text:style-name="T221">➔ </text:span><text:span text:style-name="T233">produto_id</text:span><text:span text:style-name="T221">: integer</text:span></text:p>
            <text:p><text:span text:style-name="T221">➔ </text:span><text:span text:style-name="T233">valor</text:span><text:span text:style-name="T221">: money</text:span></text:p>
            <text:p><text:span text:style-name="T221">➔ </text:span><text:span text:style-name="T233">quantidade</text:span><text:span text:style-name="T221">: integer</text:span></text:p>
            <text:p><text:span text:style-name="T221"/></text:p>
            <text:p><text:span text:style-name="T221">Vamos ignorar a gravação da forma de pagamento.</text:span></text:p>
            <text:p><text:span text:style-name="T221">Bem, agora sim, vamos construir o método </text:span><text:span text:style-name="T234">gravarCompra</text:span><text:span text:style-name="T221">:</text:span></text:p>
            <text:p><text:span text:style-name="T235"/></text:p>
            <text:p><text:span text:style-name="T235">/* Grava o pedido de compra */</text:span></text:p>
            <text:p><text:span text:style-name="T236">public function</text:span><text:span text:style-name="T223"> gravarCompra()</text:span></text:p>
            <text:p><text:span text:style-name="T223">{</text:span></text:p>
            <text:p><text:span text:style-name="T237">$formaEscolhida</text:span><text:span text:style-name="T223"> = </text:span><text:span text:style-name="T237">$this</text:span><text:span text:style-name="T238">-&gt;params()</text:span><text:span text:style-name="T223">(</text:span><text:span text:style-name="T239">'formaPagamento'</text:span><text:span text:style-name="T223">);</text:span></text:p>
            <text:p><text:span text:style-name="T237">$formasPagamento</text:span><text:span text:style-name="T223"> = </text:span><text:span text:style-name="T240">array</text:span><text:span text:style-name="T223">(</text:span><text:span text:style-name="T241">'boleto'=&gt;'Boleto</text:span></text:p>
            <text:p><text:span text:style-name="T241">Bancário','cartao'=&gt;'Cartão de Crédito'</text:span><text:span text:style-name="T223">);</text:span></text:p>
            <text:p><text:span text:style-name="T237">$codigo</text:span><text:span text:style-name="T223"> = </text:span><text:span text:style-name="T242">mt_rand</text:span><text:span text:style-name="T223">(10000,99999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6cm" svg:x="0.8cm" svg:y="4.4cm" presentation:class="outline" presentation:user-transformed="true">
          <draw:text-box>
            <text:p><text:span text:style-name="T140"/></text:p>
            <text:p><text:span text:style-name="T140"/></text:p>
            <text:p><text:span text:style-name="T140"><text:s/></text:span><text:span text:style-name="T140"><text:tab/></text:span><text:span text:style-name="T140"><text:tab/></text:span><text:span text:style-name="T140">$pedido</text:span><text:span text:style-name="T243"> = </text:span><text:span text:style-name="T244">new Pedidos();</text:span></text:p>
            <text:p><text:span text:style-name="T140"><text:s/></text:span><text:span text:style-name="T140"><text:tab/></text:span><text:span text:style-name="T140"><text:tab/></text:span><text:span text:style-name="T140">$idPedido</text:span><text:span text:style-name="T243"> = </text:span><text:span text:style-name="T140">$pedido</text:span><text:span text:style-name="T244">-&gt;insert(array</text:span><text:span text:style-name="T243">(</text:span><text:span text:style-name="T245">'codigo'</text:span><text:span text:style-name="T244">=&gt;</text:span><text:span text:style-name="T140">$codigo</text:span><text:span text:style-name="T243">));</text:span></text:p>
            <text:p><text:span text:style-name="T140"><text:s/></text:span><text:span text:style-name="T140"><text:tab/></text:span><text:span text:style-name="T140"><text:tab/></text:span><text:span text:style-name="T140">$itens</text:span><text:span text:style-name="T243"> = </text:span><text:span text:style-name="T244">$_SESSION</text:span><text:span text:style-name="T243">[</text:span><text:span text:style-name="T245">'carrinho'</text:span><text:span text:style-name="T243">];</text:span></text:p>
            <text:p><text:span text:style-name="T244"><text:s/></text:span><text:span text:style-name="T244"><text:tab/></text:span><text:span text:style-name="T244">foreach</text:span><text:span text:style-name="T243"> (</text:span><text:span text:style-name="T140">$itens</text:span><text:span text:style-name="T243"> </text:span><text:span text:style-name="T244">as</text:span><text:span text:style-name="T243"> </text:span><text:span text:style-name="T140">$item</text:span><text:span text:style-name="T243">)</text:span></text:p>
            <text:p><text:span text:style-name="T243">{</text:span></text:p>
            <text:p><text:span text:style-name="T140"><text:s/></text:span><text:span text:style-name="T140"><text:tab/></text:span><text:span text:style-name="T140"><text:tab/></text:span><text:span text:style-name="T140">$dados</text:span><text:span text:style-name="T243"> = array(</text:span><text:span text:style-name="T245">'pedido_id'</text:span><text:span text:style-name="T243">=&gt;</text:span><text:span text:style-name="T140">$idPedido</text:span><text:span text:style-name="T243">,</text:span></text:p>
            <text:p><text:span text:style-name="T243"><text:s/></text:span><text:span text:style-name="T243"><text:tab/></text:span><text:span text:style-name="T243"><text:tab/></text:span><text:span text:style-name="T243"><text:tab/></text:span><text:span text:style-name="T243"><text:tab/></text:span><text:span text:style-name="T243"><text:tab/></text:span><text:span text:style-name="T245">'produto_id'</text:span><text:span text:style-name="T243">=&gt;</text:span><text:span text:style-name="T140">$item</text:span><text:span text:style-name="T243">[</text:span><text:span text:style-name="T245">'id'</text:span><text:span text:style-name="T243">],</text:span></text:p>
            <text:p><text:span text:style-name="T243"><text:s/></text:span><text:span text:style-name="T243"><text:tab/></text:span><text:span text:style-name="T243"><text:tab/></text:span><text:span text:style-name="T243"><text:tab/></text:span><text:span text:style-name="T243"><text:tab/></text:span><text:span text:style-name="T243"><text:tab/></text:span><text:span text:style-name="T245">'valor'</text:span><text:span text:style-name="T243">=&gt;</text:span><text:span text:style-name="T140">$item</text:span><text:span text:style-name="T243">[</text:span><text:span text:style-name="T245">'valor'</text:span><text:span text:style-name="T243">],</text:span></text:p>
            <text:p><text:span text:style-name="T243"><text:s/></text:span><text:span text:style-name="T243"><text:tab/></text:span><text:span text:style-name="T243"><text:tab/></text:span><text:span text:style-name="T243"><text:tab/></text:span><text:span text:style-name="T243"><text:tab/></text:span><text:span text:style-name="T243"><text:tab/></text:span><text:span text:style-name="T245">'quantidade'</text:span><text:span text:style-name="T243">=&gt;</text:span><text:span text:style-name="T140">$item</text:span><text:span text:style-name="T243">[</text:span><text:span text:style-name="T245">'quantidade'</text:span><text:span text:style-name="T243">]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199"/></text:p>
            <text:p><text:span text:style-name="T199"/></text:p>
            <text:p><text:span text:style-name="T201"><text:s/></text:span><text:span text:style-name="T201"><text:tab/></text:span><text:span text:style-name="T201"><text:tab/></text:span><text:span text:style-name="T201">$novoItem</text:span><text:span text:style-name="T199"> = </text:span><text:span text:style-name="T217">new</text:span><text:span text:style-name="T199"> </text:span><text:span text:style-name="T202">Itens();</text:span></text:p>
            <text:p><text:span text:style-name="T201"><text:s/></text:span><text:span text:style-name="T201"><text:tab/></text:span><text:span text:style-name="T201">$novoItem</text:span><text:span text:style-name="T202">-&gt;insert</text:span><text:span text:style-name="T199">(</text:span><text:span text:style-name="T201">$dados</text:span><text:span text:style-name="T199">);</text:span></text:p>
            <text:p><text:span text:style-name="T199">}</text:span></text:p>
            <text:p><text:span text:style-name="T217">unset</text:span><text:span text:style-name="T199">(</text:span><text:span text:style-name="T201">$_SESSION</text:span><text:span text:style-name="T199">[</text:span><text:span text:style-name="T202">'carrinho'</text:span><text:span text:style-name="T199">]);</text:span></text:p>
            <text:p><text:span text:style-name="T201"><text:s/></text:span><text:span text:style-name="T201"><text:tab/></text:span><text:span text:style-name="T201"><text:tab/></text:span><text:span text:style-name="T201">$mensagem</text:span><text:span text:style-name="T199"> = </text:span><text:span text:style-name="T202">"O pedido</text:span><text:span text:style-name="T199"> </text:span><text:span text:style-name="T201">$codigo</text:span><text:span text:style-name="T199"> </text:span><text:span text:style-name="T202">pago com <text:s/></text:span><text:span text:style-name="T202"><text:tab/></text:span><text:span text:style-name="T202"><text:tab/></text:span><text:span text:style-name="T202"><text:tab/></text:span><text:span text:style-name="T202"> </text:span><text:span text:style-name="T202"><text:tab/></text:span><text:span text:style-name="T202"><text:tab/></text:span><text:span text:style-name="T202"><text:tab/></text:span><text:span text:style-name="T202"><text:tab/></text:span><text:span text:style-name="T202"><text:tab/></text:span><text:span text:style-name="T202"><text:tab/></text:span><text:span text:style-name="T202"><text:tab/></text:span><text:span text:style-name="T202"><text:tab/></text:span><text:span text:style-name="T199">{</text:span><text:span text:style-name="T201">$formasPagamento</text:span><text:span text:style-name="T199">[</text:span><text:span text:style-name="T201">$formaEscolhida</text:span><text:span text:style-name="T199">]} </text:span><text:span text:style-name="T202">foi</text:span></text:p>
            <text:p><text:span text:style-name="T202"><text:s/></text:span><text:span text:style-name="T202"><text:tab/></text:span><text:span text:style-name="T202"><text:tab/></text:span><text:span text:style-name="T202"><text:tab/></text:span><text:span text:style-name="T202"><text:tab/></text:span><text:span text:style-name="T202"><text:tab/></text:span><text:span text:style-name="T202"><text:tab/></text:span><text:span text:style-name="T202"><text:tab/></text:span><text:span text:style-name="T202"><text:tab/></text:span><text:span text:style-name="T202"><text:tab/></text:span><text:span text:style-name="T202"><text:tab/></text:span><text:span text:style-name="T202"><text:tab/></text:span><text:span text:style-name="T202"><text:tab/></text:span><text:span text:style-name="T202">finalizado com sucesso"</text:span><text:span text:style-name="T199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199"/></text:p>
            <text:p><text:span text:style-name="T246"><text:s/></text:span><text:span text:style-name="T246"><text:tab/></text:span><text:span text:style-name="T246"><text:tab/></text:span><text:span text:style-name="T246">$viewModel</text:span><text:span text:style-name="T199"> = Zend_Registry::get(</text:span><text:span text:style-name="T202">'view'</text:span><text:span text:style-name="T199">);</text:span></text:p>
            <text:p><text:span text:style-name="T246"><text:s/></text:span><text:span text:style-name="T246"><text:tab/></text:span><text:span text:style-name="T246"><text:tab/></text:span><text:span text:style-name="T246">$viewModel</text:span><text:span text:style-name="T199">-&gt;mensagem=$mensagem;</text:span></text:p>
            <text:p><text:span text:style-name="T246"><text:s/></text:span><text:span text:style-name="T246"><text:tab/></text:span><text:span text:style-name="T246"><text:tab/></text:span><text:span text:style-name="T246">$viewModel</text:span><text:span text:style-name="T199">-&gt;assign(</text:span><text:span text:style-name="T202">'header'</text:span><text:span text:style-name="T199">,</text:span><text:span text:style-name="T202">'pageHeader.phtml'</text:span><text:span text:style-name="T199">);</text:span></text:p>
            <text:p><text:span text:style-name="T246"><text:s/></text:span><text:span text:style-name="T246"><text:tab/></text:span><text:span text:style-name="T246"><text:tab/></text:span><text:span text:style-name="T246">$viewModel</text:span><text:span text:style-name="T199">-&gt;assign(</text:span><text:span text:style-name="T202">'body'</text:span><text:span text:style-name="T199">,</text:span><text:span text:style-name="T202">'gravarCompra.phtml'</text:span><text:span text:style-name="T199">);</text:span></text:p>
            <text:p><text:span text:style-name="T246"><text:s/></text:span><text:span text:style-name="T246"><text:tab/></text:span><text:span text:style-name="T246"><text:tab/></text:span><text:span text:style-name="T246">$viewModel</text:span><text:span text:style-name="T199">-&gt;assign(</text:span><text:span text:style-name="T202">'footer'</text:span><text:span text:style-name="T199">,</text:span><text:span text:style-name="T202">'pageFooter.phtml'</text:span><text:span text:style-name="T199">);</text:span></text:p>
            <text:p><text:span text:style-name="T246"><text:s/></text:span><text:span text:style-name="T246"><text:tab/></text:span><text:span text:style-name="T246"><text:tab/></text:span><text:span text:style-name="T246">$this</text:span><text:span text:style-name="T199">-&gt;_response-&gt;setBody(</text:span><text:span text:style-name="T201">$viewModel</text:span><text:span text:style-name="T199">-&gt;render(</text:span><text:span text:style-name="T202">'default.phtml'</text:span><text:span text:style-name="T199">));</text:span></text:p>
            <text:p><text:span text:style-name="T19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219">E, para finalizar, vamos criar a visão que exibe a mensagem com o número do pedido. Em </text:span><text:span text:style-name="T208">views/scripts</text:span><text:span text:style-name="T219">, crie o arquivo </text:span><text:span text:style-name="T208">gravarCompra.phtml</text:span><text:span text:style-name="T219">. Aqui vai ter um problema. Em views/scripts/carrinho o arquivo continente terá de se chamar </text:span><text:span text:style-name="T208">gravarcompra.phtml.</text:span></text:p>
            <text:p><text:span text:style-name="T208"/></text:p>
            <text:p><text:span text:style-name="T199">&lt;h3 id="warning"&gt;&lt;?=$this-&gt;mensagem?&gt;&lt;/h3&gt;</text:span></text:p>
            <text:p><text:span text:style-name="T199">&lt;a href="/zend/acme/"&gt;Página inicial&lt;/a&gt;</text:span></text:p>
            <text:p><text:span text:style-name="T199"/></text:p>
            <text:p><text:span text:style-name="T219">Agora, só falta implementar a busca de produtos por nome e a parte do cliente está praticamente completa. Vamos deixar a busca com outro controlador. No diretório </text:span><text:span text:style-name="T208">controllers</text:span><text:span text:style-name="T219">, criaremos o arquivo </text:span><text:span text:style-name="T208">BuscasController.php</text:span><text:span text:style-name="T219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247">/**</text:span></text:p>
            <text:p><text:span text:style-name="T247">* Este método será executado sempre que a classe</text:span></text:p>
            <text:p><text:span text:style-name="T247">for instanciada,</text:span></text:p>
            <text:p><text:span text:style-name="T247">* depois do construtor.</text:span></text:p>
            <text:p><text:span text:style-name="T247">* Faz o carregamento das classes que serão</text:span></text:p>
            <text:p><text:span text:style-name="T247">usadas pelo controlador.</text:span></text:p>
            <text:p><text:span text:style-name="T247">*</text:span></text:p>
            <text:p><text:span text:style-name="T247">* @return void</text:span></text:p>
            <text:p><text:span text:style-name="T247">*/</text:span></text:p>
            <text:p><text:span text:style-name="T199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3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201">/**</text:span></text:p>
            <text:p><text:span text:style-name="T201">* Método que mostra o resultado da pesquisa</text:span></text:p>
            <text:p><text:span text:style-name="T201">*</text:span></text:p>
            <text:p><text:span text:style-name="T201">* @return void</text:span></text:p>
            <text:p><text:span text:style-name="T201">*/</text:span></text:p>
            <text:p><text:span text:style-name="T217"><text:s/></text:span><text:span text:style-name="T217"><text:tab/></text:span><text:span text:style-name="T217">public function</text:span><text:span text:style-name="T247"> </text:span><text:span text:style-name="T199">indexAction()</text:span></text:p>
            <text:p><text:span text:style-name="T199"><text:s/></text:span><text:span text:style-name="T199"><text:tab/></text:span><text:span text:style-name="T199">{</text:span></text:p>
            <text:p><text:span text:style-name="T201"><text:s/></text:span><text:span text:style-name="T201"><text:tab/></text:span><text:span text:style-name="T201"><text:tab/></text:span><text:span text:style-name="T201">$chave</text:span><text:span text:style-name="T247"> </text:span><text:span text:style-name="T199">= (string)$this→_request→getParam('nome');</text:span></text:p>
            <text:p><text:span text:style-name="T201"><text:s/></text:span><text:span text:style-name="T201"><text:tab/></text:span><text:span text:style-name="T201"><text:tab/></text:span><text:span text:style-name="T201">$viewModel</text:span><text:span text:style-name="T247"> </text:span><text:span text:style-name="T199">=</text:span><text:span text:style-name="T247"> </text:span><text:span text:style-name="T199">Zend_Registry::get(</text:span><text:span text:style-name="T202">'view'</text:span><text:span text:style-name="T199">);</text:span></text:p>
            <text:p><text:span text:style-name="T201"><text:s/></text:span><text:span text:style-name="T201"><text:tab/></text:span><text:span text:style-name="T201"><text:tab/></text:span><text:span text:style-name="T201">$table</text:span><text:span text:style-name="T247"> </text:span><text:span text:style-name="T199">=</text:span><text:span text:style-name="T217"> new</text:span><text:span text:style-name="T247"> </text:span><text:span text:style-name="T199">Produtos();</text:span></text:p>
            <text:p><text:span text:style-name="T201"><text:s/></text:span><text:span text:style-name="T201"><text:tab/></text:span><text:span text:style-name="T201"><text:tab/></text:span><text:span text:style-name="T201">$where</text:span><text:span text:style-name="T247"> </text:span><text:span text:style-name="T199">=</text:span><text:span text:style-name="T247"> </text:span><text:span text:style-name="T202">"position('$chave' in nome)&gt;0"</text:span><text:span text:style-name="T199">;</text:span></text:p>
            <text:p><text:span text:style-name="T201"><text:s/></text:span><text:span text:style-name="T201"><text:tab/></text:span><text:span text:style-name="T201"><text:tab/></text:span><text:span text:style-name="T201">$produto</text:span><text:span text:style-name="T247"> </text:span><text:span text:style-name="T199">=</text:span><text:span text:style-name="T247"> </text:span><text:span text:style-name="T201">$table</text:span><text:span text:style-name="T199">-&gt;fetchAll(</text:span><text:span text:style-name="T201">$where</text:span><text:span text:style-name="T199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201"/></text:p>
            <text:p><text:span text:style-name="T201"><text:s/></text:span><text:span text:style-name="T201"><text:tab/></text:span><text:span text:style-name="T201"><text:tab/></text:span><text:span text:style-name="T201">$viewModel</text:span><text:span text:style-name="T199">-&gt;assign(</text:span><text:span text:style-name="T202">'produtos'</text:span><text:span text:style-name="T199">,</text:span><text:span text:style-name="T201">$produtos</text:span><text:span text:style-name="T199">-&gt;toArray());</text:span></text:p>
            <text:p><text:span text:style-name="T201"><text:s/></text:span><text:span text:style-name="T201"><text:tab/></text:span><text:span text:style-name="T201"><text:tab/></text:span><text:span text:style-name="T201">$viewModel</text:span><text:span text:style-name="T199">-&gt;assign(</text:span><text:span text:style-name="T202">'header'</text:span><text:span text:style-name="T199">,</text:span><text:span text:style-name="T202">'pageHeader.phtml'</text:span><text:span text:style-name="T199">);</text:span></text:p>
            <text:p><text:span text:style-name="T201"><text:s/></text:span><text:span text:style-name="T201"><text:tab/></text:span><text:span text:style-name="T201"><text:tab/></text:span><text:span text:style-name="T201">$viewModel</text:span><text:span text:style-name="T199">-&gt;assign(</text:span><text:span text:style-name="T202">'body'</text:span><text:span text:style-name="T199">,</text:span><text:span text:style-name="T202">'index.phtml'</text:span><text:span text:style-name="T199">);</text:span></text:p>
            <text:p><text:span text:style-name="T201"><text:s/></text:span><text:span text:style-name="T201"><text:tab/></text:span><text:span text:style-name="T201"><text:tab/></text:span><text:span text:style-name="T201">$viewModel</text:span><text:span text:style-name="T199">-&gt;assign(</text:span><text:span text:style-name="T202">'footer'</text:span><text:span text:style-name="T199">,</text:span><text:span text:style-name="T202">'pageFooter.phtml'</text:span><text:span text:style-name="T199">);</text:span></text:p>
            <text:p><text:span text:style-name="T201"><text:s/></text:span><text:span text:style-name="T201"><text:tab/></text:span><text:span text:style-name="T201"><text:tab/></text:span><text:span text:style-name="T201">$this</text:span><text:span text:style-name="T199">-&gt;_response-&gt;setBody(</text:span><text:span text:style-name="T201">$viewModel</text:span><text:span text:style-name="T199">-&gt;render(</text:span><text:span text:style-name="T202">'default.phtml'</text:span><text:span text:style-name="T199">));</text:span></text:p>
            <text:p><text:span text:style-name="T199"><text:s/></text:span><text:span text:style-name="T199"><text:tab/></text:span><text:span text:style-name="T199"> </text:span><text:span text:style-name="T199"><text:tab/></text:span><text:span text:style-name="T199">}</text:span></text:p>
            <text:p><text:span text:style-name="T199"><text:s/></text:span><text:span text:style-name="T199"><text:tab/></text:span><text:span text:style-name="T199">}</text:span></text:p>
            <text:p><text:span text:style-name="T199"/></text:p>
            <text:p><text:span text:style-name="T248"><text:s/></text:span><text:span text:style-name="T219"><text:tab/></text:span><text:span text:style-name="T219">Não podemos esquecer de criar a visão </text:span><text:span text:style-name="T208">buscas.phtml </text:span><text:span text:style-name="T219">vazio no diretório </text:span><text:span text:style-name="T208">buscas</text:span><text:span text:style-name="T219"> de </text:span><text:span text:style-name="T208">views/scripts</text:span><text:span text:style-name="T219">. Não precisamos criar um homônimo na raiz de </text:span><text:span text:style-name="T208">views/scripts</text:span><text:span text:style-name="T219"> porque usaremos o </text:span><text:span text:style-name="T208">index.phtml</text:span><text:span text:style-name="T219"> para exibir os produtos encontrad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7.4cm" svg:height="16cm" svg:x="0.686cm" svg:y="4.8cm" presentation:class="outline" presentation:user-transformed="true">
          <draw:text-box>
            <text:p><text:span text:style-name="T219">E assim, finalizamos a parte que interessa ao cliente. Agora precisamos criar um módulo para que o estoquista da loja consiga fazer a manutenção dos produtos em estoque.</text:span></text:p>
            <text:p><text:span text:style-name="T219"/></text:p>
            <text:p><text:span text:style-name="T219">Para isso, criaremos um outro controlador, que irá cuidar dessa parte de estoque. O nome do arquivo será </text:span><text:span text:style-name="T208">EstoqueController.php.</text:span></text:p>
            <text:p><text:span text:style-name="T219"/></text:p>
            <text:p><text:span text:style-name="T219">O comportamento padrão (método </text:span><text:span text:style-name="T208">index</text:span><text:span text:style-name="T219">) será exibir uma tela para o estoquista se logar no sistema. Vamos usar a mesma tabela de usuários que criamos para os client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7cm" svg:height="16cm" svg:x="1.086cm" svg:y="4.6cm" presentation:class="outline" presentation:user-transformed="true">
          <draw:text-box>
            <text:p><text:span text:style-name="T249">class</text:span><text:span text:style-name="T250"> EstoqueController </text:span><text:span text:style-name="T249">extends</text:span><text:span text:style-name="T250"> Zend_Controller_Action</text:span></text:p>
            <text:p><text:span text:style-name="T250">{</text:span></text:p>
            <text:p><text:span text:style-name="T251"><text:s/></text:span><text:span text:style-name="T251"><text:tab/></text:span><text:span text:style-name="T251">/**</text:span></text:p>
            <text:p><text:span text:style-name="T251"><text:s/></text:span><text:span text:style-name="T251"><text:tab/></text:span><text:span text:style-name="T251"> </text:span><text:span text:style-name="T251">* Este método será executado sempre que a classe for instanciada,</text:span></text:p>
            <text:p><text:span text:style-name="T251"><text:s/></text:span><text:span text:style-name="T251"><text:tab/></text:span><text:span text:style-name="T251"> </text:span><text:span text:style-name="T251">* depois do construtor.</text:span></text:p>
            <text:p><text:span text:style-name="T251"><text:s/></text:span><text:span text:style-name="T251"><text:tab/></text:span><text:span text:style-name="T251"> </text:span><text:span text:style-name="T251">* Faz o carregamento das classes que serão usadas pelo controlador.</text:span></text:p>
            <text:p><text:span text:style-name="T251"><text:s/></text:span><text:span text:style-name="T251"><text:tab/></text:span><text:span text:style-name="T251"> </text:span><text:span text:style-name="T251">*</text:span></text:p>
            <text:p><text:span text:style-name="T251"><text:s/></text:span><text:span text:style-name="T251"><text:tab/></text:span><text:span text:style-name="T251"> </text:span><text:span text:style-name="T251">* @return void</text:span></text:p>
            <text:p><text:span text:style-name="T251"><text:s/></text:span><text:span text:style-name="T251"><text:tab/></text:span><text:span text:style-name="T251"> </text:span><text:span text:style-name="T251">*/</text:span></text:p>
            <text:p><text:span text:style-name="T249">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219">O formulário de login estará em </text:span><text:span text:style-name="T208">estoqueLogin.phtml</text:span><text:span text:style-name="T219"> dentro de </text:span><text:span text:style-name="T208">views/scripts</text:span><text:span text:style-name="T219">:</text:span></text:p>
            <text:p><text:span text:style-name="T219"/></text:p>
            <text:p><text:span text:style-name="T199">&lt;h2 id="warning"&gt;&lt;?=$this-&gt;mensagem?&gt;&lt;/h2&gt;</text:span></text:p>
            <text:p><text:span text:style-name="T199">&lt;center&gt;</text:span></text:p>
            <text:p><text:span text:style-name="T199">&lt;form action="/zend/acme/estoque/login"</text:span></text:p>
            <text:p><text:span text:style-name="T199">method="post"&gt;</text:span></text:p>
            <text:p><text:span text:style-name="T199">CPF:</text:span></text:p>
            <text:p><text:span text:style-name="T199">&lt;input name="cpf" value="" id="cpf" type="text"&gt;</text:span></text:p>
            <text:p><text:span text:style-name="T199">senha:</text:span></text:p>
            <text:p><text:span text:style-name="T199">&lt;input name="senha" value="" id="senha"</text:span></text:p>
            <text:p><text:span text:style-name="T199">type="password"&gt;</text:span></text:p>
            <text:p><text:span text:style-name="T199">&lt;input type="submit" name="login" value="Login"/&gt;</text:span></text:p>
            <text:p><text:span text:style-name="T199">&lt;/form&gt;</text:span></text:p>
            <text:p><text:span text:style-name="T199">&lt;/center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219">Vamos usar um outro cabeçalho para o controle de estoque. Ele ficará no arquivo </text:span><text:span text:style-name="T208">estoqueHeader.phtml</text:span><text:span text:style-name="T219">:</text:span></text:p>
            <text:p><text:span text:style-name="T199"/></text:p>
            <text:p><text:span text:style-name="T199">&lt;div id="header"&gt;</text:span></text:p>
            <text:p><text:span text:style-name="T199">&lt;h1 id="logomarca_customer"&gt;Lojas Acme&lt;/h1&gt;</text:span></text:p>
            <text:p><text:span text:style-name="T199">&lt;/div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7cm" svg:height="16cm" svg:x="0.2cm" svg:y="4.8cm" presentation:class="outline" presentation:user-transformed="true">
          <draw:text-box>
            <text:p><text:span text:style-name="T225">Agora vamos fazer o método padrão que irá gerar a página inicial</text:span></text:p>
            <text:p><text:span text:style-name="T225">do controle de estoque:</text:span></text:p>
            <text:p><text:span text:style-name="T225"/></text:p>
            <text:p><text:span text:style-name="T132"><text:s/></text:span><text:span text:style-name="T132"><text:tab/></text:span><text:span text:style-name="T132"><text:tab/></text:span><text:span text:style-name="T132">public function</text:span><text:span text:style-name="T138"> indexAction()</text:span></text:p>
            <text:p><text:span text:style-name="T138"><text:s/></text:span><text:span text:style-name="T138"><text:tab/></text:span><text:span text:style-name="T138">{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viewModel</text:span><text:span text:style-name="T138"> = Zend_Registry::get(</text:span><text:span text:style-name="T227">'viewModel'</text:span><text:span text:style-name="T138">);</text:span></text:p>
            <text:p><text:span text:style-name="T138"/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viewModel</text:span><text:span text:style-name="T138">-&gt;mensagem=$mensagem,isset(</text:span><text:span text:style-name="T137">$_SESSION</text:span><text:span text:style-name="T138">[</text:span><text:span text:style-name="T227">'mensagem'</text:span><text:span text:style-name="T138">]) ?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 </text:span><text:span text:style-name="T137">$_SESSION</text:span><text:span text:style-name="T138">[</text:span><text:span text:style-name="T227">'mensagem'</text:span><text:span text:style-name="T138">] : </text:span><text:span text:style-name="T227">''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 </text:span><text:span text:style-name="T137">$_SESSION</text:span><text:span text:style-name="T138">[</text:span><text:span text:style-name="T227">'mensagem'</text:span><text:span text:style-name="T138">] = </text:span><text:span text:style-name="T227">''</text:span><text:span text:style-name="T138">;</text:span><text:span text:style-name="T138"><text:tab/>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<text:tab/></text:span><text:span text:style-name="T137">$viewModel</text:span><text:span text:style-name="T138">-&gt;assign(</text:span><text:span text:style-name="T227">'header'</text:span><text:span text:style-name="T138">,</text:span><text:span text:style-name="T227">'estoqueHeader.phtml'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<text:tab/></text:span><text:span text:style-name="T137"><text:tab/></text:span><text:span text:style-name="T137">$viewModel</text:span><text:span text:style-name="T138">-&gt;assign(</text:span><text:span text:style-name="T227">'body'</text:span><text:span text:style-name="T138">,</text:span><text:span text:style-name="T227">'estoqueLogin.phtml'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<text:tab/></text:span><text:span text:style-name="T137"><text:tab/></text:span><text:span text:style-name="T137"><text:tab/></text:span><text:span text:style-name="T137">$viewModel</text:span><text:span text:style-name="T138">-&gt;assign(</text:span><text:span text:style-name="T227">'footer'</text:span><text:span text:style-name="T138">,</text:span><text:span text:style-name="T227">'pageFooter.phtml'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this</text:span><text:span text:style-name="T138">-&gt;_response-&gt;setBody($viewModel-&gt;render(</text:span><text:span text:style-name="T227">'default.phtml'</text:span><text:span text:style-name="T138">));</text:span></text:p>
            <text:p><text:span text:style-name="T138"><text:s/></text:span><text:span text:style-name="T138"><text:tab/></text:span><text:span text:style-name="T13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7cm" svg:height="16cm" svg:x="0.2cm" svg:y="4.8cm" presentation:class="outline" presentation:user-transformed="true">
          <draw:text-box>
            <text:p><text:span text:style-name="T225">O método </text:span><text:span text:style-name="T252">login</text:span><text:span text:style-name="T225"> que responde ao formulário de login será este:</text:span></text:p>
            <text:p><text:span text:style-name="T225"/></text:p>
            <text:p><text:span text:style-name="T131"><text:s/></text:span><text:span text:style-name="T131"><text:tab/></text:span><text:span text:style-name="T131"><text:tab/></text:span><text:span text:style-name="T131">/* Efetua o login do estoquista */</text:span></text:p>
            <text:p><text:span text:style-name="T132"><text:s/></text:span><text:span text:style-name="T132"><text:tab/></text:span><text:span text:style-name="T132"><text:tab/></text:span><text:span text:style-name="T132">public function</text:span><text:span text:style-name="T138"> loginAction()</text:span></text:p>
            <text:p><text:span text:style-name="T138"><text:s/></text:span><text:span text:style-name="T138"><text:tab/></text:span><text:span text:style-name="T138"><text:tab/></text:span><text:span text:style-name="T138">{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cpf</text:span><text:span text:style-name="T138"> = (</text:span><text:span text:style-name="T132">string</text:span><text:span text:style-name="T138">)</text:span><text:span text:style-name="T137">$this</text:span><text:span text:style-name="T156">-&gt;params()</text:span><text:span text:style-name="T138">(</text:span><text:span text:style-name="T227">'cpf'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senha</text:span><text:span text:style-name="T138"> = (</text:span><text:span text:style-name="T132">string)</text:span><text:span text:style-name="T137">$this</text:span><text:span text:style-name="T138">-</text:span><text:span text:style-name="T188">&gt;params()</text:span><text:span text:style-name="T138">(</text:span><text:span text:style-name="T227">'senha'</text:span><text:span text:style-name="T138">);</text:span></text:p>
            <text:p><text:span text:style-name="T132"><text:s/></text:span><text:span text:style-name="T132"><text:tab/></text:span><text:span text:style-name="T132"><text:tab/></text:span><text:span text:style-name="T132">if</text:span><text:span text:style-name="T138"> (</text:span><text:span text:style-name="T137">$cpf</text:span><text:span text:style-name="T138">)</text:span></text:p>
            <text:p><text:span text:style-name="T138">{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where</text:span><text:span text:style-name="T138"> = </text:span><text:span text:style-name="T137">$table</text:span><text:span text:style-name="T138">-&gt;getAdapter()-&gt;quoteInto(</text:span><text:span text:style-name="T227">'cpf= ?'</text:span><text:span text:style-name="T138">, </text:span><text:span text:style-name="T137">$cpf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usuario</text:span><text:span text:style-name="T138"> = </text:span><text:span text:style-name="T137">$table</text:span><text:span text:style-name="T138">-&gt;fetchAll(</text:span><text:span text:style-name="T137">$where</text:span><text:span text:style-name="T138">)-&gt;toArray();</text:span></text:p>
            <text:p><text:span text:style-name="T138"><text:s/></text:span><text:span text:style-name="T138"><text:tab/></text:span><text:span text:style-name="T138"><text:tab/></text:span><text:span text:style-name="T138">}</text:span></text:p>
            <text:p><text:span text:style-name="T132"><text:s/></text:span><text:span text:style-name="T132"><text:tab/></text:span><text:span text:style-name="T132"><text:tab/></text:span><text:span text:style-name="T132">else</text:span></text:p>
            <text:p><text:span text:style-name="T138"><text:s/></text:span><text:span text:style-name="T138"><text:tab/></text:span><text:span text:style-name="T138"><text:tab/></text:span><text:span text:style-name="T138">{ </text:span><text:span text:style-name="T137">$usuario</text:span><text:span text:style-name="T138"> = </text:span><text:span text:style-name="T227">NULL</text:span><text:span text:style-name="T138">; 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7cm" svg:height="16cm" svg:x="0.2cm" svg:y="4.8cm" presentation:class="outline" presentation:user-transformed="true">
          <draw:text-box>
            <text:p><text:span text:style-name="T139"><text:s/></text:span><text:span text:style-name="T139"><text:tab/></text:span><text:span text:style-name="T139">if</text:span><text:span text:style-name="T243"> (</text:span><text:span text:style-name="T139">!empty</text:span><text:span text:style-name="T243">(</text:span><text:span text:style-name="T253">$usuario</text:span><text:span text:style-name="T243">) &amp;&amp; </text:span><text:span text:style-name="T253">$usuario</text:span><text:span text:style-name="T243">[0][</text:span><text:span text:style-name="T245">'senha'</text:span><text:span text:style-name="T243">] == </text:span><text:span text:style-name="T253">$senha</text:span><text:span text:style-name="T243">)</text:span></text:p>
            <text:p><text:span text:style-name="T243"><text:s/></text:span><text:span text:style-name="T243">{</text:span></text:p>
            <text:p><text:span text:style-name="T253"><text:s/></text:span><text:span text:style-name="T253"><text:tab/></text:span><text:span text:style-name="T253"><text:tab/></text:span><text:span text:style-name="T253">$_SESSION</text:span><text:span text:style-name="T243">[</text:span><text:span text:style-name="T245">'estoquista'</text:span><text:span text:style-name="T243">] = </text:span><text:span text:style-name="T253">$usuario</text:span><text:span text:style-name="T243">[0];</text:span></text:p>
            <text:p><text:span text:style-name="T243"><text:s/></text:span><text:span text:style-name="T243"><text:tab/></text:span><text:span text:style-name="T243"><text:tab/></text:span><text:span text:style-name="T243">$this-&gt;_redirect(</text:span><text:span text:style-name="T245">'/estoque/manterproduto'</text:span><text:span text:style-name="T243">);</text:span></text:p>
            <text:p><text:span text:style-name="T243"><text:s/></text:span><text:span text:style-name="T243">}</text:span></text:p>
            <text:p><text:span text:style-name="T139"><text:s/></text:span><text:span text:style-name="T139"><text:tab/></text:span><text:span text:style-name="T139">else</text:span></text:p>
            <text:p><text:span text:style-name="T243"><text:s/></text:span><text:span text:style-name="T243">{</text:span></text:p>
            <text:p><text:span text:style-name="T253"><text:s/></text:span><text:span text:style-name="T253"><text:tab/></text:span><text:span text:style-name="T253"><text:tab/></text:span><text:span text:style-name="T253">$_SESSION</text:span><text:span text:style-name="T243">[</text:span><text:span text:style-name="T245">'mensagem'</text:span><text:span text:style-name="T243">] = </text:span><text:span text:style-name="T245">'dados inválidos'</text:span><text:span text:style-name="T243">;</text:span></text:p>
            <text:p><text:span text:style-name="T243"><text:s/></text:span><text:span text:style-name="T243"><text:tab/></text:span><text:span text:style-name="T243"><text:tab/></text:span><text:span text:style-name="T243">$this-&gt;_redirect(</text:span><text:span text:style-name="T245">'/estoque'</text:span><text:span text:style-name="T243">);</text:span></text:p>
            <text:p><text:span text:style-name="T243"><text:s/></text:span><text:span text:style-name="T24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7cm" svg:height="16cm" svg:x="0.2cm" svg:y="4.8cm" presentation:class="outline" presentation:user-transformed="true">
          <draw:text-box>
            <text:p><text:span text:style-name="T53"><text:s/></text:span><text:span text:style-name="T53">Agora o método </text:span><text:span text:style-name="T15">manterProduto</text:span><text:span text:style-name="T53">:</text:span></text:p>
            <text:p><text:span text:style-name="T53"/></text:p>
            <text:p><text:span text:style-name="T254"><text:s/></text:span><text:span text:style-name="T254"><text:tab/></text:span><text:span text:style-name="T254"><text:tab/></text:span><text:span text:style-name="T254">/* Exibe o menu de operações de estoque */</text:span></text:p>
            <text:p><text:span text:style-name="T139"><text:s/></text:span><text:span text:style-name="T139"><text:tab/></text:span><text:span text:style-name="T139"><text:tab/></text:span><text:span text:style-name="T139">public function</text:span><text:span text:style-name="T243"> manterProduto()</text:span></text:p>
            <text:p><text:span text:style-name="T243"><text:s/></text:span><text:span text:style-name="T243">{</text:span></text:p>
            <text:p><text:span text:style-name="T139"><text:s/></text:span><text:span text:style-name="T139"><text:tab/></text:span><text:span text:style-name="T139">if </text:span><text:span text:style-name="T243">(!</text:span><text:span text:style-name="T139">isset</text:span><text:span text:style-name="T243">($_SESSION[</text:span><text:span text:style-name="T245">'estoquista'</text:span><text:span text:style-name="T243">]))</text:span></text:p>
            <text:p><text:span text:style-name="T243"><text:s/></text:span><text:span text:style-name="T243"><text:tab/></text:span><text:span text:style-name="T243"><text:tab/></text:span><text:span text:style-name="T243">{ </text:span><text:span text:style-name="T253">$this</text:span><text:span text:style-name="T243">-&gt;_redirect(</text:span><text:span text:style-name="T245">'/estoque'</text:span><text:span text:style-name="T243">);}</text:span></text:p>
            <text:p><text:span text:style-name="T243"><text:s/></text:span><text:span text:style-name="T243"><text:tab/></text:span><text:span text:style-name="T139">else</text:span></text:p>
            <text:p><text:span text:style-name="T243"><text:s/></text:span><text:span text:style-name="T243">{</text:span></text:p>
            <text:p><text:span text:style-name="T253"><text:s/></text:span><text:span text:style-name="T253"><text:tab/></text:span><text:span text:style-name="T253"><text:tab/></text:span><text:span text:style-name="T253">$estoquista</text:span><text:span text:style-name="T243"> = </text:span><text:span text:style-name="T253">$_SESSION</text:span><text:span text:style-name="T243">[</text:span><text:span text:style-name="T245">'estoquista'</text:span><text:span text:style-name="T243">];</text:span></text:p>
            <text:p><text:span text:style-name="T253"><text:s/></text:span><text:span text:style-name="T253"><text:tab/></text:span><text:span text:style-name="T253"><text:tab/></text:span><text:span text:style-name="T253">$cpf</text:span><text:span text:style-name="T243">' = </text:span><text:span text:style-name="T253">$estoquista</text:span><text:span text:style-name="T243">[</text:span><text:span text:style-name="T245">'cpf'</text:span><text:span text:style-name="T243">];</text:span></text:p>
            <text:p><text:span text:style-name="T253"><text:s/></text:span><text:span text:style-name="T253"><text:tab/></text:span><text:span text:style-name="T253"><text:tab/></text:span><text:span text:style-name="T253">$itens</text:span><text:span text:style-name="T243"> = </text:span><text:span text:style-name="T253">$table</text:span><text:span text:style-name="T243">-&gt;fetchAll());</text:span></text:p>
            <text:p><text:span text:style-name="T243"><text:s/></text:span><text:span text:style-name="T24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508cm" svg:height="16cm" svg:x="0.692cm" svg:y="4.8cm" presentation:class="outline" presentation:user-transformed="true">
          <draw:text-box>
            <text:p><text:span text:style-name="T201">$viewModel</text:span><text:span text:style-name="T199"> = Zend_Registry::get(</text:span><text:span text:style-name="T202">'view'</text:span><text:span text:style-name="T199">);</text:span></text:p>
            <text:p><text:span text:style-name="T201">$viewModel-</text:span><text:span text:style-name="T199">&gt;mensagem=$mensagem,isset(</text:span><text:span text:style-name="T201">$_SESSION</text:span><text:span text:style-name="T199">[</text:span><text:span text:style-name="T202">'mensagem'</text:span><text:span text:style-name="T199">]) ?</text:span></text:p>
            <text:p><text:span text:style-name="T201">$_SESSION</text:span><text:span text:style-name="T199">[</text:span><text:span text:style-name="T202">'mensagem'</text:span><text:span text:style-name="T199">] : </text:span><text:span text:style-name="T202">''</text:span><text:span text:style-name="T199">);</text:span></text:p>
            <text:p><text:span text:style-name="T201">$_SESSION</text:span><text:span text:style-name="T199">[</text:span><text:span text:style-name="T202">'mensagem'</text:span><text:span text:style-name="T199">] = </text:span><text:span text:style-name="T202">''</text:span><text:span text:style-name="T199">;</text:span></text:p>
            <text:p><text:span text:style-name="T201">$viewModel-</text:span><text:span text:style-name="T199">&gt;assign(</text:span><text:span text:style-name="T202">'cpf'</text:span><text:span text:style-name="T199">,</text:span><text:span text:style-name="T201">$cpf</text:span><text:span text:style-name="T199">);</text:span></text:p>
            <text:p><text:span text:style-name="T201">$viewModel</text:span><text:span text:style-name="T199">-&gt;assign(</text:span><text:span text:style-name="T202">'itens'</text:span><text:span text:style-name="T199">,</text:span><text:span text:style-name="T201">$itens</text:span><text:span text:style-name="T199">-&gt;toArray());</text:span></text:p>
            <text:p><text:span text:style-name="T201">$viewModel</text:span><text:span text:style-name="T199">-&gt;assign(</text:span><text:span text:style-name="T202">'header'</text:span><text:span text:style-name="T199">,</text:span><text:span text:style-name="T202">'estoqueHeader.phtml'</text:span><text:span text:style-name="T199">);</text:span></text:p>
            <text:p><text:span text:style-name="T201">$viewModel</text:span><text:span text:style-name="T199">-&gt;assign(</text:span><text:span text:style-name="T202">'body'</text:span><text:span text:style-name="T199">,</text:span><text:span text:style-name="T202">'manterProduto.phtml'</text:span><text:span text:style-name="T199">);</text:span></text:p>
            <text:p><text:span text:style-name="T201">$viewModel</text:span><text:span text:style-name="T199">-&gt;assign(</text:span><text:span text:style-name="T202">'footer'</text:span><text:span text:style-name="T199">,</text:span><text:span text:style-name="T202">'pageFooter.phtml'</text:span><text:span text:style-name="T199">);</text:span></text:p>
            <text:p><text:span text:style-name="T201">$this</text:span><text:span text:style-name="T199">-&gt;_response-&gt;setBody(</text:span><text:span text:style-name="T201">$viewModel</text:span><text:span text:style-name="T199">-&gt;render(</text:span><text:span text:style-name="T202">'default.phtml'</text:span><text:span text:style-name="T199">));</text:span></text:p>
            <text:p><text:span text:style-name="T199">}</text:span></text:p>
            <text:p><text:span text:style-name="T219"><text:s/></text:span><text:span text:style-name="T219"><text:tab/></text:span><text:span text:style-name="T219">E será necessário criar um arquivo </text:span><text:span text:style-name="T208">manterproduto.phtml</text:span><text:span text:style-name="T219"> dentro de </text:span><text:span text:style-name="T208">views/scripts/estoque</text:span><text:span text:style-name="T219">. Mas o corpo mesmo será o </text:span><text:span text:style-name="T208">manterProduto.phtml</text:span><text:span text:style-name="T219"> dentro de </text:span><text:span text:style-name="T208">views/scripts</text:span><text:span text:style-name="T219"> (que é o associado acima)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7" draw:layer="layout" svg:width="26.508cm" svg:height="16.457cm" svg:x="0.692cm" svg:y="4.343cm" presentation:class="outline" presentation:user-transformed="true">
          <draw:text-box>
            <text:p><text:span text:style-name="T255">Esse será o conteúdo do template </text:span><text:span text:style-name="T256">manterProduto.phtml</text:span><text:span text:style-name="T255">:</text:span></text:p>
            <text:p><text:span text:style-name="T257"/></text:p>
            <text:p><text:span text:style-name="T258">&lt;h2 id="warning"&gt;&lt;?=$this-&gt;mensagem?&gt;&lt;/h2&gt;</text:span></text:p>
            <text:p><text:span text:style-name="T258">&lt;h2&gt;Estoquista: &lt;?=$this-&gt;cpf?&gt;&lt;/h2&gt;</text:span></text:p>
            <text:p><text:span text:style-name="T258">&lt;table id="inventario"&gt;</text:span></text:p>
            <text:p><text:span text:style-name="T258">&lt;thead&gt;</text:span></text:p>
            <text:p><text:span text:style-name="T258">&lt;?php</text:span></text:p>
            <text:p><text:span text:style-name="T258">$titulos = array('Código',</text:span></text:p>
            <text:p><text:span text:style-name="T258"><text:s/></text:span><text:span text:style-name="T258"><text:tab/></text:span><text:span text:style-name="T258"><text:tab/></text:span><text:span text:style-name="T258"><text:tab/></text:span><text:span text:style-name="T258"><text:tab/></text:span><text:span text:style-name="T258"><text:tab/></text:span><text:span text:style-name="T258">'Nome',</text:span></text:p>
            <text:p><text:span text:style-name="T258"><text:s/></text:span><text:span text:style-name="T258"><text:tab/></text:span><text:span text:style-name="T258"><text:tab/></text:span><text:span text:style-name="T258"><text:tab/></text:span><text:span text:style-name="T258"><text:tab/></text:span><text:span text:style-name="T258"><text:tab/></text:span><text:span text:style-name="T258">'Quantidade',</text:span></text:p>
            <text:p><text:span text:style-name="T258"><text:s/></text:span><text:span text:style-name="T258"><text:tab/></text:span><text:span text:style-name="T258"><text:tab/></text:span><text:span text:style-name="T258"><text:tab/></text:span><text:span text:style-name="T258"><text:tab/></text:span><text:span text:style-name="T258"><text:tab/></text:span><text:span text:style-name="T258">'Preço Unitário',</text:span></text:p>
            <text:p><text:span text:style-name="T258"><text:s/></text:span><text:span text:style-name="T258"><text:tab/></text:span><text:span text:style-name="T258"><text:tab/></text:span><text:span text:style-name="T258"><text:tab/></text:span><text:span text:style-name="T258"><text:tab/></text:span><text:span text:style-name="T258"><text:tab/></text:span><text:span text:style-name="T258">'Dar entrada',</text:span></text:p>
            <text:p><text:span text:style-name="T258"><text:s/></text:span><text:span text:style-name="T258"><text:tab/></text:span><text:span text:style-name="T258"><text:tab/></text:span><text:span text:style-name="T258"><text:tab/></text:span><text:span text:style-name="T258"><text:tab/></text:span><text:span text:style-name="T258"><text:tab/></text:span><text:span text:style-name="T258">'Dar baixa',</text:span></text:p>
            <text:p><text:span text:style-name="T258"><text:s/></text:span><text:span text:style-name="T258"><text:tab/></text:span><text:span text:style-name="T258"><text:tab/></text:span><text:span text:style-name="T258"><text:tab/></text:span><text:span text:style-name="T258"><text:tab/></text:span><text:span text:style-name="T258"><text:tab/></text:span><text:span text:style-name="T258">'Excluir');</text:span></text:p>
            <text:p><text:span text:style-name="T258">foreach ($titulos as $titulo)</text:span></text:p>
            <text:p><text:span text:style-name="T258">{</text:span></text:p>
            <text:p><text:span text:style-name="T258"><text:s/></text:span><text:span text:style-name="T258"><text:tab/></text:span><text:span text:style-name="T258">echo '&lt;th&gt;'.$this-&gt;escape($titulo).'&lt;/th&gt;';</text:span></text:p>
            <text:p><text:span text:style-name="T258">}</text:span></text:p>
            <text:p><text:span text:style-name="T258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421cm" svg:height="16.457cm" svg:x="0.779cm" svg:y="4.343cm" presentation:class="outline" presentation:user-transformed="true">
          <draw:text-box>
            <text:p><text:span text:style-name="T259">&lt;/thead&gt;</text:span></text:p>
            <text:p><text:span text:style-name="T259">&lt;?php</text:span></text:p>
            <text:p><text:span text:style-name="T259">$somaTotal = 0;</text:span></text:p>
            <text:p><text:span text:style-name="T260"/></text:p>
            <text:p><text:span text:style-name="T259">foreach ($this-&gt;itens as $item)</text:span></text:p>
            <text:p><text:span text:style-name="T259">{</text:span></text:p>
            <text:p><text:span text:style-name="T259"><text:s/></text:span><text:span text:style-name="T259"><text:tab/></text:span><text:span text:style-name="T259"><text:tab/></text:span><text:span text:style-name="T259"><text:tab/>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<text:tab/></text:span><text:span text:style-name="T259">$codigo</text:span><text:span text:style-name="T259"><text:tab/></text:span><text:span text:style-name="T259"> </text:span><text:span text:style-name="T259"><text:tab/></text:span><text:span text:style-name="T259"><text:tab/></text:span><text:span text:style-name="T259"><text:tab/></text:span><text:span text:style-name="T259"><text:tab/></text:span><text:span text:style-name="T259"> </text:span><text:span text:style-name="T259"><text:tab/></text:span><text:span text:style-name="T259"><text:tab/></text:span><text:span text:style-name="T259"><text:tab/></text:span><text:span text:style-name="T259">= 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 </text:span><text:span text:style-name="T259"><text:tab/></text:span><text:span text:style-name="T259">$item['id'];</text:span></text:p>
            <text:p><text:span text:style-name="T259"><text:s/></text:span><text:span text:style-name="T259"><text:tab/></text:span><text:span text:style-name="T259"><text:tab/></text:span><text:span text:style-name="T259"><text:tab/></text:span><text:span text:style-name="T259"> <text:s/></text:span><text:span text:style-name="T259"><text:tab/></text:span><text:span text:style-name="T259"> </text:span><text:span text:style-name="T259"><text:tab/></text:span><text:span text:style-name="T259"><text:tab/></text:span><text:span text:style-name="T259"> </text:span><text:span text:style-name="T259"><text:tab/></text:span><text:span text:style-name="T259"><text:tab/></text:span><text:span text:style-name="T259">$nome</text:span><text:span text:style-name="T259"><text:tab/></text:span><text:span text:style-name="T259"><text:tab/></text:span><text:span text:style-name="T259"> </text:span><text:span text:style-name="T259"><text:tab/></text:span><text:span text:style-name="T259"><text:tab/></text:span><text:span text:style-name="T259"> </text:span><text:span text:style-name="T259"><text:tab/></text:span><text:span text:style-name="T259"><text:tab/></text:span><text:span text:style-name="T259"><text:tab/></text:span><text:span text:style-name="T259"> 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= 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 </text:span><text:span text:style-name="T259"><text:tab/></text:span><text:span text:style-name="T259">'&lt;a</text:span></text:p>
            <text:p><text:span text:style-name="T259"><text:s/></text:span><text:span text:style-name="T259"><text:tab/></text:span><text:span text:style-name="T259"> </text:span><text:span text:style-name="T259"><text:tab/></text:span><text:span text:style-name="T259"><text:tab/></text:span><text:span text:style-name="T259">href="/zend/acme/estoque/nome?id='.$codigo.'"&gt;'.$this &gt;escape($item['nome']).'&lt;/a&gt;';</text:span></text:p>
            <text:p><text:span text:style-name="T259"><text:s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text:s/></text:span><text:span text:style-name="T259"><text:tab/></text:span><text:span text:style-name="T259"><text:tab/></text:span><text:span text:style-name="T259"><text:tab/></text:span><text:span text:style-name="T259">$quantidade </text:span><text:span text:style-name="T259"><text:tab/></text:span><text:span text:style-name="T259"> = $item['quantidade'];</text:span></text:p>
            <text:p><text:span text:style-name="T259"><text:s/></text:span><text:span text:style-name="T259"><text:tab/></text:span><text:span text:style-name="T259"><text:tab/>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<text:tab/></text:span><text:span text:style-name="T259"><text:tab/></text:span><text:span text:style-name="T259"> </text:span><text:span text:style-name="T259"><text:tab/></text:span><text:span text:style-name="T259"><text:tab/></text:span><text:span text:style-name="T259">$preco 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 </text:span><text:span text:style-name="T259"><text:tab/></text:span><text:span text:style-name="T259"><text:tab/></text:span><text:span text:style-name="T259"> 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= </text:span><text:span text:style-name="T259"><text:tab/></text:span><text:span text:style-name="T259"> </text:span><text:span text:style-name="T259"><text:tab/></text:span><text:span text:style-name="T259"><text:tab/></text:span><text:span text:style-name="T259">'&lt;a</text:span></text:p>
            <text:p><text:span text:style-name="T259"><text:s/></text:span><text:span text:style-name="T259"><text:tab/></text:span><text:span text:style-name="T259"> </text:span><text:span text:style-name="T259"><text:tab/></text:span><text:span text:style-name="T259"><text:tab/></text:span><text:span text:style-name="T259">href="/zend/acme/estoque/preco?id='.$codigo.'"&gt;'.$item['valor'].'</text:span></text:p>
            <text:p><text:span text:style-name="T259">&lt;/a&gt;';</text:span></text:p>
            <text:p><text:span text:style-name="T259"><text:s/></text:span><text:span text:style-name="T259"><text:tab/></text:span><text:span text:style-name="T259"><text:tab/></text:span><text:span text:style-name="T259"><text:tab/>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text:s/></text:span><text:span text:style-name="T259"><text:tab/></text:span><text:span text:style-name="T259"><text:tab/></text:span><text:span text:style-name="T259">$entrada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 </text:span><text:span text:style-name="T259"><text:tab/></text:span><text:span text:style-name="T259"><text:tab/></text:span><text:span text:style-name="T259">= <text:s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'&lt;a</text:span></text:p>
            <text:p><text:span text:style-name="T259"><text:s/></text:span><text:span text:style-name="T259"><text:tab/></text:span><text:span text:style-name="T259"><text:tab/></text:span><text:span text:style-name="T259"><text:tab/></text:span><text:span text:style-name="T259"> </text:span><text:span text:style-name="T259"><text:tab/></text:span><text:span text:style-name="T259">href="/zend/acme/estoque/entrada?id='.$codigo.'"&gt;E&lt;/a&gt;';</text:span></text:p>
            <text:p><text:span text:style-name="T259"><text:s/></text:span><text:span text:style-name="T259"><text:tab/></text:span><text:span text:style-name="T259"><text:tab/></text:span><text:span text:style-name="T259"> </text:span><text:span text:style-name="T259"><text:tab/>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$baixa 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 </text:span><text:span text:style-name="T259"><text:tab/></text:span><text:span text:style-name="T259"><text:tab/></text:span><text:span text:style-name="T259"> </text:span><text:span text:style-name="T259"><text:tab/></text:span><text:span text:style-name="T259">= <text:s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'&lt;a</text:span></text:p>
            <text:p><text:span text:style-name="T259"><text:s/></text:span><text:span text:style-name="T259"><text:tab/></text:span><text:span text:style-name="T259"> </text:span><text:span text:style-name="T259"><text:tab/></text:span><text:span text:style-name="T259"><text:tab/></text:span><text:span text:style-name="T259">href="/zend/acme/estoque/baixa?id='.$codigo.'"&gt;B&lt;/a&gt;';</text:span></text:p>
            <text:p><text:span text:style-name="T259"><text:s/></text:span><text:span text:style-name="T259"><text:tab/></text:span><text:span text:style-name="T259"><text:tab/></text:span><text:span text:style-name="T259"><text:tab/></text:span><text:span text:style-name="T259"> </text:span><text:span text:style-name="T259"><text:tab/>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$excluir </text:span><text:span text:style-name="T259"><text:tab/></text:span><text:span text:style-name="T259"><text:tab/></text:span><text:span text:style-name="T259">= </text:span><text:span text:style-name="T259"><text:tab/></text:span><text:span text:style-name="T259"><text:tab/></text:span><text:span text:style-name="T259"> 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'&lt;a</text:span></text:p>
            <text:p><text:span text:style-name="T259"><text:s/></text:span><text:span text:style-name="T259"><text:tab/></text:span><text:span text:style-name="T259"> </text:span><text:span text:style-name="T259"><text:tab/></text:span><text:span text:style-name="T259"><text:tab/></text:span><text:span text:style-name="T259">href="/zend/acme/estoque/excluir?id='.$codigo.'"&gt;X&lt;/a&gt;'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584cm" svg:height="16.457cm" svg:x="0.616cm" svg:y="4.343cm" presentation:class="outline" presentation:user-transformed="true">
          <draw:text-box>
            <text:p><text:span text:style-name="T259">$colunas = array($codigo,</text:span></text:p>
            <text:p><text:span text:style-name="T259"><text:s/>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$nome,</text:span></text:p>
            <text:p><text:span text:style-name="T259"><text:s/>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$quantidade,</text:span></text:p>
            <text:p><text:span text:style-name="T259"><text:s/>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$preco,</text:span></text:p>
            <text:p><text:span text:style-name="T259"><text:s/>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$entrada,</text:span></text:p>
            <text:p><text:span text:style-name="T259"><text:s/>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$baixa,</text:span></text:p>
            <text:p><text:span text:style-name="T259"><text:s/>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$excluir);</text:span></text:p>
            <text:p><text:span text:style-name="T259">echo '&lt;tr&gt;';</text:span></text:p>
            <text:p><text:span text:style-name="T101"/></text:p>
            <text:p><text:span text:style-name="T259"><text:s/></text:span><text:span text:style-name="T259"><text:tab/></text:span><text:span text:style-name="T259"> </text:span><text:span text:style-name="T259"><text:tab/></text:span><text:span text:style-name="T259">foreach ($colunas as $coluna)</text:span></text:p>
            <text:p><text:span text:style-name="T259"><text:s/></text:span><text:span text:style-name="T259"><text:tab/></text:span><text:span text:style-name="T259"> </text:span><text:span text:style-name="T259"><text:tab/></text:span><text:span text:style-name="T259">{ </text:span><text:span text:style-name="T259"><text:tab/></text:span></text:p>
            <text:p><text:span text:style-name="T259"><text:s/></text:span><text:span text:style-name="T259"><text:tab/></text:span><text:span text:style-name="T259"><text:tab/></text:span><text:span text:style-name="T259"> <text:s/></text:span><text:span text:style-name="T259"><text:tab/></text:span><text:span text:style-name="T259"> </text:span><text:span text:style-name="T259"><text:tab/></text:span><text:span text:style-name="T259"><text:tab/></text:span><text:span text:style-name="T259"><text:tab/></text:span><text:span text:style-name="T259">echo '&lt;td&gt;';</text:span></text:p>
            <text:p><text:span text:style-name="T259"><text:s/></text:span><text:span text:style-name="T259"><text:tab/></text:span><text:span text:style-name="T259"><text:tab/></text:span><text:span text:style-name="T259"> <text:s/></text:span><text:span text:style-name="T259"><text:tab/></text:span><text:span text:style-name="T259"> </text:span><text:span text:style-name="T259"><text:tab/></text:span><text:span text:style-name="T259"><text:tab/></text:span><text:span text:style-name="T259">echo $coluna;</text:span></text:p>
            <text:p><text:span text:style-name="T259"><text:s/></text:span><text:span text:style-name="T259"><text:tab/></text:span><text:span text:style-name="T259"> </text:span><text:span text:style-name="T259"><text:tab/></text:span><text:span text:style-name="T259"><text:tab/></text:span><text:span text:style-name="T259"> </text:span><text:span text:style-name="T259"><text:tab/></text:span><text:span text:style-name="T259"> </text:span><text:span text:style-name="T259"><text:tab/></text:span><text:span text:style-name="T259">echo '&lt;/td&gt;';</text:span></text:p>
            <text:p><text:span text:style-name="T259"><text:s/></text:span><text:span text:style-name="T259"><text:tab/></text:span><text:span text:style-name="T259"> </text:span><text:span text:style-name="T259"><text:tab/></text:span><text:span text:style-name="T259">}</text:span></text:p>
            <text:p><text:span text:style-name="T101"/></text:p>
            <text:p><text:span text:style-name="T259"><text:s/></text:span><text:span text:style-name="T259"><text:tab/></text:span><text:span text:style-name="T259"> </text:span><text:span text:style-name="T259"><text:tab/></text:span><text:span text:style-name="T259">echo '&lt;/tr&gt;';</text:span></text:p>
            <text:p><text:span text:style-name="T259"><text:s/></text:span><text:span text:style-name="T259">}</text:span></text:p>
            <text:p><text:span text:style-name="T259"><text:s/></text:span><text:span text:style-name="T259">?&gt; </text:span><text:span text:style-name="T259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421cm" svg:height="16.457cm" svg:x="0.779cm" svg:y="4.343cm" presentation:class="outline" presentation:user-transformed="true">
          <draw:text-box>
            <text:p><text:span text:style-name="T199">&lt;/table&gt;</text:span></text:p>
            <text:p><text:span text:style-name="T199">&lt;a href="/zend/acme/estoque/logout"&gt;Sair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508cm" svg:height="16.445cm" svg:x="0.692cm" svg:y="4.521cm" presentation:class="outline" presentation:user-transformed="true">
          <draw:text-box>
            <text:p><text:span text:style-name="T225">Agora vamos fazer o método </text:span><text:span text:style-name="T252">logout</text:span><text:span text:style-name="T225">, antes de implementar os demais:</text:span></text:p>
            <text:p><text:span text:style-name="T131"/></text:p>
            <text:p><text:span text:style-name="T131">/* Encerra a sessão do estoquista */</text:span></text:p>
            <text:p><text:span text:style-name="T132">public function</text:span><text:span text:style-name="T138"> logoutAction()</text:span></text:p>
            <text:p><text:span text:style-name="T138">{</text:span></text:p>
            <text:p><text:span text:style-name="T131">/* Mata todas as variáveis de sessão */</text:span></text:p>
            <text:p><text:span text:style-name="T137">$_SESSION </text:span><text:span text:style-name="T138">= </text:span><text:span text:style-name="T132">array</text:span><text:span text:style-name="T138">();</text:span></text:p>
            <text:p><text:span text:style-name="T131">/* Apaga o cookie de sessão */</text:span></text:p>
            <text:p><text:span text:style-name="T132">if</text:span><text:span text:style-name="T138"> (</text:span><text:span text:style-name="T132">isset</text:span><text:span text:style-name="T138">(</text:span><text:span text:style-name="T137">$_COOKIE</text:span><text:span text:style-name="T138">[</text:span><text:span text:style-name="T230">session_name</text:span><text:span text:style-name="T138">()])) {</text:span></text:p>
            <text:p><text:span text:style-name="T230">setcookie</text:span><text:span text:style-name="T138">(</text:span><text:span text:style-name="T230">session_name</text:span><text:span text:style-name="T138">(), </text:span><text:span text:style-name="T230">''</text:span><text:span text:style-name="T138">, </text:span><text:span text:style-name="T230">time</text:span><text:span text:style-name="T138">()-42000,</text:span><text:span text:style-name="T227">'/'</text:span><text:span text:style-name="T138">);</text:span></text:p>
            <text:p><text:span text:style-name="T138">}</text:span></text:p>
            <text:p><text:span text:style-name="T230">session_destroy</text:span><text:span text:style-name="T138">();</text:span></text:p>
            <text:p><text:span text:style-name="T137">$this</text:span><text:span text:style-name="T138">-&gt;redirect(</text:span><text:span text:style-name="T227">'/estoque'</text:span><text:span text:style-name="T138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421cm" svg:height="16.457cm" svg:x="0.779cm" svg:y="4.343cm" presentation:class="outline" presentation:user-transformed="true">
          <draw:text-box>
            <text:p><text:span text:style-name="T219">Vamos criar um método interno agora:</text:span></text:p>
            <text:p><text:span text:style-name="T219"/></text:p>
            <text:p><text:span text:style-name="T206"><text:s/></text:span><text:span text:style-name="T206"><text:tab/></text:span><text:span text:style-name="T206">/* Retorna um produto de acordo com o id passado */</text:span></text:p>
            <text:p><text:span text:style-name="T217"><text:s/></text:span><text:span text:style-name="T217"><text:tab/></text:span><text:span text:style-name="T217"><text:tab/></text:span><text:span text:style-name="T217">private function</text:span><text:span text:style-name="T199"> selecionarProduto()</text:span></text:p>
            <text:p><text:span text:style-name="T199"><text:s/></text:span><text:span text:style-name="T199">{</text:span></text:p>
            <text:p><text:span text:style-name="T246"><text:s/></text:span><text:span text:style-name="T246"><text:tab/></text:span><text:span text:style-name="T246"><text:tab/></text:span><text:span text:style-name="T246">$id</text:span><text:span text:style-name="T199"> = (</text:span><text:span text:style-name="T217">int</text:span><text:span text:style-name="T199">)</text:span><text:span text:style-name="T246">$this</text:span><text:span text:style-name="T152">-&gt;params()-&gt;fromRoute</text:span><text:span text:style-name="T199">('</text:span><text:span text:style-name="T202">id'</text:span><text:span text:style-name="T199">);</text:span></text:p>
            <text:p><text:span text:style-name="T217"><text:s/></text:span><text:span text:style-name="T217"><text:tab/></text:span><text:span text:style-name="T217">if</text:span><text:span text:style-name="T199"> (!</text:span><text:span text:style-name="T217">isset</text:span><text:span text:style-name="T199">(</text:span><text:span text:style-name="T201">$id</text:span><text:span text:style-name="T199">))</text:span></text:p>
            <text:p><text:span text:style-name="T199"><text:s/></text:span><text:span text:style-name="T199">{</text:span></text:p>
            <text:p><text:span text:style-name="T246"><text:s/></text:span><text:span text:style-name="T246"><text:tab/></text:span><text:span text:style-name="T246"><text:tab/></text:span><text:span text:style-name="T246">$this</text:span><text:span text:style-name="T199">-&gt;_redirect(</text:span><text:span text:style-name="T202">'/estoque/manterproduto'</text:span><text:span text:style-name="T199">);</text:span></text:p>
            <text:p><text:span text:style-name="T199"><text:s/></text:span><text:span text:style-name="T217"><text:tab/></text:span><text:span text:style-name="T217">exit;</text:span></text:p>
            <text:p><text:span text:style-name="T199"><text:s/></text:span><text:span text:style-name="T19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.457cm" svg:x="0.2cm" svg:y="4.343cm" presentation:class="outline" presentation:user-transformed="true">
          <draw:text-box>
            <text:p><text:span text:style-name="T201">$table</text:span><text:span text:style-name="T199"> = </text:span><text:span text:style-name="T217">new</text:span><text:span text:style-name="T199"> Produto();</text:span></text:p>
            <text:p><text:span text:style-name="T201">$produtoSelecionado</text:span><text:span text:style-name="T199"> = </text:span><text:span text:style-name="T201">$table</text:span><text:span text:style-name="T199">-&gt;find(</text:span><text:span text:style-name="T201">$id</text:span><text:span text:style-name="T199">)-&gt;toArray();</text:span></text:p>
            <text:p><text:span text:style-name="T217">return</text:span><text:span text:style-name="T199"> </text:span><text:span text:style-name="T201">$produtoSelecionado</text:span><text:span text:style-name="T199">[0];</text:span></text:p>
            <text:p><text:span text:style-name="T19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2cm" svg:height="16.457cm" svg:x="1cm" svg:y="4.343cm" presentation:class="outline" presentation:user-transformed="true">
          <draw:text-box>
            <text:p><text:span text:style-name="T219">Esse método será aproveitado em uma série de métodos públicos.</text:span></text:p>
            <text:p><text:span text:style-name="T219">Vamos implementar os métodos: </text:span><text:span text:style-name="T208">entrada, baixa, nome </text:span><text:span text:style-name="T219">e</text:span><text:span text:style-name="T208"> preço.</text:span></text:p>
            <text:p><text:span text:style-name="T219">Todos terão o mesmo código, mudando apenas a associação do corpo do documento HTML.</text:span></text:p>
            <text:p><text:span text:style-name="T219">Basta fazer o método </text:span><text:span text:style-name="T208">entradaAction </text:span><text:span text:style-name="T219">e depois usá-lo de modelo para os outros, pois basta mudar o nome do método e o conteúdo da variável </text:span><text:span text:style-name="T208">body</text:span><text:span text:style-name="T219"> da visã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4cm" svg:height="16.457cm" svg:x="0.8cm" svg:y="4.343cm" presentation:class="outline" presentation:user-transformed="true">
          <draw:text-box>
            <text:p><text:span text:style-name="T217"><text:s/></text:span><text:span text:style-name="T217"><text:tab/></text:span><text:span text:style-name="T217">public function</text:span><text:span text:style-name="T199"> entradaAction()</text:span></text:p>
            <text:p><text:span text:style-name="T199"><text:s/></text:span><text:span text:style-name="T199">{</text:span></text:p>
            <text:p><text:span text:style-name="T201"><text:s/></text:span><text:span text:style-name="T201"><text:tab/></text:span><text:span text:style-name="T201"><text:tab/></text:span><text:span text:style-name="T201">$produtoSelecionado</text:span><text:span text:style-name="T199"> = $this-&gt;selecionarProduto();</text:span></text:p>
            <text:p><text:span text:style-name="T201"><text:s/></text:span><text:span text:style-name="T201"><text:tab/></text:span><text:span text:style-name="T201"><text:tab/></text:span><text:span text:style-name="T201">$viewModel</text:span><text:span text:style-name="T199"> = Zend_Registry::get(</text:span><text:span text:style-name="T202">'view'</text:span><text:span text:style-name="T199">);</text:span></text:p>
            <text:p><text:span text:style-name="T201"><text:s/></text:span><text:span text:style-name="T201"><text:tab/></text:span><text:span text:style-name="T201"><text:tab/></text:span><text:span text:style-name="T201">$viewModel</text:span><text:span text:style-name="T199">-&gt;assign(</text:span><text:span text:style-name="T202">'produtoSelecionado'</text:span><text:span text:style-name="T199">,</text:span><text:span text:style-name="T201">$produtoSelecionado</text:span><text:span text:style-name="T199">);</text:span></text:p>
            <text:p><text:span text:style-name="T199"><text:s/></text:span><text:span text:style-name="T199"><text:tab/></text:span><text:span text:style-name="T201"><text:tab/></text:span><text:span text:style-name="T201">$viewModel</text:span><text:span text:style-name="T199">-&gt;assign(</text:span><text:span text:style-name="T202">'header'</text:span><text:span text:style-name="T199">,</text:span><text:span text:style-name="T202">'est</text:span><text:span text:style-name="T202"><text:tab/></text:span><text:span text:style-name="T202">oqueHeader.phtml'</text:span><text:span text:style-name="T199">);</text:span></text:p>
            <text:p><text:span text:style-name="T201"><text:s/></text:span><text:span text:style-name="T201"><text:tab/></text:span><text:span text:style-name="T201"><text:tab/></text:span><text:span text:style-name="T201">$viewModel</text:span><text:span text:style-name="T199">-&gt;assign(</text:span><text:span text:style-name="T202">'body'</text:span><text:span text:style-name="T199">,</text:span><text:span text:style-name="T202">'entrada.phtml'</text:span><text:span text:style-name="T199">);</text:span></text:p>
            <text:p><text:span text:style-name="T199"><text:s/></text:span><text:span text:style-name="T199"><text:tab/></text:span><text:span text:style-name="T199"><text:tab/></text:span><text:span text:style-name="T201">$viewModel</text:span><text:span text:style-name="T199">-&gt;assign(</text:span><text:span text:style-name="T202">'footer'</text:span><text:span text:style-name="T199">,</text:span><text:span text:style-name="T202">'pageFooter.phtml'</text:span><text:span text:style-name="T199">);</text:span></text:p>
            <text:p><text:span text:style-name="T199"><text:s/></text:span><text:span text:style-name="T199"><text:tab/></text:span><text:span text:style-name="T199"><text:tab/></text:span><text:span text:style-name="T201">$this</text:span><text:span text:style-name="T199">-&gt;_response-&gt;setBody(</text:span><text:span text:style-name="T201">$viewModel</text:span><text:span text:style-name="T199">-&gt;render(</text:span><text:span text:style-name="T202">'default.phtml'</text:span><text:span text:style-name="T199">));</text:span></text:p>
            <text:p><text:span text:style-name="T199">}</text:span></text:p>
            <text:p><text:span text:style-name="T219">Agora faremos as respectivas visõ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6cm" svg:height="16.457cm" svg:x="0.6cm" svg:y="4.343cm" presentation:class="outline" presentation:user-transformed="true">
          <draw:text-box>
            <text:p><text:span text:style-name="T217"><text:s/></text:span><text:span text:style-name="T217"><text:tab/></text:span><text:span text:style-name="T217">public function</text:span><text:span text:style-name="T199"> entradaAction()</text:span></text:p>
            <text:p><text:span text:style-name="T199"><text:s/></text:span><text:span text:style-name="T199">{</text:span></text:p>
            <text:p><text:span text:style-name="T201"><text:s/></text:span><text:span text:style-name="T201"><text:tab/></text:span><text:span text:style-name="T201"><text:tab/></text:span><text:span text:style-name="T201">$produtoSelecionado</text:span><text:span text:style-name="T199"> = $this-&gt;selecionarProduto();</text:span></text:p>
            <text:p><text:span text:style-name="T201"><text:s/></text:span><text:span text:style-name="T201"><text:tab/></text:span><text:span text:style-name="T201"><text:tab/></text:span><text:span text:style-name="T201">$viewModel</text:span><text:span text:style-name="T199"> = Zend_Registry::get(</text:span><text:span text:style-name="T202">'viewModel'</text:span><text:span text:style-name="T199">);</text:span></text:p>
            <text:p><text:span text:style-name="T201"><text:s/></text:span><text:span text:style-name="T201"><text:tab/></text:span><text:span text:style-name="T201"><text:tab/></text:span><text:span text:style-name="T201">$viewModel</text:span><text:span text:style-name="T199">-&gt;assign(</text:span><text:span text:style-name="T202">'produtoSelecionado'</text:span><text:span text:style-name="T199">,</text:span><text:span text:style-name="T201">$produtoSelecionado</text:span><text:span text:style-name="T199">);</text:span></text:p>
            <text:p><text:span text:style-name="T201"><text:s/></text:span><text:span text:style-name="T201"><text:tab/></text:span><text:span text:style-name="T201"><text:tab/></text:span><text:span text:style-name="T201">$viewModel</text:span><text:span text:style-name="T199">-&gt;assign(</text:span><text:span text:style-name="T202">'body'</text:span><text:span text:style-name="T199">,</text:span><text:span text:style-name="T202">'entrada.phtml'</text:span><text:span text:style-name="T199">);</text:span></text:p>
            <text:p><text:span text:style-name="T199"><text:s/></text:span><text:span text:style-name="T199"><text:tab/></text:span><text:span text:style-name="T199"><text:tab/></text:span><text:span text:style-name="T201">$thisModel</text:span><text:span text:style-name="T199">-&gt;_response-&gt;setBody(</text:span><text:span text:style-name="T201">$viewModel</text:span><text:span text:style-name="T199">-&gt;render(</text:span><text:span text:style-name="T202">'default.phtml'</text:span><text:span text:style-name="T199">));</text:span></text:p>
            <text:p><text:span text:style-name="T199">}</text:span></text:p>
            <text:p><text:span text:style-name="T219">Agora faremos as respectivas visõ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4cm" svg:height="16.457cm" svg:x="0.8cm" svg:y="4.343cm" presentation:class="outline" presentation:user-transformed="true">
          <draw:text-box>
            <text:p><text:span text:style-name="T199">&lt;center&gt;</text:span></text:p>
            <text:p><text:span text:style-name="T199">&lt;form action="/workspace/lojasacme/estoque/adicionar"</text:span></text:p>
            <text:p><text:span text:style-name="T199">method="post"&gt;</text:span></text:p>
            <text:p><text:span text:style-name="T199">&lt;?php</text:span></text:p>
            <text:p><text:span text:style-name="T199">if (isset($this-&gt;produtoSelecionado['id']))</text:span></text:p>
            <text:p><text:span text:style-name="T199">{</text:span></text:p>
            <text:p><text:span text:style-name="T199">echo '&lt;b&gt;Produto: '.$this-&gt;escape($this-&gt;produtoSelecionado['nome']).'&lt;/b&gt;&lt;br/&gt;';</text:span></text:p>
            <text:p><text:span text:style-name="T199">echo '&lt;b&gt;'.$this-&gt;escape('Preço: ').$this-</text:span></text:p>
            <text:p><text:span text:style-name="T199">&gt;produtoSelecionado['valor'].'&lt;/b&gt;&lt;br/&gt;';</text:span></text:p>
            <text:p><text:span text:style-name="T199">echo '&lt;b&gt;'.$this-&gt;escape('Posição de estoque:').$this-</text:span></text:p>
            <text:p><text:span text:style-name="T199">&gt;produtoSelecionado['quantidade'].'&lt;/b&gt;&lt;br/&gt;';</text:span></text:p>
            <text:p><text:span text:style-name="T199">}</text:span></text:p>
            <text:p><text:span text:style-name="T199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4cm" svg:height="16.457cm" svg:x="0.8cm" svg:y="4.343cm" presentation:class="outline" presentation:user-transformed="true">
          <draw:text-box>
            <text:p><text:span text:style-name="T243">Quantidade:</text:span></text:p>
            <text:p><text:span text:style-name="T243">&lt;input name="quantidade" value="" id="quantidade" type="text"&gt;</text:span></text:p>
            <text:p><text:span text:style-name="T243">&lt;input name="id" value="&lt;?=$this-&gt;produtoSelecionado['id']?&gt;" id="id"</text:span></text:p>
            <text:p><text:span text:style-name="T243">type="hidden"&gt;</text:span></text:p>
            <text:p><text:span text:style-name="T243">&lt;input type="submit" name="darentrada" value="Dar entrada"/&gt;</text:span></text:p>
            <text:p><text:span text:style-name="T243">&lt;/form&gt;</text:span></text:p>
            <text:p><text:span text:style-name="T243">&lt;/center&gt;</text:span></text:p>
            <text:p><text:span text:style-name="T243">&lt;a</text:span></text:p>
            <text:p><text:span text:style-name="T243">href="/workspace/lojas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8" draw:layer="layout" svg:width="26.4cm" svg:height="16.457cm" svg:x="0.8cm" svg:y="4.343cm" presentation:class="outline" presentation:user-transformed="true">
          <draw:text-box>
            <text:p><text:span text:style-name="T243">&lt;center&gt;</text:span></text:p>
            <text:p><text:span text:style-name="T243">&lt;form action="/workspace/lojasacme/estoque/subtrair"method="post"&gt;</text:span></text:p>
            <text:p><text:span text:style-name="T243">&lt;?php</text:span></text:p>
            <text:p><text:span text:style-name="T243">if (isset($this-&gt;produtoSelecionado['id']))</text:span></text:p>
            <text:p><text:span text:style-name="T243">{</text:span></text:p>
            <text:p><text:span text:style-name="T243">echo '&lt;b&gt;Produto: '.$this→escape($this→ </text:span></text:p>
            <text:p><text:span text:style-name="T243">&gt;produtoSelecionado['nome']).'&lt;/b&gt;&lt;br/&gt;';</text:span></text:p>
            <text:p><text:span text:style-name="T243">echo '&lt;b&gt;'.$this-&gt;escape('Preço: ').$this-</text:span></text:p>
            <text:p><text:span text:style-name="T243">&gt;produtoSelecionado['valor'].'&lt;/b&gt;&lt;br/&gt;';</text:span></text:p>
            <text:p><text:span text:style-name="T243">echo '&lt;b&gt;'.$this-&gt;escape('Posição de estoque:').$this-</text:span></text:p>
            <text:p><text:span text:style-name="T243">&gt;produtoSelecionado['quantidade'].'&lt;/b&gt;&lt;br/&gt;';</text:span></text:p>
            <text:p><text:span text:style-name="T243">}</text:span></text:p>
            <text:p><text:span text:style-name="T243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7" draw:layer="layout" svg:width="26.2cm" svg:height="15.8cm" svg:x="1cm" svg:y="5cm" presentation:class="outline" presentation:user-transformed="true">
          <draw:text-box>
            <text:p><text:span text:style-name="T258">&lt;center&gt;</text:span></text:p>
            <text:p><text:span text:style-name="T258">&lt;form action="/workspace/lojasacme/estoque/alterarNome" method="post"&gt;</text:span></text:p>
            <text:p><text:span text:style-name="T258">&lt;?php</text:span></text:p>
            <text:p><text:span text:style-name="T258">if (isset($this-&gt;produtoSelecionado['id']))</text:span></text:p>
            <text:p><text:span text:style-name="T258">{</text:span></text:p>
            <text:p><text:span text:style-name="T258">?&gt;</text:span></text:p>
            <text:p><text:span text:style-name="T258">Nome:</text:span></text:p>
            <text:p><text:span text:style-name="T258">&lt;input name="nome" value="&lt;?=$this-&gt;escape($this-</text:span></text:p>
            <text:p><text:span text:style-name="T258">&gt;produtoSelecionado['nome'])?&gt;"</text:span></text:p>
            <text:p><text:span text:style-name="T258">id="nome" type="text"&gt;</text:span></text:p>
            <text:p><text:span text:style-name="T258">&lt;input name="id" value="&lt;?=$this &gt;produtoSelecionado['id']?&gt;" id="id"</text:span></text:p>
            <text:p><text:span text:style-name="T258">type="hidden"&gt;</text:span></text:p>
            <text:p><text:span text:style-name="T258">&lt;?php</text:span></text:p>
            <text:p><text:span text:style-name="T25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8cm" svg:x="1cm" svg:y="5cm" presentation:class="outline" presentation:user-transformed="true">
          <draw:text-box>
            <text:p><text:span text:style-name="T243">?&gt;</text:span></text:p>
            <text:p><text:span text:style-name="T243">&lt;input type="submit" name="alterarnome"value="Alterar nome"/&gt;</text:span></text:p>
            <text:p><text:span text:style-name="T243">&lt;/form&gt;</text:span></text:p>
            <text:p><text:span text:style-name="T243">&lt;/center&gt;</text:span></text:p>
            <text:p><text:span text:style-name="T243">&lt;a</text:span></text:p>
            <text:p><text:span text:style-name="T243">href="/zend/a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7.128cm" svg:height="15.8cm" svg:x="1cm" svg:y="5cm" presentation:class="outline" presentation:user-transformed="true">
          <draw:text-box>
            <text:p><text:span text:style-name="T243">&lt;center&gt;</text:span></text:p>
            <text:p text:style-name="P89"><text:span text:style-name="T243">&lt;form action="/zend/acme/estoque/alterarPreco" method="post"&gt;</text:span></text:p>
            <text:p><text:span text:style-name="T243">&lt;?php</text:span></text:p>
            <text:p><text:span text:style-name="T243">if (isset($this-&gt;produtoSelecionado['id']))</text:span></text:p>
            <text:p><text:span text:style-name="T243">{</text:span></text:p>
            <text:p><text:span text:style-name="T243">?&gt;</text:span></text:p>
            <text:p><text:span text:style-name="T243">Preço :</text:span></text:p>
            <text:p><text:span text:style-name="T243">&lt;input name="preco" value="&lt;?=$this-&gt;escape($this-&gt;produtoSelecionado['valor'])?&gt;"</text:span></text:p>
            <text:p><text:span text:style-name="T243">id="preco" type="text"&gt;</text:span></text:p>
            <text:p><text:span text:style-name="T243">&lt;input name="id" value="&lt;?=$this-&gt;produtoSelecionado['id']?&gt;" id="id"type="hidden"&gt;</text:span></text:p>
            <text:p><text:span text:style-name="T243">&lt;?php</text:span></text:p>
            <text:p><text:span text:style-name="T24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7cm" svg:height="15.8cm" svg:x="0.686cm" svg:y="5cm" presentation:class="outline" presentation:user-transformed="true">
          <draw:text-box>
            <text:p><text:span text:style-name="T243">?&gt;</text:span></text:p>
            <text:p><text:span text:style-name="T243">&lt;input type="submit" name="alterarpreco" value="Alterar preço"/&gt;</text:span></text:p>
            <text:p><text:span text:style-name="T243">&lt;/form&gt;</text:span></text:p>
            <text:p><text:span text:style-name="T243">&lt;/center&gt;</text:span></text:p>
            <text:p><text:span text:style-name="T243">&lt;a</text:span></text:p>
            <text:p><text:span text:style-name="T243">href="/zend/acme/estoque/manterProduto"&gt;Inventário&lt;/a&gt;</text:span></text:p>
            <text:p><text:span text:style-name="T53">]</text:span></text:p>
            <text:p><text:span text:style-name="T53"/></text:p>
            <text:p><text:span text:style-name="T53">Não esqueça de criar os arquivos </text:span><text:span text:style-name="T15">phtml </text:span><text:span text:style-name="T53">vazios dentro de </text:span><text:span text:style-name="T15">views/scripts/estoque</text:span><text:span text:style-name="T53">.</text:span></text:p>
            <text:p><text:span text:style-name="T53">E em seguida, faremos em </text:span><text:span text:style-name="T15">EstoqueController </text:span><text:span text:style-name="T53">os métodos aos quais essas visões submetem seus dad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8cm" svg:height="15.8cm" svg:x="0.886cm" svg:y="5cm" presentation:class="outline" presentation:user-transformed="true">
          <draw:text-box>
            <text:p><text:span text:style-name="T261"><text:s/></text:span><text:span text:style-name="T261"><text:tab/></text:span><text:span text:style-name="T261"><text:tab/></text:span><text:span text:style-name="T261">/* Adição de quantidade de estoque */</text:span></text:p>
            <text:p><text:span text:style-name="T139"><text:s/></text:span><text:span text:style-name="T139"><text:tab/></text:span><text:span text:style-name="T139"><text:tab/></text:span><text:span text:style-name="T139">public function</text:span><text:span text:style-name="T243"> adicionarAction()</text:span></text:p>
            <text:p><text:span text:style-name="T243"><text:s/></text:span><text:span text:style-name="T243">{</text:span></text:p>
            <text:p><text:span text:style-name="T253"><text:s/></text:span><text:span text:style-name="T253"><text:tab/></text:span><text:span text:style-name="T253"><text:tab/></text:span><text:span text:style-name="T253"><text:tab/></text:span><text:span text:style-name="T253">$id</text:span><text:span text:style-name="T243"> = (</text:span><text:span text:style-name="T139">int</text:span><text:span text:style-name="T243">)$this</text:span><text:span text:style-name="T152">-&gt;params()-&gt;fromRoute</text:span><text:span text:style-name="T243">(</text:span><text:span text:style-name="T245">'id'</text:span><text:span text:style-name="T243">);</text:span></text:p>
            <text:p><text:span text:style-name="T139"><text:s/></text:span><text:span text:style-name="T139"><text:tab/></text:span><text:span text:style-name="T139"><text:tab/></text:span><text:span text:style-name="T139">if</text:span><text:span text:style-name="T243"> (!</text:span><text:span text:style-name="T139">is_null</text:span><text:span text:style-name="T243">(</text:span><text:span text:style-name="T253">$id</text:span><text:span text:style-name="T243">))</text:span></text:p>
            <text:p><text:span text:style-name="T243"><text:s/></text:span><text:span text:style-name="T243">{</text:span></text:p>
            <text:p><text:span text:style-name="T253"><text:s/></text:span><text:span text:style-name="T253"><text:tab/></text:span><text:span text:style-name="T253"><text:tab/></text:span><text:span text:style-name="T253"><text:tab/></text:span><text:span text:style-name="T253">$quantidade</text:span><text:span text:style-name="T243"> = (</text:span><text:span text:style-name="T139">int</text:span><text:span text:style-name="T243">)$this→_request-</text:span><text:span text:style-name="T243"><text:tab/></text:span><text:span text:style-name="T243"><text:tab/></text:span><text:span text:style-name="T243"><text:tab/></text:span><text:span text:style-name="T243"><text:tab/></text:span><text:span text:style-name="T243"><text:tab/></text:span><text:span text:style-name="T243"><text:tab/></text:span><text:span text:style-name="T243"><text:tab/></text:span><text:span text:style-name="T243"> &gt;getParam(</text:span><text:span text:style-name="T245">'quantidade'</text:span><text:span text:style-name="T243">);</text:span></text:p>
            <text:p><text:span text:style-name="T253"><text:s/></text:span><text:span text:style-name="T253"><text:tab/></text:span><text:span text:style-name="T253"><text:tab/></text:span><text:span text:style-name="T253"><text:tab/></text:span><text:span text:style-name="T253">$table</text:span><text:span text:style-name="T243"> = </text:span><text:span text:style-name="T139">new</text:span><text:span text:style-name="T243"> Produtos();</text:span></text:p>
            <text:p><text:span text:style-name="T253"><text:s/></text:span><text:span text:style-name="T253"><text:tab/></text:span><text:span text:style-name="T253"><text:tab/></text:span><text:span text:style-name="T253"><text:tab/></text:span><text:span text:style-name="T253">$produto</text:span><text:span text:style-name="T243"> = $table-&gt;find($id)-&gt;toArray();</text:span></text:p>
            <text:p><text:span text:style-name="T253"><text:s/></text:span><text:span text:style-name="T253"><text:tab/></text:span><text:span text:style-name="T253"><text:tab/></text:span><text:span text:style-name="T253"><text:tab/></text:span><text:span text:style-name="T253">$quantidade</text:span><text:span text:style-name="T243"> = </text:span><text:span text:style-name="T253">$quantidade</text:span><text:span text:style-name="T243"> +</text:span></text:p>
            <text:p><text:span text:style-name="T253"><text:s/></text:span><text:span text:style-name="T253"><text:tab/></text:span><text:span text:style-name="T253">$produto</text:span><text:span text:style-name="T243">[0][</text:span><text:span text:style-name="T245">'quantidade'</text:span><text:span text:style-name="T243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8cm" svg:height="15.8cm" svg:x="0.886cm" svg:y="5cm" presentation:class="outline" presentation:user-transformed="true">
          <draw:text-box>
            <text:p><text:span text:style-name="T201">$dados</text:span><text:span text:style-name="T199"> = array(</text:span><text:span text:style-name="T202">'quantidade'</text:span><text:span text:style-name="T199"> =&gt; </text:span><text:span text:style-name="T201">$quantidade</text:span><text:span text:style-name="T199">);</text:span></text:p>
            <text:p><text:span text:style-name="T201">$where</text:span><text:span text:style-name="T199"> = </text:span><text:span text:style-name="T201">$table</text:span><text:span text:style-name="T199">-&gt;getAdapter()-&gt;quoteInto(</text:span><text:span text:style-name="T202">'id = ? '</text:span><text:span text:style-name="T199">, </text:span><text:span text:style-name="T201">$id</text:span><text:span text:style-name="T199">);</text:span></text:p>
            <text:p><text:span text:style-name="T201">$table</text:span><text:span text:style-name="T199">-&gt;update(</text:span><text:span text:style-name="T201">$dados</text:span><text:span text:style-name="T199">,</text:span><text:span text:style-name="T201"> $where</text:span><text:span text:style-name="T199">);</text:span></text:p>
            <text:p><text:span text:style-name="T199">}</text:span></text:p>
            <text:p><text:span text:style-name="T201">$this</text:span><text:span text:style-name="T199">-&gt;_redirect(</text:span><text:span text:style-name="T202">'/estoque/manterproduto'</text:span><text:span text:style-name="T199">);</text:span></text:p>
            <text:p><text:span text:style-name="T19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a página inicial</text:span></text:p>
          </draw:text-box>
        </draw:frame>
        <draw:frame presentation:style-name="Padrão-outline1" draw:text-style-name="P80" draw:layer="layout" svg:width="26.6cm" svg:height="15.8cm" svg:x="1.086cm" svg:y="5cm" presentation:class="outline" presentation:user-transformed="true">
          <draw:text-box>
            <text:p><text:span text:style-name="T224">/* Subtração de quantidade de estoque */</text:span></text:p>
            <text:p><text:span text:style-name="T217"><text:s/></text:span><text:span text:style-name="T217"><text:tab/></text:span><text:span text:style-name="T217"><text:tab/></text:span><text:span text:style-name="T217">public function</text:span><text:span text:style-name="T199"> subtrairAction()</text:span></text:p>
            <text:p><text:span text:style-name="T199"><text:s/></text:span><text:span text:style-name="T199"><text:tab/></text:span><text:span text:style-name="T199"><text:tab/></text:span><text:span text:style-name="T199">{</text:span></text:p>
            <text:p><text:span text:style-name="T201"><text:s/></text:span><text:span text:style-name="T201"><text:tab/></text:span><text:span text:style-name="T201"><text:tab/></text:span><text:span text:style-name="T201"><text:tab/></text:span><text:span text:style-name="T201">$id</text:span><text:span text:style-name="T199"> = (</text:span><text:span text:style-name="T217">int</text:span><text:span text:style-name="T199">)</text:span><text:span text:style-name="T201">$this</text:span><text:span text:style-name="T152">-&gt;params-&gt;fromRoute()</text:span><text:span text:style-name="T199">(</text:span><text:span text:style-name="T202">'id'</text:span><text:span text:style-name="T199">);</text:span></text:p>
            <text:p><text:span text:style-name="T201"><text:s/></text:span><text:span text:style-name="T201"><text:tab/></text:span><text:span text:style-name="T201"><text:tab/></text:span><text:span text:style-name="T217">if</text:span><text:span text:style-name="T199"> (!</text:span><text:span text:style-name="T217">is_null</text:span><text:span text:style-name="T199">(</text:span><text:span text:style-name="T201">$id</text:span><text:span text:style-name="T199">))</text:span></text:p>
            <text:p><text:span text:style-name="T199"><text:s/></text:span><text:span text:style-name="T199"><text:tab/></text:span><text:span text:style-name="T199"><text:tab/></text:span><text:span text:style-name="T199">{</text:span></text:p>
            <text:p><text:span text:style-name="T201"><text:s/></text:span><text:span text:style-name="T201"><text:tab/></text:span><text:span text:style-name="T201"><text:tab/></text:span><text:span text:style-name="T201"><text:tab/></text:span><text:span text:style-name="T201">$quantidade</text:span><text:span text:style-name="T199"> = (int)$this</text:span><text:span text:style-name="T152">-&gt;params-&gt;fromRoute()</text:span><text:span text:style-name="T199">('quantidade');</text:span></text:p>
            <text:p><text:span text:style-name="T201"><text:s/></text:span><text:span text:style-name="T201"><text:tab/></text:span><text:span text:style-name="T201"><text:tab/></text:span><text:span text:style-name="T201"><text:tab/></text:span><text:span text:style-name="T201">$table</text:span><text:span text:style-name="T199"> = </text:span><text:span text:style-name="T217">new</text:span><text:span text:style-name="T199"> Produtos();</text:span></text:p>
            <text:p><text:span text:style-name="T199"/></text:p>
            <text:p><text:span text:style-name="T201"><text:s/></text:span><text:span text:style-name="T201"><text:tab/></text:span><text:span text:style-name="T201"><text:tab/></text:span><text:span text:style-name="T201"><text:tab/></text:span><text:span text:style-name="T201">$produto</text:span><text:span text:style-name="T199"> = $table→find($id)-&gt;toArray();</text:span></text:p>
            <text:p><text:span text:style-name="T199"/></text:p>
            <text:p><text:span text:style-name="T201"><text:s/></text:span><text:span text:style-name="T201"><text:tab/></text:span><text:span text:style-name="T201"><text:tab/></text:span><text:span text:style-name="T201"><text:tab/></text:span><text:span text:style-name="T201">$quantidade</text:span><text:span text:style-name="T199"> = $produto[0]['quantidade'] - </text:span><text:span text:style-name="T201">$quantidade</text:span><text:span text:style-name="T199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subtrair</text:span></text:p>
          </draw:text-box>
        </draw:frame>
        <draw:frame presentation:style-name="Padrão-outline1" draw:text-style-name="P80" draw:layer="layout" svg:width="26.8cm" svg:height="15.8cm" svg:x="0.886cm" svg:y="5cm" presentation:class="outline" presentation:user-transformed="true">
          <draw:text-box>
            <text:p><text:span text:style-name="T201"><text:s/></text:span><text:span text:style-name="T201"><text:tab/></text:span><text:span text:style-name="T201"><text:tab/></text:span><text:span text:style-name="T201">$dados</text:span><text:span text:style-name="T199"> = array(</text:span><text:span text:style-name="T202">'quantidade'</text:span><text:span text:style-name="T199"> =&gt; </text:span><text:span text:style-name="T201">$quantidade</text:span><text:span text:style-name="T199">);</text:span></text:p>
            <text:p><text:span text:style-name="T199"/></text:p>
            <text:p><text:span text:style-name="T201"><text:s/></text:span><text:span text:style-name="T201"><text:tab/></text:span><text:span text:style-name="T201"><text:tab/></text:span><text:span text:style-name="T201">$where</text:span><text:span text:style-name="T199"> = </text:span><text:span text:style-name="T201">$table</text:span><text:span text:style-name="T199">-&gt;getAdapter()-&gt;quoteInto(</text:span><text:span text:style-name="T202">'id = ?'</text:span><text:span text:style-name="T199">, </text:span><text:span text:style-name="T201">$id</text:span><text:span text:style-name="T199">);</text:span></text:p>
            <text:p><text:span text:style-name="T201"><text:s/></text:span><text:span text:style-name="T201"><text:tab/></text:span><text:span text:style-name="T201"><text:tab/></text:span><text:span text:style-name="T201">$table</text:span><text:span text:style-name="T199">-&gt;update(</text:span><text:span text:style-name="T201">$dados</text:span><text:span text:style-name="T199">, </text:span><text:span text:style-name="T201">$where</text:span><text:span text:style-name="T199">);</text:span></text:p>
            <text:p><text:span text:style-name="T199"><text:s/></text:span><text:span text:style-name="T199"><text:tab/></text:span><text:span text:style-name="T199">}</text:span></text:p>
            <text:p><text:span text:style-name="T201"><text:s/></text:span><text:span text:style-name="T201"><text:tab/></text:span><text:span text:style-name="T201"><text:tab/></text:span><text:span text:style-name="T201">$this</text:span><text:span text:style-name="T199">-&gt;_redirect(</text:span><text:span text:style-name="T202">'/estoque/manterproduto'</text:span><text:span text:style-name="T199">);</text:span></text:p>
            <text:p><text:span text:style-name="T199"><text:s/></text:span><text:span text:style-name="T199">}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AlterarPreco</text:span></text:p>
          </draw:text-box>
        </draw:frame>
        <draw:frame presentation:style-name="Padrão-outline1" draw:text-style-name="P80" draw:layer="layout" svg:width="26.8cm" svg:height="15.8cm" svg:x="0.886cm" svg:y="5cm" presentation:class="outline" presentation:user-transformed="true">
          <draw:text-box>
            <text:p><text:span text:style-name="T224">/* Gravação de um novo preco */</text:span></text:p>
            <text:p><text:span text:style-name="T217">public function</text:span><text:span text:style-name="T199"> alterarPrecoAction()</text:span></text:p>
            <text:p><text:span text:style-name="T199">{</text:span></text:p>
            <text:p><text:span text:style-name="T201">$id</text:span><text:span text:style-name="T199"> = (int)</text:span><text:span text:style-name="T201">$this</text:span><text:span text:style-name="T188">-&gt;params-&gt;fromRoute</text:span><text:span text:style-name="T152">()</text:span><text:span text:style-name="T199">('id');</text:span></text:p>
            <text:p><text:span text:style-name="T199">if (!</text:span><text:span text:style-name="T217">is_null</text:span><text:span text:style-name="T199">(</text:span><text:span text:style-name="T201">$id</text:span><text:span text:style-name="T199">))</text:span></text:p>
            <text:p><text:span text:style-name="T199">{</text:span></text:p>
            <text:p><text:span text:style-name="T201">$nome</text:span><text:span text:style-name="T199"> = (string)</text:span><text:span text:style-name="T201">$this</text:span><text:span text:style-name="T188">-&gt;params-&gt;fromRoute</text:span><text:span text:style-name="T152">()</text:span><text:span text:style-name="T199">('preco');</text:span></text:p>
            <text:p><text:span text:style-name="T201">$table</text:span><text:span text:style-name="T199"> = new Produtos();</text:span></text:p>
            <text:p><text:span text:style-name="T201">$dados</text:span><text:span text:style-name="T199"> = array(</text:span><text:span text:style-name="T202">'valor'</text:span><text:span text:style-name="T199"> =&gt; </text:span><text:span text:style-name="T201">$nome</text:span><text:span text:style-name="T199">);</text:span></text:p>
            <text:p><text:span text:style-name="T201">$where</text:span><text:span text:style-name="T199"> = </text:span><text:span text:style-name="T201">$table</text:span><text:span text:style-name="T199">-&gt;getAdapter()-&gt;quoteInto('id = ?', </text:span><text:span text:style-name="T201">$id</text:span><text:span text:style-name="T199">);</text:span></text:p>
            <text:p><text:span text:style-name="T201">$table</text:span><text:span text:style-name="T199">-&gt;update(</text:span><text:span text:style-name="T201">$dados</text:span><text:span text:style-name="T199">, </text:span><text:span text:style-name="T201">$where</text:span><text:span text:style-name="T199">);</text:span></text:p>
            <text:p><text:span text:style-name="T199">}</text:span></text:p>
            <text:p><text:span text:style-name="T201">$this</text:span><text:span text:style-name="T199">-&gt;_redirect(</text:span><text:span text:style-name="T202">'/estoque/manterproduto'</text:span><text:span text:style-name="T199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AlterarNome</text:span></text:p>
          </draw:text-box>
        </draw:frame>
        <draw:frame presentation:style-name="Padrão-outline1" draw:text-style-name="P80" draw:layer="layout" svg:width="26.8cm" svg:height="15.8cm" svg:x="0.886cm" svg:y="5cm" presentation:class="outline" presentation:user-transformed="true">
          <draw:text-box>
            <text:p><text:span text:style-name="T224">/* Gravação de um novo nome */</text:span></text:p>
            <text:p><text:span text:style-name="T217">public function</text:span><text:span text:style-name="T199"> alterarNomeAction()</text:span></text:p>
            <text:p><text:span text:style-name="T199">{</text:span></text:p>
            <text:p><text:span text:style-name="T201">$id</text:span><text:span text:style-name="T199"> = (</text:span><text:span text:style-name="T217">int</text:span><text:span text:style-name="T199">)</text:span><text:span text:style-name="T201">$this</text:span><text:span text:style-name="T188">-&gt;params-&gt;fromRoute()</text:span><text:span text:style-name="T199">('id');</text:span></text:p>
            <text:p><text:span text:style-name="T199">if (!</text:span><text:span text:style-name="T262">is_null</text:span><text:span text:style-name="T199">(</text:span><text:span text:style-name="T201">$id</text:span><text:span text:style-name="T199">))</text:span></text:p>
            <text:p><text:span text:style-name="T199">{</text:span></text:p>
            <text:p><text:span text:style-name="T201">$nome</text:span><text:span text:style-name="T199"> = (</text:span><text:span text:style-name="T217">string</text:span><text:span text:style-name="T199">)</text:span><text:span text:style-name="T201">$this</text:span><text:span text:style-name="T199">-</text:span><text:span text:style-name="T188">&gt;params-&gt;fromRoute()</text:span><text:span text:style-name="T199">('nome');</text:span></text:p>
            <text:p><text:span text:style-name="T201">$table</text:span><text:span text:style-name="T199"> = </text:span><text:span text:style-name="T217">new</text:span><text:span text:style-name="T199"> Produtos();</text:span></text:p>
            <text:p><text:span text:style-name="T201">$dados</text:span><text:span text:style-name="T199"> = </text:span><text:span text:style-name="T217">array</text:span><text:span text:style-name="T199">(</text:span><text:span text:style-name="T202">'nome'</text:span><text:span text:style-name="T199"> =&gt; </text:span><text:span text:style-name="T201">$nome</text:span><text:span text:style-name="T199">);</text:span></text:p>
            <text:p><text:span text:style-name="T201">$where</text:span><text:span text:style-name="T199"> = </text:span><text:span text:style-name="T201">$table</text:span><text:span text:style-name="T199">-&gt;getAdapter()-&gt;quoteInto(</text:span><text:span text:style-name="T202">'id = ?'</text:span><text:span text:style-name="T199">,</text:span><text:span text:style-name="T201">$id</text:span><text:span text:style-name="T199">);</text:span></text:p>
            <text:p><text:span text:style-name="T201">$table</text:span><text:span text:style-name="T199">-&gt;update(</text:span><text:span text:style-name="T201">$dados</text:span><text:span text:style-name="T199">, </text:span><text:span text:style-name="T201">$where</text:span><text:span text:style-name="T199">);</text:span></text:p>
            <text:p><text:span text:style-name="T199">}</text:span></text:p>
            <text:p><text:span text:style-name="T201">$this</text:span><text:span text:style-name="T199">-&gt;_redirect(</text:span><text:span text:style-name="T202">'/estoque/manterproduto'</text:span><text:span text:style-name="T199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0" draw:layer="layout" svg:width="26.8cm" svg:height="15.8cm" svg:x="0.886cm" svg:y="5cm" presentation:class="outline" presentation:user-transformed="true">
          <draw:text-box>
            <text:p><text:span text:style-name="T219">Agora o método para excluir produtos:</text:span></text:p>
            <text:p><text:span text:style-name="T199"/></text:p>
            <text:p><text:span text:style-name="T224"><text:s/></text:span><text:span text:style-name="T224"><text:tab/></text:span><text:span text:style-name="T224"><text:tab/></text:span><text:span text:style-name="T224">/* Exclusão do produto */</text:span></text:p>
            <text:p><text:span text:style-name="T217"><text:s/></text:span><text:span text:style-name="T217"><text:tab/></text:span><text:span text:style-name="T217"><text:tab/></text:span><text:span text:style-name="T217"><text:tab/></text:span><text:span text:style-name="T217">public function</text:span><text:span text:style-name="T199"> excluirAction()</text:span></text:p>
            <text:p><text:span text:style-name="T199"><text:s/></text:span><text:span text:style-name="T199">{</text:span></text:p>
            <text:p><text:span text:style-name="T201"><text:s/></text:span><text:span text:style-name="T201"><text:tab/></text:span><text:span text:style-name="T201"><text:tab/></text:span><text:span text:style-name="T201"><text:tab/></text:span><text:span text:style-name="T201">$id</text:span><text:span text:style-name="T199"> = (int)</text:span><text:span text:style-name="T201">$this</text:span><text:span text:style-name="T199">-</text:span><text:span text:style-name="T188">&gt;params-&gt;fromRoute()</text:span><text:span text:style-name="T199">(</text:span><text:span text:style-name="T202">'id'</text:span><text:span text:style-name="T199">);</text:span></text:p>
            <text:p><text:span text:style-name="T199"><text:s/></text:span><text:span text:style-name="T199"><text:tab/></text:span><text:span text:style-name="T199"><text:tab/></text:span><text:span text:style-name="T199"><text:tab/></text:span><text:span text:style-name="T217">if </text:span><text:span text:style-name="T199">(!</text:span><text:span text:style-name="T262">is_null</text:span><text:span text:style-name="T199">(</text:span><text:span text:style-name="T201">$id</text:span><text:span text:style-name="T199">))</text:span></text:p>
            <text:p><text:span text:style-name="T199"><text:s/></text:span><text:span text:style-name="T199">{</text:span></text:p>
            <text:p><text:span text:style-name="T199"><text:s/></text:span><text:span text:style-name="T199"><text:tab/></text:span><text:span text:style-name="T199"><text:tab/></text:span><text:span text:style-name="T199"><text:tab/></text:span><text:span text:style-name="T201">$table</text:span><text:span text:style-name="T199"> = new Itens();</text:span></text:p>
            <text:p><text:span text:style-name="T199"/></text:p>
            <text:p><text:span text:style-name="T199"><text:s/></text:span><text:span text:style-name="T199"><text:tab/></text:span><text:span text:style-name="T199"><text:tab/></text:span><text:span text:style-name="T199"><text:tab/></text:span><text:span text:style-name="T201">$where</text:span><text:span text:style-name="T199"> = </text:span><text:span text:style-name="T201">$table</text:span><text:span text:style-name="T199">-&gt;getAdapter()-&gt;quoteInto(</text:span><text:span text:style-name="T202">'produto_id = ?'</text:span><text:span text:style-name="T199">, </text:span><text:span text:style-name="T201">$id</text:span><text:span text:style-name="T199">);</text:span></text:p>
            <text:p><text:span text:style-name="T199"><text:s/></text:span><text:span text:style-name="T199"><text:tab/></text:span><text:span text:style-name="T199"><text:tab/></text:span><text:span text:style-name="T199"> </text:span><text:span text:style-name="T199"><text:tab/></text:span><text:span text:style-name="T201">$pedidos</text:span><text:span text:style-name="T199"> = $table→fetchAll($where)→toArray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0" draw:layer="layout" svg:width="26.8cm" svg:height="15.8cm" svg:x="0.886cm" svg:y="5cm" presentation:class="outline" presentation:user-transformed="true">
          <draw:text-box>
            <text:p><text:span text:style-name="T199"><text:s/></text:span><text:span text:style-name="T217"><text:tab/></text:span><text:span text:style-name="T217">if</text:span><text:span text:style-name="T199"> (</text:span><text:span text:style-name="T217">empty</text:span><text:span text:style-name="T199">(</text:span><text:span text:style-name="T201">$pedidos</text:span><text:span text:style-name="T199">))</text:span></text:p>
            <text:p><text:span text:style-name="T199"><text:s/></text:span><text:span text:style-name="T199"><text:tab/></text:span><text:span text:style-name="T199"><text:tab/></text:span><text:span text:style-name="T199"><text:tab/></text:span><text:span text:style-name="T199"> </text:span><text:span text:style-name="T199">{</text:span></text:p>
            <text:p><text:span text:style-name="T199"><text:s/></text:span><text:span text:style-name="T199"><text:tab/></text:span><text:span text:style-name="T199"> </text:span><text:span text:style-name="T199"><text:tab/></text:span><text:span text:style-name="T199"><text:tab/></text:span><text:span text:style-name="T201">$table</text:span><text:span text:style-name="T199"> = </text:span><text:span text:style-name="T217">NULL</text:span><text:span text:style-name="T199">;</text:span></text:p>
            <text:p><text:span text:style-name="T199"><text:s/></text:span><text:span text:style-name="T199"><text:tab/></text:span><text:span text:style-name="T201"><text:tab/></text:span><text:span text:style-name="T201"><text:tab/></text:span><text:span text:style-name="T201"> </text:span><text:span text:style-name="T201"><text:tab/></text:span><text:span text:style-name="T201"> </text:span><text:span text:style-name="T201"><text:tab/></text:span><text:span text:style-name="T201">$table</text:span><text:span text:style-name="T199"> = </text:span><text:span text:style-name="T217">new</text:span><text:span text:style-name="T199"> Produtos();</text:span></text:p>
            <text:p><text:span text:style-name="T199"><text:s/></text:span><text:span text:style-name="T199"><text:tab/></text:span><text:span text:style-name="T199"> </text:span><text:span text:style-name="T199"><text:tab/></text:span><text:span text:style-name="T199"><text:tab/></text:span><text:span text:style-name="T201">$where</text:span><text:span text:style-name="T199"> = $table-&gt;getAdapter()-&gt;quoteInto(</text:span><text:span text:style-name="T202">'id = ?'</text:span><text:span text:style-name="T199">, </text:span><text:span text:style-name="T201">$id</text:span><text:span text:style-name="T199">);</text:span></text:p>
            <text:p><text:span text:style-name="T199"><text:s/></text:span><text:span text:style-name="T199"><text:tab/></text:span><text:span text:style-name="T199"><text:tab/></text:span><text:span text:style-name="T199"> </text:span><text:span text:style-name="T199"><text:tab/></text:span><text:span text:style-name="T199"> </text:span><text:span text:style-name="T199"><text:tab/></text:span><text:span text:style-name="T201">$table</text:span><text:span text:style-name="T199">-&gt;delete(</text:span><text:span text:style-name="T201">$where</text:span><text:span text:style-name="T199">);</text:span></text:p>
            <text:p><text:span text:style-name="T199"><text:s/></text:span><text:span text:style-name="T199"><text:tab/></text:span><text:span text:style-name="T199"> </text:span><text:span text:style-name="T199"><text:tab/></text:span><text:span text:style-name="T199">}</text:span></text:p>
            <text:p><text:span text:style-name="T199"><text:s/></text:span><text:span text:style-name="T199"><text:tab/></text:span><text:span text:style-name="T199"><text:tab/></text:span><text:span text:style-name="T199"><text:tab/></text:span><text:span text:style-name="T199"> </text:span><text:span text:style-name="T217"><text:tab/></text:span><text:span text:style-name="T217">else</text:span></text:p>
            <text:p><text:span text:style-name="T199"><text:s/></text:span><text:span text:style-name="T199"><text:tab/></text:span><text:span text:style-name="T199"><text:tab/></text:span><text:span text:style-name="T199"> <text:s/></text:span><text:span text:style-name="T199">{</text:span></text:p>
            <text:p><text:span text:style-name="T199"><text:s/></text:span><text:span text:style-name="T199"><text:tab/></text:span><text:span text:style-name="T199"> </text:span><text:span text:style-name="T199"><text:tab/></text:span><text:span text:style-name="T199"><text:tab/></text:span><text:span text:style-name="T199"> </text:span><text:span text:style-name="T199"><text:tab/></text:span><text:span text:style-name="T201">$_SESSION</text:span><text:span text:style-name="T199">[</text:span><text:span text:style-name="T202">'mensagem'</text:span><text:span text:style-name="T199">] = </text:span><text:span text:style-name="T202">'produto consta em pedido'</text:span><text:span text:style-name="T199">;</text:span></text:p>
            <text:p><text:span text:style-name="T199"><text:s/></text:span><text:span text:style-name="T199"><text:tab/></text:span><text:span text:style-name="T199"> </text:span><text:span text:style-name="T199"><text:tab/></text:span><text:span text:style-name="T199"><text:tab/></text:span><text:span text:style-name="T199"><text:tab/></text:span><text:span text:style-name="T199">}</text:span></text:p>
            <text:p><text:span text:style-name="T199"><text:s/></text:span><text:span text:style-name="T199"><text:tab/></text:span><text:span text:style-name="T199"><text:tab/></text:span><text:span text:style-name="T199"><text:tab/></text:span><text:span text:style-name="T199"> <text:s/></text:span><text:span text:style-name="T199">}</text:span></text:p>
            <text:p><text:span text:style-name="T199"><text:s/></text:span><text:span text:style-name="T199"><text:tab/></text:span><text:span text:style-name="T199"> </text:span><text:span text:style-name="T199"><text:tab/></text:span><text:span text:style-name="T201">$this</text:span><text:span text:style-name="T199">-&gt;_redirect(</text:span><text:span text:style-name="T202">'/estoque/manterproduto'</text:span><text:span text:style-name="T199">);</text:span></text:p>
            <text:p><text:span text:style-name="T19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0" draw:layer="layout" svg:width="27cm" svg:height="15.8cm" svg:x="0.686cm" svg:y="5cm" presentation:class="outline" presentation:user-transformed="true">
          <draw:text-box>
            <text:p><text:span text:style-name="T221">Para renderizar a tela de inclusão de novos produtos, precisamos criar um método com o nome incluir:</text:span></text:p>
            <text:p><text:span text:style-name="T221"/></text:p>
            <text:p><text:span text:style-name="T224"><text:s/></text:span><text:span text:style-name="T224"><text:tab/></text:span><text:span text:style-name="T263"><text:tab/></text:span><text:span text:style-name="T263">/* Inclusão de produto */</text:span></text:p>
            <text:p><text:span text:style-name="T240"><text:s/></text:span><text:span text:style-name="T240"><text:tab/></text:span><text:span text:style-name="T240"><text:tab/></text:span><text:span text:style-name="T240">public function</text:span><text:span text:style-name="T223"> incluirAction()</text:span></text:p>
            <text:p><text:span text:style-name="T223"><text:s/></text:span><text:span text:style-name="T223"><text:tab/></text:span><text:span text:style-name="T223">{</text:span></text:p>
            <text:p><text:span text:style-name="T223"><text:s/></text:span><text:span text:style-name="T223"><text:tab/></text:span><text:span text:style-name="T223"><text:tab/></text:span><text:span text:style-name="T264">$viewModel</text:span><text:span text:style-name="T223"> = Zend_Registry::get('view');</text:span></text:p>
            <text:p><text:span text:style-name="T223"/></text:p>
            <text:p><text:span text:style-name="T223"><text:s/></text:span><text:span text:style-name="T223"><text:tab/></text:span><text:span text:style-name="T223"><text:tab/></text:span><text:span text:style-name="T264">$viewModel</text:span><text:span text:style-name="T223">-&gt;assign(</text:span><text:span text:style-name="T239">'body'</text:span><text:span text:style-name="T223">,</text:span><text:span text:style-name="T239">'incluir.phtml'</text:span><text:span text:style-name="T223">);</text:span></text:p>
            <text:p><text:span text:style-name="T223"><text:s/></text:span><text:span text:style-name="T223"><text:tab/></text:span><text:span text:style-name="T223"><text:tab/></text:span><text:span text:style-name="T264">$this</text:span><text:span text:style-name="T223">-&gt;_response-&gt;setBody(</text:span><text:span text:style-name="T264">$viewModel</text:span><text:span text:style-name="T223">-&gt;render(</text:span><text:span text:style-name="T239">'default.phtml'</text:span><text:span text:style-name="T223">));</text:span></text:p>
            <text:p><text:span text:style-name="T223">}</text:span></text:p>
            <text:p><text:span text:style-name="T199"/></text:p>
            <text:p><text:span text:style-name="T221">Agora, precisamos criar a visão que é invocada por esse método. Será o arquivo </text:span><text:span text:style-name="T234">incluir.phtml</text:span><text:span text:style-name="T221"> em </text:span><text:span text:style-name="T234">views/script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0" draw:layer="layout" svg:width="26.8cm" svg:height="15.8cm" svg:x="0.886cm" svg:y="5cm" presentation:class="outline" presentation:user-transformed="true">
          <draw:text-box>
            <text:p><text:span text:style-name="T223">&lt;center&gt;</text:span></text:p>
            <text:p><text:span text:style-name="T223">&lt;form</text:span></text:p>
            <text:p><text:span text:style-name="T223">action="/zend/acme/estoque/incluirProduto"</text:span></text:p>
            <text:p><text:span text:style-name="T223">method="post"&gt;</text:span></text:p>
            <text:p><text:span text:style-name="T223">Nome:</text:span></text:p>
            <text:p><text:span text:style-name="T223">&lt;input name="nome" value="" id="nome"</text:span></text:p>
            <text:p><text:span text:style-name="T223">type="text"&gt;</text:span></text:p>
            <text:p><text:span text:style-name="T223">&lt;input type="submit" name="incluir"</text:span></text:p>
            <text:p><text:span text:style-name="T223">value="Incluir"/&gt;</text:span></text:p>
            <text:p><text:span text:style-name="T223">&lt;/form&gt;</text:span></text:p>
            <text:p><text:span text:style-name="T223">&lt;/center&gt;</text:span></text:p>
            <text:p><text:span text:style-name="T223">&lt;a</text:span></text:p>
            <text:p><text:span text:style-name="T223">href="/zend/a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6" draw:layer="layout" svg:width="26.8cm" svg:height="15.8cm" svg:x="0.886cm" svg:y="5cm" presentation:class="outline" presentation:user-transformed="true">
          <draw:text-box>
            <text:p><text:span text:style-name="T265">Esse formulário irá submeter os dados para o método </text:span><text:span text:style-name="T266">incluirProduto</text:span><text:span text:style-name="T265">, de </text:span><text:span text:style-name="T266">EstoqueController</text:span><text:span text:style-name="T265">.</text:span></text:p>
            <text:p><text:span text:style-name="T267">/* Gravação de novo produto */</text:span></text:p>
            <text:p><text:span text:style-name="T249"><text:s/></text:span><text:span text:style-name="T249"><text:tab/></text:span><text:span text:style-name="T249"><text:tab/></text:span><text:span text:style-name="T249"><text:tab/></text:span><text:span text:style-name="T249"> </text:span><text:span text:style-name="T249"><text:tab/></text:span><text:span text:style-name="T249">public function</text:span><text:span text:style-name="T250"> incluirProdutoAction()</text:span></text:p>
            <text:p><text:span text:style-name="T250"><text:s/></text:span><text:span text:style-name="T250">{</text:span></text:p>
            <text:p><text:span text:style-name="T251"><text:s/></text:span><text:span text:style-name="T251"><text:tab/>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$nome</text:span><text:span text:style-name="T250"> = (</text:span><text:span text:style-name="T249">string</text:span><text:span text:style-name="T250">)</text:span><text:span text:style-name="T251">$this</text:span><text:span text:style-name="T250">→_request-&gt;getParam(</text:span><text:span text:style-name="T268">'nome'</text:span><text:span text:style-name="T250">);</text:span></text:p>
            <text:p><text:span text:style-name="T249"><text:s/></text:span><text:span text:style-name="T249"><text:tab/></text:span><text:span text:style-name="T249"><text:tab/></text:span><text:span text:style-name="T249"><text:tab/></text:span><text:span text:style-name="T249"> </text:span><text:span text:style-name="T249"><text:tab/></text:span><text:span text:style-name="T249"><text:tab/></text:span><text:span text:style-name="T249"><text:tab/></text:span><text:span text:style-name="T249">if</text:span><text:span text:style-name="T250"> (</text:span><text:span text:style-name="T249">isset</text:span><text:span text:style-name="T250">(</text:span><text:span text:style-name="T251">$nome</text:span><text:span text:style-name="T250">))</text:span></text:p>
            <text:p><text:span text:style-name="T250"><text:s/></text:span><text:span text:style-name="T250"><text:tab/></text:span><text:span text:style-name="T250"> </text:span><text:span text:style-name="T250"><text:tab/></text:span><text:span text:style-name="T250"><text:tab/></text:span><text:span text:style-name="T250"><text:tab/></text:span><text:span text:style-name="T250">{</text:span></text:p>
            <text:p><text:span text:style-name="T251"><text:s/></text:span><text:span text:style-name="T251"><text:tab/></text:span><text:span text:style-name="T251"> 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$table</text:span><text:span text:style-name="T250"> = </text:span><text:span text:style-name="T249">new</text:span><text:span text:style-name="T250"> Produtos();</text:span></text:p>
            <text:p><text:span text:style-name="T250"/></text:p>
            <text:p><text:span text:style-name="T251"><text:s/></text:span><text:span text:style-name="T251"><text:tab/></text:span><text:span text:style-name="T251"> 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$dados</text:span><text:span text:style-name="T250"> = </text:span><text:span text:style-name="T249">array</text:span><text:span text:style-name="T250">(</text:span><text:span text:style-name="T250"><text:tab/></text:span><text:span text:style-name="T268">'nome'</text:span><text:span text:style-name="T250">=&gt; </text:span><text:span text:style-name="T251">$nome</text:span><text:span text:style-name="T250">,</text:span></text:p>
            <text:p><text:span text:style-name="T250"><text:s/></text:span><text:span text:style-name="T250"><text:tab/></text:span><text:span text:style-name="T250"><text:tab/></text:span><text:span text:style-name="T250"><text:tab/></text:span><text:span text:style-name="T250"><text:tab/></text:span><text:span text:style-name="T250"><text:tab/></text:span><text:span text:style-name="T250"><text:tab/></text:span><text:span text:style-name="T250"><text:tab/></text:span><text:span text:style-name="T250"> </text:span><text:span text:style-name="T250"><text:tab/></text:span><text:span text:style-name="T250"><text:tab/></text:span><text:span text:style-name="T250"><text:tab/></text:span><text:span text:style-name="T250"><text:tab/></text:span><text:span text:style-name="T250"><text:tab/></text:span><text:span text:style-name="T250"> </text:span><text:span text:style-name="T250"><text:tab/></text:span><text:span text:style-name="T250"><text:tab/></text:span><text:span text:style-name="T250"><text:tab/></text:span><text:span text:style-name="T250"> </text:span><text:span text:style-name="T250"><text:tab/></text:span><text:span text:style-name="T250"><text:tab/></text:span><text:span text:style-name="T250"><text:tab/></text:span><text:span text:style-name="T250"><text:tab/></text:span><text:span text:style-name="T250"> </text:span><text:span text:style-name="T250"><text:tab/></text:span><text:span text:style-name="T250"><text:tab/></text:span><text:span text:style-name="T250"><text:tab/></text:span><text:span text:style-name="T250"> </text:span><text:span text:style-name="T268"><text:tab/></text:span><text:span text:style-name="T268"><text:tab/></text:span><text:span text:style-name="T268">'quantidade'</text:span><text:span text:style-name="T250">=&gt; 0,</text:span></text:p>
            <text:p><text:span text:style-name="T250"><text:s/></text:span><text:span text:style-name="T250"><text:tab/></text:span><text:span text:style-name="T250"><text:tab/></text:span><text:span text:style-name="T250"><text:tab/></text:span><text:span text:style-name="T250"><text:tab/></text:span><text:span text:style-name="T250"> </text:span><text:span text:style-name="T250"><text:tab/></text:span><text:span text:style-name="T250"><text:tab/></text:span><text:span text:style-name="T250"><text:tab/></text:span><text:span text:style-name="T250"><text:tab/></text:span><text:span text:style-name="T250"><text:tab/></text:span><text:span text:style-name="T250"> </text:span><text:span text:style-name="T250"><text:tab/></text:span><text:span text:style-name="T250"><text:tab/></text:span><text:span text:style-name="T250"><text:tab/></text:span><text:span text:style-name="T250"><text:tab/></text:span><text:span text:style-name="T250"><text:tab/></text:span><text:span text:style-name="T250"><text:tab/></text:span><text:span text:style-name="T250"> </text:span><text:span text:style-name="T250"><text:tab/></text:span><text:span text:style-name="T250"><text:tab/></text:span><text:span text:style-name="T250"><text:tab/></text:span><text:span text:style-name="T250"> </text:span><text:span text:style-name="T250"><text:tab/></text:span><text:span text:style-name="T250"><text:tab/></text:span><text:span text:style-name="T250"><text:tab/></text:span><text:span text:style-name="T250"><text:tab/></text:span><text:span text:style-name="T250"> </text:span><text:span text:style-name="T250"><text:tab/></text:span><text:span text:style-name="T250"><text:tab/></text:span><text:span text:style-name="T268">'valor'</text:span><text:span text:style-name="T250"> =&gt; 0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6" draw:layer="layout" svg:width="26.6cm" svg:height="15.8cm" svg:x="1.086cm" svg:y="5cm" presentation:class="outline" presentation:user-transformed="true">
          <draw:text-box>
            <text:p><text:span text:style-name="T269"><text:s/></text:span><text:span text:style-name="T269"><text:tab/></text:span><text:span text:style-name="T269"><text:tab/></text:span><text:span text:style-name="T251">$table</text:span><text:span text:style-name="T269">-&gt;insert(</text:span><text:span text:style-name="T251">$dados</text:span><text:span text:style-name="T269">);</text:span></text:p>
            <text:p><text:span text:style-name="T269"><text:s/></text:span><text:span text:style-name="T269">}</text:span></text:p>
            <text:p><text:span text:style-name="T269"><text:s/></text:span><text:span text:style-name="T269"><text:tab/></text:span><text:span text:style-name="T249">else</text:span></text:p>
            <text:p><text:span text:style-name="T269"><text:s/></text:span><text:span text:style-name="T269">{</text:span></text:p>
            <text:p><text:span text:style-name="T269"><text:s/></text:span><text:span text:style-name="T269"><text:tab/></text:span><text:span text:style-name="T269"><text:tab/></text:span><text:span text:style-name="T251">$_SESSION</text:span><text:span text:style-name="T269">[</text:span><text:span text:style-name="T268">'mensagem'</text:span><text:span text:style-name="T269">] = </text:span><text:span text:style-name="T268">'nome inválido'</text:span><text:span text:style-name="T269">;</text:span></text:p>
            <text:p><text:span text:style-name="T269"><text:s/></text:span><text:span text:style-name="T269">}</text:span></text:p>
            <text:p><text:span text:style-name="T269"><text:s/></text:span><text:span text:style-name="T269"><text:tab/></text:span><text:span text:style-name="T269"><text:tab/></text:span><text:span text:style-name="T251">$this</text:span><text:span text:style-name="T269">-&gt;_redirect(</text:span><text:span text:style-name="T268">'/estoque/manterProduto'</text:span><text:span text:style-name="T269">);</text:span></text:p>
            <text:p><text:span text:style-name="T269"><text:s/></text:span><text:span text:style-name="T269">} </text:span><text:span text:style-name="T269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90" draw:layer="layout" svg:width="26.4cm" svg:height="15.8cm" svg:x="1.286cm" svg:y="5cm" presentation:class="outline" presentation:user-transformed="true">
          <draw:text-box>
            <text:p><text:span text:style-name="T270">Agora o estoquista deve ter uma tela como esta:</text:span></text:p>
          </draw:text-box>
        </draw:frame>
        <draw:frame draw:style-name="gr1" draw:text-style-name="P3" draw:layer="layout" svg:width="20.742cm" svg:height="9.418cm" svg:x="2.886cm" svg:y="8.382cm">
          <draw:image xlink:href="Pictures/10000201000003100000016415AEBCE4146685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Encerramento</text:span></text:p>
          </draw:text-box>
        </draw:frame>
        <draw:frame presentation:style-name="Padrão-outline1" draw:text-style-name="P90" draw:layer="layout" svg:width="26.4cm" svg:height="15.8cm" svg:x="1.286cm" svg:y="5cm" presentation:class="outline" presentation:user-transformed="true">
          <draw:text-box>
            <text:p><text:span text:style-name="T270">Assim, encerra-se este curso.</text:span></text:p>
            <text:p><text:span text:style-name="T270"/></text:p>
            <text:p><text:span text:style-name="T270">Dúvidas? Se houverem…</text:span></text:p>
            <text:p><text:span text:style-name="T270"/></text:p>
            <text:p><text:span text:style-name="T270">... explicaremos tudo tintim por tintim</text:span></text:p>
          </draw:text-box>
        </draw:frame>
        <draw:frame draw:style-name="gr1" draw:text-style-name="P3" draw:layer="layout" svg:width="7.233cm" svg:height="6.8cm" svg:x="3.853cm" svg:y="12.4cm">
          <draw:image xlink:href="Pictures/100002010000015F0000014AA976BE2947F8BA27.png" xlink:type="simple" xlink:show="embed" xlink:actuate="onLoad">
            <text:p/>
          </draw:image>
        </draw:frame>
        <draw:frame draw:style-name="gr1" draw:text-style-name="P3" draw:layer="layout" svg:width="7.233cm" svg:height="6.8cm" svg:x="16.053cm" svg:y="12.2cm">
          <draw:image xlink:href="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Fontes de Consulta</text:span></text:p>
          </draw:text-box>
        </draw:frame>
        <draw:frame presentation:style-name="Padrão-outline1" draw:text-style-name="P90" draw:layer="layout" svg:width="26.4cm" svg:height="15.8cm" svg:x="1.286cm" svg:y="5cm" presentation:class="outline" presentation:user-transformed="true">
          <draw:text-box>
            <text:p><text:span text:style-name="T270">http://www.php.net (PHP Group)</text:span></text:p>
            <text:p><text:span text:style-name="T270">http://phpbrasil.com</text:span></text:p>
            <text:p><text:span text:style-name="T270">http://www.prophp.com.br</text:span></text:p>
            <text:p><text:span text:style-name="T270">http://www.phpclasses.org</text:span></text:p>
            <text:p><text:span text:style-name="T265"><text:a xlink:href="http://www.zend.com/" xlink:type="simple">http://www.zend.com</text:a></text:span></text:p>
            <text:p><text:span text:style-name="T270"/></text:p>
            <text:p><text:span text:style-name="T270"/></text:p>
            <text:p><text:span text:style-name="T270">Flávio Gomes da Silva Lisboa</text:span></text:p>
            <text:p><text:span text:style-name="T270">Analista de Desenvolvimento de Sistemas</text:span></text:p>
            <text:p><text:span text:style-name="T270">SERPRO</text:span></text:p>
            <text:p><text:span text:style-name="T270">flaviogomesdasilva@yahoo.com.br</text:span></text:p>
            <text:p><text:span text:style-name="T270">www.fgsl.eti.b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Agradecimentos</text:span></text:p>
          </draw:text-box>
        </draw:frame>
        <draw:frame presentation:style-name="Padrão-outline1" draw:text-style-name="P90" draw:layer="layout" svg:width="26.4cm" svg:height="15.8cm" svg:x="1.286cm" svg:y="5cm" presentation:class="outline" presentation:user-transformed="true">
          <draw:text-box>
            <text:p><text:span text:style-name="T203">Elton Luís Minetto, por seu livro “Frameworks para Desenvolvimento em PHP”</text:span></text:p>
            <text:p><text:span text:style-name="T203">Felipe Tonello por sua palestra sobre Zend Framework no evento</text:span></text:p>
            <text:p><text:span text:style-name="T203">“</text:span><text:span text:style-name="T203">Frameworks para Desenvolvimento em PHP”, realizado na FIT, em São Paulo.</text:span></text:p>
          </draw:text-box>
        </draw:frame>
        <draw:frame draw:style-name="gr1" draw:text-style-name="P3" draw:layer="layout" svg:width="7.171cm" svg:height="9.471cm" svg:x="4.115cm" svg:y="10.8cm">
          <draw:image xlink:href="Pictures/1000020100000222000002D137CAFDBBA2B64661.png" xlink:type="simple" xlink:show="embed" xlink:actuate="onLoad">
            <text:p/>
          </draw:image>
        </draw:frame>
        <draw:custom-shape draw:style-name="gr71" draw:text-style-name="P91" draw:layer="layout" svg:width="13.8cm" svg:height="3.2cm" svg:x="14.086cm" svg:y="10.2cm">
          <text:p text:style-name="P11"><text:span text:style-name="T219">Até a Próxima!</text:span></text:p>
          <draw:enhanced-geometry svg:viewBox="0 0 21600 21600" draw:text-areas="800 800 20800 20800" draw:type="round-rectangular-callout" draw:modifiers="-2238.09868850083 37403.56138706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7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1" svg:font-family="Monospace"/>
    <style:font-face style:name="Monospace3" svg:font-family="Monospace" style:font-adornments="Regular"/>
    <style:font-face style:name="Courier 10 Pitch2" svg:font-family="'Courier 10 Pitch'" style:font-pitch="fixed"/>
    <style:font-face style:name="Courier 10 Pitch1" svg:font-family="'Courier 10 Pitch'" style:font-adornments="Regular" style:font-pitch="fixed"/>
    <style:font-face style:name="Courier New1" svg:font-family="'Courier New'" style:font-pitch="fixed"/>
    <style:font-face style:name="Courier New3" svg:font-family="'Courier New'" style:font-adornments="Regular" style:font-pitch="fixed"/>
    <style:font-face style:name="Nimbus Mono L2" svg:font-family="'Nimbus Mono L'" style:font-pitch="fixed"/>
    <style:font-face style:name="Nimbus Mono L1" svg:font-family="'Nimbus Mono L'" style:font-adornments="Regular" style:font-pitch="fixed"/>
    <style:font-face style:name="Arial4" svg:font-family="Arial" style:font-adornments="Regular" style:font-pitch="variable"/>
    <style:font-face style:name="Courier 10 Pitch" svg:font-family="'Courier 10 Pitch'" style:font-adornments="Regular" style:font-pitch="variable"/>
    <style:font-face style:name="Courier New" svg:font-family="'Courier New'" style:font-pitch="variable"/>
    <style:font-face style:name="Courier New2" svg:font-family="'Courier New'" style:font-adornments="Regular" style:font-pitch="variable"/>
    <style:font-face style:name="FreeSans1" svg:font-family="FreeSans" style:font-pitch="variable"/>
    <style:font-face style:name="Monospace" svg:font-family="Monospace" style:font-pitch="variable"/>
    <style:font-face style:name="Monospace2" svg:font-family="Monospace" style:font-adornments="Regular" style:font-pitch="variable"/>
    <style:font-face style:name="Nimbus Mono L" svg:font-family="'Nimbus Mono L'" style:font-adornments="Regular" style:font-pitch="variable"/>
    <style:font-face style:name="Noto Sans CJK SC Regular1" svg:font-family="'Noto Sans CJK SC Regular'" style:font-pitch="variable"/>
    <style:font-face style:name="Spranq eco sans2" svg:font-family="'Spranq eco sans'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Spranq eco sans" svg:font-family="'Spranq eco sans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Spranq eco sans1" svg:font-family="'Spranq eco sans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Spranq eco sans" fo:font-size="24pt" fo:language="pt" fo:country="BR" style:font-name-asian="DejaVu Sans" style:font-size-asian="24pt" style:language-asian="zh" style:country-asian="CN" style:font-name-complex="Arial5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cm" fo:margin-bottom="0cm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.086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5T08:46:46.777166380</meta:creation-date>
    <meta:generator>LibreOffice/5.2.2.2$Linux_X86_64 LibreOffice_project/20m0$Build-1</meta:generator>
    <dc:date>2019-03-28T08:31:09.219672251</dc:date>
    <meta:editing-duration>P1DT8H5M45S</meta:editing-duration>
    <meta:editing-cycles>237</meta:editing-cycles>
    <meta:document-statistic meta:object-count="871"/>
  </office:meta>
</office:document-meta>
</file>